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9.33mm"/>
    </style:style>
    <style:style style:name="co6" style:family="table-column">
      <style:table-column-properties fo:break-before="auto" style:column-width="18.59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" table:style-name="ta1">
        <table:shapes>
          <draw:frame draw:z-index="0" draw:style-name="gr1" draw:text-style-name="P1" svg:width="224mm" svg:height="132.69mm" svg:x="200.67mm" svg:y="0.69mm">
            <loext:p draw:notify-on-update-of-ranges="output.B1:output.B7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3.66mm" svg:height="132.35mm" svg:x="200.33mm" svg:y="141.02mm">
            <loext:p draw:notify-on-update-of-ranges="output.D1:output.D7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3.31mm" svg:height="133.39mm" svg:x="450.06mm" svg:y="0.69mm">
            <loext:p draw:notify-on-update-of-ranges="output.F1:output.F7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23.32mm" svg:height="132.69mm" svg:x="449.71mm" svg:y="140.68mm">
            <loext:p draw:notify-on-update-of-ranges="output.H1:output.H7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CTE</text:p>
          </table:table-cell>
          <table:table-cell office:value-type="float" office:value="0.74428" calcext:value-type="float">
            <text:p>0.74428</text:p>
          </table:table-cell>
          <table:table-cell office:value-type="string" calcext:value-type="string">
            <text:p>Steering</text:p>
          </table:table-cell>
          <table:table-cell office:value-type="float" office:value="-0.00562933" calcext:value-type="float">
            <text:p>-0.00562933</text:p>
          </table:table-cell>
          <table:table-cell office:value-type="string" calcext:value-type="string">
            <text:p>Acc</text:p>
          </table:table-cell>
          <table:table-cell office:value-type="float" office:value="0.461141" calcext:value-type="float">
            <text:p>0.461141</text:p>
          </table:table-cell>
          <table:table-cell office:value-type="string" calcext:value-type="string">
            <text:p>Velocity</text:p>
          </table:table-cell>
          <table:table-cell office:value-type="float" office:value="0.75102" calcext:value-type="float">
            <text:p>0.7510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43404" calcext:value-type="float">
            <text:p>0.743404</text:p>
          </table:table-cell>
          <table:table-cell office:value-type="string" calcext:value-type="string">
            <text:p>Steering</text:p>
          </table:table-cell>
          <table:table-cell office:value-type="float" office:value="-0.192565" calcext:value-type="float">
            <text:p>-0.192565</text:p>
          </table:table-cell>
          <table:table-cell office:value-type="string" calcext:value-type="string">
            <text:p>Acc</text:p>
          </table:table-cell>
          <table:table-cell office:value-type="float" office:value="0.449419" calcext:value-type="float">
            <text:p>0.449419</text:p>
          </table:table-cell>
          <table:table-cell office:value-type="string" calcext:value-type="string">
            <text:p>Velocity</text:p>
          </table:table-cell>
          <table:table-cell office:value-type="float" office:value="6.4351" calcext:value-type="float">
            <text:p>6.435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26725" calcext:value-type="float">
            <text:p>0.726725</text:p>
          </table:table-cell>
          <table:table-cell office:value-type="string" calcext:value-type="string">
            <text:p>Steering</text:p>
          </table:table-cell>
          <table:table-cell office:value-type="float" office:value="-0.231115" calcext:value-type="float">
            <text:p>-0.231115</text:p>
          </table:table-cell>
          <table:table-cell office:value-type="string" calcext:value-type="string">
            <text:p>Acc</text:p>
          </table:table-cell>
          <table:table-cell office:value-type="float" office:value="0.437438" calcext:value-type="float">
            <text:p>0.437438</text:p>
          </table:table-cell>
          <table:table-cell office:value-type="string" calcext:value-type="string">
            <text:p>Velocity</text:p>
          </table:table-cell>
          <table:table-cell office:value-type="float" office:value="7.93432" calcext:value-type="float">
            <text:p>7.9343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4047" calcext:value-type="float">
            <text:p>0.74047</text:p>
          </table:table-cell>
          <table:table-cell office:value-type="string" calcext:value-type="string">
            <text:p>Steering</text:p>
          </table:table-cell>
          <table:table-cell office:value-type="float" office:value="-0.0750916" calcext:value-type="float">
            <text:p>-0.0750916</text:p>
          </table:table-cell>
          <table:table-cell office:value-type="string" calcext:value-type="string">
            <text:p>Acc</text:p>
          </table:table-cell>
          <table:table-cell office:value-type="float" office:value="0.450286" calcext:value-type="float">
            <text:p>0.450286</text:p>
          </table:table-cell>
          <table:table-cell office:value-type="string" calcext:value-type="string">
            <text:p>Velocity</text:p>
          </table:table-cell>
          <table:table-cell office:value-type="float" office:value="2.91091" calcext:value-type="float">
            <text:p>2.9109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41415" calcext:value-type="float">
            <text:p>0.741415</text:p>
          </table:table-cell>
          <table:table-cell office:value-type="string" calcext:value-type="string">
            <text:p>Steering</text:p>
          </table:table-cell>
          <table:table-cell office:value-type="float" office:value="-0.0141677" calcext:value-type="float">
            <text:p>-0.0141677</text:p>
          </table:table-cell>
          <table:table-cell office:value-type="string" calcext:value-type="string">
            <text:p>Acc</text:p>
          </table:table-cell>
          <table:table-cell office:value-type="float" office:value="0.458241" calcext:value-type="float">
            <text:p>0.458241</text:p>
          </table:table-cell>
          <table:table-cell office:value-type="string" calcext:value-type="string">
            <text:p>Velocity</text:p>
          </table:table-cell>
          <table:table-cell office:value-type="float" office:value="1.22223" calcext:value-type="float">
            <text:p>1.2222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40676" calcext:value-type="float">
            <text:p>0.740676</text:p>
          </table:table-cell>
          <table:table-cell office:value-type="string" calcext:value-type="string">
            <text:p>Steering</text:p>
          </table:table-cell>
          <table:table-cell office:value-type="float" office:value="-0.0266151" calcext:value-type="float">
            <text:p>-0.0266151</text:p>
          </table:table-cell>
          <table:table-cell office:value-type="string" calcext:value-type="string">
            <text:p>Acc</text:p>
          </table:table-cell>
          <table:table-cell office:value-type="float" office:value="0.45624" calcext:value-type="float">
            <text:p>0.45624</text:p>
          </table:table-cell>
          <table:table-cell office:value-type="string" calcext:value-type="string">
            <text:p>Velocity</text:p>
          </table:table-cell>
          <table:table-cell office:value-type="float" office:value="1.71202" calcext:value-type="float">
            <text:p>1.7120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40169" calcext:value-type="float">
            <text:p>0.740169</text:p>
          </table:table-cell>
          <table:table-cell office:value-type="string" calcext:value-type="string">
            <text:p>Steering</text:p>
          </table:table-cell>
          <table:table-cell office:value-type="float" office:value="-0.0501737" calcext:value-type="float">
            <text:p>-0.0501737</text:p>
          </table:table-cell>
          <table:table-cell office:value-type="string" calcext:value-type="string">
            <text:p>Acc</text:p>
          </table:table-cell>
          <table:table-cell office:value-type="float" office:value="0.453914" calcext:value-type="float">
            <text:p>0.453914</text:p>
          </table:table-cell>
          <table:table-cell office:value-type="string" calcext:value-type="string">
            <text:p>Velocity</text:p>
          </table:table-cell>
          <table:table-cell office:value-type="float" office:value="2.40127" calcext:value-type="float">
            <text:p>2.4012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38933" calcext:value-type="float">
            <text:p>0.738933</text:p>
          </table:table-cell>
          <table:table-cell office:value-type="string" calcext:value-type="string">
            <text:p>Steering</text:p>
          </table:table-cell>
          <table:table-cell office:value-type="float" office:value="-0.0838328" calcext:value-type="float">
            <text:p>-0.0838328</text:p>
          </table:table-cell>
          <table:table-cell office:value-type="string" calcext:value-type="string">
            <text:p>Acc</text:p>
          </table:table-cell>
          <table:table-cell office:value-type="float" office:value="0.453115" calcext:value-type="float">
            <text:p>0.453115</text:p>
          </table:table-cell>
          <table:table-cell office:value-type="string" calcext:value-type="string">
            <text:p>Velocity</text:p>
          </table:table-cell>
          <table:table-cell office:value-type="float" office:value="3.20679" calcext:value-type="float">
            <text:p>3.2067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3741" calcext:value-type="float">
            <text:p>0.73741</text:p>
          </table:table-cell>
          <table:table-cell office:value-type="string" calcext:value-type="string">
            <text:p>Steering</text:p>
          </table:table-cell>
          <table:table-cell office:value-type="float" office:value="-0.113152" calcext:value-type="float">
            <text:p>-0.113152</text:p>
          </table:table-cell>
          <table:table-cell office:value-type="string" calcext:value-type="string">
            <text:p>Acc</text:p>
          </table:table-cell>
          <table:table-cell office:value-type="float" office:value="0.453979" calcext:value-type="float">
            <text:p>0.453979</text:p>
          </table:table-cell>
          <table:table-cell office:value-type="string" calcext:value-type="string">
            <text:p>Velocity</text:p>
          </table:table-cell>
          <table:table-cell office:value-type="float" office:value="3.8879" calcext:value-type="float">
            <text:p>3.887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30863" calcext:value-type="float">
            <text:p>0.730863</text:p>
          </table:table-cell>
          <table:table-cell office:value-type="string" calcext:value-type="string">
            <text:p>Steering</text:p>
          </table:table-cell>
          <table:table-cell office:value-type="float" office:value="-0.160635" calcext:value-type="float">
            <text:p>-0.160635</text:p>
          </table:table-cell>
          <table:table-cell office:value-type="string" calcext:value-type="string">
            <text:p>Acc</text:p>
          </table:table-cell>
          <table:table-cell office:value-type="float" office:value="0.453947" calcext:value-type="float">
            <text:p>0.453947</text:p>
          </table:table-cell>
          <table:table-cell office:value-type="string" calcext:value-type="string">
            <text:p>Velocity</text:p>
          </table:table-cell>
          <table:table-cell office:value-type="float" office:value="5.06807" calcext:value-type="float">
            <text:p>5.0680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22951" calcext:value-type="float">
            <text:p>0.722951</text:p>
          </table:table-cell>
          <table:table-cell office:value-type="string" calcext:value-type="string">
            <text:p>Steering</text:p>
          </table:table-cell>
          <table:table-cell office:value-type="float" office:value="-0.187894" calcext:value-type="float">
            <text:p>-0.187894</text:p>
          </table:table-cell>
          <table:table-cell office:value-type="string" calcext:value-type="string">
            <text:p>Acc</text:p>
          </table:table-cell>
          <table:table-cell office:value-type="float" office:value="0.449392" calcext:value-type="float">
            <text:p>0.449392</text:p>
          </table:table-cell>
          <table:table-cell office:value-type="string" calcext:value-type="string">
            <text:p>Velocity</text:p>
          </table:table-cell>
          <table:table-cell office:value-type="float" office:value="6.23072" calcext:value-type="float">
            <text:p>6.2307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04671" calcext:value-type="float">
            <text:p>0.704671</text:p>
          </table:table-cell>
          <table:table-cell office:value-type="string" calcext:value-type="string">
            <text:p>Steering</text:p>
          </table:table-cell>
          <table:table-cell office:value-type="float" office:value="-0.20043" calcext:value-type="float">
            <text:p>-0.20043</text:p>
          </table:table-cell>
          <table:table-cell office:value-type="string" calcext:value-type="string">
            <text:p>Acc</text:p>
          </table:table-cell>
          <table:table-cell office:value-type="float" office:value="0.437803" calcext:value-type="float">
            <text:p>0.437803</text:p>
          </table:table-cell>
          <table:table-cell office:value-type="string" calcext:value-type="string">
            <text:p>Velocity</text:p>
          </table:table-cell>
          <table:table-cell office:value-type="float" office:value="7.52817" calcext:value-type="float">
            <text:p>7.5281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77228" calcext:value-type="float">
            <text:p>0.677228</text:p>
          </table:table-cell>
          <table:table-cell office:value-type="string" calcext:value-type="string">
            <text:p>Steering</text:p>
          </table:table-cell>
          <table:table-cell office:value-type="float" office:value="-0.195007" calcext:value-type="float">
            <text:p>-0.195007</text:p>
          </table:table-cell>
          <table:table-cell office:value-type="string" calcext:value-type="string">
            <text:p>Acc</text:p>
          </table:table-cell>
          <table:table-cell office:value-type="float" office:value="0.423123" calcext:value-type="float">
            <text:p>0.423123</text:p>
          </table:table-cell>
          <table:table-cell office:value-type="string" calcext:value-type="string">
            <text:p>Velocity</text:p>
          </table:table-cell>
          <table:table-cell office:value-type="float" office:value="8.79327" calcext:value-type="float">
            <text:p>8.7932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40638" calcext:value-type="float">
            <text:p>0.640638</text:p>
          </table:table-cell>
          <table:table-cell office:value-type="string" calcext:value-type="string">
            <text:p>Steering</text:p>
          </table:table-cell>
          <table:table-cell office:value-type="float" office:value="-0.168267" calcext:value-type="float">
            <text:p>-0.168267</text:p>
          </table:table-cell>
          <table:table-cell office:value-type="string" calcext:value-type="string">
            <text:p>Acc</text:p>
          </table:table-cell>
          <table:table-cell office:value-type="float" office:value="0.406469" calcext:value-type="float">
            <text:p>0.406469</text:p>
          </table:table-cell>
          <table:table-cell office:value-type="string" calcext:value-type="string">
            <text:p>Velocity</text:p>
          </table:table-cell>
          <table:table-cell office:value-type="float" office:value="10.1533" calcext:value-type="float">
            <text:p>10.153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03796" calcext:value-type="float">
            <text:p>0.603796</text:p>
          </table:table-cell>
          <table:table-cell office:value-type="string" calcext:value-type="string">
            <text:p>Steering</text:p>
          </table:table-cell>
          <table:table-cell office:value-type="float" office:value="-0.134435" calcext:value-type="float">
            <text:p>-0.134435</text:p>
          </table:table-cell>
          <table:table-cell office:value-type="string" calcext:value-type="string">
            <text:p>Acc</text:p>
          </table:table-cell>
          <table:table-cell office:value-type="float" office:value="0.393371" calcext:value-type="float">
            <text:p>0.393371</text:p>
          </table:table-cell>
          <table:table-cell office:value-type="string" calcext:value-type="string">
            <text:p>Velocity</text:p>
          </table:table-cell>
          <table:table-cell office:value-type="float" office:value="11.2957" calcext:value-type="float">
            <text:p>11.295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56893" calcext:value-type="float">
            <text:p>0.556893</text:p>
          </table:table-cell>
          <table:table-cell office:value-type="string" calcext:value-type="string">
            <text:p>Steering</text:p>
          </table:table-cell>
          <table:table-cell office:value-type="float" office:value="-0.0939744" calcext:value-type="float">
            <text:p>-0.0939744</text:p>
          </table:table-cell>
          <table:table-cell office:value-type="string" calcext:value-type="string">
            <text:p>Acc</text:p>
          </table:table-cell>
          <table:table-cell office:value-type="float" office:value="0.380988" calcext:value-type="float">
            <text:p>0.380988</text:p>
          </table:table-cell>
          <table:table-cell office:value-type="string" calcext:value-type="string">
            <text:p>Velocity</text:p>
          </table:table-cell>
          <table:table-cell office:value-type="float" office:value="12.5041" calcext:value-type="float">
            <text:p>12.504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07056" calcext:value-type="float">
            <text:p>0.507056</text:p>
          </table:table-cell>
          <table:table-cell office:value-type="string" calcext:value-type="string">
            <text:p>Steering</text:p>
          </table:table-cell>
          <table:table-cell office:value-type="float" office:value="-0.0534989" calcext:value-type="float">
            <text:p>-0.0534989</text:p>
          </table:table-cell>
          <table:table-cell office:value-type="string" calcext:value-type="string">
            <text:p>Acc</text:p>
          </table:table-cell>
          <table:table-cell office:value-type="float" office:value="0.370577" calcext:value-type="float">
            <text:p>0.370577</text:p>
          </table:table-cell>
          <table:table-cell office:value-type="string" calcext:value-type="string">
            <text:p>Velocity</text:p>
          </table:table-cell>
          <table:table-cell office:value-type="float" office:value="13.6407" calcext:value-type="float">
            <text:p>13.640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32943" calcext:value-type="float">
            <text:p>0.332943</text:p>
          </table:table-cell>
          <table:table-cell office:value-type="string" calcext:value-type="string">
            <text:p>Steering</text:p>
          </table:table-cell>
          <table:table-cell office:value-type="float" office:value="0.0067915" calcext:value-type="float">
            <text:p>0.0067915</text:p>
          </table:table-cell>
          <table:table-cell office:value-type="string" calcext:value-type="string">
            <text:p>Acc</text:p>
          </table:table-cell>
          <table:table-cell office:value-type="float" office:value="0.352844" calcext:value-type="float">
            <text:p>0.352844</text:p>
          </table:table-cell>
          <table:table-cell office:value-type="string" calcext:value-type="string">
            <text:p>Velocity</text:p>
          </table:table-cell>
          <table:table-cell office:value-type="float" office:value="15.8563" calcext:value-type="float">
            <text:p>15.856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05599" calcext:value-type="float">
            <text:p>0.305599</text:p>
          </table:table-cell>
          <table:table-cell office:value-type="string" calcext:value-type="string">
            <text:p>Steering</text:p>
          </table:table-cell>
          <table:table-cell office:value-type="float" office:value="0.0380606" calcext:value-type="float">
            <text:p>0.0380606</text:p>
          </table:table-cell>
          <table:table-cell office:value-type="string" calcext:value-type="string">
            <text:p>Acc</text:p>
          </table:table-cell>
          <table:table-cell office:value-type="float" office:value="0.347158" calcext:value-type="float">
            <text:p>0.347158</text:p>
          </table:table-cell>
          <table:table-cell office:value-type="string" calcext:value-type="string">
            <text:p>Velocity</text:p>
          </table:table-cell>
          <table:table-cell office:value-type="float" office:value="16.6245" calcext:value-type="float">
            <text:p>16.624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66293" calcext:value-type="float">
            <text:p>0.266293</text:p>
          </table:table-cell>
          <table:table-cell office:value-type="string" calcext:value-type="string">
            <text:p>Steering</text:p>
          </table:table-cell>
          <table:table-cell office:value-type="float" office:value="0.0559668" calcext:value-type="float">
            <text:p>0.0559668</text:p>
          </table:table-cell>
          <table:table-cell office:value-type="string" calcext:value-type="string">
            <text:p>Acc</text:p>
          </table:table-cell>
          <table:table-cell office:value-type="float" office:value="0.34124" calcext:value-type="float">
            <text:p>0.34124</text:p>
          </table:table-cell>
          <table:table-cell office:value-type="string" calcext:value-type="string">
            <text:p>Velocity</text:p>
          </table:table-cell>
          <table:table-cell office:value-type="float" office:value="17.4471" calcext:value-type="float">
            <text:p>17.447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19883" calcext:value-type="float">
            <text:p>0.219883</text:p>
          </table:table-cell>
          <table:table-cell office:value-type="string" calcext:value-type="string">
            <text:p>Steering</text:p>
          </table:table-cell>
          <table:table-cell office:value-type="float" office:value="0.0578047" calcext:value-type="float">
            <text:p>0.0578047</text:p>
          </table:table-cell>
          <table:table-cell office:value-type="string" calcext:value-type="string">
            <text:p>Acc</text:p>
          </table:table-cell>
          <table:table-cell office:value-type="float" office:value="0.335185" calcext:value-type="float">
            <text:p>0.335185</text:p>
          </table:table-cell>
          <table:table-cell office:value-type="string" calcext:value-type="string">
            <text:p>Velocity</text:p>
          </table:table-cell>
          <table:table-cell office:value-type="float" office:value="18.2904" calcext:value-type="float">
            <text:p>18.290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89019" calcext:value-type="float">
            <text:p>0.189019</text:p>
          </table:table-cell>
          <table:table-cell office:value-type="string" calcext:value-type="string">
            <text:p>Steering</text:p>
          </table:table-cell>
          <table:table-cell office:value-type="float" office:value="0.0605303" calcext:value-type="float">
            <text:p>0.0605303</text:p>
          </table:table-cell>
          <table:table-cell office:value-type="string" calcext:value-type="string">
            <text:p>Acc</text:p>
          </table:table-cell>
          <table:table-cell office:value-type="float" office:value="0.331427" calcext:value-type="float">
            <text:p>0.331427</text:p>
          </table:table-cell>
          <table:table-cell office:value-type="string" calcext:value-type="string">
            <text:p>Velocity</text:p>
          </table:table-cell>
          <table:table-cell office:value-type="float" office:value="18.8166" calcext:value-type="float">
            <text:p>18.816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61829" calcext:value-type="float">
            <text:p>0.161829</text:p>
          </table:table-cell>
          <table:table-cell office:value-type="string" calcext:value-type="string">
            <text:p>Steering</text:p>
          </table:table-cell>
          <table:table-cell office:value-type="float" office:value="0.0552129" calcext:value-type="float">
            <text:p>0.0552129</text:p>
          </table:table-cell>
          <table:table-cell office:value-type="string" calcext:value-type="string">
            <text:p>Acc</text:p>
          </table:table-cell>
          <table:table-cell office:value-type="float" office:value="0.32498" calcext:value-type="float">
            <text:p>0.32498</text:p>
          </table:table-cell>
          <table:table-cell office:value-type="string" calcext:value-type="string">
            <text:p>Velocity</text:p>
          </table:table-cell>
          <table:table-cell office:value-type="float" office:value="19.7065" calcext:value-type="float">
            <text:p>19.706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32136" calcext:value-type="float">
            <text:p>0.132136</text:p>
          </table:table-cell>
          <table:table-cell office:value-type="string" calcext:value-type="string">
            <text:p>Steering</text:p>
          </table:table-cell>
          <table:table-cell office:value-type="float" office:value="0.0460583" calcext:value-type="float">
            <text:p>0.0460583</text:p>
          </table:table-cell>
          <table:table-cell office:value-type="string" calcext:value-type="string">
            <text:p>Acc</text:p>
          </table:table-cell>
          <table:table-cell office:value-type="float" office:value="0.318682" calcext:value-type="float">
            <text:p>0.318682</text:p>
          </table:table-cell>
          <table:table-cell office:value-type="string" calcext:value-type="string">
            <text:p>Velocity</text:p>
          </table:table-cell>
          <table:table-cell office:value-type="float" office:value="20.5722" calcext:value-type="float">
            <text:p>20.572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02558" calcext:value-type="float">
            <text:p>0.102558</text:p>
          </table:table-cell>
          <table:table-cell office:value-type="string" calcext:value-type="string">
            <text:p>Steering</text:p>
          </table:table-cell>
          <table:table-cell office:value-type="float" office:value="0.0307065" calcext:value-type="float">
            <text:p>0.0307065</text:p>
          </table:table-cell>
          <table:table-cell office:value-type="string" calcext:value-type="string">
            <text:p>Acc</text:p>
          </table:table-cell>
          <table:table-cell office:value-type="float" office:value="0.31679" calcext:value-type="float">
            <text:p>0.31679</text:p>
          </table:table-cell>
          <table:table-cell office:value-type="string" calcext:value-type="string">
            <text:p>Velocity</text:p>
          </table:table-cell>
          <table:table-cell office:value-type="float" office:value="20.8249" calcext:value-type="float">
            <text:p>20.824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784311" calcext:value-type="float">
            <text:p>0.0784311</text:p>
          </table:table-cell>
          <table:table-cell office:value-type="string" calcext:value-type="string">
            <text:p>Steering</text:p>
          </table:table-cell>
          <table:table-cell office:value-type="float" office:value="0.0164833" calcext:value-type="float">
            <text:p>0.0164833</text:p>
          </table:table-cell>
          <table:table-cell office:value-type="string" calcext:value-type="string">
            <text:p>Acc</text:p>
          </table:table-cell>
          <table:table-cell office:value-type="float" office:value="0.31273" calcext:value-type="float">
            <text:p>0.31273</text:p>
          </table:table-cell>
          <table:table-cell office:value-type="string" calcext:value-type="string">
            <text:p>Velocity</text:p>
          </table:table-cell>
          <table:table-cell office:value-type="float" office:value="21.3764" calcext:value-type="float">
            <text:p>21.376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576627" calcext:value-type="float">
            <text:p>0.0576627</text:p>
          </table:table-cell>
          <table:table-cell office:value-type="string" calcext:value-type="string">
            <text:p>Steering</text:p>
          </table:table-cell>
          <table:table-cell office:value-type="float" office:value="0.000477758" calcext:value-type="float">
            <text:p>0.000477758</text:p>
          </table:table-cell>
          <table:table-cell office:value-type="string" calcext:value-type="string">
            <text:p>Acc</text:p>
          </table:table-cell>
          <table:table-cell office:value-type="float" office:value="0.304238" calcext:value-type="float">
            <text:p>0.304238</text:p>
          </table:table-cell>
          <table:table-cell office:value-type="string" calcext:value-type="string">
            <text:p>Velocity</text:p>
          </table:table-cell>
          <table:table-cell office:value-type="float" office:value="22.5363" calcext:value-type="float">
            <text:p>22.536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393608" calcext:value-type="float">
            <text:p>0.0393608</text:p>
          </table:table-cell>
          <table:table-cell office:value-type="string" calcext:value-type="string">
            <text:p>Steering</text:p>
          </table:table-cell>
          <table:table-cell office:value-type="float" office:value="-0.0103844" calcext:value-type="float">
            <text:p>-0.0103844</text:p>
          </table:table-cell>
          <table:table-cell office:value-type="string" calcext:value-type="string">
            <text:p>Acc</text:p>
          </table:table-cell>
          <table:table-cell office:value-type="float" office:value="0.302904" calcext:value-type="float">
            <text:p>0.302904</text:p>
          </table:table-cell>
          <table:table-cell office:value-type="string" calcext:value-type="string">
            <text:p>Velocity</text:p>
          </table:table-cell>
          <table:table-cell office:value-type="float" office:value="22.7146" calcext:value-type="float">
            <text:p>22.714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226092" calcext:value-type="float">
            <text:p>0.0226092</text:p>
          </table:table-cell>
          <table:table-cell office:value-type="string" calcext:value-type="string">
            <text:p>Steering</text:p>
          </table:table-cell>
          <table:table-cell office:value-type="float" office:value="-0.0199474" calcext:value-type="float">
            <text:p>-0.0199474</text:p>
          </table:table-cell>
          <table:table-cell office:value-type="string" calcext:value-type="string">
            <text:p>Acc</text:p>
          </table:table-cell>
          <table:table-cell office:value-type="float" office:value="0.2952" calcext:value-type="float">
            <text:p>0.2952</text:p>
          </table:table-cell>
          <table:table-cell office:value-type="string" calcext:value-type="string">
            <text:p>Velocity</text:p>
          </table:table-cell>
          <table:table-cell office:value-type="float" office:value="23.7693" calcext:value-type="float">
            <text:p>23.769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0737297" calcext:value-type="float">
            <text:p>0.00737297</text:p>
          </table:table-cell>
          <table:table-cell office:value-type="string" calcext:value-type="string">
            <text:p>Steering</text:p>
          </table:table-cell>
          <table:table-cell office:value-type="float" office:value="-0.0253039" calcext:value-type="float">
            <text:p>-0.0253039</text:p>
          </table:table-cell>
          <table:table-cell office:value-type="string" calcext:value-type="string">
            <text:p>Acc</text:p>
          </table:table-cell>
          <table:table-cell office:value-type="float" office:value="0.291224" calcext:value-type="float">
            <text:p>0.291224</text:p>
          </table:table-cell>
          <table:table-cell office:value-type="string" calcext:value-type="string">
            <text:p>Velocity</text:p>
          </table:table-cell>
          <table:table-cell office:value-type="float" office:value="24.3135" calcext:value-type="float">
            <text:p>24.31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0372824" calcext:value-type="float">
            <text:p>-0.00372824</text:p>
          </table:table-cell>
          <table:table-cell office:value-type="string" calcext:value-type="string">
            <text:p>Steering</text:p>
          </table:table-cell>
          <table:table-cell office:value-type="float" office:value="-0.0261372" calcext:value-type="float">
            <text:p>-0.0261372</text:p>
          </table:table-cell>
          <table:table-cell office:value-type="string" calcext:value-type="string">
            <text:p>Acc</text:p>
          </table:table-cell>
          <table:table-cell office:value-type="float" office:value="0.290857" calcext:value-type="float">
            <text:p>0.290857</text:p>
          </table:table-cell>
          <table:table-cell office:value-type="string" calcext:value-type="string">
            <text:p>Velocity</text:p>
          </table:table-cell>
          <table:table-cell office:value-type="float" office:value="24.3642" calcext:value-type="float">
            <text:p>24.364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140335" calcext:value-type="float">
            <text:p>-0.0140335</text:p>
          </table:table-cell>
          <table:table-cell office:value-type="string" calcext:value-type="string">
            <text:p>Steering</text:p>
          </table:table-cell>
          <table:table-cell office:value-type="float" office:value="-0.0257585" calcext:value-type="float">
            <text:p>-0.0257585</text:p>
          </table:table-cell>
          <table:table-cell office:value-type="string" calcext:value-type="string">
            <text:p>Acc</text:p>
          </table:table-cell>
          <table:table-cell office:value-type="float" office:value="0.285957" calcext:value-type="float">
            <text:p>0.285957</text:p>
          </table:table-cell>
          <table:table-cell office:value-type="string" calcext:value-type="string">
            <text:p>Velocity</text:p>
          </table:table-cell>
          <table:table-cell office:value-type="float" office:value="25.0383" calcext:value-type="float">
            <text:p>25.038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25646" calcext:value-type="float">
            <text:p>-0.025646</text:p>
          </table:table-cell>
          <table:table-cell office:value-type="string" calcext:value-type="string">
            <text:p>Steering</text:p>
          </table:table-cell>
          <table:table-cell office:value-type="float" office:value="-0.0230874" calcext:value-type="float">
            <text:p>-0.0230874</text:p>
          </table:table-cell>
          <table:table-cell office:value-type="string" calcext:value-type="string">
            <text:p>Acc</text:p>
          </table:table-cell>
          <table:table-cell office:value-type="float" office:value="0.282389" calcext:value-type="float">
            <text:p>0.282389</text:p>
          </table:table-cell>
          <table:table-cell office:value-type="string" calcext:value-type="string">
            <text:p>Velocity</text:p>
          </table:table-cell>
          <table:table-cell office:value-type="float" office:value="25.5311" calcext:value-type="float">
            <text:p>25.531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341778" calcext:value-type="float">
            <text:p>-0.0341778</text:p>
          </table:table-cell>
          <table:table-cell office:value-type="string" calcext:value-type="string">
            <text:p>Steering</text:p>
          </table:table-cell>
          <table:table-cell office:value-type="float" office:value="-0.0183308" calcext:value-type="float">
            <text:p>-0.0183308</text:p>
          </table:table-cell>
          <table:table-cell office:value-type="string" calcext:value-type="string">
            <text:p>Acc</text:p>
          </table:table-cell>
          <table:table-cell office:value-type="float" office:value="0.281274" calcext:value-type="float">
            <text:p>0.281274</text:p>
          </table:table-cell>
          <table:table-cell office:value-type="string" calcext:value-type="string">
            <text:p>Velocity</text:p>
          </table:table-cell>
          <table:table-cell office:value-type="float" office:value="25.6885" calcext:value-type="float">
            <text:p>25.688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427912" calcext:value-type="float">
            <text:p>-0.0427912</text:p>
          </table:table-cell>
          <table:table-cell office:value-type="string" calcext:value-type="string">
            <text:p>Steering</text:p>
          </table:table-cell>
          <table:table-cell office:value-type="float" office:value="-0.0156948" calcext:value-type="float">
            <text:p>-0.0156948</text:p>
          </table:table-cell>
          <table:table-cell office:value-type="string" calcext:value-type="string">
            <text:p>Acc</text:p>
          </table:table-cell>
          <table:table-cell office:value-type="float" office:value="0.275727" calcext:value-type="float">
            <text:p>0.275727</text:p>
          </table:table-cell>
          <table:table-cell office:value-type="string" calcext:value-type="string">
            <text:p>Velocity</text:p>
          </table:table-cell>
          <table:table-cell office:value-type="float" office:value="26.4538" calcext:value-type="float">
            <text:p>26.453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575377" calcext:value-type="float">
            <text:p>-0.0575377</text:p>
          </table:table-cell>
          <table:table-cell office:value-type="string" calcext:value-type="string">
            <text:p>Steering</text:p>
          </table:table-cell>
          <table:table-cell office:value-type="float" office:value="-0.0122129" calcext:value-type="float">
            <text:p>-0.0122129</text:p>
          </table:table-cell>
          <table:table-cell office:value-type="string" calcext:value-type="string">
            <text:p>Acc</text:p>
          </table:table-cell>
          <table:table-cell office:value-type="float" office:value="0.272533" calcext:value-type="float">
            <text:p>0.272533</text:p>
          </table:table-cell>
          <table:table-cell office:value-type="string" calcext:value-type="string">
            <text:p>Velocity</text:p>
          </table:table-cell>
          <table:table-cell office:value-type="float" office:value="26.8973" calcext:value-type="float">
            <text:p>26.897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675898" calcext:value-type="float">
            <text:p>-0.0675898</text:p>
          </table:table-cell>
          <table:table-cell office:value-type="string" calcext:value-type="string">
            <text:p>Steering</text:p>
          </table:table-cell>
          <table:table-cell office:value-type="float" office:value="-0.00982674" calcext:value-type="float">
            <text:p>-0.00982674</text:p>
          </table:table-cell>
          <table:table-cell office:value-type="string" calcext:value-type="string">
            <text:p>Acc</text:p>
          </table:table-cell>
          <table:table-cell office:value-type="float" office:value="0.26951" calcext:value-type="float">
            <text:p>0.26951</text:p>
          </table:table-cell>
          <table:table-cell office:value-type="string" calcext:value-type="string">
            <text:p>Velocity</text:p>
          </table:table-cell>
          <table:table-cell office:value-type="float" office:value="27.3163" calcext:value-type="float">
            <text:p>27.316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776222" calcext:value-type="float">
            <text:p>-0.0776222</text:p>
          </table:table-cell>
          <table:table-cell office:value-type="string" calcext:value-type="string">
            <text:p>Steering</text:p>
          </table:table-cell>
          <table:table-cell office:value-type="float" office:value="-0.00870471" calcext:value-type="float">
            <text:p>-0.00870471</text:p>
          </table:table-cell>
          <table:table-cell office:value-type="string" calcext:value-type="string">
            <text:p>Acc</text:p>
          </table:table-cell>
          <table:table-cell office:value-type="float" office:value="0.266604" calcext:value-type="float">
            <text:p>0.266604</text:p>
          </table:table-cell>
          <table:table-cell office:value-type="string" calcext:value-type="string">
            <text:p>Velocity</text:p>
          </table:table-cell>
          <table:table-cell office:value-type="float" office:value="27.718" calcext:value-type="float">
            <text:p>27.71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910832" calcext:value-type="float">
            <text:p>-0.0910832</text:p>
          </table:table-cell>
          <table:table-cell office:value-type="string" calcext:value-type="string">
            <text:p>Steering</text:p>
          </table:table-cell>
          <table:table-cell office:value-type="float" office:value="-0.0152069" calcext:value-type="float">
            <text:p>-0.0152069</text:p>
          </table:table-cell>
          <table:table-cell office:value-type="string" calcext:value-type="string">
            <text:p>Acc</text:p>
          </table:table-cell>
          <table:table-cell office:value-type="float" office:value="0.263783" calcext:value-type="float">
            <text:p>0.263783</text:p>
          </table:table-cell>
          <table:table-cell office:value-type="string" calcext:value-type="string">
            <text:p>Velocity</text:p>
          </table:table-cell>
          <table:table-cell office:value-type="float" office:value="28.101" calcext:value-type="float">
            <text:p>28.10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965917" calcext:value-type="float">
            <text:p>-0.0965917</text:p>
          </table:table-cell>
          <table:table-cell office:value-type="string" calcext:value-type="string">
            <text:p>Steering</text:p>
          </table:table-cell>
          <table:table-cell office:value-type="float" office:value="-0.019727" calcext:value-type="float">
            <text:p>-0.019727</text:p>
          </table:table-cell>
          <table:table-cell office:value-type="string" calcext:value-type="string">
            <text:p>Acc</text:p>
          </table:table-cell>
          <table:table-cell office:value-type="float" office:value="0.260411" calcext:value-type="float">
            <text:p>0.260411</text:p>
          </table:table-cell>
          <table:table-cell office:value-type="string" calcext:value-type="string">
            <text:p>Velocity</text:p>
          </table:table-cell>
          <table:table-cell office:value-type="float" office:value="28.5612" calcext:value-type="float">
            <text:p>28.561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00911" calcext:value-type="float">
            <text:p>-0.100911</text:p>
          </table:table-cell>
          <table:table-cell office:value-type="string" calcext:value-type="string">
            <text:p>Steering</text:p>
          </table:table-cell>
          <table:table-cell office:value-type="float" office:value="-0.0221884" calcext:value-type="float">
            <text:p>-0.0221884</text:p>
          </table:table-cell>
          <table:table-cell office:value-type="string" calcext:value-type="string">
            <text:p>Acc</text:p>
          </table:table-cell>
          <table:table-cell office:value-type="float" office:value="0.258031" calcext:value-type="float">
            <text:p>0.258031</text:p>
          </table:table-cell>
          <table:table-cell office:value-type="string" calcext:value-type="string">
            <text:p>Velocity</text:p>
          </table:table-cell>
          <table:table-cell office:value-type="float" office:value="28.8866" calcext:value-type="float">
            <text:p>28.886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04445" calcext:value-type="float">
            <text:p>-0.104445</text:p>
          </table:table-cell>
          <table:table-cell office:value-type="string" calcext:value-type="string">
            <text:p>Steering</text:p>
          </table:table-cell>
          <table:table-cell office:value-type="float" office:value="-0.0212617" calcext:value-type="float">
            <text:p>-0.0212617</text:p>
          </table:table-cell>
          <table:table-cell office:value-type="string" calcext:value-type="string">
            <text:p>Acc</text:p>
          </table:table-cell>
          <table:table-cell office:value-type="float" office:value="0.255979" calcext:value-type="float">
            <text:p>0.255979</text:p>
          </table:table-cell>
          <table:table-cell office:value-type="string" calcext:value-type="string">
            <text:p>Velocity</text:p>
          </table:table-cell>
          <table:table-cell office:value-type="float" office:value="29.1695" calcext:value-type="float">
            <text:p>29.169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07406" calcext:value-type="float">
            <text:p>-0.107406</text:p>
          </table:table-cell>
          <table:table-cell office:value-type="string" calcext:value-type="string">
            <text:p>Steering</text:p>
          </table:table-cell>
          <table:table-cell office:value-type="float" office:value="-0.0188902" calcext:value-type="float">
            <text:p>-0.0188902</text:p>
          </table:table-cell>
          <table:table-cell office:value-type="string" calcext:value-type="string">
            <text:p>Acc</text:p>
          </table:table-cell>
          <table:table-cell office:value-type="float" office:value="0.252961" calcext:value-type="float">
            <text:p>0.252961</text:p>
          </table:table-cell>
          <table:table-cell office:value-type="string" calcext:value-type="string">
            <text:p>Velocity</text:p>
          </table:table-cell>
          <table:table-cell office:value-type="float" office:value="29.5864" calcext:value-type="float">
            <text:p>29.586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09801" calcext:value-type="float">
            <text:p>-0.109801</text:p>
          </table:table-cell>
          <table:table-cell office:value-type="string" calcext:value-type="string">
            <text:p>Steering</text:p>
          </table:table-cell>
          <table:table-cell office:value-type="float" office:value="-0.0160189" calcext:value-type="float">
            <text:p>-0.0160189</text:p>
          </table:table-cell>
          <table:table-cell office:value-type="string" calcext:value-type="string">
            <text:p>Acc</text:p>
          </table:table-cell>
          <table:table-cell office:value-type="float" office:value="0.250659" calcext:value-type="float">
            <text:p>0.250659</text:p>
          </table:table-cell>
          <table:table-cell office:value-type="string" calcext:value-type="string">
            <text:p>Velocity</text:p>
          </table:table-cell>
          <table:table-cell office:value-type="float" office:value="29.9056" calcext:value-type="float">
            <text:p>29.905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17393" calcext:value-type="float">
            <text:p>-0.117393</text:p>
          </table:table-cell>
          <table:table-cell office:value-type="string" calcext:value-type="string">
            <text:p>Steering</text:p>
          </table:table-cell>
          <table:table-cell office:value-type="float" office:value="-0.0152923" calcext:value-type="float">
            <text:p>-0.0152923</text:p>
          </table:table-cell>
          <table:table-cell office:value-type="string" calcext:value-type="string">
            <text:p>Acc</text:p>
          </table:table-cell>
          <table:table-cell office:value-type="float" office:value="0.248047" calcext:value-type="float">
            <text:p>0.248047</text:p>
          </table:table-cell>
          <table:table-cell office:value-type="string" calcext:value-type="string">
            <text:p>Velocity</text:p>
          </table:table-cell>
          <table:table-cell office:value-type="float" office:value="30.2659" calcext:value-type="float">
            <text:p>30.265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21119" calcext:value-type="float">
            <text:p>-0.121119</text:p>
          </table:table-cell>
          <table:table-cell office:value-type="string" calcext:value-type="string">
            <text:p>Steering</text:p>
          </table:table-cell>
          <table:table-cell office:value-type="float" office:value="-0.011351" calcext:value-type="float">
            <text:p>-0.011351</text:p>
          </table:table-cell>
          <table:table-cell office:value-type="string" calcext:value-type="string">
            <text:p>Acc</text:p>
          </table:table-cell>
          <table:table-cell office:value-type="float" office:value="0.245853" calcext:value-type="float">
            <text:p>0.245853</text:p>
          </table:table-cell>
          <table:table-cell office:value-type="string" calcext:value-type="string">
            <text:p>Velocity</text:p>
          </table:table-cell>
          <table:table-cell office:value-type="float" office:value="30.572" calcext:value-type="float">
            <text:p>30.57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22795" calcext:value-type="float">
            <text:p>-0.122795</text:p>
          </table:table-cell>
          <table:table-cell office:value-type="string" calcext:value-type="string">
            <text:p>Steering</text:p>
          </table:table-cell>
          <table:table-cell office:value-type="float" office:value="-0.00993402" calcext:value-type="float">
            <text:p>-0.00993402</text:p>
          </table:table-cell>
          <table:table-cell office:value-type="string" calcext:value-type="string">
            <text:p>Acc</text:p>
          </table:table-cell>
          <table:table-cell office:value-type="float" office:value="0.244105" calcext:value-type="float">
            <text:p>0.244105</text:p>
          </table:table-cell>
          <table:table-cell office:value-type="string" calcext:value-type="string">
            <text:p>Velocity</text:p>
          </table:table-cell>
          <table:table-cell office:value-type="float" office:value="30.814" calcext:value-type="float">
            <text:p>30.81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28144" calcext:value-type="float">
            <text:p>-0.128144</text:p>
          </table:table-cell>
          <table:table-cell office:value-type="string" calcext:value-type="string">
            <text:p>Steering</text:p>
          </table:table-cell>
          <table:table-cell office:value-type="float" office:value="-0.00926363" calcext:value-type="float">
            <text:p>-0.00926363</text:p>
          </table:table-cell>
          <table:table-cell office:value-type="string" calcext:value-type="string">
            <text:p>Acc</text:p>
          </table:table-cell>
          <table:table-cell office:value-type="float" office:value="0.242241" calcext:value-type="float">
            <text:p>0.242241</text:p>
          </table:table-cell>
          <table:table-cell office:value-type="string" calcext:value-type="string">
            <text:p>Velocity</text:p>
          </table:table-cell>
          <table:table-cell office:value-type="float" office:value="31.0716" calcext:value-type="float">
            <text:p>31.071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34123" calcext:value-type="float">
            <text:p>-0.134123</text:p>
          </table:table-cell>
          <table:table-cell office:value-type="string" calcext:value-type="string">
            <text:p>Steering</text:p>
          </table:table-cell>
          <table:table-cell office:value-type="float" office:value="-0.00876645" calcext:value-type="float">
            <text:p>-0.00876645</text:p>
          </table:table-cell>
          <table:table-cell office:value-type="string" calcext:value-type="string">
            <text:p>Acc</text:p>
          </table:table-cell>
          <table:table-cell office:value-type="float" office:value="0.240226" calcext:value-type="float">
            <text:p>0.240226</text:p>
          </table:table-cell>
          <table:table-cell office:value-type="string" calcext:value-type="string">
            <text:p>Velocity</text:p>
          </table:table-cell>
          <table:table-cell office:value-type="float" office:value="31.35" calcext:value-type="float">
            <text:p>31.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38214" calcext:value-type="float">
            <text:p>-0.138214</text:p>
          </table:table-cell>
          <table:table-cell office:value-type="string" calcext:value-type="string">
            <text:p>Steering</text:p>
          </table:table-cell>
          <table:table-cell office:value-type="float" office:value="-0.00971363" calcext:value-type="float">
            <text:p>-0.00971363</text:p>
          </table:table-cell>
          <table:table-cell office:value-type="string" calcext:value-type="string">
            <text:p>Acc</text:p>
          </table:table-cell>
          <table:table-cell office:value-type="float" office:value="0.238492" calcext:value-type="float">
            <text:p>0.238492</text:p>
          </table:table-cell>
          <table:table-cell office:value-type="string" calcext:value-type="string">
            <text:p>Velocity</text:p>
          </table:table-cell>
          <table:table-cell office:value-type="float" office:value="31.5877" calcext:value-type="float">
            <text:p>31.587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4255" calcext:value-type="float">
            <text:p>-0.14255</text:p>
          </table:table-cell>
          <table:table-cell office:value-type="string" calcext:value-type="string">
            <text:p>Steering</text:p>
          </table:table-cell>
          <table:table-cell office:value-type="float" office:value="-0.012378" calcext:value-type="float">
            <text:p>-0.012378</text:p>
          </table:table-cell>
          <table:table-cell office:value-type="string" calcext:value-type="string">
            <text:p>Acc</text:p>
          </table:table-cell>
          <table:table-cell office:value-type="float" office:value="0.237009" calcext:value-type="float">
            <text:p>0.237009</text:p>
          </table:table-cell>
          <table:table-cell office:value-type="string" calcext:value-type="string">
            <text:p>Velocity</text:p>
          </table:table-cell>
          <table:table-cell office:value-type="float" office:value="31.789" calcext:value-type="float">
            <text:p>31.78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48514" calcext:value-type="float">
            <text:p>-0.148514</text:p>
          </table:table-cell>
          <table:table-cell office:value-type="string" calcext:value-type="string">
            <text:p>Steering</text:p>
          </table:table-cell>
          <table:table-cell office:value-type="float" office:value="-0.0151583" calcext:value-type="float">
            <text:p>-0.0151583</text:p>
          </table:table-cell>
          <table:table-cell office:value-type="string" calcext:value-type="string">
            <text:p>Acc</text:p>
          </table:table-cell>
          <table:table-cell office:value-type="float" office:value="0.235387" calcext:value-type="float">
            <text:p>0.235387</text:p>
          </table:table-cell>
          <table:table-cell office:value-type="string" calcext:value-type="string">
            <text:p>Velocity</text:p>
          </table:table-cell>
          <table:table-cell office:value-type="float" office:value="32.0093" calcext:value-type="float">
            <text:p>32.009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53727" calcext:value-type="float">
            <text:p>-0.153727</text:p>
          </table:table-cell>
          <table:table-cell office:value-type="string" calcext:value-type="string">
            <text:p>Steering</text:p>
          </table:table-cell>
          <table:table-cell office:value-type="float" office:value="-0.0166616" calcext:value-type="float">
            <text:p>-0.0166616</text:p>
          </table:table-cell>
          <table:table-cell office:value-type="string" calcext:value-type="string">
            <text:p>Acc</text:p>
          </table:table-cell>
          <table:table-cell office:value-type="float" office:value="0.234033" calcext:value-type="float">
            <text:p>0.234033</text:p>
          </table:table-cell>
          <table:table-cell office:value-type="string" calcext:value-type="string">
            <text:p>Velocity</text:p>
          </table:table-cell>
          <table:table-cell office:value-type="float" office:value="32.1941" calcext:value-type="float">
            <text:p>32.194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57259" calcext:value-type="float">
            <text:p>-0.157259</text:p>
          </table:table-cell>
          <table:table-cell office:value-type="string" calcext:value-type="string">
            <text:p>Steering</text:p>
          </table:table-cell>
          <table:table-cell office:value-type="float" office:value="-0.018119" calcext:value-type="float">
            <text:p>-0.018119</text:p>
          </table:table-cell>
          <table:table-cell office:value-type="string" calcext:value-type="string">
            <text:p>Acc</text:p>
          </table:table-cell>
          <table:table-cell office:value-type="float" office:value="0.232543" calcext:value-type="float">
            <text:p>0.232543</text:p>
          </table:table-cell>
          <table:table-cell office:value-type="string" calcext:value-type="string">
            <text:p>Velocity</text:p>
          </table:table-cell>
          <table:table-cell office:value-type="float" office:value="32.3975" calcext:value-type="float">
            <text:p>32.39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06813" calcext:value-type="float">
            <text:p>-0.206813</text:p>
          </table:table-cell>
          <table:table-cell office:value-type="string" calcext:value-type="string">
            <text:p>Steering</text:p>
          </table:table-cell>
          <table:table-cell office:value-type="float" office:value="-0.0189894" calcext:value-type="float">
            <text:p>-0.0189894</text:p>
          </table:table-cell>
          <table:table-cell office:value-type="string" calcext:value-type="string">
            <text:p>Acc</text:p>
          </table:table-cell>
          <table:table-cell office:value-type="float" office:value="0.23131" calcext:value-type="float">
            <text:p>0.23131</text:p>
          </table:table-cell>
          <table:table-cell office:value-type="string" calcext:value-type="string">
            <text:p>Velocity</text:p>
          </table:table-cell>
          <table:table-cell office:value-type="float" office:value="32.5713" calcext:value-type="float">
            <text:p>32.571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0678" calcext:value-type="float">
            <text:p>-0.20678</text:p>
          </table:table-cell>
          <table:table-cell office:value-type="string" calcext:value-type="string">
            <text:p>Steering</text:p>
          </table:table-cell>
          <table:table-cell office:value-type="float" office:value="-0.0187576" calcext:value-type="float">
            <text:p>-0.0187576</text:p>
          </table:table-cell>
          <table:table-cell office:value-type="string" calcext:value-type="string">
            <text:p>Acc</text:p>
          </table:table-cell>
          <table:table-cell office:value-type="float" office:value="0.230128" calcext:value-type="float">
            <text:p>0.230128</text:p>
          </table:table-cell>
          <table:table-cell office:value-type="string" calcext:value-type="string">
            <text:p>Velocity</text:p>
          </table:table-cell>
          <table:table-cell office:value-type="float" office:value="32.7342" calcext:value-type="float">
            <text:p>32.734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05693" calcext:value-type="float">
            <text:p>-0.205693</text:p>
          </table:table-cell>
          <table:table-cell office:value-type="string" calcext:value-type="string">
            <text:p>Steering</text:p>
          </table:table-cell>
          <table:table-cell office:value-type="float" office:value="-0.0185845" calcext:value-type="float">
            <text:p>-0.0185845</text:p>
          </table:table-cell>
          <table:table-cell office:value-type="string" calcext:value-type="string">
            <text:p>Acc</text:p>
          </table:table-cell>
          <table:table-cell office:value-type="float" office:value="0.228804" calcext:value-type="float">
            <text:p>0.228804</text:p>
          </table:table-cell>
          <table:table-cell office:value-type="string" calcext:value-type="string">
            <text:p>Velocity</text:p>
          </table:table-cell>
          <table:table-cell office:value-type="float" office:value="32.9162" calcext:value-type="float">
            <text:p>32.916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05409" calcext:value-type="float">
            <text:p>-0.205409</text:p>
          </table:table-cell>
          <table:table-cell office:value-type="string" calcext:value-type="string">
            <text:p>Steering</text:p>
          </table:table-cell>
          <table:table-cell office:value-type="float" office:value="-0.0182974" calcext:value-type="float">
            <text:p>-0.0182974</text:p>
          </table:table-cell>
          <table:table-cell office:value-type="string" calcext:value-type="string">
            <text:p>Acc</text:p>
          </table:table-cell>
          <table:table-cell office:value-type="float" office:value="0.22753" calcext:value-type="float">
            <text:p>0.22753</text:p>
          </table:table-cell>
          <table:table-cell office:value-type="string" calcext:value-type="string">
            <text:p>Velocity</text:p>
          </table:table-cell>
          <table:table-cell office:value-type="float" office:value="33.0917" calcext:value-type="float">
            <text:p>33.091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05592" calcext:value-type="float">
            <text:p>-0.205592</text:p>
          </table:table-cell>
          <table:table-cell office:value-type="string" calcext:value-type="string">
            <text:p>Steering</text:p>
          </table:table-cell>
          <table:table-cell office:value-type="float" office:value="-0.0179286" calcext:value-type="float">
            <text:p>-0.0179286</text:p>
          </table:table-cell>
          <table:table-cell office:value-type="string" calcext:value-type="string">
            <text:p>Acc</text:p>
          </table:table-cell>
          <table:table-cell office:value-type="float" office:value="0.226309" calcext:value-type="float">
            <text:p>0.226309</text:p>
          </table:table-cell>
          <table:table-cell office:value-type="string" calcext:value-type="string">
            <text:p>Velocity</text:p>
          </table:table-cell>
          <table:table-cell office:value-type="float" office:value="33.2601" calcext:value-type="float">
            <text:p>33.260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06199" calcext:value-type="float">
            <text:p>-0.206199</text:p>
          </table:table-cell>
          <table:table-cell office:value-type="string" calcext:value-type="string">
            <text:p>Steering</text:p>
          </table:table-cell>
          <table:table-cell office:value-type="float" office:value="-0.0175477" calcext:value-type="float">
            <text:p>-0.0175477</text:p>
          </table:table-cell>
          <table:table-cell office:value-type="string" calcext:value-type="string">
            <text:p>Acc</text:p>
          </table:table-cell>
          <table:table-cell office:value-type="float" office:value="0.225137" calcext:value-type="float">
            <text:p>0.225137</text:p>
          </table:table-cell>
          <table:table-cell office:value-type="string" calcext:value-type="string">
            <text:p>Velocity</text:p>
          </table:table-cell>
          <table:table-cell office:value-type="float" office:value="33.4217" calcext:value-type="float">
            <text:p>33.421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07467" calcext:value-type="float">
            <text:p>-0.207467</text:p>
          </table:table-cell>
          <table:table-cell office:value-type="string" calcext:value-type="string">
            <text:p>Steering</text:p>
          </table:table-cell>
          <table:table-cell office:value-type="float" office:value="-0.0180204" calcext:value-type="float">
            <text:p>-0.0180204</text:p>
          </table:table-cell>
          <table:table-cell office:value-type="string" calcext:value-type="string">
            <text:p>Acc</text:p>
          </table:table-cell>
          <table:table-cell office:value-type="float" office:value="0.22383" calcext:value-type="float">
            <text:p>0.22383</text:p>
          </table:table-cell>
          <table:table-cell office:value-type="string" calcext:value-type="string">
            <text:p>Velocity</text:p>
          </table:table-cell>
          <table:table-cell office:value-type="float" office:value="33.6008" calcext:value-type="float">
            <text:p>33.600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10318" calcext:value-type="float">
            <text:p>-0.210318</text:p>
          </table:table-cell>
          <table:table-cell office:value-type="string" calcext:value-type="string">
            <text:p>Steering</text:p>
          </table:table-cell>
          <table:table-cell office:value-type="float" office:value="-0.0174194" calcext:value-type="float">
            <text:p>-0.0174194</text:p>
          </table:table-cell>
          <table:table-cell office:value-type="string" calcext:value-type="string">
            <text:p>Acc</text:p>
          </table:table-cell>
          <table:table-cell office:value-type="float" office:value="0.222634" calcext:value-type="float">
            <text:p>0.222634</text:p>
          </table:table-cell>
          <table:table-cell office:value-type="string" calcext:value-type="string">
            <text:p>Velocity</text:p>
          </table:table-cell>
          <table:table-cell office:value-type="float" office:value="33.7665" calcext:value-type="float">
            <text:p>33.766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12243" calcext:value-type="float">
            <text:p>-0.212243</text:p>
          </table:table-cell>
          <table:table-cell office:value-type="string" calcext:value-type="string">
            <text:p>Steering</text:p>
          </table:table-cell>
          <table:table-cell office:value-type="float" office:value="-0.0181696" calcext:value-type="float">
            <text:p>-0.0181696</text:p>
          </table:table-cell>
          <table:table-cell office:value-type="string" calcext:value-type="string">
            <text:p>Acc</text:p>
          </table:table-cell>
          <table:table-cell office:value-type="float" office:value="0.221718" calcext:value-type="float">
            <text:p>0.221718</text:p>
          </table:table-cell>
          <table:table-cell office:value-type="string" calcext:value-type="string">
            <text:p>Velocity</text:p>
          </table:table-cell>
          <table:table-cell office:value-type="float" office:value="33.8915" calcext:value-type="float">
            <text:p>33.891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14785" calcext:value-type="float">
            <text:p>-0.214785</text:p>
          </table:table-cell>
          <table:table-cell office:value-type="string" calcext:value-type="string">
            <text:p>Steering</text:p>
          </table:table-cell>
          <table:table-cell office:value-type="float" office:value="-0.0182493" calcext:value-type="float">
            <text:p>-0.0182493</text:p>
          </table:table-cell>
          <table:table-cell office:value-type="string" calcext:value-type="string">
            <text:p>Acc</text:p>
          </table:table-cell>
          <table:table-cell office:value-type="float" office:value="0.220719" calcext:value-type="float">
            <text:p>0.220719</text:p>
          </table:table-cell>
          <table:table-cell office:value-type="string" calcext:value-type="string">
            <text:p>Velocity</text:p>
          </table:table-cell>
          <table:table-cell office:value-type="float" office:value="34.029" calcext:value-type="float">
            <text:p>34.02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17052" calcext:value-type="float">
            <text:p>-0.217052</text:p>
          </table:table-cell>
          <table:table-cell office:value-type="string" calcext:value-type="string">
            <text:p>Steering</text:p>
          </table:table-cell>
          <table:table-cell office:value-type="float" office:value="-0.0175149" calcext:value-type="float">
            <text:p>-0.0175149</text:p>
          </table:table-cell>
          <table:table-cell office:value-type="string" calcext:value-type="string">
            <text:p>Acc</text:p>
          </table:table-cell>
          <table:table-cell office:value-type="float" office:value="0.219904" calcext:value-type="float">
            <text:p>0.219904</text:p>
          </table:table-cell>
          <table:table-cell office:value-type="string" calcext:value-type="string">
            <text:p>Velocity</text:p>
          </table:table-cell>
          <table:table-cell office:value-type="float" office:value="34.1424" calcext:value-type="float">
            <text:p>34.142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18551" calcext:value-type="float">
            <text:p>-0.218551</text:p>
          </table:table-cell>
          <table:table-cell office:value-type="string" calcext:value-type="string">
            <text:p>Steering</text:p>
          </table:table-cell>
          <table:table-cell office:value-type="float" office:value="-0.017116" calcext:value-type="float">
            <text:p>-0.017116</text:p>
          </table:table-cell>
          <table:table-cell office:value-type="string" calcext:value-type="string">
            <text:p>Acc</text:p>
          </table:table-cell>
          <table:table-cell office:value-type="float" office:value="0.218993" calcext:value-type="float">
            <text:p>0.218993</text:p>
          </table:table-cell>
          <table:table-cell office:value-type="string" calcext:value-type="string">
            <text:p>Velocity</text:p>
          </table:table-cell>
          <table:table-cell office:value-type="float" office:value="34.2685" calcext:value-type="float">
            <text:p>34.268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20993" calcext:value-type="float">
            <text:p>-0.220993</text:p>
          </table:table-cell>
          <table:table-cell office:value-type="string" calcext:value-type="string">
            <text:p>Steering</text:p>
          </table:table-cell>
          <table:table-cell office:value-type="float" office:value="-0.0177219" calcext:value-type="float">
            <text:p>-0.0177219</text:p>
          </table:table-cell>
          <table:table-cell office:value-type="string" calcext:value-type="string">
            <text:p>Acc</text:p>
          </table:table-cell>
          <table:table-cell office:value-type="float" office:value="0.217975" calcext:value-type="float">
            <text:p>0.217975</text:p>
          </table:table-cell>
          <table:table-cell office:value-type="string" calcext:value-type="string">
            <text:p>Velocity</text:p>
          </table:table-cell>
          <table:table-cell office:value-type="float" office:value="34.4078" calcext:value-type="float">
            <text:p>34.407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24562" calcext:value-type="float">
            <text:p>-0.224562</text:p>
          </table:table-cell>
          <table:table-cell office:value-type="string" calcext:value-type="string">
            <text:p>Steering</text:p>
          </table:table-cell>
          <table:table-cell office:value-type="float" office:value="-0.0182041" calcext:value-type="float">
            <text:p>-0.0182041</text:p>
          </table:table-cell>
          <table:table-cell office:value-type="string" calcext:value-type="string">
            <text:p>Acc</text:p>
          </table:table-cell>
          <table:table-cell office:value-type="float" office:value="0.217119" calcext:value-type="float">
            <text:p>0.217119</text:p>
          </table:table-cell>
          <table:table-cell office:value-type="string" calcext:value-type="string">
            <text:p>Velocity</text:p>
          </table:table-cell>
          <table:table-cell office:value-type="float" office:value="34.5252" calcext:value-type="float">
            <text:p>34.525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16632" calcext:value-type="float">
            <text:p>-0.216632</text:p>
          </table:table-cell>
          <table:table-cell office:value-type="string" calcext:value-type="string">
            <text:p>Steering</text:p>
          </table:table-cell>
          <table:table-cell office:value-type="float" office:value="-0.0188629" calcext:value-type="float">
            <text:p>-0.0188629</text:p>
          </table:table-cell>
          <table:table-cell office:value-type="string" calcext:value-type="string">
            <text:p>Acc</text:p>
          </table:table-cell>
          <table:table-cell office:value-type="float" office:value="0.216287" calcext:value-type="float">
            <text:p>0.216287</text:p>
          </table:table-cell>
          <table:table-cell office:value-type="string" calcext:value-type="string">
            <text:p>Velocity</text:p>
          </table:table-cell>
          <table:table-cell office:value-type="float" office:value="34.6373" calcext:value-type="float">
            <text:p>34.637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20507" calcext:value-type="float">
            <text:p>-0.220507</text:p>
          </table:table-cell>
          <table:table-cell office:value-type="string" calcext:value-type="string">
            <text:p>Steering</text:p>
          </table:table-cell>
          <table:table-cell office:value-type="float" office:value="-0.0185001" calcext:value-type="float">
            <text:p>-0.0185001</text:p>
          </table:table-cell>
          <table:table-cell office:value-type="string" calcext:value-type="string">
            <text:p>Acc</text:p>
          </table:table-cell>
          <table:table-cell office:value-type="float" office:value="0.215652" calcext:value-type="float">
            <text:p>0.215652</text:p>
          </table:table-cell>
          <table:table-cell office:value-type="string" calcext:value-type="string">
            <text:p>Velocity</text:p>
          </table:table-cell>
          <table:table-cell office:value-type="float" office:value="34.7258" calcext:value-type="float">
            <text:p>34.725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2336" calcext:value-type="float">
            <text:p>-0.22336</text:p>
          </table:table-cell>
          <table:table-cell office:value-type="string" calcext:value-type="string">
            <text:p>Steering</text:p>
          </table:table-cell>
          <table:table-cell office:value-type="float" office:value="-0.0182539" calcext:value-type="float">
            <text:p>-0.0182539</text:p>
          </table:table-cell>
          <table:table-cell office:value-type="string" calcext:value-type="string">
            <text:p>Acc</text:p>
          </table:table-cell>
          <table:table-cell office:value-type="float" office:value="0.214912" calcext:value-type="float">
            <text:p>0.214912</text:p>
          </table:table-cell>
          <table:table-cell office:value-type="string" calcext:value-type="string">
            <text:p>Velocity</text:p>
          </table:table-cell>
          <table:table-cell office:value-type="float" office:value="34.8283" calcext:value-type="float">
            <text:p>34.828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26575" calcext:value-type="float">
            <text:p>-0.226575</text:p>
          </table:table-cell>
          <table:table-cell office:value-type="string" calcext:value-type="string">
            <text:p>Steering</text:p>
          </table:table-cell>
          <table:table-cell office:value-type="float" office:value="-0.0180598" calcext:value-type="float">
            <text:p>-0.0180598</text:p>
          </table:table-cell>
          <table:table-cell office:value-type="string" calcext:value-type="string">
            <text:p>Acc</text:p>
          </table:table-cell>
          <table:table-cell office:value-type="float" office:value="0.214198" calcext:value-type="float">
            <text:p>0.214198</text:p>
          </table:table-cell>
          <table:table-cell office:value-type="string" calcext:value-type="string">
            <text:p>Velocity</text:p>
          </table:table-cell>
          <table:table-cell office:value-type="float" office:value="34.9272" calcext:value-type="float">
            <text:p>34.927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29827" calcext:value-type="float">
            <text:p>-0.229827</text:p>
          </table:table-cell>
          <table:table-cell office:value-type="string" calcext:value-type="string">
            <text:p>Steering</text:p>
          </table:table-cell>
          <table:table-cell office:value-type="float" office:value="-0.0187321" calcext:value-type="float">
            <text:p>-0.0187321</text:p>
          </table:table-cell>
          <table:table-cell office:value-type="string" calcext:value-type="string">
            <text:p>Acc</text:p>
          </table:table-cell>
          <table:table-cell office:value-type="float" office:value="0.213521" calcext:value-type="float">
            <text:p>0.213521</text:p>
          </table:table-cell>
          <table:table-cell office:value-type="string" calcext:value-type="string">
            <text:p>Velocity</text:p>
          </table:table-cell>
          <table:table-cell office:value-type="float" office:value="35.0196" calcext:value-type="float">
            <text:p>35.019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34248" calcext:value-type="float">
            <text:p>-0.234248</text:p>
          </table:table-cell>
          <table:table-cell office:value-type="string" calcext:value-type="string">
            <text:p>Steering</text:p>
          </table:table-cell>
          <table:table-cell office:value-type="float" office:value="-0.0190354" calcext:value-type="float">
            <text:p>-0.0190354</text:p>
          </table:table-cell>
          <table:table-cell office:value-type="string" calcext:value-type="string">
            <text:p>Acc</text:p>
          </table:table-cell>
          <table:table-cell office:value-type="float" office:value="0.212867" calcext:value-type="float">
            <text:p>0.212867</text:p>
          </table:table-cell>
          <table:table-cell office:value-type="string" calcext:value-type="string">
            <text:p>Velocity</text:p>
          </table:table-cell>
          <table:table-cell office:value-type="float" office:value="35.1096" calcext:value-type="float">
            <text:p>35.109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3837" calcext:value-type="float">
            <text:p>-0.23837</text:p>
          </table:table-cell>
          <table:table-cell office:value-type="string" calcext:value-type="string">
            <text:p>Steering</text:p>
          </table:table-cell>
          <table:table-cell office:value-type="float" office:value="-0.0192444" calcext:value-type="float">
            <text:p>-0.0192444</text:p>
          </table:table-cell>
          <table:table-cell office:value-type="string" calcext:value-type="string">
            <text:p>Acc</text:p>
          </table:table-cell>
          <table:table-cell office:value-type="float" office:value="0.212241" calcext:value-type="float">
            <text:p>0.212241</text:p>
          </table:table-cell>
          <table:table-cell office:value-type="string" calcext:value-type="string">
            <text:p>Velocity</text:p>
          </table:table-cell>
          <table:table-cell office:value-type="float" office:value="35.1958" calcext:value-type="float">
            <text:p>35.195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42325" calcext:value-type="float">
            <text:p>-0.242325</text:p>
          </table:table-cell>
          <table:table-cell office:value-type="string" calcext:value-type="string">
            <text:p>Steering</text:p>
          </table:table-cell>
          <table:table-cell office:value-type="float" office:value="-0.0193605" calcext:value-type="float">
            <text:p>-0.0193605</text:p>
          </table:table-cell>
          <table:table-cell office:value-type="string" calcext:value-type="string">
            <text:p>Acc</text:p>
          </table:table-cell>
          <table:table-cell office:value-type="float" office:value="0.211626" calcext:value-type="float">
            <text:p>0.211626</text:p>
          </table:table-cell>
          <table:table-cell office:value-type="string" calcext:value-type="string">
            <text:p>Velocity</text:p>
          </table:table-cell>
          <table:table-cell office:value-type="float" office:value="35.2808" calcext:value-type="float">
            <text:p>35.280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46285" calcext:value-type="float">
            <text:p>-0.246285</text:p>
          </table:table-cell>
          <table:table-cell office:value-type="string" calcext:value-type="string">
            <text:p>Steering</text:p>
          </table:table-cell>
          <table:table-cell office:value-type="float" office:value="-0.0193791" calcext:value-type="float">
            <text:p>-0.0193791</text:p>
          </table:table-cell>
          <table:table-cell office:value-type="string" calcext:value-type="string">
            <text:p>Acc</text:p>
          </table:table-cell>
          <table:table-cell office:value-type="float" office:value="0.211033" calcext:value-type="float">
            <text:p>0.211033</text:p>
          </table:table-cell>
          <table:table-cell office:value-type="string" calcext:value-type="string">
            <text:p>Velocity</text:p>
          </table:table-cell>
          <table:table-cell office:value-type="float" office:value="35.3628" calcext:value-type="float">
            <text:p>35.36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49567" calcext:value-type="float">
            <text:p>-0.249567</text:p>
          </table:table-cell>
          <table:table-cell office:value-type="string" calcext:value-type="string">
            <text:p>Steering</text:p>
          </table:table-cell>
          <table:table-cell office:value-type="float" office:value="-0.0187195" calcext:value-type="float">
            <text:p>-0.0187195</text:p>
          </table:table-cell>
          <table:table-cell office:value-type="string" calcext:value-type="string">
            <text:p>Acc</text:p>
          </table:table-cell>
          <table:table-cell office:value-type="float" office:value="0.210572" calcext:value-type="float">
            <text:p>0.210572</text:p>
          </table:table-cell>
          <table:table-cell office:value-type="string" calcext:value-type="string">
            <text:p>Velocity</text:p>
          </table:table-cell>
          <table:table-cell office:value-type="float" office:value="35.4277" calcext:value-type="float">
            <text:p>35.427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51747" calcext:value-type="float">
            <text:p>-0.251747</text:p>
          </table:table-cell>
          <table:table-cell office:value-type="string" calcext:value-type="string">
            <text:p>Steering</text:p>
          </table:table-cell>
          <table:table-cell office:value-type="float" office:value="-0.0190014" calcext:value-type="float">
            <text:p>-0.0190014</text:p>
          </table:table-cell>
          <table:table-cell office:value-type="string" calcext:value-type="string">
            <text:p>Acc</text:p>
          </table:table-cell>
          <table:table-cell office:value-type="float" office:value="0.210055" calcext:value-type="float">
            <text:p>0.210055</text:p>
          </table:table-cell>
          <table:table-cell office:value-type="string" calcext:value-type="string">
            <text:p>Velocity</text:p>
          </table:table-cell>
          <table:table-cell office:value-type="float" office:value="35.4987" calcext:value-type="float">
            <text:p>35.498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55902" calcext:value-type="float">
            <text:p>-0.255902</text:p>
          </table:table-cell>
          <table:table-cell office:value-type="string" calcext:value-type="string">
            <text:p>Steering</text:p>
          </table:table-cell>
          <table:table-cell office:value-type="float" office:value="-0.0192158" calcext:value-type="float">
            <text:p>-0.0192158</text:p>
          </table:table-cell>
          <table:table-cell office:value-type="string" calcext:value-type="string">
            <text:p>Acc</text:p>
          </table:table-cell>
          <table:table-cell office:value-type="float" office:value="0.209521" calcext:value-type="float">
            <text:p>0.209521</text:p>
          </table:table-cell>
          <table:table-cell office:value-type="string" calcext:value-type="string">
            <text:p>Velocity</text:p>
          </table:table-cell>
          <table:table-cell office:value-type="float" office:value="35.5723" calcext:value-type="float">
            <text:p>35.572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5973" calcext:value-type="float">
            <text:p>-0.25973</text:p>
          </table:table-cell>
          <table:table-cell office:value-type="string" calcext:value-type="string">
            <text:p>Steering</text:p>
          </table:table-cell>
          <table:table-cell office:value-type="float" office:value="-0.0194642" calcext:value-type="float">
            <text:p>-0.0194642</text:p>
          </table:table-cell>
          <table:table-cell office:value-type="string" calcext:value-type="string">
            <text:p>Acc</text:p>
          </table:table-cell>
          <table:table-cell office:value-type="float" office:value="0.209006" calcext:value-type="float">
            <text:p>0.209006</text:p>
          </table:table-cell>
          <table:table-cell office:value-type="string" calcext:value-type="string">
            <text:p>Velocity</text:p>
          </table:table-cell>
          <table:table-cell office:value-type="float" office:value="35.6432" calcext:value-type="float">
            <text:p>35.643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47714" calcext:value-type="float">
            <text:p>-0.247714</text:p>
          </table:table-cell>
          <table:table-cell office:value-type="string" calcext:value-type="string">
            <text:p>Steering</text:p>
          </table:table-cell>
          <table:table-cell office:value-type="float" office:value="-0.026477" calcext:value-type="float">
            <text:p>-0.026477</text:p>
          </table:table-cell>
          <table:table-cell office:value-type="string" calcext:value-type="string">
            <text:p>Acc</text:p>
          </table:table-cell>
          <table:table-cell office:value-type="float" office:value="0.208405" calcext:value-type="float">
            <text:p>0.208405</text:p>
          </table:table-cell>
          <table:table-cell office:value-type="string" calcext:value-type="string">
            <text:p>Velocity</text:p>
          </table:table-cell>
          <table:table-cell office:value-type="float" office:value="35.7114" calcext:value-type="float">
            <text:p>35.711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48901" calcext:value-type="float">
            <text:p>-0.248901</text:p>
          </table:table-cell>
          <table:table-cell office:value-type="string" calcext:value-type="string">
            <text:p>Steering</text:p>
          </table:table-cell>
          <table:table-cell office:value-type="float" office:value="-0.0292378" calcext:value-type="float">
            <text:p>-0.0292378</text:p>
          </table:table-cell>
          <table:table-cell office:value-type="string" calcext:value-type="string">
            <text:p>Acc</text:p>
          </table:table-cell>
          <table:table-cell office:value-type="float" office:value="0.208049" calcext:value-type="float">
            <text:p>0.208049</text:p>
          </table:table-cell>
          <table:table-cell office:value-type="string" calcext:value-type="string">
            <text:p>Velocity</text:p>
          </table:table-cell>
          <table:table-cell office:value-type="float" office:value="35.7563" calcext:value-type="float">
            <text:p>35.756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44562" calcext:value-type="float">
            <text:p>-0.244562</text:p>
          </table:table-cell>
          <table:table-cell office:value-type="string" calcext:value-type="string">
            <text:p>Steering</text:p>
          </table:table-cell>
          <table:table-cell office:value-type="float" office:value="-0.0294165" calcext:value-type="float">
            <text:p>-0.0294165</text:p>
          </table:table-cell>
          <table:table-cell office:value-type="string" calcext:value-type="string">
            <text:p>Acc</text:p>
          </table:table-cell>
          <table:table-cell office:value-type="float" office:value="0.207611" calcext:value-type="float">
            <text:p>0.207611</text:p>
          </table:table-cell>
          <table:table-cell office:value-type="string" calcext:value-type="string">
            <text:p>Velocity</text:p>
          </table:table-cell>
          <table:table-cell office:value-type="float" office:value="35.8155" calcext:value-type="float">
            <text:p>35.815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40682" calcext:value-type="float">
            <text:p>-0.240682</text:p>
          </table:table-cell>
          <table:table-cell office:value-type="string" calcext:value-type="string">
            <text:p>Steering</text:p>
          </table:table-cell>
          <table:table-cell office:value-type="float" office:value="-0.0270803" calcext:value-type="float">
            <text:p>-0.0270803</text:p>
          </table:table-cell>
          <table:table-cell office:value-type="string" calcext:value-type="string">
            <text:p>Acc</text:p>
          </table:table-cell>
          <table:table-cell office:value-type="float" office:value="0.207216" calcext:value-type="float">
            <text:p>0.207216</text:p>
          </table:table-cell>
          <table:table-cell office:value-type="string" calcext:value-type="string">
            <text:p>Velocity</text:p>
          </table:table-cell>
          <table:table-cell office:value-type="float" office:value="35.8726" calcext:value-type="float">
            <text:p>35.872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37312" calcext:value-type="float">
            <text:p>-0.237312</text:p>
          </table:table-cell>
          <table:table-cell office:value-type="string" calcext:value-type="string">
            <text:p>Steering</text:p>
          </table:table-cell>
          <table:table-cell office:value-type="float" office:value="-0.0228465" calcext:value-type="float">
            <text:p>-0.0228465</text:p>
          </table:table-cell>
          <table:table-cell office:value-type="string" calcext:value-type="string">
            <text:p>Acc</text:p>
          </table:table-cell>
          <table:table-cell office:value-type="float" office:value="0.20684" calcext:value-type="float">
            <text:p>0.20684</text:p>
          </table:table-cell>
          <table:table-cell office:value-type="string" calcext:value-type="string">
            <text:p>Velocity</text:p>
          </table:table-cell>
          <table:table-cell office:value-type="float" office:value="35.9303" calcext:value-type="float">
            <text:p>35.930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3506" calcext:value-type="float">
            <text:p>-0.23506</text:p>
          </table:table-cell>
          <table:table-cell office:value-type="string" calcext:value-type="string">
            <text:p>Steering</text:p>
          </table:table-cell>
          <table:table-cell office:value-type="float" office:value="-0.0176374" calcext:value-type="float">
            <text:p>-0.0176374</text:p>
          </table:table-cell>
          <table:table-cell office:value-type="string" calcext:value-type="string">
            <text:p>Acc</text:p>
          </table:table-cell>
          <table:table-cell office:value-type="float" office:value="0.206484" calcext:value-type="float">
            <text:p>0.206484</text:p>
          </table:table-cell>
          <table:table-cell office:value-type="string" calcext:value-type="string">
            <text:p>Velocity</text:p>
          </table:table-cell>
          <table:table-cell office:value-type="float" office:value="35.9877" calcext:value-type="float">
            <text:p>35.987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33002" calcext:value-type="float">
            <text:p>-0.233002</text:p>
          </table:table-cell>
          <table:table-cell office:value-type="string" calcext:value-type="string">
            <text:p>Steering</text:p>
          </table:table-cell>
          <table:table-cell office:value-type="float" office:value="-0.0133818" calcext:value-type="float">
            <text:p>-0.0133818</text:p>
          </table:table-cell>
          <table:table-cell office:value-type="string" calcext:value-type="string">
            <text:p>Acc</text:p>
          </table:table-cell>
          <table:table-cell office:value-type="float" office:value="0.206079" calcext:value-type="float">
            <text:p>0.206079</text:p>
          </table:table-cell>
          <table:table-cell office:value-type="string" calcext:value-type="string">
            <text:p>Velocity</text:p>
          </table:table-cell>
          <table:table-cell office:value-type="float" office:value="36.0506" calcext:value-type="float">
            <text:p>36.050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3491" calcext:value-type="float">
            <text:p>-0.23491</text:p>
          </table:table-cell>
          <table:table-cell office:value-type="string" calcext:value-type="string">
            <text:p>Steering</text:p>
          </table:table-cell>
          <table:table-cell office:value-type="float" office:value="-0.00980771" calcext:value-type="float">
            <text:p>-0.00980771</text:p>
          </table:table-cell>
          <table:table-cell office:value-type="string" calcext:value-type="string">
            <text:p>Acc</text:p>
          </table:table-cell>
          <table:table-cell office:value-type="float" office:value="0.205755" calcext:value-type="float">
            <text:p>0.205755</text:p>
          </table:table-cell>
          <table:table-cell office:value-type="string" calcext:value-type="string">
            <text:p>Velocity</text:p>
          </table:table-cell>
          <table:table-cell office:value-type="float" office:value="36.1024" calcext:value-type="float">
            <text:p>36.102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44307" calcext:value-type="float">
            <text:p>-0.244307</text:p>
          </table:table-cell>
          <table:table-cell office:value-type="string" calcext:value-type="string">
            <text:p>Steering</text:p>
          </table:table-cell>
          <table:table-cell office:value-type="float" office:value="-0.00954645" calcext:value-type="float">
            <text:p>-0.00954645</text:p>
          </table:table-cell>
          <table:table-cell office:value-type="string" calcext:value-type="string">
            <text:p>Acc</text:p>
          </table:table-cell>
          <table:table-cell office:value-type="float" office:value="0.205411" calcext:value-type="float">
            <text:p>0.205411</text:p>
          </table:table-cell>
          <table:table-cell office:value-type="string" calcext:value-type="string">
            <text:p>Velocity</text:p>
          </table:table-cell>
          <table:table-cell office:value-type="float" office:value="36.1521" calcext:value-type="float">
            <text:p>36.152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44435" calcext:value-type="float">
            <text:p>-0.244435</text:p>
          </table:table-cell>
          <table:table-cell office:value-type="string" calcext:value-type="string">
            <text:p>Steering</text:p>
          </table:table-cell>
          <table:table-cell office:value-type="float" office:value="-0.00796919" calcext:value-type="float">
            <text:p>-0.00796919</text:p>
          </table:table-cell>
          <table:table-cell office:value-type="string" calcext:value-type="string">
            <text:p>Acc</text:p>
          </table:table-cell>
          <table:table-cell office:value-type="float" office:value="0.205253" calcext:value-type="float">
            <text:p>0.205253</text:p>
          </table:table-cell>
          <table:table-cell office:value-type="string" calcext:value-type="string">
            <text:p>Velocity</text:p>
          </table:table-cell>
          <table:table-cell office:value-type="float" office:value="36.1775" calcext:value-type="float">
            <text:p>36.17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47544" calcext:value-type="float">
            <text:p>-0.247544</text:p>
          </table:table-cell>
          <table:table-cell office:value-type="string" calcext:value-type="string">
            <text:p>Steering</text:p>
          </table:table-cell>
          <table:table-cell office:value-type="float" office:value="-0.00896203" calcext:value-type="float">
            <text:p>-0.00896203</text:p>
          </table:table-cell>
          <table:table-cell office:value-type="string" calcext:value-type="string">
            <text:p>Acc</text:p>
          </table:table-cell>
          <table:table-cell office:value-type="float" office:value="0.204919" calcext:value-type="float">
            <text:p>0.204919</text:p>
          </table:table-cell>
          <table:table-cell office:value-type="string" calcext:value-type="string">
            <text:p>Velocity</text:p>
          </table:table-cell>
          <table:table-cell office:value-type="float" office:value="36.2225" calcext:value-type="float">
            <text:p>36.222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52555" calcext:value-type="float">
            <text:p>-0.252555</text:p>
          </table:table-cell>
          <table:table-cell office:value-type="string" calcext:value-type="string">
            <text:p>Steering</text:p>
          </table:table-cell>
          <table:table-cell office:value-type="float" office:value="-0.011949" calcext:value-type="float">
            <text:p>-0.011949</text:p>
          </table:table-cell>
          <table:table-cell office:value-type="string" calcext:value-type="string">
            <text:p>Acc</text:p>
          </table:table-cell>
          <table:table-cell office:value-type="float" office:value="0.204571" calcext:value-type="float">
            <text:p>0.204571</text:p>
          </table:table-cell>
          <table:table-cell office:value-type="string" calcext:value-type="string">
            <text:p>Velocity</text:p>
          </table:table-cell>
          <table:table-cell office:value-type="float" office:value="36.2656" calcext:value-type="float">
            <text:p>36.265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58252" calcext:value-type="float">
            <text:p>-0.258252</text:p>
          </table:table-cell>
          <table:table-cell office:value-type="string" calcext:value-type="string">
            <text:p>Steering</text:p>
          </table:table-cell>
          <table:table-cell office:value-type="float" office:value="-0.0163153" calcext:value-type="float">
            <text:p>-0.0163153</text:p>
          </table:table-cell>
          <table:table-cell office:value-type="string" calcext:value-type="string">
            <text:p>Acc</text:p>
          </table:table-cell>
          <table:table-cell office:value-type="float" office:value="0.204225" calcext:value-type="float">
            <text:p>0.204225</text:p>
          </table:table-cell>
          <table:table-cell office:value-type="string" calcext:value-type="string">
            <text:p>Velocity</text:p>
          </table:table-cell>
          <table:table-cell office:value-type="float" office:value="36.3055" calcext:value-type="float">
            <text:p>36.305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60397" calcext:value-type="float">
            <text:p>-0.260397</text:p>
          </table:table-cell>
          <table:table-cell office:value-type="string" calcext:value-type="string">
            <text:p>Steering</text:p>
          </table:table-cell>
          <table:table-cell office:value-type="float" office:value="-0.0241047" calcext:value-type="float">
            <text:p>-0.0241047</text:p>
          </table:table-cell>
          <table:table-cell office:value-type="string" calcext:value-type="string">
            <text:p>Acc</text:p>
          </table:table-cell>
          <table:table-cell office:value-type="float" office:value="0.203137" calcext:value-type="float">
            <text:p>0.203137</text:p>
          </table:table-cell>
          <table:table-cell office:value-type="string" calcext:value-type="string">
            <text:p>Velocity</text:p>
          </table:table-cell>
          <table:table-cell office:value-type="float" office:value="36.4397" calcext:value-type="float">
            <text:p>36.439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02649" calcext:value-type="float">
            <text:p>-0.402649</text:p>
          </table:table-cell>
          <table:table-cell office:value-type="string" calcext:value-type="string">
            <text:p>Steering</text:p>
          </table:table-cell>
          <table:table-cell office:value-type="float" office:value="-0.0384033" calcext:value-type="float">
            <text:p>-0.0384033</text:p>
          </table:table-cell>
          <table:table-cell office:value-type="string" calcext:value-type="string">
            <text:p>Acc</text:p>
          </table:table-cell>
          <table:table-cell office:value-type="float" office:value="0.202702" calcext:value-type="float">
            <text:p>0.202702</text:p>
          </table:table-cell>
          <table:table-cell office:value-type="string" calcext:value-type="string">
            <text:p>Velocity</text:p>
          </table:table-cell>
          <table:table-cell office:value-type="float" office:value="36.4935" calcext:value-type="float">
            <text:p>36.49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82203" calcext:value-type="float">
            <text:p>-0.382203</text:p>
          </table:table-cell>
          <table:table-cell office:value-type="string" calcext:value-type="string">
            <text:p>Steering</text:p>
          </table:table-cell>
          <table:table-cell office:value-type="float" office:value="-0.0464892" calcext:value-type="float">
            <text:p>-0.0464892</text:p>
          </table:table-cell>
          <table:table-cell office:value-type="string" calcext:value-type="string">
            <text:p>Acc</text:p>
          </table:table-cell>
          <table:table-cell office:value-type="float" office:value="0.202301" calcext:value-type="float">
            <text:p>0.202301</text:p>
          </table:table-cell>
          <table:table-cell office:value-type="string" calcext:value-type="string">
            <text:p>Velocity</text:p>
          </table:table-cell>
          <table:table-cell office:value-type="float" office:value="36.5356" calcext:value-type="float">
            <text:p>36.535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63158" calcext:value-type="float">
            <text:p>-0.363158</text:p>
          </table:table-cell>
          <table:table-cell office:value-type="string" calcext:value-type="string">
            <text:p>Steering</text:p>
          </table:table-cell>
          <table:table-cell office:value-type="float" office:value="-0.0485048" calcext:value-type="float">
            <text:p>-0.0485048</text:p>
          </table:table-cell>
          <table:table-cell office:value-type="string" calcext:value-type="string">
            <text:p>Acc</text:p>
          </table:table-cell>
          <table:table-cell office:value-type="float" office:value="0.202947" calcext:value-type="float">
            <text:p>0.202947</text:p>
          </table:table-cell>
          <table:table-cell office:value-type="string" calcext:value-type="string">
            <text:p>Velocity</text:p>
          </table:table-cell>
          <table:table-cell office:value-type="float" office:value="36.4414" calcext:value-type="float">
            <text:p>36.441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36488" calcext:value-type="float">
            <text:p>-0.336488</text:p>
          </table:table-cell>
          <table:table-cell office:value-type="string" calcext:value-type="string">
            <text:p>Steering</text:p>
          </table:table-cell>
          <table:table-cell office:value-type="float" office:value="-0.043715" calcext:value-type="float">
            <text:p>-0.043715</text:p>
          </table:table-cell>
          <table:table-cell office:value-type="string" calcext:value-type="string">
            <text:p>Acc</text:p>
          </table:table-cell>
          <table:table-cell office:value-type="float" office:value="0.202775" calcext:value-type="float">
            <text:p>0.202775</text:p>
          </table:table-cell>
          <table:table-cell office:value-type="string" calcext:value-type="string">
            <text:p>Velocity</text:p>
          </table:table-cell>
          <table:table-cell office:value-type="float" office:value="36.4674" calcext:value-type="float">
            <text:p>36.467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18011" calcext:value-type="float">
            <text:p>-0.318011</text:p>
          </table:table-cell>
          <table:table-cell office:value-type="string" calcext:value-type="string">
            <text:p>Steering</text:p>
          </table:table-cell>
          <table:table-cell office:value-type="float" office:value="-0.0353929" calcext:value-type="float">
            <text:p>-0.0353929</text:p>
          </table:table-cell>
          <table:table-cell office:value-type="string" calcext:value-type="string">
            <text:p>Acc</text:p>
          </table:table-cell>
          <table:table-cell office:value-type="float" office:value="0.202634" calcext:value-type="float">
            <text:p>0.202634</text:p>
          </table:table-cell>
          <table:table-cell office:value-type="string" calcext:value-type="string">
            <text:p>Velocity</text:p>
          </table:table-cell>
          <table:table-cell office:value-type="float" office:value="36.496" calcext:value-type="float">
            <text:p>36.49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01561" calcext:value-type="float">
            <text:p>-0.301561</text:p>
          </table:table-cell>
          <table:table-cell office:value-type="string" calcext:value-type="string">
            <text:p>Steering</text:p>
          </table:table-cell>
          <table:table-cell office:value-type="float" office:value="-0.0237278" calcext:value-type="float">
            <text:p>-0.0237278</text:p>
          </table:table-cell>
          <table:table-cell office:value-type="string" calcext:value-type="string">
            <text:p>Acc</text:p>
          </table:table-cell>
          <table:table-cell office:value-type="float" office:value="0.202547" calcext:value-type="float">
            <text:p>0.202547</text:p>
          </table:table-cell>
          <table:table-cell office:value-type="string" calcext:value-type="string">
            <text:p>Velocity</text:p>
          </table:table-cell>
          <table:table-cell office:value-type="float" office:value="36.525" calcext:value-type="float">
            <text:p>36.52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88643" calcext:value-type="float">
            <text:p>-0.288643</text:p>
          </table:table-cell>
          <table:table-cell office:value-type="string" calcext:value-type="string">
            <text:p>Steering</text:p>
          </table:table-cell>
          <table:table-cell office:value-type="float" office:value="-0.0112508" calcext:value-type="float">
            <text:p>-0.0112508</text:p>
          </table:table-cell>
          <table:table-cell office:value-type="string" calcext:value-type="string">
            <text:p>Acc</text:p>
          </table:table-cell>
          <table:table-cell office:value-type="float" office:value="0.202492" calcext:value-type="float">
            <text:p>0.202492</text:p>
          </table:table-cell>
          <table:table-cell office:value-type="string" calcext:value-type="string">
            <text:p>Velocity</text:p>
          </table:table-cell>
          <table:table-cell office:value-type="float" office:value="36.5546" calcext:value-type="float">
            <text:p>36.554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7979" calcext:value-type="float">
            <text:p>-0.27979</text:p>
          </table:table-cell>
          <table:table-cell office:value-type="string" calcext:value-type="string">
            <text:p>Steering</text:p>
          </table:table-cell>
          <table:table-cell office:value-type="float" office:value="-0.000613968" calcext:value-type="float">
            <text:p>-0.000613968</text:p>
          </table:table-cell>
          <table:table-cell office:value-type="string" calcext:value-type="string">
            <text:p>Acc</text:p>
          </table:table-cell>
          <table:table-cell office:value-type="float" office:value="0.202432" calcext:value-type="float">
            <text:p>0.202432</text:p>
          </table:table-cell>
          <table:table-cell office:value-type="string" calcext:value-type="string">
            <text:p>Velocity</text:p>
          </table:table-cell>
          <table:table-cell office:value-type="float" office:value="36.5849" calcext:value-type="float">
            <text:p>36.584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73456" calcext:value-type="float">
            <text:p>-0.273456</text:p>
          </table:table-cell>
          <table:table-cell office:value-type="string" calcext:value-type="string">
            <text:p>Steering</text:p>
          </table:table-cell>
          <table:table-cell office:value-type="float" office:value="0.00549651" calcext:value-type="float">
            <text:p>0.00549651</text:p>
          </table:table-cell>
          <table:table-cell office:value-type="string" calcext:value-type="string">
            <text:p>Acc</text:p>
          </table:table-cell>
          <table:table-cell office:value-type="float" office:value="0.20134" calcext:value-type="float">
            <text:p>0.20134</text:p>
          </table:table-cell>
          <table:table-cell office:value-type="string" calcext:value-type="string">
            <text:p>Velocity</text:p>
          </table:table-cell>
          <table:table-cell office:value-type="float" office:value="36.7497" calcext:value-type="float">
            <text:p>36.749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7304" calcext:value-type="float">
            <text:p>-0.27304</text:p>
          </table:table-cell>
          <table:table-cell office:value-type="string" calcext:value-type="string">
            <text:p>Steering</text:p>
          </table:table-cell>
          <table:table-cell office:value-type="float" office:value="0.00751759" calcext:value-type="float">
            <text:p>0.00751759</text:p>
          </table:table-cell>
          <table:table-cell office:value-type="string" calcext:value-type="string">
            <text:p>Acc</text:p>
          </table:table-cell>
          <table:table-cell office:value-type="float" office:value="0.202189" calcext:value-type="float">
            <text:p>0.202189</text:p>
          </table:table-cell>
          <table:table-cell office:value-type="string" calcext:value-type="string">
            <text:p>Velocity</text:p>
          </table:table-cell>
          <table:table-cell office:value-type="float" office:value="36.6397" calcext:value-type="float">
            <text:p>36.639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75934" calcext:value-type="float">
            <text:p>-0.275934</text:p>
          </table:table-cell>
          <table:table-cell office:value-type="string" calcext:value-type="string">
            <text:p>Steering</text:p>
          </table:table-cell>
          <table:table-cell office:value-type="float" office:value="0.00445291" calcext:value-type="float">
            <text:p>0.00445291</text:p>
          </table:table-cell>
          <table:table-cell office:value-type="string" calcext:value-type="string">
            <text:p>Acc</text:p>
          </table:table-cell>
          <table:table-cell office:value-type="float" office:value="0.201066" calcext:value-type="float">
            <text:p>0.201066</text:p>
          </table:table-cell>
          <table:table-cell office:value-type="string" calcext:value-type="string">
            <text:p>Velocity</text:p>
          </table:table-cell>
          <table:table-cell office:value-type="float" office:value="36.7897" calcext:value-type="float">
            <text:p>36.789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82409" calcext:value-type="float">
            <text:p>-0.282409</text:p>
          </table:table-cell>
          <table:table-cell office:value-type="string" calcext:value-type="string">
            <text:p>Steering</text:p>
          </table:table-cell>
          <table:table-cell office:value-type="float" office:value="-0.00333591" calcext:value-type="float">
            <text:p>-0.00333591</text:p>
          </table:table-cell>
          <table:table-cell office:value-type="string" calcext:value-type="string">
            <text:p>Acc</text:p>
          </table:table-cell>
          <table:table-cell office:value-type="float" office:value="0.200794" calcext:value-type="float">
            <text:p>0.200794</text:p>
          </table:table-cell>
          <table:table-cell office:value-type="string" calcext:value-type="string">
            <text:p>Velocity</text:p>
          </table:table-cell>
          <table:table-cell office:value-type="float" office:value="36.8115" calcext:value-type="float">
            <text:p>36.811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56742" calcext:value-type="float">
            <text:p>-0.256742</text:p>
          </table:table-cell>
          <table:table-cell office:value-type="string" calcext:value-type="string">
            <text:p>Steering</text:p>
          </table:table-cell>
          <table:table-cell office:value-type="float" office:value="-0.012726" calcext:value-type="float">
            <text:p>-0.012726</text:p>
          </table:table-cell>
          <table:table-cell office:value-type="string" calcext:value-type="string">
            <text:p>Acc</text:p>
          </table:table-cell>
          <table:table-cell office:value-type="float" office:value="0.201191" calcext:value-type="float">
            <text:p>0.201191</text:p>
          </table:table-cell>
          <table:table-cell office:value-type="string" calcext:value-type="string">
            <text:p>Velocity</text:p>
          </table:table-cell>
          <table:table-cell office:value-type="float" office:value="36.7337" calcext:value-type="float">
            <text:p>36.733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73654" calcext:value-type="float">
            <text:p>-0.273654</text:p>
          </table:table-cell>
          <table:table-cell office:value-type="string" calcext:value-type="string">
            <text:p>Steering</text:p>
          </table:table-cell>
          <table:table-cell office:value-type="float" office:value="-0.0233568" calcext:value-type="float">
            <text:p>-0.0233568</text:p>
          </table:table-cell>
          <table:table-cell office:value-type="string" calcext:value-type="string">
            <text:p>Acc</text:p>
          </table:table-cell>
          <table:table-cell office:value-type="float" office:value="0.200282" calcext:value-type="float">
            <text:p>0.200282</text:p>
          </table:table-cell>
          <table:table-cell office:value-type="string" calcext:value-type="string">
            <text:p>Velocity</text:p>
          </table:table-cell>
          <table:table-cell office:value-type="float" office:value="36.8347" calcext:value-type="float">
            <text:p>36.834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88338" calcext:value-type="float">
            <text:p>-0.288338</text:p>
          </table:table-cell>
          <table:table-cell office:value-type="string" calcext:value-type="string">
            <text:p>Steering</text:p>
          </table:table-cell>
          <table:table-cell office:value-type="float" office:value="-0.0338478" calcext:value-type="float">
            <text:p>-0.0338478</text:p>
          </table:table-cell>
          <table:table-cell office:value-type="string" calcext:value-type="string">
            <text:p>Acc</text:p>
          </table:table-cell>
          <table:table-cell office:value-type="float" office:value="0.20006" calcext:value-type="float">
            <text:p>0.20006</text:p>
          </table:table-cell>
          <table:table-cell office:value-type="string" calcext:value-type="string">
            <text:p>Velocity</text:p>
          </table:table-cell>
          <table:table-cell office:value-type="float" office:value="36.8409" calcext:value-type="float">
            <text:p>36.840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02308" calcext:value-type="float">
            <text:p>-0.302308</text:p>
          </table:table-cell>
          <table:table-cell office:value-type="string" calcext:value-type="string">
            <text:p>Steering</text:p>
          </table:table-cell>
          <table:table-cell office:value-type="float" office:value="-0.0417537" calcext:value-type="float">
            <text:p>-0.0417537</text:p>
          </table:table-cell>
          <table:table-cell office:value-type="string" calcext:value-type="string">
            <text:p>Acc</text:p>
          </table:table-cell>
          <table:table-cell office:value-type="float" office:value="0.200017" calcext:value-type="float">
            <text:p>0.200017</text:p>
          </table:table-cell>
          <table:table-cell office:value-type="string" calcext:value-type="string">
            <text:p>Velocity</text:p>
          </table:table-cell>
          <table:table-cell office:value-type="float" office:value="36.8287" calcext:value-type="float">
            <text:p>36.828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12697" calcext:value-type="float">
            <text:p>-0.312697</text:p>
          </table:table-cell>
          <table:table-cell office:value-type="string" calcext:value-type="string">
            <text:p>Steering</text:p>
          </table:table-cell>
          <table:table-cell office:value-type="float" office:value="-0.0462094" calcext:value-type="float">
            <text:p>-0.0462094</text:p>
          </table:table-cell>
          <table:table-cell office:value-type="string" calcext:value-type="string">
            <text:p>Acc</text:p>
          </table:table-cell>
          <table:table-cell office:value-type="float" office:value="0.199694" calcext:value-type="float">
            <text:p>0.199694</text:p>
          </table:table-cell>
          <table:table-cell office:value-type="string" calcext:value-type="string">
            <text:p>Velocity</text:p>
          </table:table-cell>
          <table:table-cell office:value-type="float" office:value="36.8623" calcext:value-type="float">
            <text:p>36.862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21848" calcext:value-type="float">
            <text:p>-0.321848</text:p>
          </table:table-cell>
          <table:table-cell office:value-type="string" calcext:value-type="string">
            <text:p>Steering</text:p>
          </table:table-cell>
          <table:table-cell office:value-type="float" office:value="-0.0466368" calcext:value-type="float">
            <text:p>-0.0466368</text:p>
          </table:table-cell>
          <table:table-cell office:value-type="string" calcext:value-type="string">
            <text:p>Acc</text:p>
          </table:table-cell>
          <table:table-cell office:value-type="float" office:value="0.199634" calcext:value-type="float">
            <text:p>0.199634</text:p>
          </table:table-cell>
          <table:table-cell office:value-type="string" calcext:value-type="string">
            <text:p>Velocity</text:p>
          </table:table-cell>
          <table:table-cell office:value-type="float" office:value="36.8702" calcext:value-type="float">
            <text:p>36.870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29296" calcext:value-type="float">
            <text:p>-0.329296</text:p>
          </table:table-cell>
          <table:table-cell office:value-type="string" calcext:value-type="string">
            <text:p>Steering</text:p>
          </table:table-cell>
          <table:table-cell office:value-type="float" office:value="-0.0426945" calcext:value-type="float">
            <text:p>-0.0426945</text:p>
          </table:table-cell>
          <table:table-cell office:value-type="string" calcext:value-type="string">
            <text:p>Acc</text:p>
          </table:table-cell>
          <table:table-cell office:value-type="float" office:value="0.199592" calcext:value-type="float">
            <text:p>0.199592</text:p>
          </table:table-cell>
          <table:table-cell office:value-type="string" calcext:value-type="string">
            <text:p>Velocity</text:p>
          </table:table-cell>
          <table:table-cell office:value-type="float" office:value="36.8872" calcext:value-type="float">
            <text:p>36.887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39682" calcext:value-type="float">
            <text:p>-0.339682</text:p>
          </table:table-cell>
          <table:table-cell office:value-type="string" calcext:value-type="string">
            <text:p>Steering</text:p>
          </table:table-cell>
          <table:table-cell office:value-type="float" office:value="-0.0351868" calcext:value-type="float">
            <text:p>-0.0351868</text:p>
          </table:table-cell>
          <table:table-cell office:value-type="string" calcext:value-type="string">
            <text:p>Acc</text:p>
          </table:table-cell>
          <table:table-cell office:value-type="float" office:value="0.199619" calcext:value-type="float">
            <text:p>0.199619</text:p>
          </table:table-cell>
          <table:table-cell office:value-type="string" calcext:value-type="string">
            <text:p>Velocity</text:p>
          </table:table-cell>
          <table:table-cell office:value-type="float" office:value="36.9068" calcext:value-type="float">
            <text:p>36.906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55343" calcext:value-type="float">
            <text:p>-0.355343</text:p>
          </table:table-cell>
          <table:table-cell office:value-type="string" calcext:value-type="string">
            <text:p>Steering</text:p>
          </table:table-cell>
          <table:table-cell office:value-type="float" office:value="-0.0312453" calcext:value-type="float">
            <text:p>-0.0312453</text:p>
          </table:table-cell>
          <table:table-cell office:value-type="string" calcext:value-type="string">
            <text:p>Acc</text:p>
          </table:table-cell>
          <table:table-cell office:value-type="float" office:value="0.199647" calcext:value-type="float">
            <text:p>0.199647</text:p>
          </table:table-cell>
          <table:table-cell office:value-type="string" calcext:value-type="string">
            <text:p>Velocity</text:p>
          </table:table-cell>
          <table:table-cell office:value-type="float" office:value="36.9183" calcext:value-type="float">
            <text:p>36.918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61497" calcext:value-type="float">
            <text:p>-0.361497</text:p>
          </table:table-cell>
          <table:table-cell office:value-type="string" calcext:value-type="string">
            <text:p>Steering</text:p>
          </table:table-cell>
          <table:table-cell office:value-type="float" office:value="-0.0209462" calcext:value-type="float">
            <text:p>-0.0209462</text:p>
          </table:table-cell>
          <table:table-cell office:value-type="string" calcext:value-type="string">
            <text:p>Acc</text:p>
          </table:table-cell>
          <table:table-cell office:value-type="float" office:value="0.199773" calcext:value-type="float">
            <text:p>0.199773</text:p>
          </table:table-cell>
          <table:table-cell office:value-type="string" calcext:value-type="string">
            <text:p>Velocity</text:p>
          </table:table-cell>
          <table:table-cell office:value-type="float" office:value="36.9354" calcext:value-type="float">
            <text:p>36.935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68818" calcext:value-type="float">
            <text:p>-0.368818</text:p>
          </table:table-cell>
          <table:table-cell office:value-type="string" calcext:value-type="string">
            <text:p>Steering</text:p>
          </table:table-cell>
          <table:table-cell office:value-type="float" office:value="-0.0131236" calcext:value-type="float">
            <text:p>-0.0131236</text:p>
          </table:table-cell>
          <table:table-cell office:value-type="string" calcext:value-type="string">
            <text:p>Acc</text:p>
          </table:table-cell>
          <table:table-cell office:value-type="float" office:value="0.199869" calcext:value-type="float">
            <text:p>0.199869</text:p>
          </table:table-cell>
          <table:table-cell office:value-type="string" calcext:value-type="string">
            <text:p>Velocity</text:p>
          </table:table-cell>
          <table:table-cell office:value-type="float" office:value="36.951" calcext:value-type="float">
            <text:p>36.95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68958" calcext:value-type="float">
            <text:p>-0.368958</text:p>
          </table:table-cell>
          <table:table-cell office:value-type="string" calcext:value-type="string">
            <text:p>Steering</text:p>
          </table:table-cell>
          <table:table-cell office:value-type="float" office:value="-0.00951424" calcext:value-type="float">
            <text:p>-0.00951424</text:p>
          </table:table-cell>
          <table:table-cell office:value-type="string" calcext:value-type="string">
            <text:p>Acc</text:p>
          </table:table-cell>
          <table:table-cell office:value-type="float" office:value="0.199846" calcext:value-type="float">
            <text:p>0.199846</text:p>
          </table:table-cell>
          <table:table-cell office:value-type="string" calcext:value-type="string">
            <text:p>Velocity</text:p>
          </table:table-cell>
          <table:table-cell office:value-type="float" office:value="36.9667" calcext:value-type="float">
            <text:p>36.966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84281" calcext:value-type="float">
            <text:p>-0.384281</text:p>
          </table:table-cell>
          <table:table-cell office:value-type="string" calcext:value-type="string">
            <text:p>Steering</text:p>
          </table:table-cell>
          <table:table-cell office:value-type="float" office:value="-0.00995776" calcext:value-type="float">
            <text:p>-0.00995776</text:p>
          </table:table-cell>
          <table:table-cell office:value-type="string" calcext:value-type="string">
            <text:p>Acc</text:p>
          </table:table-cell>
          <table:table-cell office:value-type="float" office:value="0.19975" calcext:value-type="float">
            <text:p>0.19975</text:p>
          </table:table-cell>
          <table:table-cell office:value-type="string" calcext:value-type="string">
            <text:p>Velocity</text:p>
          </table:table-cell>
          <table:table-cell office:value-type="float" office:value="36.9844" calcext:value-type="float">
            <text:p>36.984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97293" calcext:value-type="float">
            <text:p>-0.397293</text:p>
          </table:table-cell>
          <table:table-cell office:value-type="string" calcext:value-type="string">
            <text:p>Steering</text:p>
          </table:table-cell>
          <table:table-cell office:value-type="float" office:value="-0.0137697" calcext:value-type="float">
            <text:p>-0.0137697</text:p>
          </table:table-cell>
          <table:table-cell office:value-type="string" calcext:value-type="string">
            <text:p>Acc</text:p>
          </table:table-cell>
          <table:table-cell office:value-type="float" office:value="0.199592" calcext:value-type="float">
            <text:p>0.199592</text:p>
          </table:table-cell>
          <table:table-cell office:value-type="string" calcext:value-type="string">
            <text:p>Velocity</text:p>
          </table:table-cell>
          <table:table-cell office:value-type="float" office:value="36.9976" calcext:value-type="float">
            <text:p>36.997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12318" calcext:value-type="float">
            <text:p>-0.412318</text:p>
          </table:table-cell>
          <table:table-cell office:value-type="string" calcext:value-type="string">
            <text:p>Steering</text:p>
          </table:table-cell>
          <table:table-cell office:value-type="float" office:value="-0.0209256" calcext:value-type="float">
            <text:p>-0.0209256</text:p>
          </table:table-cell>
          <table:table-cell office:value-type="string" calcext:value-type="string">
            <text:p>Acc</text:p>
          </table:table-cell>
          <table:table-cell office:value-type="float" office:value="0.199339" calcext:value-type="float">
            <text:p>0.199339</text:p>
          </table:table-cell>
          <table:table-cell office:value-type="string" calcext:value-type="string">
            <text:p>Velocity</text:p>
          </table:table-cell>
          <table:table-cell office:value-type="float" office:value="37.0122" calcext:value-type="float">
            <text:p>37.012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27383" calcext:value-type="float">
            <text:p>-0.427383</text:p>
          </table:table-cell>
          <table:table-cell office:value-type="string" calcext:value-type="string">
            <text:p>Steering</text:p>
          </table:table-cell>
          <table:table-cell office:value-type="float" office:value="-0.0300726" calcext:value-type="float">
            <text:p>-0.0300726</text:p>
          </table:table-cell>
          <table:table-cell office:value-type="string" calcext:value-type="string">
            <text:p>Acc</text:p>
          </table:table-cell>
          <table:table-cell office:value-type="float" office:value="0.199039" calcext:value-type="float">
            <text:p>0.199039</text:p>
          </table:table-cell>
          <table:table-cell office:value-type="string" calcext:value-type="string">
            <text:p>Velocity</text:p>
          </table:table-cell>
          <table:table-cell office:value-type="float" office:value="37.0259" calcext:value-type="float">
            <text:p>37.025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25735" calcext:value-type="float">
            <text:p>-0.425735</text:p>
          </table:table-cell>
          <table:table-cell office:value-type="string" calcext:value-type="string">
            <text:p>Steering</text:p>
          </table:table-cell>
          <table:table-cell office:value-type="float" office:value="-0.0338973" calcext:value-type="float">
            <text:p>-0.0338973</text:p>
          </table:table-cell>
          <table:table-cell office:value-type="string" calcext:value-type="string">
            <text:p>Acc</text:p>
          </table:table-cell>
          <table:table-cell office:value-type="float" office:value="0.198871" calcext:value-type="float">
            <text:p>0.198871</text:p>
          </table:table-cell>
          <table:table-cell office:value-type="string" calcext:value-type="string">
            <text:p>Velocity</text:p>
          </table:table-cell>
          <table:table-cell office:value-type="float" office:value="37.0353" calcext:value-type="float">
            <text:p>37.035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38761" calcext:value-type="float">
            <text:p>-0.438761</text:p>
          </table:table-cell>
          <table:table-cell office:value-type="string" calcext:value-type="string">
            <text:p>Steering</text:p>
          </table:table-cell>
          <table:table-cell office:value-type="float" office:value="-0.0419917" calcext:value-type="float">
            <text:p>-0.0419917</text:p>
          </table:table-cell>
          <table:table-cell office:value-type="string" calcext:value-type="string">
            <text:p>Acc</text:p>
          </table:table-cell>
          <table:table-cell office:value-type="float" office:value="0.198608" calcext:value-type="float">
            <text:p>0.198608</text:p>
          </table:table-cell>
          <table:table-cell office:value-type="string" calcext:value-type="string">
            <text:p>Velocity</text:p>
          </table:table-cell>
          <table:table-cell office:value-type="float" office:value="37.0465" calcext:value-type="float">
            <text:p>37.046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56673" calcext:value-type="float">
            <text:p>-0.456673</text:p>
          </table:table-cell>
          <table:table-cell office:value-type="string" calcext:value-type="string">
            <text:p>Steering</text:p>
          </table:table-cell>
          <table:table-cell office:value-type="float" office:value="-0.0499415" calcext:value-type="float">
            <text:p>-0.0499415</text:p>
          </table:table-cell>
          <table:table-cell office:value-type="string" calcext:value-type="string">
            <text:p>Acc</text:p>
          </table:table-cell>
          <table:table-cell office:value-type="float" office:value="0.198359" calcext:value-type="float">
            <text:p>0.198359</text:p>
          </table:table-cell>
          <table:table-cell office:value-type="string" calcext:value-type="string">
            <text:p>Velocity</text:p>
          </table:table-cell>
          <table:table-cell office:value-type="float" office:value="37.0571" calcext:value-type="float">
            <text:p>37.057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6904" calcext:value-type="float">
            <text:p>-0.46904</text:p>
          </table:table-cell>
          <table:table-cell office:value-type="string" calcext:value-type="string">
            <text:p>Steering</text:p>
          </table:table-cell>
          <table:table-cell office:value-type="float" office:value="-0.0541377" calcext:value-type="float">
            <text:p>-0.0541377</text:p>
          </table:table-cell>
          <table:table-cell office:value-type="string" calcext:value-type="string">
            <text:p>Acc</text:p>
          </table:table-cell>
          <table:table-cell office:value-type="float" office:value="0.198204" calcext:value-type="float">
            <text:p>0.198204</text:p>
          </table:table-cell>
          <table:table-cell office:value-type="string" calcext:value-type="string">
            <text:p>Velocity</text:p>
          </table:table-cell>
          <table:table-cell office:value-type="float" office:value="37.0664" calcext:value-type="float">
            <text:p>37.066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78846" calcext:value-type="float">
            <text:p>-0.478846</text:p>
          </table:table-cell>
          <table:table-cell office:value-type="string" calcext:value-type="string">
            <text:p>Steering</text:p>
          </table:table-cell>
          <table:table-cell office:value-type="float" office:value="-0.054337" calcext:value-type="float">
            <text:p>-0.054337</text:p>
          </table:table-cell>
          <table:table-cell office:value-type="string" calcext:value-type="string">
            <text:p>Acc</text:p>
          </table:table-cell>
          <table:table-cell office:value-type="float" office:value="0.198154" calcext:value-type="float">
            <text:p>0.198154</text:p>
          </table:table-cell>
          <table:table-cell office:value-type="string" calcext:value-type="string">
            <text:p>Velocity</text:p>
          </table:table-cell>
          <table:table-cell office:value-type="float" office:value="37.0747" calcext:value-type="float">
            <text:p>37.074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85289" calcext:value-type="float">
            <text:p>-0.485289</text:p>
          </table:table-cell>
          <table:table-cell office:value-type="string" calcext:value-type="string">
            <text:p>Steering</text:p>
          </table:table-cell>
          <table:table-cell office:value-type="float" office:value="-0.0512061" calcext:value-type="float">
            <text:p>-0.0512061</text:p>
          </table:table-cell>
          <table:table-cell office:value-type="string" calcext:value-type="string">
            <text:p>Acc</text:p>
          </table:table-cell>
          <table:table-cell office:value-type="float" office:value="0.198198" calcext:value-type="float">
            <text:p>0.198198</text:p>
          </table:table-cell>
          <table:table-cell office:value-type="string" calcext:value-type="string">
            <text:p>Velocity</text:p>
          </table:table-cell>
          <table:table-cell office:value-type="float" office:value="37.0815" calcext:value-type="float">
            <text:p>37.081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93062" calcext:value-type="float">
            <text:p>-0.493062</text:p>
          </table:table-cell>
          <table:table-cell office:value-type="string" calcext:value-type="string">
            <text:p>Steering</text:p>
          </table:table-cell>
          <table:table-cell office:value-type="float" office:value="-0.0451704" calcext:value-type="float">
            <text:p>-0.0451704</text:p>
          </table:table-cell>
          <table:table-cell office:value-type="string" calcext:value-type="string">
            <text:p>Acc</text:p>
          </table:table-cell>
          <table:table-cell office:value-type="float" office:value="0.198321" calcext:value-type="float">
            <text:p>0.198321</text:p>
          </table:table-cell>
          <table:table-cell office:value-type="string" calcext:value-type="string">
            <text:p>Velocity</text:p>
          </table:table-cell>
          <table:table-cell office:value-type="float" office:value="37.0894" calcext:value-type="float">
            <text:p>37.089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00307" calcext:value-type="float">
            <text:p>-0.500307</text:p>
          </table:table-cell>
          <table:table-cell office:value-type="string" calcext:value-type="string">
            <text:p>Steering</text:p>
          </table:table-cell>
          <table:table-cell office:value-type="float" office:value="-0.0374903" calcext:value-type="float">
            <text:p>-0.0374903</text:p>
          </table:table-cell>
          <table:table-cell office:value-type="string" calcext:value-type="string">
            <text:p>Acc</text:p>
          </table:table-cell>
          <table:table-cell office:value-type="float" office:value="0.198495" calcext:value-type="float">
            <text:p>0.198495</text:p>
          </table:table-cell>
          <table:table-cell office:value-type="string" calcext:value-type="string">
            <text:p>Velocity</text:p>
          </table:table-cell>
          <table:table-cell office:value-type="float" office:value="37.0977" calcext:value-type="float">
            <text:p>37.097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07947" calcext:value-type="float">
            <text:p>-0.507947</text:p>
          </table:table-cell>
          <table:table-cell office:value-type="string" calcext:value-type="string">
            <text:p>Steering</text:p>
          </table:table-cell>
          <table:table-cell office:value-type="float" office:value="-0.0298969" calcext:value-type="float">
            <text:p>-0.0298969</text:p>
          </table:table-cell>
          <table:table-cell office:value-type="string" calcext:value-type="string">
            <text:p>Acc</text:p>
          </table:table-cell>
          <table:table-cell office:value-type="float" office:value="0.198674" calcext:value-type="float">
            <text:p>0.198674</text:p>
          </table:table-cell>
          <table:table-cell office:value-type="string" calcext:value-type="string">
            <text:p>Velocity</text:p>
          </table:table-cell>
          <table:table-cell office:value-type="float" office:value="37.1066" calcext:value-type="float">
            <text:p>37.106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16468" calcext:value-type="float">
            <text:p>-0.516468</text:p>
          </table:table-cell>
          <table:table-cell office:value-type="string" calcext:value-type="string">
            <text:p>Steering</text:p>
          </table:table-cell>
          <table:table-cell office:value-type="float" office:value="-0.0240556" calcext:value-type="float">
            <text:p>-0.0240556</text:p>
          </table:table-cell>
          <table:table-cell office:value-type="string" calcext:value-type="string">
            <text:p>Acc</text:p>
          </table:table-cell>
          <table:table-cell office:value-type="float" office:value="0.198809" calcext:value-type="float">
            <text:p>0.198809</text:p>
          </table:table-cell>
          <table:table-cell office:value-type="string" calcext:value-type="string">
            <text:p>Velocity</text:p>
          </table:table-cell>
          <table:table-cell office:value-type="float" office:value="37.1157" calcext:value-type="float">
            <text:p>37.115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26652" calcext:value-type="float">
            <text:p>-0.526652</text:p>
          </table:table-cell>
          <table:table-cell office:value-type="string" calcext:value-type="string">
            <text:p>Steering</text:p>
          </table:table-cell>
          <table:table-cell office:value-type="float" office:value="-0.0210711" calcext:value-type="float">
            <text:p>-0.0210711</text:p>
          </table:table-cell>
          <table:table-cell office:value-type="string" calcext:value-type="string">
            <text:p>Acc</text:p>
          </table:table-cell>
          <table:table-cell office:value-type="float" office:value="0.198863" calcext:value-type="float">
            <text:p>0.198863</text:p>
          </table:table-cell>
          <table:table-cell office:value-type="string" calcext:value-type="string">
            <text:p>Velocity</text:p>
          </table:table-cell>
          <table:table-cell office:value-type="float" office:value="37.1253" calcext:value-type="float">
            <text:p>37.125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58875" calcext:value-type="float">
            <text:p>-0.558875</text:p>
          </table:table-cell>
          <table:table-cell office:value-type="string" calcext:value-type="string">
            <text:p>Steering</text:p>
          </table:table-cell>
          <table:table-cell office:value-type="float" office:value="-0.0317339" calcext:value-type="float">
            <text:p>-0.0317339</text:p>
          </table:table-cell>
          <table:table-cell office:value-type="string" calcext:value-type="string">
            <text:p>Acc</text:p>
          </table:table-cell>
          <table:table-cell office:value-type="float" office:value="0.198329" calcext:value-type="float">
            <text:p>0.198329</text:p>
          </table:table-cell>
          <table:table-cell office:value-type="string" calcext:value-type="string">
            <text:p>Velocity</text:p>
          </table:table-cell>
          <table:table-cell office:value-type="float" office:value="37.135" calcext:value-type="float">
            <text:p>37.1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37807" calcext:value-type="float">
            <text:p>-0.537807</text:p>
          </table:table-cell>
          <table:table-cell office:value-type="string" calcext:value-type="string">
            <text:p>Steering</text:p>
          </table:table-cell>
          <table:table-cell office:value-type="float" office:value="-0.0384326" calcext:value-type="float">
            <text:p>-0.0384326</text:p>
          </table:table-cell>
          <table:table-cell office:value-type="string" calcext:value-type="string">
            <text:p>Acc</text:p>
          </table:table-cell>
          <table:table-cell office:value-type="float" office:value="0.198077" calcext:value-type="float">
            <text:p>0.198077</text:p>
          </table:table-cell>
          <table:table-cell office:value-type="string" calcext:value-type="string">
            <text:p>Velocity</text:p>
          </table:table-cell>
          <table:table-cell office:value-type="float" office:value="37.1457" calcext:value-type="float">
            <text:p>37.145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20991" calcext:value-type="float">
            <text:p>-0.520991</text:p>
          </table:table-cell>
          <table:table-cell office:value-type="string" calcext:value-type="string">
            <text:p>Steering</text:p>
          </table:table-cell>
          <table:table-cell office:value-type="float" office:value="-0.0438725" calcext:value-type="float">
            <text:p>-0.0438725</text:p>
          </table:table-cell>
          <table:table-cell office:value-type="string" calcext:value-type="string">
            <text:p>Acc</text:p>
          </table:table-cell>
          <table:table-cell office:value-type="float" office:value="0.197866" calcext:value-type="float">
            <text:p>0.197866</text:p>
          </table:table-cell>
          <table:table-cell office:value-type="string" calcext:value-type="string">
            <text:p>Velocity</text:p>
          </table:table-cell>
          <table:table-cell office:value-type="float" office:value="37.1535" calcext:value-type="float">
            <text:p>37.15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10422" calcext:value-type="float">
            <text:p>-0.510422</text:p>
          </table:table-cell>
          <table:table-cell office:value-type="string" calcext:value-type="string">
            <text:p>Steering</text:p>
          </table:table-cell>
          <table:table-cell office:value-type="float" office:value="-0.0467101" calcext:value-type="float">
            <text:p>-0.0467101</text:p>
          </table:table-cell>
          <table:table-cell office:value-type="string" calcext:value-type="string">
            <text:p>Acc</text:p>
          </table:table-cell>
          <table:table-cell office:value-type="float" office:value="0.197723" calcext:value-type="float">
            <text:p>0.197723</text:p>
          </table:table-cell>
          <table:table-cell office:value-type="string" calcext:value-type="string">
            <text:p>Velocity</text:p>
          </table:table-cell>
          <table:table-cell office:value-type="float" office:value="37.1605" calcext:value-type="float">
            <text:p>37.160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01265" calcext:value-type="float">
            <text:p>-0.501265</text:p>
          </table:table-cell>
          <table:table-cell office:value-type="string" calcext:value-type="string">
            <text:p>Steering</text:p>
          </table:table-cell>
          <table:table-cell office:value-type="float" office:value="-0.0455751" calcext:value-type="float">
            <text:p>-0.0455751</text:p>
          </table:table-cell>
          <table:table-cell office:value-type="string" calcext:value-type="string">
            <text:p>Acc</text:p>
          </table:table-cell>
          <table:table-cell office:value-type="float" office:value="0.1977" calcext:value-type="float">
            <text:p>0.1977</text:p>
          </table:table-cell>
          <table:table-cell office:value-type="string" calcext:value-type="string">
            <text:p>Velocity</text:p>
          </table:table-cell>
          <table:table-cell office:value-type="float" office:value="37.1653" calcext:value-type="float">
            <text:p>37.165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0152" calcext:value-type="float">
            <text:p>-0.50152</text:p>
          </table:table-cell>
          <table:table-cell office:value-type="string" calcext:value-type="string">
            <text:p>Steering</text:p>
          </table:table-cell>
          <table:table-cell office:value-type="float" office:value="-0.0438203" calcext:value-type="float">
            <text:p>-0.0438203</text:p>
          </table:table-cell>
          <table:table-cell office:value-type="string" calcext:value-type="string">
            <text:p>Acc</text:p>
          </table:table-cell>
          <table:table-cell office:value-type="float" office:value="0.197708" calcext:value-type="float">
            <text:p>0.197708</text:p>
          </table:table-cell>
          <table:table-cell office:value-type="string" calcext:value-type="string">
            <text:p>Velocity</text:p>
          </table:table-cell>
          <table:table-cell office:value-type="float" office:value="37.1712" calcext:value-type="float">
            <text:p>37.171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04495" calcext:value-type="float">
            <text:p>-0.504495</text:p>
          </table:table-cell>
          <table:table-cell office:value-type="string" calcext:value-type="string">
            <text:p>Steering</text:p>
          </table:table-cell>
          <table:table-cell office:value-type="float" office:value="-0.0399634" calcext:value-type="float">
            <text:p>-0.0399634</text:p>
          </table:table-cell>
          <table:table-cell office:value-type="string" calcext:value-type="string">
            <text:p>Acc</text:p>
          </table:table-cell>
          <table:table-cell office:value-type="float" office:value="0.197793" calcext:value-type="float">
            <text:p>0.197793</text:p>
          </table:table-cell>
          <table:table-cell office:value-type="string" calcext:value-type="string">
            <text:p>Velocity</text:p>
          </table:table-cell>
          <table:table-cell office:value-type="float" office:value="37.177" calcext:value-type="float">
            <text:p>37.17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08944" calcext:value-type="float">
            <text:p>-0.508944</text:p>
          </table:table-cell>
          <table:table-cell office:value-type="string" calcext:value-type="string">
            <text:p>Steering</text:p>
          </table:table-cell>
          <table:table-cell office:value-type="float" office:value="-0.0356744" calcext:value-type="float">
            <text:p>-0.0356744</text:p>
          </table:table-cell>
          <table:table-cell office:value-type="string" calcext:value-type="string">
            <text:p>Acc</text:p>
          </table:table-cell>
          <table:table-cell office:value-type="float" office:value="0.19791" calcext:value-type="float">
            <text:p>0.19791</text:p>
          </table:table-cell>
          <table:table-cell office:value-type="string" calcext:value-type="string">
            <text:p>Velocity</text:p>
          </table:table-cell>
          <table:table-cell office:value-type="float" office:value="37.1823" calcext:value-type="float">
            <text:p>37.182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46536" calcext:value-type="float">
            <text:p>-0.546536</text:p>
          </table:table-cell>
          <table:table-cell office:value-type="string" calcext:value-type="string">
            <text:p>Steering</text:p>
          </table:table-cell>
          <table:table-cell office:value-type="float" office:value="-0.0446494" calcext:value-type="float">
            <text:p>-0.0446494</text:p>
          </table:table-cell>
          <table:table-cell office:value-type="string" calcext:value-type="string">
            <text:p>Acc</text:p>
          </table:table-cell>
          <table:table-cell office:value-type="float" office:value="0.197553" calcext:value-type="float">
            <text:p>0.197553</text:p>
          </table:table-cell>
          <table:table-cell office:value-type="string" calcext:value-type="string">
            <text:p>Velocity</text:p>
          </table:table-cell>
          <table:table-cell office:value-type="float" office:value="37.1878" calcext:value-type="float">
            <text:p>37.187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1655" calcext:value-type="float">
            <text:p>-0.51655</text:p>
          </table:table-cell>
          <table:table-cell office:value-type="string" calcext:value-type="string">
            <text:p>Steering</text:p>
          </table:table-cell>
          <table:table-cell office:value-type="float" office:value="-0.0435884" calcext:value-type="float">
            <text:p>-0.0435884</text:p>
          </table:table-cell>
          <table:table-cell office:value-type="string" calcext:value-type="string">
            <text:p>Acc</text:p>
          </table:table-cell>
          <table:table-cell office:value-type="float" office:value="0.197494" calcext:value-type="float">
            <text:p>0.197494</text:p>
          </table:table-cell>
          <table:table-cell office:value-type="string" calcext:value-type="string">
            <text:p>Velocity</text:p>
          </table:table-cell>
          <table:table-cell office:value-type="float" office:value="37.1922" calcext:value-type="float">
            <text:p>37.192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03557" calcext:value-type="float">
            <text:p>-0.503557</text:p>
          </table:table-cell>
          <table:table-cell office:value-type="string" calcext:value-type="string">
            <text:p>Steering</text:p>
          </table:table-cell>
          <table:table-cell office:value-type="float" office:value="-0.045504" calcext:value-type="float">
            <text:p>-0.045504</text:p>
          </table:table-cell>
          <table:table-cell office:value-type="string" calcext:value-type="string">
            <text:p>Acc</text:p>
          </table:table-cell>
          <table:table-cell office:value-type="float" office:value="0.197386" calcext:value-type="float">
            <text:p>0.197386</text:p>
          </table:table-cell>
          <table:table-cell office:value-type="string" calcext:value-type="string">
            <text:p>Velocity</text:p>
          </table:table-cell>
          <table:table-cell office:value-type="float" office:value="37.1963" calcext:value-type="float">
            <text:p>37.196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9261" calcext:value-type="float">
            <text:p>-0.49261</text:p>
          </table:table-cell>
          <table:table-cell office:value-type="string" calcext:value-type="string">
            <text:p>Steering</text:p>
          </table:table-cell>
          <table:table-cell office:value-type="float" office:value="-0.0439545" calcext:value-type="float">
            <text:p>-0.0439545</text:p>
          </table:table-cell>
          <table:table-cell office:value-type="string" calcext:value-type="string">
            <text:p>Acc</text:p>
          </table:table-cell>
          <table:table-cell office:value-type="float" office:value="0.197375" calcext:value-type="float">
            <text:p>0.197375</text:p>
          </table:table-cell>
          <table:table-cell office:value-type="string" calcext:value-type="string">
            <text:p>Velocity</text:p>
          </table:table-cell>
          <table:table-cell office:value-type="float" office:value="37.2004" calcext:value-type="float">
            <text:p>37.200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87082" calcext:value-type="float">
            <text:p>-0.487082</text:p>
          </table:table-cell>
          <table:table-cell office:value-type="string" calcext:value-type="string">
            <text:p>Steering</text:p>
          </table:table-cell>
          <table:table-cell office:value-type="float" office:value="-0.0404378" calcext:value-type="float">
            <text:p>-0.0404378</text:p>
          </table:table-cell>
          <table:table-cell office:value-type="string" calcext:value-type="string">
            <text:p>Acc</text:p>
          </table:table-cell>
          <table:table-cell office:value-type="float" office:value="0.197448" calcext:value-type="float">
            <text:p>0.197448</text:p>
          </table:table-cell>
          <table:table-cell office:value-type="string" calcext:value-type="string">
            <text:p>Velocity</text:p>
          </table:table-cell>
          <table:table-cell office:value-type="float" office:value="37.2041" calcext:value-type="float">
            <text:p>37.204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89467" calcext:value-type="float">
            <text:p>-0.489467</text:p>
          </table:table-cell>
          <table:table-cell office:value-type="string" calcext:value-type="string">
            <text:p>Steering</text:p>
          </table:table-cell>
          <table:table-cell office:value-type="float" office:value="-0.0358564" calcext:value-type="float">
            <text:p>-0.0358564</text:p>
          </table:table-cell>
          <table:table-cell office:value-type="string" calcext:value-type="string">
            <text:p>Acc</text:p>
          </table:table-cell>
          <table:table-cell office:value-type="float" office:value="0.197593" calcext:value-type="float">
            <text:p>0.197593</text:p>
          </table:table-cell>
          <table:table-cell office:value-type="string" calcext:value-type="string">
            <text:p>Velocity</text:p>
          </table:table-cell>
          <table:table-cell office:value-type="float" office:value="37.2084" calcext:value-type="float">
            <text:p>37.208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94517" calcext:value-type="float">
            <text:p>-0.494517</text:p>
          </table:table-cell>
          <table:table-cell office:value-type="string" calcext:value-type="string">
            <text:p>Steering</text:p>
          </table:table-cell>
          <table:table-cell office:value-type="float" office:value="-0.0321223" calcext:value-type="float">
            <text:p>-0.0321223</text:p>
          </table:table-cell>
          <table:table-cell office:value-type="string" calcext:value-type="string">
            <text:p>Acc</text:p>
          </table:table-cell>
          <table:table-cell office:value-type="float" office:value="0.197737" calcext:value-type="float">
            <text:p>0.197737</text:p>
          </table:table-cell>
          <table:table-cell office:value-type="string" calcext:value-type="string">
            <text:p>Velocity</text:p>
          </table:table-cell>
          <table:table-cell office:value-type="float" office:value="37.2119" calcext:value-type="float">
            <text:p>37.211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06994" calcext:value-type="float">
            <text:p>-0.506994</text:p>
          </table:table-cell>
          <table:table-cell office:value-type="string" calcext:value-type="string">
            <text:p>Steering</text:p>
          </table:table-cell>
          <table:table-cell office:value-type="float" office:value="-0.0300126" calcext:value-type="float">
            <text:p>-0.0300126</text:p>
          </table:table-cell>
          <table:table-cell office:value-type="string" calcext:value-type="string">
            <text:p>Acc</text:p>
          </table:table-cell>
          <table:table-cell office:value-type="float" office:value="0.197853" calcext:value-type="float">
            <text:p>0.197853</text:p>
          </table:table-cell>
          <table:table-cell office:value-type="string" calcext:value-type="string">
            <text:p>Velocity</text:p>
          </table:table-cell>
          <table:table-cell office:value-type="float" office:value="37.2166" calcext:value-type="float">
            <text:p>37.216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28688" calcext:value-type="float">
            <text:p>-0.628688</text:p>
          </table:table-cell>
          <table:table-cell office:value-type="string" calcext:value-type="string">
            <text:p>Steering</text:p>
          </table:table-cell>
          <table:table-cell office:value-type="float" office:value="-0.0469745" calcext:value-type="float">
            <text:p>-0.0469745</text:p>
          </table:table-cell>
          <table:table-cell office:value-type="string" calcext:value-type="string">
            <text:p>Acc</text:p>
          </table:table-cell>
          <table:table-cell office:value-type="float" office:value="0.197341" calcext:value-type="float">
            <text:p>0.197341</text:p>
          </table:table-cell>
          <table:table-cell office:value-type="string" calcext:value-type="string">
            <text:p>Velocity</text:p>
          </table:table-cell>
          <table:table-cell office:value-type="float" office:value="37.2213" calcext:value-type="float">
            <text:p>37.221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03427" calcext:value-type="float">
            <text:p>-0.603427</text:p>
          </table:table-cell>
          <table:table-cell office:value-type="string" calcext:value-type="string">
            <text:p>Steering</text:p>
          </table:table-cell>
          <table:table-cell office:value-type="float" office:value="-0.058208" calcext:value-type="float">
            <text:p>-0.058208</text:p>
          </table:table-cell>
          <table:table-cell office:value-type="string" calcext:value-type="string">
            <text:p>Acc</text:p>
          </table:table-cell>
          <table:table-cell office:value-type="float" office:value="0.196903" calcext:value-type="float">
            <text:p>0.196903</text:p>
          </table:table-cell>
          <table:table-cell office:value-type="string" calcext:value-type="string">
            <text:p>Velocity</text:p>
          </table:table-cell>
          <table:table-cell office:value-type="float" office:value="37.2262" calcext:value-type="float">
            <text:p>37.226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77281" calcext:value-type="float">
            <text:p>-0.577281</text:p>
          </table:table-cell>
          <table:table-cell office:value-type="string" calcext:value-type="string">
            <text:p>Steering</text:p>
          </table:table-cell>
          <table:table-cell office:value-type="float" office:value="-0.0587249" calcext:value-type="float">
            <text:p>-0.0587249</text:p>
          </table:table-cell>
          <table:table-cell office:value-type="string" calcext:value-type="string">
            <text:p>Acc</text:p>
          </table:table-cell>
          <table:table-cell office:value-type="float" office:value="0.196795" calcext:value-type="float">
            <text:p>0.196795</text:p>
          </table:table-cell>
          <table:table-cell office:value-type="string" calcext:value-type="string">
            <text:p>Velocity</text:p>
          </table:table-cell>
          <table:table-cell office:value-type="float" office:value="37.2281" calcext:value-type="float">
            <text:p>37.228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7685" calcext:value-type="float">
            <text:p>-0.57685</text:p>
          </table:table-cell>
          <table:table-cell office:value-type="string" calcext:value-type="string">
            <text:p>Steering</text:p>
          </table:table-cell>
          <table:table-cell office:value-type="float" office:value="-0.0625406" calcext:value-type="float">
            <text:p>-0.0625406</text:p>
          </table:table-cell>
          <table:table-cell office:value-type="string" calcext:value-type="string">
            <text:p>Acc</text:p>
          </table:table-cell>
          <table:table-cell office:value-type="float" office:value="0.196628" calcext:value-type="float">
            <text:p>0.196628</text:p>
          </table:table-cell>
          <table:table-cell office:value-type="string" calcext:value-type="string">
            <text:p>Velocity</text:p>
          </table:table-cell>
          <table:table-cell office:value-type="float" office:value="37.2288" calcext:value-type="float">
            <text:p>37.228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83878" calcext:value-type="float">
            <text:p>-0.583878</text:p>
          </table:table-cell>
          <table:table-cell office:value-type="string" calcext:value-type="string">
            <text:p>Steering</text:p>
          </table:table-cell>
          <table:table-cell office:value-type="float" office:value="-0.061004" calcext:value-type="float">
            <text:p>-0.061004</text:p>
          </table:table-cell>
          <table:table-cell office:value-type="string" calcext:value-type="string">
            <text:p>Acc</text:p>
          </table:table-cell>
          <table:table-cell office:value-type="float" office:value="0.196684" calcext:value-type="float">
            <text:p>0.196684</text:p>
          </table:table-cell>
          <table:table-cell office:value-type="string" calcext:value-type="string">
            <text:p>Velocity</text:p>
          </table:table-cell>
          <table:table-cell office:value-type="float" office:value="37.2298" calcext:value-type="float">
            <text:p>37.229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97998" calcext:value-type="float">
            <text:p>-0.597998</text:p>
          </table:table-cell>
          <table:table-cell office:value-type="string" calcext:value-type="string">
            <text:p>Steering</text:p>
          </table:table-cell>
          <table:table-cell office:value-type="float" office:value="-0.0560113" calcext:value-type="float">
            <text:p>-0.0560113</text:p>
          </table:table-cell>
          <table:table-cell office:value-type="string" calcext:value-type="string">
            <text:p>Acc</text:p>
          </table:table-cell>
          <table:table-cell office:value-type="float" office:value="0.196935" calcext:value-type="float">
            <text:p>0.196935</text:p>
          </table:table-cell>
          <table:table-cell office:value-type="string" calcext:value-type="string">
            <text:p>Velocity</text:p>
          </table:table-cell>
          <table:table-cell office:value-type="float" office:value="37.2303" calcext:value-type="float">
            <text:p>37.230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19297" calcext:value-type="float">
            <text:p>-0.619297</text:p>
          </table:table-cell>
          <table:table-cell office:value-type="string" calcext:value-type="string">
            <text:p>Steering</text:p>
          </table:table-cell>
          <table:table-cell office:value-type="float" office:value="-0.0493729" calcext:value-type="float">
            <text:p>-0.0493729</text:p>
          </table:table-cell>
          <table:table-cell office:value-type="string" calcext:value-type="string">
            <text:p>Acc</text:p>
          </table:table-cell>
          <table:table-cell office:value-type="float" office:value="0.197324" calcext:value-type="float">
            <text:p>0.197324</text:p>
          </table:table-cell>
          <table:table-cell office:value-type="string" calcext:value-type="string">
            <text:p>Velocity</text:p>
          </table:table-cell>
          <table:table-cell office:value-type="float" office:value="37.2314" calcext:value-type="float">
            <text:p>37.231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46018" calcext:value-type="float">
            <text:p>-0.646018</text:p>
          </table:table-cell>
          <table:table-cell office:value-type="string" calcext:value-type="string">
            <text:p>Steering</text:p>
          </table:table-cell>
          <table:table-cell office:value-type="float" office:value="-0.0431144" calcext:value-type="float">
            <text:p>-0.0431144</text:p>
          </table:table-cell>
          <table:table-cell office:value-type="string" calcext:value-type="string">
            <text:p>Acc</text:p>
          </table:table-cell>
          <table:table-cell office:value-type="float" office:value="0.197751" calcext:value-type="float">
            <text:p>0.197751</text:p>
          </table:table-cell>
          <table:table-cell office:value-type="string" calcext:value-type="string">
            <text:p>Velocity</text:p>
          </table:table-cell>
          <table:table-cell office:value-type="float" office:value="37.2335" calcext:value-type="float">
            <text:p>37.23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81844" calcext:value-type="float">
            <text:p>-0.681844</text:p>
          </table:table-cell>
          <table:table-cell office:value-type="string" calcext:value-type="string">
            <text:p>Steering</text:p>
          </table:table-cell>
          <table:table-cell office:value-type="float" office:value="-0.0390981" calcext:value-type="float">
            <text:p>-0.0390981</text:p>
          </table:table-cell>
          <table:table-cell office:value-type="string" calcext:value-type="string">
            <text:p>Acc</text:p>
          </table:table-cell>
          <table:table-cell office:value-type="float" office:value="0.198134" calcext:value-type="float">
            <text:p>0.198134</text:p>
          </table:table-cell>
          <table:table-cell office:value-type="string" calcext:value-type="string">
            <text:p>Velocity</text:p>
          </table:table-cell>
          <table:table-cell office:value-type="float" office:value="37.2375" calcext:value-type="float">
            <text:p>37.23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20046" calcext:value-type="float">
            <text:p>-0.720046</text:p>
          </table:table-cell>
          <table:table-cell office:value-type="string" calcext:value-type="string">
            <text:p>Steering</text:p>
          </table:table-cell>
          <table:table-cell office:value-type="float" office:value="-0.0392157" calcext:value-type="float">
            <text:p>-0.0392157</text:p>
          </table:table-cell>
          <table:table-cell office:value-type="string" calcext:value-type="string">
            <text:p>Acc</text:p>
          </table:table-cell>
          <table:table-cell office:value-type="float" office:value="0.19832" calcext:value-type="float">
            <text:p>0.19832</text:p>
          </table:table-cell>
          <table:table-cell office:value-type="string" calcext:value-type="string">
            <text:p>Velocity</text:p>
          </table:table-cell>
          <table:table-cell office:value-type="float" office:value="37.2431" calcext:value-type="float">
            <text:p>37.243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55769" calcext:value-type="float">
            <text:p>-0.755769</text:p>
          </table:table-cell>
          <table:table-cell office:value-type="string" calcext:value-type="string">
            <text:p>Steering</text:p>
          </table:table-cell>
          <table:table-cell office:value-type="float" office:value="-0.0436063" calcext:value-type="float">
            <text:p>-0.0436063</text:p>
          </table:table-cell>
          <table:table-cell office:value-type="string" calcext:value-type="string">
            <text:p>Acc</text:p>
          </table:table-cell>
          <table:table-cell office:value-type="float" office:value="0.198252" calcext:value-type="float">
            <text:p>0.198252</text:p>
          </table:table-cell>
          <table:table-cell office:value-type="string" calcext:value-type="string">
            <text:p>Velocity</text:p>
          </table:table-cell>
          <table:table-cell office:value-type="float" office:value="37.2487" calcext:value-type="float">
            <text:p>37.248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93288" calcext:value-type="float">
            <text:p>-0.793288</text:p>
          </table:table-cell>
          <table:table-cell office:value-type="string" calcext:value-type="string">
            <text:p>Steering</text:p>
          </table:table-cell>
          <table:table-cell office:value-type="float" office:value="-0.05177" calcext:value-type="float">
            <text:p>-0.05177</text:p>
          </table:table-cell>
          <table:table-cell office:value-type="string" calcext:value-type="string">
            <text:p>Acc</text:p>
          </table:table-cell>
          <table:table-cell office:value-type="float" office:value="0.197964" calcext:value-type="float">
            <text:p>0.197964</text:p>
          </table:table-cell>
          <table:table-cell office:value-type="string" calcext:value-type="string">
            <text:p>Velocity</text:p>
          </table:table-cell>
          <table:table-cell office:value-type="float" office:value="37.2546" calcext:value-type="float">
            <text:p>37.254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29325" calcext:value-type="float">
            <text:p>-0.829325</text:p>
          </table:table-cell>
          <table:table-cell office:value-type="string" calcext:value-type="string">
            <text:p>Steering</text:p>
          </table:table-cell>
          <table:table-cell office:value-type="float" office:value="-0.0616197" calcext:value-type="float">
            <text:p>-0.0616197</text:p>
          </table:table-cell>
          <table:table-cell office:value-type="string" calcext:value-type="string">
            <text:p>Acc</text:p>
          </table:table-cell>
          <table:table-cell office:value-type="float" office:value="0.197557" calcext:value-type="float">
            <text:p>0.197557</text:p>
          </table:table-cell>
          <table:table-cell office:value-type="string" calcext:value-type="string">
            <text:p>Velocity</text:p>
          </table:table-cell>
          <table:table-cell office:value-type="float" office:value="37.2593" calcext:value-type="float">
            <text:p>37.259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67739" calcext:value-type="float">
            <text:p>-0.867739</text:p>
          </table:table-cell>
          <table:table-cell office:value-type="string" calcext:value-type="string">
            <text:p>Steering</text:p>
          </table:table-cell>
          <table:table-cell office:value-type="float" office:value="-0.0727664" calcext:value-type="float">
            <text:p>-0.0727664</text:p>
          </table:table-cell>
          <table:table-cell office:value-type="string" calcext:value-type="string">
            <text:p>Acc</text:p>
          </table:table-cell>
          <table:table-cell office:value-type="float" office:value="0.197079" calcext:value-type="float">
            <text:p>0.197079</text:p>
          </table:table-cell>
          <table:table-cell office:value-type="string" calcext:value-type="string">
            <text:p>Velocity</text:p>
          </table:table-cell>
          <table:table-cell office:value-type="float" office:value="37.263" calcext:value-type="float">
            <text:p>37.26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85557" calcext:value-type="float">
            <text:p>-0.885557</text:p>
          </table:table-cell>
          <table:table-cell office:value-type="string" calcext:value-type="string">
            <text:p>Steering</text:p>
          </table:table-cell>
          <table:table-cell office:value-type="float" office:value="-0.0780955" calcext:value-type="float">
            <text:p>-0.0780955</text:p>
          </table:table-cell>
          <table:table-cell office:value-type="string" calcext:value-type="string">
            <text:p>Acc</text:p>
          </table:table-cell>
          <table:table-cell office:value-type="float" office:value="0.196851" calcext:value-type="float">
            <text:p>0.196851</text:p>
          </table:table-cell>
          <table:table-cell office:value-type="string" calcext:value-type="string">
            <text:p>Velocity</text:p>
          </table:table-cell>
          <table:table-cell office:value-type="float" office:value="37.2652" calcext:value-type="float">
            <text:p>37.265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60312" calcext:value-type="float">
            <text:p>-0.860312</text:p>
          </table:table-cell>
          <table:table-cell office:value-type="string" calcext:value-type="string">
            <text:p>Steering</text:p>
          </table:table-cell>
          <table:table-cell office:value-type="float" office:value="-0.090922" calcext:value-type="float">
            <text:p>-0.090922</text:p>
          </table:table-cell>
          <table:table-cell office:value-type="string" calcext:value-type="string">
            <text:p>Acc</text:p>
          </table:table-cell>
          <table:table-cell office:value-type="float" office:value="0.195709" calcext:value-type="float">
            <text:p>0.195709</text:p>
          </table:table-cell>
          <table:table-cell office:value-type="string" calcext:value-type="string">
            <text:p>Velocity</text:p>
          </table:table-cell>
          <table:table-cell office:value-type="float" office:value="37.2653" calcext:value-type="float">
            <text:p>37.265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78997" calcext:value-type="float">
            <text:p>-0.878997</text:p>
          </table:table-cell>
          <table:table-cell office:value-type="string" calcext:value-type="string">
            <text:p>Steering</text:p>
          </table:table-cell>
          <table:table-cell office:value-type="float" office:value="-0.0993963" calcext:value-type="float">
            <text:p>-0.0993963</text:p>
          </table:table-cell>
          <table:table-cell office:value-type="string" calcext:value-type="string">
            <text:p>Acc</text:p>
          </table:table-cell>
          <table:table-cell office:value-type="float" office:value="0.195302" calcext:value-type="float">
            <text:p>0.195302</text:p>
          </table:table-cell>
          <table:table-cell office:value-type="string" calcext:value-type="string">
            <text:p>Velocity</text:p>
          </table:table-cell>
          <table:table-cell office:value-type="float" office:value="37.2647" calcext:value-type="float">
            <text:p>37.264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00164" calcext:value-type="float">
            <text:p>-0.900164</text:p>
          </table:table-cell>
          <table:table-cell office:value-type="string" calcext:value-type="string">
            <text:p>Steering</text:p>
          </table:table-cell>
          <table:table-cell office:value-type="float" office:value="-0.100313" calcext:value-type="float">
            <text:p>-0.100313</text:p>
          </table:table-cell>
          <table:table-cell office:value-type="string" calcext:value-type="string">
            <text:p>Acc</text:p>
          </table:table-cell>
          <table:table-cell office:value-type="float" office:value="0.195379" calcext:value-type="float">
            <text:p>0.195379</text:p>
          </table:table-cell>
          <table:table-cell office:value-type="string" calcext:value-type="string">
            <text:p>Velocity</text:p>
          </table:table-cell>
          <table:table-cell office:value-type="float" office:value="37.2592" calcext:value-type="float">
            <text:p>37.259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22615" calcext:value-type="float">
            <text:p>-0.922615</text:p>
          </table:table-cell>
          <table:table-cell office:value-type="string" calcext:value-type="string">
            <text:p>Steering</text:p>
          </table:table-cell>
          <table:table-cell office:value-type="float" office:value="-0.0963823" calcext:value-type="float">
            <text:p>-0.0963823</text:p>
          </table:table-cell>
          <table:table-cell office:value-type="string" calcext:value-type="string">
            <text:p>Acc</text:p>
          </table:table-cell>
          <table:table-cell office:value-type="float" office:value="0.195784" calcext:value-type="float">
            <text:p>0.195784</text:p>
          </table:table-cell>
          <table:table-cell office:value-type="string" calcext:value-type="string">
            <text:p>Velocity</text:p>
          </table:table-cell>
          <table:table-cell office:value-type="float" office:value="37.2542" calcext:value-type="float">
            <text:p>37.254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60219" calcext:value-type="float">
            <text:p>-0.960219</text:p>
          </table:table-cell>
          <table:table-cell office:value-type="string" calcext:value-type="string">
            <text:p>Steering</text:p>
          </table:table-cell>
          <table:table-cell office:value-type="float" office:value="-0.0876606" calcext:value-type="float">
            <text:p>-0.0876606</text:p>
          </table:table-cell>
          <table:table-cell office:value-type="string" calcext:value-type="string">
            <text:p>Acc</text:p>
          </table:table-cell>
          <table:table-cell office:value-type="float" office:value="0.196629" calcext:value-type="float">
            <text:p>0.196629</text:p>
          </table:table-cell>
          <table:table-cell office:value-type="string" calcext:value-type="string">
            <text:p>Velocity</text:p>
          </table:table-cell>
          <table:table-cell office:value-type="float" office:value="37.2493" calcext:value-type="float">
            <text:p>37.249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96232" calcext:value-type="float">
            <text:p>-0.996232</text:p>
          </table:table-cell>
          <table:table-cell office:value-type="string" calcext:value-type="string">
            <text:p>Steering</text:p>
          </table:table-cell>
          <table:table-cell office:value-type="float" office:value="-0.0778808" calcext:value-type="float">
            <text:p>-0.0778808</text:p>
          </table:table-cell>
          <table:table-cell office:value-type="string" calcext:value-type="string">
            <text:p>Acc</text:p>
          </table:table-cell>
          <table:table-cell office:value-type="float" office:value="0.197565" calcext:value-type="float">
            <text:p>0.197565</text:p>
          </table:table-cell>
          <table:table-cell office:value-type="string" calcext:value-type="string">
            <text:p>Velocity</text:p>
          </table:table-cell>
          <table:table-cell office:value-type="float" office:value="37.2481" calcext:value-type="float">
            <text:p>37.248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3645" calcext:value-type="float">
            <text:p>-1.13645</text:p>
          </table:table-cell>
          <table:table-cell office:value-type="string" calcext:value-type="string">
            <text:p>Steering</text:p>
          </table:table-cell>
          <table:table-cell office:value-type="float" office:value="-0.0814138" calcext:value-type="float">
            <text:p>-0.0814138</text:p>
          </table:table-cell>
          <table:table-cell office:value-type="string" calcext:value-type="string">
            <text:p>Acc</text:p>
          </table:table-cell>
          <table:table-cell office:value-type="float" office:value="0.197497" calcext:value-type="float">
            <text:p>0.197497</text:p>
          </table:table-cell>
          <table:table-cell office:value-type="string" calcext:value-type="string">
            <text:p>Velocity</text:p>
          </table:table-cell>
          <table:table-cell office:value-type="float" office:value="37.2499" calcext:value-type="float">
            <text:p>37.249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2403" calcext:value-type="float">
            <text:p>-1.12403</text:p>
          </table:table-cell>
          <table:table-cell office:value-type="string" calcext:value-type="string">
            <text:p>Steering</text:p>
          </table:table-cell>
          <table:table-cell office:value-type="float" office:value="-0.0805396" calcext:value-type="float">
            <text:p>-0.0805396</text:p>
          </table:table-cell>
          <table:table-cell office:value-type="string" calcext:value-type="string">
            <text:p>Acc</text:p>
          </table:table-cell>
          <table:table-cell office:value-type="float" office:value="0.197627" calcext:value-type="float">
            <text:p>0.197627</text:p>
          </table:table-cell>
          <table:table-cell office:value-type="string" calcext:value-type="string">
            <text:p>Velocity</text:p>
          </table:table-cell>
          <table:table-cell office:value-type="float" office:value="37.2539" calcext:value-type="float">
            <text:p>37.253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2479" calcext:value-type="float">
            <text:p>-1.12479</text:p>
          </table:table-cell>
          <table:table-cell office:value-type="string" calcext:value-type="string">
            <text:p>Steering</text:p>
          </table:table-cell>
          <table:table-cell office:value-type="float" office:value="-0.0791897" calcext:value-type="float">
            <text:p>-0.0791897</text:p>
          </table:table-cell>
          <table:table-cell office:value-type="string" calcext:value-type="string">
            <text:p>Acc</text:p>
          </table:table-cell>
          <table:table-cell office:value-type="float" office:value="0.197826" calcext:value-type="float">
            <text:p>0.197826</text:p>
          </table:table-cell>
          <table:table-cell office:value-type="string" calcext:value-type="string">
            <text:p>Velocity</text:p>
          </table:table-cell>
          <table:table-cell office:value-type="float" office:value="37.2565" calcext:value-type="float">
            <text:p>37.256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3771" calcext:value-type="float">
            <text:p>-1.13771</text:p>
          </table:table-cell>
          <table:table-cell office:value-type="string" calcext:value-type="string">
            <text:p>Steering</text:p>
          </table:table-cell>
          <table:table-cell office:value-type="float" office:value="-0.0790381" calcext:value-type="float">
            <text:p>-0.0790381</text:p>
          </table:table-cell>
          <table:table-cell office:value-type="string" calcext:value-type="string">
            <text:p>Acc</text:p>
          </table:table-cell>
          <table:table-cell office:value-type="float" office:value="0.198003" calcext:value-type="float">
            <text:p>0.198003</text:p>
          </table:table-cell>
          <table:table-cell office:value-type="string" calcext:value-type="string">
            <text:p>Velocity</text:p>
          </table:table-cell>
          <table:table-cell office:value-type="float" office:value="37.2593" calcext:value-type="float">
            <text:p>37.259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5506" calcext:value-type="float">
            <text:p>-1.15506</text:p>
          </table:table-cell>
          <table:table-cell office:value-type="string" calcext:value-type="string">
            <text:p>Steering</text:p>
          </table:table-cell>
          <table:table-cell office:value-type="float" office:value="-0.0790979" calcext:value-type="float">
            <text:p>-0.0790979</text:p>
          </table:table-cell>
          <table:table-cell office:value-type="string" calcext:value-type="string">
            <text:p>Acc</text:p>
          </table:table-cell>
          <table:table-cell office:value-type="float" office:value="0.198181" calcext:value-type="float">
            <text:p>0.198181</text:p>
          </table:table-cell>
          <table:table-cell office:value-type="string" calcext:value-type="string">
            <text:p>Velocity</text:p>
          </table:table-cell>
          <table:table-cell office:value-type="float" office:value="37.2628" calcext:value-type="float">
            <text:p>37.26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828" calcext:value-type="float">
            <text:p>-1.1828</text:p>
          </table:table-cell>
          <table:table-cell office:value-type="string" calcext:value-type="string">
            <text:p>Steering</text:p>
          </table:table-cell>
          <table:table-cell office:value-type="float" office:value="-0.0811633" calcext:value-type="float">
            <text:p>-0.0811633</text:p>
          </table:table-cell>
          <table:table-cell office:value-type="string" calcext:value-type="string">
            <text:p>Acc</text:p>
          </table:table-cell>
          <table:table-cell office:value-type="float" office:value="0.198269" calcext:value-type="float">
            <text:p>0.198269</text:p>
          </table:table-cell>
          <table:table-cell office:value-type="string" calcext:value-type="string">
            <text:p>Velocity</text:p>
          </table:table-cell>
          <table:table-cell office:value-type="float" office:value="37.2673" calcext:value-type="float">
            <text:p>37.267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1613" calcext:value-type="float">
            <text:p>-1.21613</text:p>
          </table:table-cell>
          <table:table-cell office:value-type="string" calcext:value-type="string">
            <text:p>Steering</text:p>
          </table:table-cell>
          <table:table-cell office:value-type="float" office:value="-0.0852946" calcext:value-type="float">
            <text:p>-0.0852946</text:p>
          </table:table-cell>
          <table:table-cell office:value-type="string" calcext:value-type="string">
            <text:p>Acc</text:p>
          </table:table-cell>
          <table:table-cell office:value-type="float" office:value="0.198216" calcext:value-type="float">
            <text:p>0.198216</text:p>
          </table:table-cell>
          <table:table-cell office:value-type="string" calcext:value-type="string">
            <text:p>Velocity</text:p>
          </table:table-cell>
          <table:table-cell office:value-type="float" office:value="37.2721" calcext:value-type="float">
            <text:p>37.272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5295" calcext:value-type="float">
            <text:p>-1.25295</text:p>
          </table:table-cell>
          <table:table-cell office:value-type="string" calcext:value-type="string">
            <text:p>Steering</text:p>
          </table:table-cell>
          <table:table-cell office:value-type="float" office:value="-0.0911904" calcext:value-type="float">
            <text:p>-0.0911904</text:p>
          </table:table-cell>
          <table:table-cell office:value-type="string" calcext:value-type="string">
            <text:p>Acc</text:p>
          </table:table-cell>
          <table:table-cell office:value-type="float" office:value="0.198029" calcext:value-type="float">
            <text:p>0.198029</text:p>
          </table:table-cell>
          <table:table-cell office:value-type="string" calcext:value-type="string">
            <text:p>Velocity</text:p>
          </table:table-cell>
          <table:table-cell office:value-type="float" office:value="37.2769" calcext:value-type="float">
            <text:p>37.276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8838" calcext:value-type="float">
            <text:p>-1.28838</text:p>
          </table:table-cell>
          <table:table-cell office:value-type="string" calcext:value-type="string">
            <text:p>Steering</text:p>
          </table:table-cell>
          <table:table-cell office:value-type="float" office:value="-0.0976658" calcext:value-type="float">
            <text:p>-0.0976658</text:p>
          </table:table-cell>
          <table:table-cell office:value-type="string" calcext:value-type="string">
            <text:p>Acc</text:p>
          </table:table-cell>
          <table:table-cell office:value-type="float" office:value="0.197769" calcext:value-type="float">
            <text:p>0.197769</text:p>
          </table:table-cell>
          <table:table-cell office:value-type="string" calcext:value-type="string">
            <text:p>Velocity</text:p>
          </table:table-cell>
          <table:table-cell office:value-type="float" office:value="37.2805" calcext:value-type="float">
            <text:p>37.280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32975" calcext:value-type="float">
            <text:p>-1.32975</text:p>
          </table:table-cell>
          <table:table-cell office:value-type="string" calcext:value-type="string">
            <text:p>Steering</text:p>
          </table:table-cell>
          <table:table-cell office:value-type="float" office:value="-0.1175" calcext:value-type="float">
            <text:p>-0.1175</text:p>
          </table:table-cell>
          <table:table-cell office:value-type="string" calcext:value-type="string">
            <text:p>Acc</text:p>
          </table:table-cell>
          <table:table-cell office:value-type="float" office:value="0.195814" calcext:value-type="float">
            <text:p>0.195814</text:p>
          </table:table-cell>
          <table:table-cell office:value-type="string" calcext:value-type="string">
            <text:p>Velocity</text:p>
          </table:table-cell>
          <table:table-cell office:value-type="float" office:value="37.2833" calcext:value-type="float">
            <text:p>37.283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31503" calcext:value-type="float">
            <text:p>-1.31503</text:p>
          </table:table-cell>
          <table:table-cell office:value-type="string" calcext:value-type="string">
            <text:p>Steering</text:p>
          </table:table-cell>
          <table:table-cell office:value-type="float" office:value="-0.127046" calcext:value-type="float">
            <text:p>-0.127046</text:p>
          </table:table-cell>
          <table:table-cell office:value-type="string" calcext:value-type="string">
            <text:p>Acc</text:p>
          </table:table-cell>
          <table:table-cell office:value-type="float" office:value="0.195151" calcext:value-type="float">
            <text:p>0.195151</text:p>
          </table:table-cell>
          <table:table-cell office:value-type="string" calcext:value-type="string">
            <text:p>Velocity</text:p>
          </table:table-cell>
          <table:table-cell office:value-type="float" office:value="37.2842" calcext:value-type="float">
            <text:p>37.284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30525" calcext:value-type="float">
            <text:p>-1.30525</text:p>
          </table:table-cell>
          <table:table-cell office:value-type="string" calcext:value-type="string">
            <text:p>Steering</text:p>
          </table:table-cell>
          <table:table-cell office:value-type="float" office:value="-0.128566" calcext:value-type="float">
            <text:p>-0.128566</text:p>
          </table:table-cell>
          <table:table-cell office:value-type="string" calcext:value-type="string">
            <text:p>Acc</text:p>
          </table:table-cell>
          <table:table-cell office:value-type="float" office:value="0.195117" calcext:value-type="float">
            <text:p>0.195117</text:p>
          </table:table-cell>
          <table:table-cell office:value-type="string" calcext:value-type="string">
            <text:p>Velocity</text:p>
          </table:table-cell>
          <table:table-cell office:value-type="float" office:value="37.2773" calcext:value-type="float">
            <text:p>37.277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31212" calcext:value-type="float">
            <text:p>-1.31212</text:p>
          </table:table-cell>
          <table:table-cell office:value-type="string" calcext:value-type="string">
            <text:p>Steering</text:p>
          </table:table-cell>
          <table:table-cell office:value-type="float" office:value="-0.123364" calcext:value-type="float">
            <text:p>-0.123364</text:p>
          </table:table-cell>
          <table:table-cell office:value-type="string" calcext:value-type="string">
            <text:p>Acc</text:p>
          </table:table-cell>
          <table:table-cell office:value-type="float" office:value="0.1957" calcext:value-type="float">
            <text:p>0.1957</text:p>
          </table:table-cell>
          <table:table-cell office:value-type="string" calcext:value-type="string">
            <text:p>Velocity</text:p>
          </table:table-cell>
          <table:table-cell office:value-type="float" office:value="37.2694" calcext:value-type="float">
            <text:p>37.269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33569" calcext:value-type="float">
            <text:p>-1.33569</text:p>
          </table:table-cell>
          <table:table-cell office:value-type="string" calcext:value-type="string">
            <text:p>Steering</text:p>
          </table:table-cell>
          <table:table-cell office:value-type="float" office:value="-0.117084" calcext:value-type="float">
            <text:p>-0.117084</text:p>
          </table:table-cell>
          <table:table-cell office:value-type="string" calcext:value-type="string">
            <text:p>Acc</text:p>
          </table:table-cell>
          <table:table-cell office:value-type="float" office:value="0.196468" calcext:value-type="float">
            <text:p>0.196468</text:p>
          </table:table-cell>
          <table:table-cell office:value-type="string" calcext:value-type="string">
            <text:p>Velocity</text:p>
          </table:table-cell>
          <table:table-cell office:value-type="float" office:value="37.2637" calcext:value-type="float">
            <text:p>37.263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35823" calcext:value-type="float">
            <text:p>-1.35823</text:p>
          </table:table-cell>
          <table:table-cell office:value-type="string" calcext:value-type="string">
            <text:p>Steering</text:p>
          </table:table-cell>
          <table:table-cell office:value-type="float" office:value="-0.104527" calcext:value-type="float">
            <text:p>-0.104527</text:p>
          </table:table-cell>
          <table:table-cell office:value-type="string" calcext:value-type="string">
            <text:p>Acc</text:p>
          </table:table-cell>
          <table:table-cell office:value-type="float" office:value="0.197777" calcext:value-type="float">
            <text:p>0.197777</text:p>
          </table:table-cell>
          <table:table-cell office:value-type="string" calcext:value-type="string">
            <text:p>Velocity</text:p>
          </table:table-cell>
          <table:table-cell office:value-type="float" office:value="37.2599" calcext:value-type="float">
            <text:p>37.259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32954" calcext:value-type="float">
            <text:p>-1.32954</text:p>
          </table:table-cell>
          <table:table-cell office:value-type="string" calcext:value-type="string">
            <text:p>Steering</text:p>
          </table:table-cell>
          <table:table-cell office:value-type="float" office:value="-0.105874" calcext:value-type="float">
            <text:p>-0.105874</text:p>
          </table:table-cell>
          <table:table-cell office:value-type="string" calcext:value-type="string">
            <text:p>Acc</text:p>
          </table:table-cell>
          <table:table-cell office:value-type="float" office:value="0.197148" calcext:value-type="float">
            <text:p>0.197148</text:p>
          </table:table-cell>
          <table:table-cell office:value-type="string" calcext:value-type="string">
            <text:p>Velocity</text:p>
          </table:table-cell>
          <table:table-cell office:value-type="float" office:value="37.2601" calcext:value-type="float">
            <text:p>37.260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34915" calcext:value-type="float">
            <text:p>-1.34915</text:p>
          </table:table-cell>
          <table:table-cell office:value-type="string" calcext:value-type="string">
            <text:p>Steering</text:p>
          </table:table-cell>
          <table:table-cell office:value-type="float" office:value="-0.0935358" calcext:value-type="float">
            <text:p>-0.0935358</text:p>
          </table:table-cell>
          <table:table-cell office:value-type="string" calcext:value-type="string">
            <text:p>Acc</text:p>
          </table:table-cell>
          <table:table-cell office:value-type="float" office:value="0.19852" calcext:value-type="float">
            <text:p>0.19852</text:p>
          </table:table-cell>
          <table:table-cell office:value-type="string" calcext:value-type="string">
            <text:p>Velocity</text:p>
          </table:table-cell>
          <table:table-cell office:value-type="float" office:value="37.2643" calcext:value-type="float">
            <text:p>37.264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36913" calcext:value-type="float">
            <text:p>-1.36913</text:p>
          </table:table-cell>
          <table:table-cell office:value-type="string" calcext:value-type="string">
            <text:p>Steering</text:p>
          </table:table-cell>
          <table:table-cell office:value-type="float" office:value="-0.0851606" calcext:value-type="float">
            <text:p>-0.0851606</text:p>
          </table:table-cell>
          <table:table-cell office:value-type="string" calcext:value-type="string">
            <text:p>Acc</text:p>
          </table:table-cell>
          <table:table-cell office:value-type="float" office:value="0.199541" calcext:value-type="float">
            <text:p>0.199541</text:p>
          </table:table-cell>
          <table:table-cell office:value-type="string" calcext:value-type="string">
            <text:p>Velocity</text:p>
          </table:table-cell>
          <table:table-cell office:value-type="float" office:value="37.2647" calcext:value-type="float">
            <text:p>37.264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42215" calcext:value-type="float">
            <text:p>-1.42215</text:p>
          </table:table-cell>
          <table:table-cell office:value-type="string" calcext:value-type="string">
            <text:p>Steering</text:p>
          </table:table-cell>
          <table:table-cell office:value-type="float" office:value="-0.0817588" calcext:value-type="float">
            <text:p>-0.0817588</text:p>
          </table:table-cell>
          <table:table-cell office:value-type="string" calcext:value-type="string">
            <text:p>Acc</text:p>
          </table:table-cell>
          <table:table-cell office:value-type="float" office:value="0.200367" calcext:value-type="float">
            <text:p>0.200367</text:p>
          </table:table-cell>
          <table:table-cell office:value-type="string" calcext:value-type="string">
            <text:p>Velocity</text:p>
          </table:table-cell>
          <table:table-cell office:value-type="float" office:value="37.2706" calcext:value-type="float">
            <text:p>37.270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47241" calcext:value-type="float">
            <text:p>-1.47241</text:p>
          </table:table-cell>
          <table:table-cell office:value-type="string" calcext:value-type="string">
            <text:p>Steering</text:p>
          </table:table-cell>
          <table:table-cell office:value-type="float" office:value="-0.0846106" calcext:value-type="float">
            <text:p>-0.0846106</text:p>
          </table:table-cell>
          <table:table-cell office:value-type="string" calcext:value-type="string">
            <text:p>Acc</text:p>
          </table:table-cell>
          <table:table-cell office:value-type="float" office:value="0.20052" calcext:value-type="float">
            <text:p>0.20052</text:p>
          </table:table-cell>
          <table:table-cell office:value-type="string" calcext:value-type="string">
            <text:p>Velocity</text:p>
          </table:table-cell>
          <table:table-cell office:value-type="float" office:value="37.2802" calcext:value-type="float">
            <text:p>37.280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52446" calcext:value-type="float">
            <text:p>-1.52446</text:p>
          </table:table-cell>
          <table:table-cell office:value-type="string" calcext:value-type="string">
            <text:p>Steering</text:p>
          </table:table-cell>
          <table:table-cell office:value-type="float" office:value="-0.0933459" calcext:value-type="float">
            <text:p>-0.0933459</text:p>
          </table:table-cell>
          <table:table-cell office:value-type="string" calcext:value-type="string">
            <text:p>Acc</text:p>
          </table:table-cell>
          <table:table-cell office:value-type="float" office:value="0.200097" calcext:value-type="float">
            <text:p>0.200097</text:p>
          </table:table-cell>
          <table:table-cell office:value-type="string" calcext:value-type="string">
            <text:p>Velocity</text:p>
          </table:table-cell>
          <table:table-cell office:value-type="float" office:value="37.2908" calcext:value-type="float">
            <text:p>37.290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57605" calcext:value-type="float">
            <text:p>-1.57605</text:p>
          </table:table-cell>
          <table:table-cell office:value-type="string" calcext:value-type="string">
            <text:p>Steering</text:p>
          </table:table-cell>
          <table:table-cell office:value-type="float" office:value="-0.1065" calcext:value-type="float">
            <text:p>-0.1065</text:p>
          </table:table-cell>
          <table:table-cell office:value-type="string" calcext:value-type="string">
            <text:p>Acc</text:p>
          </table:table-cell>
          <table:table-cell office:value-type="float" office:value="0.199228" calcext:value-type="float">
            <text:p>0.199228</text:p>
          </table:table-cell>
          <table:table-cell office:value-type="string" calcext:value-type="string">
            <text:p>Velocity</text:p>
          </table:table-cell>
          <table:table-cell office:value-type="float" office:value="37.3022" calcext:value-type="float">
            <text:p>37.302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62551" calcext:value-type="float">
            <text:p>-1.62551</text:p>
          </table:table-cell>
          <table:table-cell office:value-type="string" calcext:value-type="string">
            <text:p>Steering</text:p>
          </table:table-cell>
          <table:table-cell office:value-type="float" office:value="-0.121776" calcext:value-type="float">
            <text:p>-0.121776</text:p>
          </table:table-cell>
          <table:table-cell office:value-type="string" calcext:value-type="string">
            <text:p>Acc</text:p>
          </table:table-cell>
          <table:table-cell office:value-type="float" office:value="0.19816" calcext:value-type="float">
            <text:p>0.19816</text:p>
          </table:table-cell>
          <table:table-cell office:value-type="string" calcext:value-type="string">
            <text:p>Velocity</text:p>
          </table:table-cell>
          <table:table-cell office:value-type="float" office:value="37.3104" calcext:value-type="float">
            <text:p>37.310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6692" calcext:value-type="float">
            <text:p>-1.6692</text:p>
          </table:table-cell>
          <table:table-cell office:value-type="string" calcext:value-type="string">
            <text:p>Steering</text:p>
          </table:table-cell>
          <table:table-cell office:value-type="float" office:value="-0.135681" calcext:value-type="float">
            <text:p>-0.135681</text:p>
          </table:table-cell>
          <table:table-cell office:value-type="string" calcext:value-type="string">
            <text:p>Acc</text:p>
          </table:table-cell>
          <table:table-cell office:value-type="float" office:value="0.197218" calcext:value-type="float">
            <text:p>0.197218</text:p>
          </table:table-cell>
          <table:table-cell office:value-type="string" calcext:value-type="string">
            <text:p>Velocity</text:p>
          </table:table-cell>
          <table:table-cell office:value-type="float" office:value="37.3126" calcext:value-type="float">
            <text:p>37.312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80996" calcext:value-type="float">
            <text:p>-1.80996</text:p>
          </table:table-cell>
          <table:table-cell office:value-type="string" calcext:value-type="string">
            <text:p>Steering</text:p>
          </table:table-cell>
          <table:table-cell office:value-type="float" office:value="-0.155344" calcext:value-type="float">
            <text:p>-0.155344</text:p>
          </table:table-cell>
          <table:table-cell office:value-type="string" calcext:value-type="string">
            <text:p>Acc</text:p>
          </table:table-cell>
          <table:table-cell office:value-type="float" office:value="0.196199" calcext:value-type="float">
            <text:p>0.196199</text:p>
          </table:table-cell>
          <table:table-cell office:value-type="string" calcext:value-type="string">
            <text:p>Velocity</text:p>
          </table:table-cell>
          <table:table-cell office:value-type="float" office:value="37.3109" calcext:value-type="float">
            <text:p>37.310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8132" calcext:value-type="float">
            <text:p>-1.8132</text:p>
          </table:table-cell>
          <table:table-cell office:value-type="string" calcext:value-type="string">
            <text:p>Steering</text:p>
          </table:table-cell>
          <table:table-cell office:value-type="float" office:value="-0.165404" calcext:value-type="float">
            <text:p>-0.165404</text:p>
          </table:table-cell>
          <table:table-cell office:value-type="string" calcext:value-type="string">
            <text:p>Acc</text:p>
          </table:table-cell>
          <table:table-cell office:value-type="float" office:value="0.19549" calcext:value-type="float">
            <text:p>0.19549</text:p>
          </table:table-cell>
          <table:table-cell office:value-type="string" calcext:value-type="string">
            <text:p>Velocity</text:p>
          </table:table-cell>
          <table:table-cell office:value-type="float" office:value="37.3075" calcext:value-type="float">
            <text:p>37.30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80923" calcext:value-type="float">
            <text:p>-1.80923</text:p>
          </table:table-cell>
          <table:table-cell office:value-type="string" calcext:value-type="string">
            <text:p>Steering</text:p>
          </table:table-cell>
          <table:table-cell office:value-type="float" office:value="-0.166054" calcext:value-type="float">
            <text:p>-0.166054</text:p>
          </table:table-cell>
          <table:table-cell office:value-type="string" calcext:value-type="string">
            <text:p>Acc</text:p>
          </table:table-cell>
          <table:table-cell office:value-type="float" office:value="0.195544" calcext:value-type="float">
            <text:p>0.195544</text:p>
          </table:table-cell>
          <table:table-cell office:value-type="string" calcext:value-type="string">
            <text:p>Velocity</text:p>
          </table:table-cell>
          <table:table-cell office:value-type="float" office:value="37.2974" calcext:value-type="float">
            <text:p>37.297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80585" calcext:value-type="float">
            <text:p>-1.80585</text:p>
          </table:table-cell>
          <table:table-cell office:value-type="string" calcext:value-type="string">
            <text:p>Steering</text:p>
          </table:table-cell>
          <table:table-cell office:value-type="float" office:value="-0.157712" calcext:value-type="float">
            <text:p>-0.157712</text:p>
          </table:table-cell>
          <table:table-cell office:value-type="string" calcext:value-type="string">
            <text:p>Acc</text:p>
          </table:table-cell>
          <table:table-cell office:value-type="float" office:value="0.196293" calcext:value-type="float">
            <text:p>0.196293</text:p>
          </table:table-cell>
          <table:table-cell office:value-type="string" calcext:value-type="string">
            <text:p>Velocity</text:p>
          </table:table-cell>
          <table:table-cell office:value-type="float" office:value="37.2887" calcext:value-type="float">
            <text:p>37.288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80368" calcext:value-type="float">
            <text:p>-1.80368</text:p>
          </table:table-cell>
          <table:table-cell office:value-type="string" calcext:value-type="string">
            <text:p>Steering</text:p>
          </table:table-cell>
          <table:table-cell office:value-type="float" office:value="-0.141004" calcext:value-type="float">
            <text:p>-0.141004</text:p>
          </table:table-cell>
          <table:table-cell office:value-type="string" calcext:value-type="string">
            <text:p>Acc</text:p>
          </table:table-cell>
          <table:table-cell office:value-type="float" office:value="0.197706" calcext:value-type="float">
            <text:p>0.197706</text:p>
          </table:table-cell>
          <table:table-cell office:value-type="string" calcext:value-type="string">
            <text:p>Velocity</text:p>
          </table:table-cell>
          <table:table-cell office:value-type="float" office:value="37.2798" calcext:value-type="float">
            <text:p>37.279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79288" calcext:value-type="float">
            <text:p>-1.79288</text:p>
          </table:table-cell>
          <table:table-cell office:value-type="string" calcext:value-type="string">
            <text:p>Steering</text:p>
          </table:table-cell>
          <table:table-cell office:value-type="float" office:value="-0.122747" calcext:value-type="float">
            <text:p>-0.122747</text:p>
          </table:table-cell>
          <table:table-cell office:value-type="string" calcext:value-type="string">
            <text:p>Acc</text:p>
          </table:table-cell>
          <table:table-cell office:value-type="float" office:value="0.199134" calcext:value-type="float">
            <text:p>0.199134</text:p>
          </table:table-cell>
          <table:table-cell office:value-type="string" calcext:value-type="string">
            <text:p>Velocity</text:p>
          </table:table-cell>
          <table:table-cell office:value-type="float" office:value="37.2763" calcext:value-type="float">
            <text:p>37.276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78832" calcext:value-type="float">
            <text:p>-1.78832</text:p>
          </table:table-cell>
          <table:table-cell office:value-type="string" calcext:value-type="string">
            <text:p>Steering</text:p>
          </table:table-cell>
          <table:table-cell office:value-type="float" office:value="-0.104304" calcext:value-type="float">
            <text:p>-0.104304</text:p>
          </table:table-cell>
          <table:table-cell office:value-type="string" calcext:value-type="string">
            <text:p>Acc</text:p>
          </table:table-cell>
          <table:table-cell office:value-type="float" office:value="0.200533" calcext:value-type="float">
            <text:p>0.200533</text:p>
          </table:table-cell>
          <table:table-cell office:value-type="string" calcext:value-type="string">
            <text:p>Velocity</text:p>
          </table:table-cell>
          <table:table-cell office:value-type="float" office:value="37.2809" calcext:value-type="float">
            <text:p>37.280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70595" calcext:value-type="float">
            <text:p>-1.70595</text:p>
          </table:table-cell>
          <table:table-cell office:value-type="string" calcext:value-type="string">
            <text:p>Steering</text:p>
          </table:table-cell>
          <table:table-cell office:value-type="float" office:value="-0.0813427" calcext:value-type="float">
            <text:p>-0.0813427</text:p>
          </table:table-cell>
          <table:table-cell office:value-type="string" calcext:value-type="string">
            <text:p>Acc</text:p>
          </table:table-cell>
          <table:table-cell office:value-type="float" office:value="0.202409" calcext:value-type="float">
            <text:p>0.202409</text:p>
          </table:table-cell>
          <table:table-cell office:value-type="string" calcext:value-type="string">
            <text:p>Velocity</text:p>
          </table:table-cell>
          <table:table-cell office:value-type="float" office:value="37.2905" calcext:value-type="float">
            <text:p>37.290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72306" calcext:value-type="float">
            <text:p>-1.72306</text:p>
          </table:table-cell>
          <table:table-cell office:value-type="string" calcext:value-type="string">
            <text:p>Steering</text:p>
          </table:table-cell>
          <table:table-cell office:value-type="float" office:value="-0.0692107" calcext:value-type="float">
            <text:p>-0.0692107</text:p>
          </table:table-cell>
          <table:table-cell office:value-type="string" calcext:value-type="string">
            <text:p>Acc</text:p>
          </table:table-cell>
          <table:table-cell office:value-type="float" office:value="0.203336" calcext:value-type="float">
            <text:p>0.203336</text:p>
          </table:table-cell>
          <table:table-cell office:value-type="string" calcext:value-type="string">
            <text:p>Velocity</text:p>
          </table:table-cell>
          <table:table-cell office:value-type="float" office:value="37.3029" calcext:value-type="float">
            <text:p>37.302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74636" calcext:value-type="float">
            <text:p>-1.74636</text:p>
          </table:table-cell>
          <table:table-cell office:value-type="string" calcext:value-type="string">
            <text:p>Steering</text:p>
          </table:table-cell>
          <table:table-cell office:value-type="float" office:value="-0.0669359" calcext:value-type="float">
            <text:p>-0.0669359</text:p>
          </table:table-cell>
          <table:table-cell office:value-type="string" calcext:value-type="string">
            <text:p>Acc</text:p>
          </table:table-cell>
          <table:table-cell office:value-type="float" office:value="0.203375" calcext:value-type="float">
            <text:p>0.203375</text:p>
          </table:table-cell>
          <table:table-cell office:value-type="string" calcext:value-type="string">
            <text:p>Velocity</text:p>
          </table:table-cell>
          <table:table-cell office:value-type="float" office:value="37.3205" calcext:value-type="float">
            <text:p>37.320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77369" calcext:value-type="float">
            <text:p>-1.77369</text:p>
          </table:table-cell>
          <table:table-cell office:value-type="string" calcext:value-type="string">
            <text:p>Steering</text:p>
          </table:table-cell>
          <table:table-cell office:value-type="float" office:value="-0.0750925" calcext:value-type="float">
            <text:p>-0.0750925</text:p>
          </table:table-cell>
          <table:table-cell office:value-type="string" calcext:value-type="string">
            <text:p>Acc</text:p>
          </table:table-cell>
          <table:table-cell office:value-type="float" office:value="0.2025" calcext:value-type="float">
            <text:p>0.2025</text:p>
          </table:table-cell>
          <table:table-cell office:value-type="string" calcext:value-type="string">
            <text:p>Velocity</text:p>
          </table:table-cell>
          <table:table-cell office:value-type="float" office:value="37.3407" calcext:value-type="float">
            <text:p>37.340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79731" calcext:value-type="float">
            <text:p>-1.79731</text:p>
          </table:table-cell>
          <table:table-cell office:value-type="string" calcext:value-type="string">
            <text:p>Steering</text:p>
          </table:table-cell>
          <table:table-cell office:value-type="float" office:value="-0.0916771" calcext:value-type="float">
            <text:p>-0.0916771</text:p>
          </table:table-cell>
          <table:table-cell office:value-type="string" calcext:value-type="string">
            <text:p>Acc</text:p>
          </table:table-cell>
          <table:table-cell office:value-type="float" office:value="0.200965" calcext:value-type="float">
            <text:p>0.200965</text:p>
          </table:table-cell>
          <table:table-cell office:value-type="string" calcext:value-type="string">
            <text:p>Velocity</text:p>
          </table:table-cell>
          <table:table-cell office:value-type="float" office:value="37.3595" calcext:value-type="float">
            <text:p>37.359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86469" calcext:value-type="float">
            <text:p>-1.86469</text:p>
          </table:table-cell>
          <table:table-cell office:value-type="string" calcext:value-type="string">
            <text:p>Steering</text:p>
          </table:table-cell>
          <table:table-cell office:value-type="float" office:value="-0.117756" calcext:value-type="float">
            <text:p>-0.117756</text:p>
          </table:table-cell>
          <table:table-cell office:value-type="string" calcext:value-type="string">
            <text:p>Acc</text:p>
          </table:table-cell>
          <table:table-cell office:value-type="float" office:value="0.198759" calcext:value-type="float">
            <text:p>0.198759</text:p>
          </table:table-cell>
          <table:table-cell office:value-type="string" calcext:value-type="string">
            <text:p>Velocity</text:p>
          </table:table-cell>
          <table:table-cell office:value-type="float" office:value="37.3761" calcext:value-type="float">
            <text:p>37.376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85548" calcext:value-type="float">
            <text:p>-1.85548</text:p>
          </table:table-cell>
          <table:table-cell office:value-type="string" calcext:value-type="string">
            <text:p>Steering</text:p>
          </table:table-cell>
          <table:table-cell office:value-type="float" office:value="-0.141309" calcext:value-type="float">
            <text:p>-0.141309</text:p>
          </table:table-cell>
          <table:table-cell office:value-type="string" calcext:value-type="string">
            <text:p>Acc</text:p>
          </table:table-cell>
          <table:table-cell office:value-type="float" office:value="0.196949" calcext:value-type="float">
            <text:p>0.196949</text:p>
          </table:table-cell>
          <table:table-cell office:value-type="string" calcext:value-type="string">
            <text:p>Velocity</text:p>
          </table:table-cell>
          <table:table-cell office:value-type="float" office:value="37.3852" calcext:value-type="float">
            <text:p>37.385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83644" calcext:value-type="float">
            <text:p>-1.83644</text:p>
          </table:table-cell>
          <table:table-cell office:value-type="string" calcext:value-type="string">
            <text:p>Steering</text:p>
          </table:table-cell>
          <table:table-cell office:value-type="float" office:value="-0.158298" calcext:value-type="float">
            <text:p>-0.158298</text:p>
          </table:table-cell>
          <table:table-cell office:value-type="string" calcext:value-type="string">
            <text:p>Acc</text:p>
          </table:table-cell>
          <table:table-cell office:value-type="float" office:value="0.195714" calcext:value-type="float">
            <text:p>0.195714</text:p>
          </table:table-cell>
          <table:table-cell office:value-type="string" calcext:value-type="string">
            <text:p>Velocity</text:p>
          </table:table-cell>
          <table:table-cell office:value-type="float" office:value="37.3852" calcext:value-type="float">
            <text:p>37.385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80812" calcext:value-type="float">
            <text:p>-1.80812</text:p>
          </table:table-cell>
          <table:table-cell office:value-type="string" calcext:value-type="string">
            <text:p>Steering</text:p>
          </table:table-cell>
          <table:table-cell office:value-type="float" office:value="-0.165243" calcext:value-type="float">
            <text:p>-0.165243</text:p>
          </table:table-cell>
          <table:table-cell office:value-type="string" calcext:value-type="string">
            <text:p>Acc</text:p>
          </table:table-cell>
          <table:table-cell office:value-type="float" office:value="0.195212" calcext:value-type="float">
            <text:p>0.195212</text:p>
          </table:table-cell>
          <table:table-cell office:value-type="string" calcext:value-type="string">
            <text:p>Velocity</text:p>
          </table:table-cell>
          <table:table-cell office:value-type="float" office:value="37.3768" calcext:value-type="float">
            <text:p>37.376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77095" calcext:value-type="float">
            <text:p>-1.77095</text:p>
          </table:table-cell>
          <table:table-cell office:value-type="string" calcext:value-type="string">
            <text:p>Steering</text:p>
          </table:table-cell>
          <table:table-cell office:value-type="float" office:value="-0.160614" calcext:value-type="float">
            <text:p>-0.160614</text:p>
          </table:table-cell>
          <table:table-cell office:value-type="string" calcext:value-type="string">
            <text:p>Acc</text:p>
          </table:table-cell>
          <table:table-cell office:value-type="float" office:value="0.195435" calcext:value-type="float">
            <text:p>0.195435</text:p>
          </table:table-cell>
          <table:table-cell office:value-type="string" calcext:value-type="string">
            <text:p>Velocity</text:p>
          </table:table-cell>
          <table:table-cell office:value-type="float" office:value="37.3639" calcext:value-type="float">
            <text:p>37.363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72697" calcext:value-type="float">
            <text:p>-1.72697</text:p>
          </table:table-cell>
          <table:table-cell office:value-type="string" calcext:value-type="string">
            <text:p>Steering</text:p>
          </table:table-cell>
          <table:table-cell office:value-type="float" office:value="-0.145219" calcext:value-type="float">
            <text:p>-0.145219</text:p>
          </table:table-cell>
          <table:table-cell office:value-type="string" calcext:value-type="string">
            <text:p>Acc</text:p>
          </table:table-cell>
          <table:table-cell office:value-type="float" office:value="0.196239" calcext:value-type="float">
            <text:p>0.196239</text:p>
          </table:table-cell>
          <table:table-cell office:value-type="string" calcext:value-type="string">
            <text:p>Velocity</text:p>
          </table:table-cell>
          <table:table-cell office:value-type="float" office:value="37.3542" calcext:value-type="float">
            <text:p>37.354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67908" calcext:value-type="float">
            <text:p>-1.67908</text:p>
          </table:table-cell>
          <table:table-cell office:value-type="string" calcext:value-type="string">
            <text:p>Steering</text:p>
          </table:table-cell>
          <table:table-cell office:value-type="float" office:value="-0.121946" calcext:value-type="float">
            <text:p>-0.121946</text:p>
          </table:table-cell>
          <table:table-cell office:value-type="string" calcext:value-type="string">
            <text:p>Acc</text:p>
          </table:table-cell>
          <table:table-cell office:value-type="float" office:value="0.197442" calcext:value-type="float">
            <text:p>0.197442</text:p>
          </table:table-cell>
          <table:table-cell office:value-type="string" calcext:value-type="string">
            <text:p>Velocity</text:p>
          </table:table-cell>
          <table:table-cell office:value-type="float" office:value="37.3479" calcext:value-type="float">
            <text:p>37.347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63115" calcext:value-type="float">
            <text:p>-1.63115</text:p>
          </table:table-cell>
          <table:table-cell office:value-type="string" calcext:value-type="string">
            <text:p>Steering</text:p>
          </table:table-cell>
          <table:table-cell office:value-type="float" office:value="-0.0952175" calcext:value-type="float">
            <text:p>-0.0952175</text:p>
          </table:table-cell>
          <table:table-cell office:value-type="string" calcext:value-type="string">
            <text:p>Acc</text:p>
          </table:table-cell>
          <table:table-cell office:value-type="float" office:value="0.198773" calcext:value-type="float">
            <text:p>0.198773</text:p>
          </table:table-cell>
          <table:table-cell office:value-type="string" calcext:value-type="string">
            <text:p>Velocity</text:p>
          </table:table-cell>
          <table:table-cell office:value-type="float" office:value="37.3485" calcext:value-type="float">
            <text:p>37.348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63981" calcext:value-type="float">
            <text:p>-1.63981</text:p>
          </table:table-cell>
          <table:table-cell office:value-type="string" calcext:value-type="string">
            <text:p>Steering</text:p>
          </table:table-cell>
          <table:table-cell office:value-type="float" office:value="-0.0840556" calcext:value-type="float">
            <text:p>-0.0840556</text:p>
          </table:table-cell>
          <table:table-cell office:value-type="string" calcext:value-type="string">
            <text:p>Acc</text:p>
          </table:table-cell>
          <table:table-cell office:value-type="float" office:value="0.199394" calcext:value-type="float">
            <text:p>0.199394</text:p>
          </table:table-cell>
          <table:table-cell office:value-type="string" calcext:value-type="string">
            <text:p>Velocity</text:p>
          </table:table-cell>
          <table:table-cell office:value-type="float" office:value="37.3504" calcext:value-type="float">
            <text:p>37.350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57701" calcext:value-type="float">
            <text:p>-1.57701</text:p>
          </table:table-cell>
          <table:table-cell office:value-type="string" calcext:value-type="string">
            <text:p>Steering</text:p>
          </table:table-cell>
          <table:table-cell office:value-type="float" office:value="-0.0575461" calcext:value-type="float">
            <text:p>-0.0575461</text:p>
          </table:table-cell>
          <table:table-cell office:value-type="string" calcext:value-type="string">
            <text:p>Acc</text:p>
          </table:table-cell>
          <table:table-cell office:value-type="float" office:value="0.200556" calcext:value-type="float">
            <text:p>0.200556</text:p>
          </table:table-cell>
          <table:table-cell office:value-type="string" calcext:value-type="string">
            <text:p>Velocity</text:p>
          </table:table-cell>
          <table:table-cell office:value-type="float" office:value="37.3578" calcext:value-type="float">
            <text:p>37.357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56237" calcext:value-type="float">
            <text:p>-1.56237</text:p>
          </table:table-cell>
          <table:table-cell office:value-type="string" calcext:value-type="string">
            <text:p>Steering</text:p>
          </table:table-cell>
          <table:table-cell office:value-type="float" office:value="-0.0437889" calcext:value-type="float">
            <text:p>-0.0437889</text:p>
          </table:table-cell>
          <table:table-cell office:value-type="string" calcext:value-type="string">
            <text:p>Acc</text:p>
          </table:table-cell>
          <table:table-cell office:value-type="float" office:value="0.200805" calcext:value-type="float">
            <text:p>0.200805</text:p>
          </table:table-cell>
          <table:table-cell office:value-type="string" calcext:value-type="string">
            <text:p>Velocity</text:p>
          </table:table-cell>
          <table:table-cell office:value-type="float" office:value="37.3663" calcext:value-type="float">
            <text:p>37.366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55366" calcext:value-type="float">
            <text:p>-1.55366</text:p>
          </table:table-cell>
          <table:table-cell office:value-type="string" calcext:value-type="string">
            <text:p>Steering</text:p>
          </table:table-cell>
          <table:table-cell office:value-type="float" office:value="-0.0447841" calcext:value-type="float">
            <text:p>-0.0447841</text:p>
          </table:table-cell>
          <table:table-cell office:value-type="string" calcext:value-type="string">
            <text:p>Acc</text:p>
          </table:table-cell>
          <table:table-cell office:value-type="float" office:value="0.200562" calcext:value-type="float">
            <text:p>0.200562</text:p>
          </table:table-cell>
          <table:table-cell office:value-type="string" calcext:value-type="string">
            <text:p>Velocity</text:p>
          </table:table-cell>
          <table:table-cell office:value-type="float" office:value="37.3759" calcext:value-type="float">
            <text:p>37.375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49856" calcext:value-type="float">
            <text:p>-1.49856</text:p>
          </table:table-cell>
          <table:table-cell office:value-type="string" calcext:value-type="string">
            <text:p>Steering</text:p>
          </table:table-cell>
          <table:table-cell office:value-type="float" office:value="-0.0469733" calcext:value-type="float">
            <text:p>-0.0469733</text:p>
          </table:table-cell>
          <table:table-cell office:value-type="string" calcext:value-type="string">
            <text:p>Acc</text:p>
          </table:table-cell>
          <table:table-cell office:value-type="float" office:value="0.199978" calcext:value-type="float">
            <text:p>0.199978</text:p>
          </table:table-cell>
          <table:table-cell office:value-type="string" calcext:value-type="string">
            <text:p>Velocity</text:p>
          </table:table-cell>
          <table:table-cell office:value-type="float" office:value="37.392" calcext:value-type="float">
            <text:p>37.39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45924" calcext:value-type="float">
            <text:p>-1.45924</text:p>
          </table:table-cell>
          <table:table-cell office:value-type="string" calcext:value-type="string">
            <text:p>Steering</text:p>
          </table:table-cell>
          <table:table-cell office:value-type="float" office:value="-0.0590452" calcext:value-type="float">
            <text:p>-0.0590452</text:p>
          </table:table-cell>
          <table:table-cell office:value-type="string" calcext:value-type="string">
            <text:p>Acc</text:p>
          </table:table-cell>
          <table:table-cell office:value-type="float" office:value="0.199003" calcext:value-type="float">
            <text:p>0.199003</text:p>
          </table:table-cell>
          <table:table-cell office:value-type="string" calcext:value-type="string">
            <text:p>Velocity</text:p>
          </table:table-cell>
          <table:table-cell office:value-type="float" office:value="37.4048" calcext:value-type="float">
            <text:p>37.404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42427" calcext:value-type="float">
            <text:p>-1.42427</text:p>
          </table:table-cell>
          <table:table-cell office:value-type="string" calcext:value-type="string">
            <text:p>Steering</text:p>
          </table:table-cell>
          <table:table-cell office:value-type="float" office:value="-0.0768451" calcext:value-type="float">
            <text:p>-0.0768451</text:p>
          </table:table-cell>
          <table:table-cell office:value-type="string" calcext:value-type="string">
            <text:p>Acc</text:p>
          </table:table-cell>
          <table:table-cell office:value-type="float" office:value="0.197851" calcext:value-type="float">
            <text:p>0.197851</text:p>
          </table:table-cell>
          <table:table-cell office:value-type="string" calcext:value-type="string">
            <text:p>Velocity</text:p>
          </table:table-cell>
          <table:table-cell office:value-type="float" office:value="37.414" calcext:value-type="float">
            <text:p>37.41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3894" calcext:value-type="float">
            <text:p>-1.3894</text:p>
          </table:table-cell>
          <table:table-cell office:value-type="string" calcext:value-type="string">
            <text:p>Steering</text:p>
          </table:table-cell>
          <table:table-cell office:value-type="float" office:value="-0.0957487" calcext:value-type="float">
            <text:p>-0.0957487</text:p>
          </table:table-cell>
          <table:table-cell office:value-type="string" calcext:value-type="string">
            <text:p>Acc</text:p>
          </table:table-cell>
          <table:table-cell office:value-type="float" office:value="0.19677" calcext:value-type="float">
            <text:p>0.19677</text:p>
          </table:table-cell>
          <table:table-cell office:value-type="string" calcext:value-type="string">
            <text:p>Velocity</text:p>
          </table:table-cell>
          <table:table-cell office:value-type="float" office:value="37.4183" calcext:value-type="float">
            <text:p>37.418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36174" calcext:value-type="float">
            <text:p>-1.36174</text:p>
          </table:table-cell>
          <table:table-cell office:value-type="string" calcext:value-type="string">
            <text:p>Steering</text:p>
          </table:table-cell>
          <table:table-cell office:value-type="float" office:value="-0.109815" calcext:value-type="float">
            <text:p>-0.109815</text:p>
          </table:table-cell>
          <table:table-cell office:value-type="string" calcext:value-type="string">
            <text:p>Acc</text:p>
          </table:table-cell>
          <table:table-cell office:value-type="float" office:value="0.196055" calcext:value-type="float">
            <text:p>0.196055</text:p>
          </table:table-cell>
          <table:table-cell office:value-type="string" calcext:value-type="string">
            <text:p>Velocity</text:p>
          </table:table-cell>
          <table:table-cell office:value-type="float" office:value="37.4163" calcext:value-type="float">
            <text:p>37.416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9732" calcext:value-type="float">
            <text:p>-1.29732</text:p>
          </table:table-cell>
          <table:table-cell office:value-type="string" calcext:value-type="string">
            <text:p>Steering</text:p>
          </table:table-cell>
          <table:table-cell office:value-type="float" office:value="-0.113991" calcext:value-type="float">
            <text:p>-0.113991</text:p>
          </table:table-cell>
          <table:table-cell office:value-type="string" calcext:value-type="string">
            <text:p>Acc</text:p>
          </table:table-cell>
          <table:table-cell office:value-type="float" office:value="0.195731" calcext:value-type="float">
            <text:p>0.195731</text:p>
          </table:table-cell>
          <table:table-cell office:value-type="string" calcext:value-type="string">
            <text:p>Velocity</text:p>
          </table:table-cell>
          <table:table-cell office:value-type="float" office:value="37.4111" calcext:value-type="float">
            <text:p>37.411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6884" calcext:value-type="float">
            <text:p>-1.26884</text:p>
          </table:table-cell>
          <table:table-cell office:value-type="string" calcext:value-type="string">
            <text:p>Steering</text:p>
          </table:table-cell>
          <table:table-cell office:value-type="float" office:value="-0.110658" calcext:value-type="float">
            <text:p>-0.110658</text:p>
          </table:table-cell>
          <table:table-cell office:value-type="string" calcext:value-type="string">
            <text:p>Acc</text:p>
          </table:table-cell>
          <table:table-cell office:value-type="float" office:value="0.19584" calcext:value-type="float">
            <text:p>0.19584</text:p>
          </table:table-cell>
          <table:table-cell office:value-type="string" calcext:value-type="string">
            <text:p>Velocity</text:p>
          </table:table-cell>
          <table:table-cell office:value-type="float" office:value="37.4032" calcext:value-type="float">
            <text:p>37.403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3859" calcext:value-type="float">
            <text:p>-1.23859</text:p>
          </table:table-cell>
          <table:table-cell office:value-type="string" calcext:value-type="string">
            <text:p>Steering</text:p>
          </table:table-cell>
          <table:table-cell office:value-type="float" office:value="-0.101259" calcext:value-type="float">
            <text:p>-0.101259</text:p>
          </table:table-cell>
          <table:table-cell office:value-type="string" calcext:value-type="string">
            <text:p>Acc</text:p>
          </table:table-cell>
          <table:table-cell office:value-type="float" office:value="0.196175" calcext:value-type="float">
            <text:p>0.196175</text:p>
          </table:table-cell>
          <table:table-cell office:value-type="string" calcext:value-type="string">
            <text:p>Velocity</text:p>
          </table:table-cell>
          <table:table-cell office:value-type="float" office:value="37.3973" calcext:value-type="float">
            <text:p>37.397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2387" calcext:value-type="float">
            <text:p>-1.22387</text:p>
          </table:table-cell>
          <table:table-cell office:value-type="string" calcext:value-type="string">
            <text:p>Steering</text:p>
          </table:table-cell>
          <table:table-cell office:value-type="float" office:value="-0.0918493" calcext:value-type="float">
            <text:p>-0.0918493</text:p>
          </table:table-cell>
          <table:table-cell office:value-type="string" calcext:value-type="string">
            <text:p>Acc</text:p>
          </table:table-cell>
          <table:table-cell office:value-type="float" office:value="0.196533" calcext:value-type="float">
            <text:p>0.196533</text:p>
          </table:table-cell>
          <table:table-cell office:value-type="string" calcext:value-type="string">
            <text:p>Velocity</text:p>
          </table:table-cell>
          <table:table-cell office:value-type="float" office:value="37.3929" calcext:value-type="float">
            <text:p>37.392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7889" calcext:value-type="float">
            <text:p>-1.17889</text:p>
          </table:table-cell>
          <table:table-cell office:value-type="string" calcext:value-type="string">
            <text:p>Steering</text:p>
          </table:table-cell>
          <table:table-cell office:value-type="float" office:value="-0.0717613" calcext:value-type="float">
            <text:p>-0.0717613</text:p>
          </table:table-cell>
          <table:table-cell office:value-type="string" calcext:value-type="string">
            <text:p>Acc</text:p>
          </table:table-cell>
          <table:table-cell office:value-type="float" office:value="0.197202" calcext:value-type="float">
            <text:p>0.197202</text:p>
          </table:table-cell>
          <table:table-cell office:value-type="string" calcext:value-type="string">
            <text:p>Velocity</text:p>
          </table:table-cell>
          <table:table-cell office:value-type="float" office:value="37.3903" calcext:value-type="float">
            <text:p>37.390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3918" calcext:value-type="float">
            <text:p>-1.13918</text:p>
          </table:table-cell>
          <table:table-cell office:value-type="string" calcext:value-type="string">
            <text:p>Steering</text:p>
          </table:table-cell>
          <table:table-cell office:value-type="float" office:value="-0.053244" calcext:value-type="float">
            <text:p>-0.053244</text:p>
          </table:table-cell>
          <table:table-cell office:value-type="string" calcext:value-type="string">
            <text:p>Acc</text:p>
          </table:table-cell>
          <table:table-cell office:value-type="float" office:value="0.197801" calcext:value-type="float">
            <text:p>0.197801</text:p>
          </table:table-cell>
          <table:table-cell office:value-type="string" calcext:value-type="string">
            <text:p>Velocity</text:p>
          </table:table-cell>
          <table:table-cell office:value-type="float" office:value="37.3894" calcext:value-type="float">
            <text:p>37.389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8627" calcext:value-type="float">
            <text:p>-1.18627</text:p>
          </table:table-cell>
          <table:table-cell office:value-type="string" calcext:value-type="string">
            <text:p>Steering</text:p>
          </table:table-cell>
          <table:table-cell office:value-type="float" office:value="-0.0481868" calcext:value-type="float">
            <text:p>-0.0481868</text:p>
          </table:table-cell>
          <table:table-cell office:value-type="string" calcext:value-type="string">
            <text:p>Acc</text:p>
          </table:table-cell>
          <table:table-cell office:value-type="float" office:value="0.197592" calcext:value-type="float">
            <text:p>0.197592</text:p>
          </table:table-cell>
          <table:table-cell office:value-type="string" calcext:value-type="string">
            <text:p>Velocity</text:p>
          </table:table-cell>
          <table:table-cell office:value-type="float" office:value="37.3917" calcext:value-type="float">
            <text:p>37.391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2697" calcext:value-type="float">
            <text:p>-1.12697</text:p>
          </table:table-cell>
          <table:table-cell office:value-type="string" calcext:value-type="string">
            <text:p>Steering</text:p>
          </table:table-cell>
          <table:table-cell office:value-type="float" office:value="-0.0431255" calcext:value-type="float">
            <text:p>-0.0431255</text:p>
          </table:table-cell>
          <table:table-cell office:value-type="string" calcext:value-type="string">
            <text:p>Acc</text:p>
          </table:table-cell>
          <table:table-cell office:value-type="float" office:value="0.197569" calcext:value-type="float">
            <text:p>0.197569</text:p>
          </table:table-cell>
          <table:table-cell office:value-type="string" calcext:value-type="string">
            <text:p>Velocity</text:p>
          </table:table-cell>
          <table:table-cell office:value-type="float" office:value="37.3948" calcext:value-type="float">
            <text:p>37.394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08067" calcext:value-type="float">
            <text:p>-1.08067</text:p>
          </table:table-cell>
          <table:table-cell office:value-type="string" calcext:value-type="string">
            <text:p>Steering</text:p>
          </table:table-cell>
          <table:table-cell office:value-type="float" office:value="-0.0405905" calcext:value-type="float">
            <text:p>-0.0405905</text:p>
          </table:table-cell>
          <table:table-cell office:value-type="string" calcext:value-type="string">
            <text:p>Acc</text:p>
          </table:table-cell>
          <table:table-cell office:value-type="float" office:value="0.197513" calcext:value-type="float">
            <text:p>0.197513</text:p>
          </table:table-cell>
          <table:table-cell office:value-type="string" calcext:value-type="string">
            <text:p>Velocity</text:p>
          </table:table-cell>
          <table:table-cell office:value-type="float" office:value="37.3963" calcext:value-type="float">
            <text:p>37.396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04501" calcext:value-type="float">
            <text:p>-1.04501</text:p>
          </table:table-cell>
          <table:table-cell office:value-type="string" calcext:value-type="string">
            <text:p>Steering</text:p>
          </table:table-cell>
          <table:table-cell office:value-type="float" office:value="-0.0417464" calcext:value-type="float">
            <text:p>-0.0417464</text:p>
          </table:table-cell>
          <table:table-cell office:value-type="string" calcext:value-type="string">
            <text:p>Acc</text:p>
          </table:table-cell>
          <table:table-cell office:value-type="float" office:value="0.197371" calcext:value-type="float">
            <text:p>0.197371</text:p>
          </table:table-cell>
          <table:table-cell office:value-type="string" calcext:value-type="string">
            <text:p>Velocity</text:p>
          </table:table-cell>
          <table:table-cell office:value-type="float" office:value="37.3977" calcext:value-type="float">
            <text:p>37.397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00101" calcext:value-type="float">
            <text:p>-1.00101</text:p>
          </table:table-cell>
          <table:table-cell office:value-type="string" calcext:value-type="string">
            <text:p>Steering</text:p>
          </table:table-cell>
          <table:table-cell office:value-type="float" office:value="-0.0434333" calcext:value-type="float">
            <text:p>-0.0434333</text:p>
          </table:table-cell>
          <table:table-cell office:value-type="string" calcext:value-type="string">
            <text:p>Acc</text:p>
          </table:table-cell>
          <table:table-cell office:value-type="float" office:value="0.197199" calcext:value-type="float">
            <text:p>0.197199</text:p>
          </table:table-cell>
          <table:table-cell office:value-type="string" calcext:value-type="string">
            <text:p>Velocity</text:p>
          </table:table-cell>
          <table:table-cell office:value-type="float" office:value="37.3987" calcext:value-type="float">
            <text:p>37.398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62672" calcext:value-type="float">
            <text:p>-0.962672</text:p>
          </table:table-cell>
          <table:table-cell office:value-type="string" calcext:value-type="string">
            <text:p>Steering</text:p>
          </table:table-cell>
          <table:table-cell office:value-type="float" office:value="-0.0469214" calcext:value-type="float">
            <text:p>-0.0469214</text:p>
          </table:table-cell>
          <table:table-cell office:value-type="string" calcext:value-type="string">
            <text:p>Acc</text:p>
          </table:table-cell>
          <table:table-cell office:value-type="float" office:value="0.196998" calcext:value-type="float">
            <text:p>0.196998</text:p>
          </table:table-cell>
          <table:table-cell office:value-type="string" calcext:value-type="string">
            <text:p>Velocity</text:p>
          </table:table-cell>
          <table:table-cell office:value-type="float" office:value="37.3992" calcext:value-type="float">
            <text:p>37.399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2799" calcext:value-type="float">
            <text:p>-0.92799</text:p>
          </table:table-cell>
          <table:table-cell office:value-type="string" calcext:value-type="string">
            <text:p>Steering</text:p>
          </table:table-cell>
          <table:table-cell office:value-type="float" office:value="-0.0509964" calcext:value-type="float">
            <text:p>-0.0509964</text:p>
          </table:table-cell>
          <table:table-cell office:value-type="string" calcext:value-type="string">
            <text:p>Acc</text:p>
          </table:table-cell>
          <table:table-cell office:value-type="float" office:value="0.196802" calcext:value-type="float">
            <text:p>0.196802</text:p>
          </table:table-cell>
          <table:table-cell office:value-type="string" calcext:value-type="string">
            <text:p>Velocity</text:p>
          </table:table-cell>
          <table:table-cell office:value-type="float" office:value="37.3988" calcext:value-type="float">
            <text:p>37.398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00581" calcext:value-type="float">
            <text:p>-0.900581</text:p>
          </table:table-cell>
          <table:table-cell office:value-type="string" calcext:value-type="string">
            <text:p>Steering</text:p>
          </table:table-cell>
          <table:table-cell office:value-type="float" office:value="-0.0543891" calcext:value-type="float">
            <text:p>-0.0543891</text:p>
          </table:table-cell>
          <table:table-cell office:value-type="string" calcext:value-type="string">
            <text:p>Acc</text:p>
          </table:table-cell>
          <table:table-cell office:value-type="float" office:value="0.196652" calcext:value-type="float">
            <text:p>0.196652</text:p>
          </table:table-cell>
          <table:table-cell office:value-type="string" calcext:value-type="string">
            <text:p>Velocity</text:p>
          </table:table-cell>
          <table:table-cell office:value-type="float" office:value="37.3979" calcext:value-type="float">
            <text:p>37.397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69101" calcext:value-type="float">
            <text:p>-0.869101</text:p>
          </table:table-cell>
          <table:table-cell office:value-type="string" calcext:value-type="string">
            <text:p>Steering</text:p>
          </table:table-cell>
          <table:table-cell office:value-type="float" office:value="-0.0564461" calcext:value-type="float">
            <text:p>-0.0564461</text:p>
          </table:table-cell>
          <table:table-cell office:value-type="string" calcext:value-type="string">
            <text:p>Acc</text:p>
          </table:table-cell>
          <table:table-cell office:value-type="float" office:value="0.196541" calcext:value-type="float">
            <text:p>0.196541</text:p>
          </table:table-cell>
          <table:table-cell office:value-type="string" calcext:value-type="string">
            <text:p>Velocity</text:p>
          </table:table-cell>
          <table:table-cell office:value-type="float" office:value="37.3962" calcext:value-type="float">
            <text:p>37.396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43028" calcext:value-type="float">
            <text:p>-0.843028</text:p>
          </table:table-cell>
          <table:table-cell office:value-type="string" calcext:value-type="string">
            <text:p>Steering</text:p>
          </table:table-cell>
          <table:table-cell office:value-type="float" office:value="-0.056638" calcext:value-type="float">
            <text:p>-0.056638</text:p>
          </table:table-cell>
          <table:table-cell office:value-type="string" calcext:value-type="string">
            <text:p>Acc</text:p>
          </table:table-cell>
          <table:table-cell office:value-type="float" office:value="0.196495" calcext:value-type="float">
            <text:p>0.196495</text:p>
          </table:table-cell>
          <table:table-cell office:value-type="string" calcext:value-type="string">
            <text:p>Velocity</text:p>
          </table:table-cell>
          <table:table-cell office:value-type="float" office:value="37.3942" calcext:value-type="float">
            <text:p>37.394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17147" calcext:value-type="float">
            <text:p>-0.817147</text:p>
          </table:table-cell>
          <table:table-cell office:value-type="string" calcext:value-type="string">
            <text:p>Steering</text:p>
          </table:table-cell>
          <table:table-cell office:value-type="float" office:value="-0.0548885" calcext:value-type="float">
            <text:p>-0.0548885</text:p>
          </table:table-cell>
          <table:table-cell office:value-type="string" calcext:value-type="string">
            <text:p>Acc</text:p>
          </table:table-cell>
          <table:table-cell office:value-type="float" office:value="0.196503" calcext:value-type="float">
            <text:p>0.196503</text:p>
          </table:table-cell>
          <table:table-cell office:value-type="string" calcext:value-type="string">
            <text:p>Velocity</text:p>
          </table:table-cell>
          <table:table-cell office:value-type="float" office:value="37.3921" calcext:value-type="float">
            <text:p>37.392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13037" calcext:value-type="float">
            <text:p>-0.913037</text:p>
          </table:table-cell>
          <table:table-cell office:value-type="string" calcext:value-type="string">
            <text:p>Steering</text:p>
          </table:table-cell>
          <table:table-cell office:value-type="float" office:value="-0.0556225" calcext:value-type="float">
            <text:p>-0.0556225</text:p>
          </table:table-cell>
          <table:table-cell office:value-type="string" calcext:value-type="string">
            <text:p>Acc</text:p>
          </table:table-cell>
          <table:table-cell office:value-type="float" office:value="0.196583" calcext:value-type="float">
            <text:p>0.196583</text:p>
          </table:table-cell>
          <table:table-cell office:value-type="string" calcext:value-type="string">
            <text:p>Velocity</text:p>
          </table:table-cell>
          <table:table-cell office:value-type="float" office:value="37.3898" calcext:value-type="float">
            <text:p>37.389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65937" calcext:value-type="float">
            <text:p>-0.865937</text:p>
          </table:table-cell>
          <table:table-cell office:value-type="string" calcext:value-type="string">
            <text:p>Steering</text:p>
          </table:table-cell>
          <table:table-cell office:value-type="float" office:value="-0.0531951" calcext:value-type="float">
            <text:p>-0.0531951</text:p>
          </table:table-cell>
          <table:table-cell office:value-type="string" calcext:value-type="string">
            <text:p>Acc</text:p>
          </table:table-cell>
          <table:table-cell office:value-type="float" office:value="0.196574" calcext:value-type="float">
            <text:p>0.196574</text:p>
          </table:table-cell>
          <table:table-cell office:value-type="string" calcext:value-type="string">
            <text:p>Velocity</text:p>
          </table:table-cell>
          <table:table-cell office:value-type="float" office:value="37.3876" calcext:value-type="float">
            <text:p>37.387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20905" calcext:value-type="float">
            <text:p>-0.820905</text:p>
          </table:table-cell>
          <table:table-cell office:value-type="string" calcext:value-type="string">
            <text:p>Steering</text:p>
          </table:table-cell>
          <table:table-cell office:value-type="float" office:value="-0.0485044" calcext:value-type="float">
            <text:p>-0.0485044</text:p>
          </table:table-cell>
          <table:table-cell office:value-type="string" calcext:value-type="string">
            <text:p>Acc</text:p>
          </table:table-cell>
          <table:table-cell office:value-type="float" office:value="0.196616" calcext:value-type="float">
            <text:p>0.196616</text:p>
          </table:table-cell>
          <table:table-cell office:value-type="string" calcext:value-type="string">
            <text:p>Velocity</text:p>
          </table:table-cell>
          <table:table-cell office:value-type="float" office:value="37.3857" calcext:value-type="float">
            <text:p>37.385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83019" calcext:value-type="float">
            <text:p>-0.783019</text:p>
          </table:table-cell>
          <table:table-cell office:value-type="string" calcext:value-type="string">
            <text:p>Steering</text:p>
          </table:table-cell>
          <table:table-cell office:value-type="float" office:value="-0.0428214" calcext:value-type="float">
            <text:p>-0.0428214</text:p>
          </table:table-cell>
          <table:table-cell office:value-type="string" calcext:value-type="string">
            <text:p>Acc</text:p>
          </table:table-cell>
          <table:table-cell office:value-type="float" office:value="0.196687" calcext:value-type="float">
            <text:p>0.196687</text:p>
          </table:table-cell>
          <table:table-cell office:value-type="string" calcext:value-type="string">
            <text:p>Velocity</text:p>
          </table:table-cell>
          <table:table-cell office:value-type="float" office:value="37.3842" calcext:value-type="float">
            <text:p>37.384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56676" calcext:value-type="float">
            <text:p>-0.756676</text:p>
          </table:table-cell>
          <table:table-cell office:value-type="string" calcext:value-type="string">
            <text:p>Steering</text:p>
          </table:table-cell>
          <table:table-cell office:value-type="float" office:value="-0.0391349" calcext:value-type="float">
            <text:p>-0.0391349</text:p>
          </table:table-cell>
          <table:table-cell office:value-type="string" calcext:value-type="string">
            <text:p>Acc</text:p>
          </table:table-cell>
          <table:table-cell office:value-type="float" office:value="0.196732" calcext:value-type="float">
            <text:p>0.196732</text:p>
          </table:table-cell>
          <table:table-cell office:value-type="string" calcext:value-type="string">
            <text:p>Velocity</text:p>
          </table:table-cell>
          <table:table-cell office:value-type="float" office:value="37.3827" calcext:value-type="float">
            <text:p>37.382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17316" calcext:value-type="float">
            <text:p>-0.717316</text:p>
          </table:table-cell>
          <table:table-cell office:value-type="string" calcext:value-type="string">
            <text:p>Steering</text:p>
          </table:table-cell>
          <table:table-cell office:value-type="float" office:value="-0.031534" calcext:value-type="float">
            <text:p>-0.031534</text:p>
          </table:table-cell>
          <table:table-cell office:value-type="string" calcext:value-type="string">
            <text:p>Acc</text:p>
          </table:table-cell>
          <table:table-cell office:value-type="float" office:value="0.196837" calcext:value-type="float">
            <text:p>0.196837</text:p>
          </table:table-cell>
          <table:table-cell office:value-type="string" calcext:value-type="string">
            <text:p>Velocity</text:p>
          </table:table-cell>
          <table:table-cell office:value-type="float" office:value="37.3817" calcext:value-type="float">
            <text:p>37.381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85237" calcext:value-type="float">
            <text:p>-0.685237</text:p>
          </table:table-cell>
          <table:table-cell office:value-type="string" calcext:value-type="string">
            <text:p>Steering</text:p>
          </table:table-cell>
          <table:table-cell office:value-type="float" office:value="-0.0256403" calcext:value-type="float">
            <text:p>-0.0256403</text:p>
          </table:table-cell>
          <table:table-cell office:value-type="string" calcext:value-type="string">
            <text:p>Acc</text:p>
          </table:table-cell>
          <table:table-cell office:value-type="float" office:value="0.196915" calcext:value-type="float">
            <text:p>0.196915</text:p>
          </table:table-cell>
          <table:table-cell office:value-type="string" calcext:value-type="string">
            <text:p>Velocity</text:p>
          </table:table-cell>
          <table:table-cell office:value-type="float" office:value="37.3808" calcext:value-type="float">
            <text:p>37.380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60213" calcext:value-type="float">
            <text:p>-0.660213</text:p>
          </table:table-cell>
          <table:table-cell office:value-type="string" calcext:value-type="string">
            <text:p>Steering</text:p>
          </table:table-cell>
          <table:table-cell office:value-type="float" office:value="-0.0219676" calcext:value-type="float">
            <text:p>-0.0219676</text:p>
          </table:table-cell>
          <table:table-cell office:value-type="string" calcext:value-type="string">
            <text:p>Acc</text:p>
          </table:table-cell>
          <table:table-cell office:value-type="float" office:value="0.196953" calcext:value-type="float">
            <text:p>0.196953</text:p>
          </table:table-cell>
          <table:table-cell office:value-type="string" calcext:value-type="string">
            <text:p>Velocity</text:p>
          </table:table-cell>
          <table:table-cell office:value-type="float" office:value="37.3803" calcext:value-type="float">
            <text:p>37.380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37419" calcext:value-type="float">
            <text:p>-0.637419</text:p>
          </table:table-cell>
          <table:table-cell office:value-type="string" calcext:value-type="string">
            <text:p>Steering</text:p>
          </table:table-cell>
          <table:table-cell office:value-type="float" office:value="-0.0208322" calcext:value-type="float">
            <text:p>-0.0208322</text:p>
          </table:table-cell>
          <table:table-cell office:value-type="string" calcext:value-type="string">
            <text:p>Acc</text:p>
          </table:table-cell>
          <table:table-cell office:value-type="float" office:value="0.196937" calcext:value-type="float">
            <text:p>0.196937</text:p>
          </table:table-cell>
          <table:table-cell office:value-type="string" calcext:value-type="string">
            <text:p>Velocity</text:p>
          </table:table-cell>
          <table:table-cell office:value-type="float" office:value="37.38" calcext:value-type="float">
            <text:p>37.3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43064" calcext:value-type="float">
            <text:p>-0.643064</text:p>
          </table:table-cell>
          <table:table-cell office:value-type="string" calcext:value-type="string">
            <text:p>Steering</text:p>
          </table:table-cell>
          <table:table-cell office:value-type="float" office:value="-0.0125344" calcext:value-type="float">
            <text:p>-0.0125344</text:p>
          </table:table-cell>
          <table:table-cell office:value-type="string" calcext:value-type="string">
            <text:p>Acc</text:p>
          </table:table-cell>
          <table:table-cell office:value-type="float" office:value="0.197303" calcext:value-type="float">
            <text:p>0.197303</text:p>
          </table:table-cell>
          <table:table-cell office:value-type="string" calcext:value-type="string">
            <text:p>Velocity</text:p>
          </table:table-cell>
          <table:table-cell office:value-type="float" office:value="37.3798" calcext:value-type="float">
            <text:p>37.379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28399" calcext:value-type="float">
            <text:p>-0.628399</text:p>
          </table:table-cell>
          <table:table-cell office:value-type="string" calcext:value-type="string">
            <text:p>Steering</text:p>
          </table:table-cell>
          <table:table-cell office:value-type="float" office:value="-0.0108839" calcext:value-type="float">
            <text:p>-0.0108839</text:p>
          </table:table-cell>
          <table:table-cell office:value-type="string" calcext:value-type="string">
            <text:p>Acc</text:p>
          </table:table-cell>
          <table:table-cell office:value-type="float" office:value="0.197299" calcext:value-type="float">
            <text:p>0.197299</text:p>
          </table:table-cell>
          <table:table-cell office:value-type="string" calcext:value-type="string">
            <text:p>Velocity</text:p>
          </table:table-cell>
          <table:table-cell office:value-type="float" office:value="37.3794" calcext:value-type="float">
            <text:p>37.379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25402" calcext:value-type="float">
            <text:p>-0.625402</text:p>
          </table:table-cell>
          <table:table-cell office:value-type="string" calcext:value-type="string">
            <text:p>Steering</text:p>
          </table:table-cell>
          <table:table-cell office:value-type="float" office:value="-0.014913" calcext:value-type="float">
            <text:p>-0.014913</text:p>
          </table:table-cell>
          <table:table-cell office:value-type="string" calcext:value-type="string">
            <text:p>Acc</text:p>
          </table:table-cell>
          <table:table-cell office:value-type="float" office:value="0.19717" calcext:value-type="float">
            <text:p>0.19717</text:p>
          </table:table-cell>
          <table:table-cell office:value-type="string" calcext:value-type="string">
            <text:p>Velocity</text:p>
          </table:table-cell>
          <table:table-cell office:value-type="float" office:value="37.3802" calcext:value-type="float">
            <text:p>37.380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18435" calcext:value-type="float">
            <text:p>-0.618435</text:p>
          </table:table-cell>
          <table:table-cell office:value-type="string" calcext:value-type="string">
            <text:p>Steering</text:p>
          </table:table-cell>
          <table:table-cell office:value-type="float" office:value="-0.0221641" calcext:value-type="float">
            <text:p>-0.0221641</text:p>
          </table:table-cell>
          <table:table-cell office:value-type="string" calcext:value-type="string">
            <text:p>Acc</text:p>
          </table:table-cell>
          <table:table-cell office:value-type="float" office:value="0.196962" calcext:value-type="float">
            <text:p>0.196962</text:p>
          </table:table-cell>
          <table:table-cell office:value-type="string" calcext:value-type="string">
            <text:p>Velocity</text:p>
          </table:table-cell>
          <table:table-cell office:value-type="float" office:value="37.3809" calcext:value-type="float">
            <text:p>37.380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13222" calcext:value-type="float">
            <text:p>-0.613222</text:p>
          </table:table-cell>
          <table:table-cell office:value-type="string" calcext:value-type="string">
            <text:p>Steering</text:p>
          </table:table-cell>
          <table:table-cell office:value-type="float" office:value="-0.0321885" calcext:value-type="float">
            <text:p>-0.0321885</text:p>
          </table:table-cell>
          <table:table-cell office:value-type="string" calcext:value-type="string">
            <text:p>Acc</text:p>
          </table:table-cell>
          <table:table-cell office:value-type="float" office:value="0.19671" calcext:value-type="float">
            <text:p>0.19671</text:p>
          </table:table-cell>
          <table:table-cell office:value-type="string" calcext:value-type="string">
            <text:p>Velocity</text:p>
          </table:table-cell>
          <table:table-cell office:value-type="float" office:value="37.381" calcext:value-type="float">
            <text:p>37.38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0758" calcext:value-type="float">
            <text:p>-0.60758</text:p>
          </table:table-cell>
          <table:table-cell office:value-type="string" calcext:value-type="string">
            <text:p>Steering</text:p>
          </table:table-cell>
          <table:table-cell office:value-type="float" office:value="-0.0426502" calcext:value-type="float">
            <text:p>-0.0426502</text:p>
          </table:table-cell>
          <table:table-cell office:value-type="string" calcext:value-type="string">
            <text:p>Acc</text:p>
          </table:table-cell>
          <table:table-cell office:value-type="float" office:value="0.196473" calcext:value-type="float">
            <text:p>0.196473</text:p>
          </table:table-cell>
          <table:table-cell office:value-type="string" calcext:value-type="string">
            <text:p>Velocity</text:p>
          </table:table-cell>
          <table:table-cell office:value-type="float" office:value="37.3799" calcext:value-type="float">
            <text:p>37.379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96602" calcext:value-type="float">
            <text:p>-0.596602</text:p>
          </table:table-cell>
          <table:table-cell office:value-type="string" calcext:value-type="string">
            <text:p>Steering</text:p>
          </table:table-cell>
          <table:table-cell office:value-type="float" office:value="-0.0516187" calcext:value-type="float">
            <text:p>-0.0516187</text:p>
          </table:table-cell>
          <table:table-cell office:value-type="string" calcext:value-type="string">
            <text:p>Acc</text:p>
          </table:table-cell>
          <table:table-cell office:value-type="float" office:value="0.196283" calcext:value-type="float">
            <text:p>0.196283</text:p>
          </table:table-cell>
          <table:table-cell office:value-type="string" calcext:value-type="string">
            <text:p>Velocity</text:p>
          </table:table-cell>
          <table:table-cell office:value-type="float" office:value="37.378" calcext:value-type="float">
            <text:p>37.37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80239" calcext:value-type="float">
            <text:p>-0.580239</text:p>
          </table:table-cell>
          <table:table-cell office:value-type="string" calcext:value-type="string">
            <text:p>Steering</text:p>
          </table:table-cell>
          <table:table-cell office:value-type="float" office:value="-0.056774" calcext:value-type="float">
            <text:p>-0.056774</text:p>
          </table:table-cell>
          <table:table-cell office:value-type="string" calcext:value-type="string">
            <text:p>Acc</text:p>
          </table:table-cell>
          <table:table-cell office:value-type="float" office:value="0.196185" calcext:value-type="float">
            <text:p>0.196185</text:p>
          </table:table-cell>
          <table:table-cell office:value-type="string" calcext:value-type="string">
            <text:p>Velocity</text:p>
          </table:table-cell>
          <table:table-cell office:value-type="float" office:value="37.3747" calcext:value-type="float">
            <text:p>37.374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63313" calcext:value-type="float">
            <text:p>-0.563313</text:p>
          </table:table-cell>
          <table:table-cell office:value-type="string" calcext:value-type="string">
            <text:p>Steering</text:p>
          </table:table-cell>
          <table:table-cell office:value-type="float" office:value="-0.0560729" calcext:value-type="float">
            <text:p>-0.0560729</text:p>
          </table:table-cell>
          <table:table-cell office:value-type="string" calcext:value-type="string">
            <text:p>Acc</text:p>
          </table:table-cell>
          <table:table-cell office:value-type="float" office:value="0.196209" calcext:value-type="float">
            <text:p>0.196209</text:p>
          </table:table-cell>
          <table:table-cell office:value-type="string" calcext:value-type="string">
            <text:p>Velocity</text:p>
          </table:table-cell>
          <table:table-cell office:value-type="float" office:value="37.3705" calcext:value-type="float">
            <text:p>37.370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48267" calcext:value-type="float">
            <text:p>-0.548267</text:p>
          </table:table-cell>
          <table:table-cell office:value-type="string" calcext:value-type="string">
            <text:p>Steering</text:p>
          </table:table-cell>
          <table:table-cell office:value-type="float" office:value="-0.0505626" calcext:value-type="float">
            <text:p>-0.0505626</text:p>
          </table:table-cell>
          <table:table-cell office:value-type="string" calcext:value-type="string">
            <text:p>Acc</text:p>
          </table:table-cell>
          <table:table-cell office:value-type="float" office:value="0.196316" calcext:value-type="float">
            <text:p>0.196316</text:p>
          </table:table-cell>
          <table:table-cell office:value-type="string" calcext:value-type="string">
            <text:p>Velocity</text:p>
          </table:table-cell>
          <table:table-cell office:value-type="float" office:value="37.3672" calcext:value-type="float">
            <text:p>37.367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31865" calcext:value-type="float">
            <text:p>-0.531865</text:p>
          </table:table-cell>
          <table:table-cell office:value-type="string" calcext:value-type="string">
            <text:p>Steering</text:p>
          </table:table-cell>
          <table:table-cell office:value-type="float" office:value="-0.0395175" calcext:value-type="float">
            <text:p>-0.0395175</text:p>
          </table:table-cell>
          <table:table-cell office:value-type="string" calcext:value-type="string">
            <text:p>Acc</text:p>
          </table:table-cell>
          <table:table-cell office:value-type="float" office:value="0.196521" calcext:value-type="float">
            <text:p>0.196521</text:p>
          </table:table-cell>
          <table:table-cell office:value-type="string" calcext:value-type="string">
            <text:p>Velocity</text:p>
          </table:table-cell>
          <table:table-cell office:value-type="float" office:value="37.3637" calcext:value-type="float">
            <text:p>37.363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15203" calcext:value-type="float">
            <text:p>-0.515203</text:p>
          </table:table-cell>
          <table:table-cell office:value-type="string" calcext:value-type="string">
            <text:p>Steering</text:p>
          </table:table-cell>
          <table:table-cell office:value-type="float" office:value="-0.0263749" calcext:value-type="float">
            <text:p>-0.0263749</text:p>
          </table:table-cell>
          <table:table-cell office:value-type="string" calcext:value-type="string">
            <text:p>Acc</text:p>
          </table:table-cell>
          <table:table-cell office:value-type="float" office:value="0.196752" calcext:value-type="float">
            <text:p>0.196752</text:p>
          </table:table-cell>
          <table:table-cell office:value-type="string" calcext:value-type="string">
            <text:p>Velocity</text:p>
          </table:table-cell>
          <table:table-cell office:value-type="float" office:value="37.3617" calcext:value-type="float">
            <text:p>37.361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12974" calcext:value-type="float">
            <text:p>-0.312974</text:p>
          </table:table-cell>
          <table:table-cell office:value-type="string" calcext:value-type="string">
            <text:p>Steering</text:p>
          </table:table-cell>
          <table:table-cell office:value-type="float" office:value="-0.0134412" calcext:value-type="float">
            <text:p>-0.0134412</text:p>
          </table:table-cell>
          <table:table-cell office:value-type="string" calcext:value-type="string">
            <text:p>Acc</text:p>
          </table:table-cell>
          <table:table-cell office:value-type="float" office:value="0.196762" calcext:value-type="float">
            <text:p>0.196762</text:p>
          </table:table-cell>
          <table:table-cell office:value-type="string" calcext:value-type="string">
            <text:p>Velocity</text:p>
          </table:table-cell>
          <table:table-cell office:value-type="float" office:value="37.3606" calcext:value-type="float">
            <text:p>37.360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26922" calcext:value-type="float">
            <text:p>-0.326922</text:p>
          </table:table-cell>
          <table:table-cell office:value-type="string" calcext:value-type="string">
            <text:p>Steering</text:p>
          </table:table-cell>
          <table:table-cell office:value-type="float" office:value="-0.00312968" calcext:value-type="float">
            <text:p>-0.00312968</text:p>
          </table:table-cell>
          <table:table-cell office:value-type="string" calcext:value-type="string">
            <text:p>Acc</text:p>
          </table:table-cell>
          <table:table-cell office:value-type="float" office:value="0.196991" calcext:value-type="float">
            <text:p>0.196991</text:p>
          </table:table-cell>
          <table:table-cell office:value-type="string" calcext:value-type="string">
            <text:p>Velocity</text:p>
          </table:table-cell>
          <table:table-cell office:value-type="float" office:value="37.3603" calcext:value-type="float">
            <text:p>37.360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36714" calcext:value-type="float">
            <text:p>-0.336714</text:p>
          </table:table-cell>
          <table:table-cell office:value-type="string" calcext:value-type="string">
            <text:p>Steering</text:p>
          </table:table-cell>
          <table:table-cell office:value-type="float" office:value="0.00262235" calcext:value-type="float">
            <text:p>0.00262235</text:p>
          </table:table-cell>
          <table:table-cell office:value-type="string" calcext:value-type="string">
            <text:p>Acc</text:p>
          </table:table-cell>
          <table:table-cell office:value-type="float" office:value="0.197117" calcext:value-type="float">
            <text:p>0.197117</text:p>
          </table:table-cell>
          <table:table-cell office:value-type="string" calcext:value-type="string">
            <text:p>Velocity</text:p>
          </table:table-cell>
          <table:table-cell office:value-type="float" office:value="37.3599" calcext:value-type="float">
            <text:p>37.359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51556" calcext:value-type="float">
            <text:p>-0.351556</text:p>
          </table:table-cell>
          <table:table-cell office:value-type="string" calcext:value-type="string">
            <text:p>Steering</text:p>
          </table:table-cell>
          <table:table-cell office:value-type="float" office:value="0.00286972" calcext:value-type="float">
            <text:p>0.00286972</text:p>
          </table:table-cell>
          <table:table-cell office:value-type="string" calcext:value-type="string">
            <text:p>Acc</text:p>
          </table:table-cell>
          <table:table-cell office:value-type="float" office:value="0.197127" calcext:value-type="float">
            <text:p>0.197127</text:p>
          </table:table-cell>
          <table:table-cell office:value-type="string" calcext:value-type="string">
            <text:p>Velocity</text:p>
          </table:table-cell>
          <table:table-cell office:value-type="float" office:value="37.36" calcext:value-type="float">
            <text:p>37.3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66477" calcext:value-type="float">
            <text:p>-0.366477</text:p>
          </table:table-cell>
          <table:table-cell office:value-type="string" calcext:value-type="string">
            <text:p>Steering</text:p>
          </table:table-cell>
          <table:table-cell office:value-type="float" office:value="-0.00246605" calcext:value-type="float">
            <text:p>-0.00246605</text:p>
          </table:table-cell>
          <table:table-cell office:value-type="string" calcext:value-type="string">
            <text:p>Acc</text:p>
          </table:table-cell>
          <table:table-cell office:value-type="float" office:value="0.197022" calcext:value-type="float">
            <text:p>0.197022</text:p>
          </table:table-cell>
          <table:table-cell office:value-type="string" calcext:value-type="string">
            <text:p>Velocity</text:p>
          </table:table-cell>
          <table:table-cell office:value-type="float" office:value="37.3604" calcext:value-type="float">
            <text:p>37.360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81036" calcext:value-type="float">
            <text:p>-0.381036</text:p>
          </table:table-cell>
          <table:table-cell office:value-type="string" calcext:value-type="string">
            <text:p>Steering</text:p>
          </table:table-cell>
          <table:table-cell office:value-type="float" office:value="-0.0113005" calcext:value-type="float">
            <text:p>-0.0113005</text:p>
          </table:table-cell>
          <table:table-cell office:value-type="string" calcext:value-type="string">
            <text:p>Acc</text:p>
          </table:table-cell>
          <table:table-cell office:value-type="float" office:value="0.196856" calcext:value-type="float">
            <text:p>0.196856</text:p>
          </table:table-cell>
          <table:table-cell office:value-type="string" calcext:value-type="string">
            <text:p>Velocity</text:p>
          </table:table-cell>
          <table:table-cell office:value-type="float" office:value="37.3608" calcext:value-type="float">
            <text:p>37.360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75495" calcext:value-type="float">
            <text:p>-0.375495</text:p>
          </table:table-cell>
          <table:table-cell office:value-type="string" calcext:value-type="string">
            <text:p>Steering</text:p>
          </table:table-cell>
          <table:table-cell office:value-type="float" office:value="-0.0188056" calcext:value-type="float">
            <text:p>-0.0188056</text:p>
          </table:table-cell>
          <table:table-cell office:value-type="string" calcext:value-type="string">
            <text:p>Acc</text:p>
          </table:table-cell>
          <table:table-cell office:value-type="float" office:value="0.196699" calcext:value-type="float">
            <text:p>0.196699</text:p>
          </table:table-cell>
          <table:table-cell office:value-type="string" calcext:value-type="string">
            <text:p>Velocity</text:p>
          </table:table-cell>
          <table:table-cell office:value-type="float" office:value="37.3609" calcext:value-type="float">
            <text:p>37.360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9426" calcext:value-type="float">
            <text:p>-0.39426</text:p>
          </table:table-cell>
          <table:table-cell office:value-type="string" calcext:value-type="string">
            <text:p>Steering</text:p>
          </table:table-cell>
          <table:table-cell office:value-type="float" office:value="-0.0333039" calcext:value-type="float">
            <text:p>-0.0333039</text:p>
          </table:table-cell>
          <table:table-cell office:value-type="string" calcext:value-type="string">
            <text:p>Acc</text:p>
          </table:table-cell>
          <table:table-cell office:value-type="float" office:value="0.196474" calcext:value-type="float">
            <text:p>0.196474</text:p>
          </table:table-cell>
          <table:table-cell office:value-type="string" calcext:value-type="string">
            <text:p>Velocity</text:p>
          </table:table-cell>
          <table:table-cell office:value-type="float" office:value="37.3601" calcext:value-type="float">
            <text:p>37.360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01151" calcext:value-type="float">
            <text:p>-0.401151</text:p>
          </table:table-cell>
          <table:table-cell office:value-type="string" calcext:value-type="string">
            <text:p>Steering</text:p>
          </table:table-cell>
          <table:table-cell office:value-type="float" office:value="-0.0456313" calcext:value-type="float">
            <text:p>-0.0456313</text:p>
          </table:table-cell>
          <table:table-cell office:value-type="string" calcext:value-type="string">
            <text:p>Acc</text:p>
          </table:table-cell>
          <table:table-cell office:value-type="float" office:value="0.196297" calcext:value-type="float">
            <text:p>0.196297</text:p>
          </table:table-cell>
          <table:table-cell office:value-type="string" calcext:value-type="string">
            <text:p>Velocity</text:p>
          </table:table-cell>
          <table:table-cell office:value-type="float" office:value="37.3588" calcext:value-type="float">
            <text:p>37.358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07431" calcext:value-type="float">
            <text:p>-0.407431</text:p>
          </table:table-cell>
          <table:table-cell office:value-type="string" calcext:value-type="string">
            <text:p>Steering</text:p>
          </table:table-cell>
          <table:table-cell office:value-type="float" office:value="-0.0533095" calcext:value-type="float">
            <text:p>-0.0533095</text:p>
          </table:table-cell>
          <table:table-cell office:value-type="string" calcext:value-type="string">
            <text:p>Acc</text:p>
          </table:table-cell>
          <table:table-cell office:value-type="float" office:value="0.196212" calcext:value-type="float">
            <text:p>0.196212</text:p>
          </table:table-cell>
          <table:table-cell office:value-type="string" calcext:value-type="string">
            <text:p>Velocity</text:p>
          </table:table-cell>
          <table:table-cell office:value-type="float" office:value="37.3565" calcext:value-type="float">
            <text:p>37.356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04901" calcext:value-type="float">
            <text:p>-0.404901</text:p>
          </table:table-cell>
          <table:table-cell office:value-type="string" calcext:value-type="string">
            <text:p>Steering</text:p>
          </table:table-cell>
          <table:table-cell office:value-type="float" office:value="-0.055396" calcext:value-type="float">
            <text:p>-0.055396</text:p>
          </table:table-cell>
          <table:table-cell office:value-type="string" calcext:value-type="string">
            <text:p>Acc</text:p>
          </table:table-cell>
          <table:table-cell office:value-type="float" office:value="0.196213" calcext:value-type="float">
            <text:p>0.196213</text:p>
          </table:table-cell>
          <table:table-cell office:value-type="string" calcext:value-type="string">
            <text:p>Velocity</text:p>
          </table:table-cell>
          <table:table-cell office:value-type="float" office:value="37.3533" calcext:value-type="float">
            <text:p>37.353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99105" calcext:value-type="float">
            <text:p>-0.399105</text:p>
          </table:table-cell>
          <table:table-cell office:value-type="string" calcext:value-type="string">
            <text:p>Steering</text:p>
          </table:table-cell>
          <table:table-cell office:value-type="float" office:value="-0.052136" calcext:value-type="float">
            <text:p>-0.052136</text:p>
          </table:table-cell>
          <table:table-cell office:value-type="string" calcext:value-type="string">
            <text:p>Acc</text:p>
          </table:table-cell>
          <table:table-cell office:value-type="float" office:value="0.19628" calcext:value-type="float">
            <text:p>0.19628</text:p>
          </table:table-cell>
          <table:table-cell office:value-type="string" calcext:value-type="string">
            <text:p>Velocity</text:p>
          </table:table-cell>
          <table:table-cell office:value-type="float" office:value="37.3503" calcext:value-type="float">
            <text:p>37.350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8969" calcext:value-type="float">
            <text:p>-0.38969</text:p>
          </table:table-cell>
          <table:table-cell office:value-type="string" calcext:value-type="string">
            <text:p>Steering</text:p>
          </table:table-cell>
          <table:table-cell office:value-type="float" office:value="-0.0433189" calcext:value-type="float">
            <text:p>-0.0433189</text:p>
          </table:table-cell>
          <table:table-cell office:value-type="string" calcext:value-type="string">
            <text:p>Acc</text:p>
          </table:table-cell>
          <table:table-cell office:value-type="float" office:value="0.196416" calcext:value-type="float">
            <text:p>0.196416</text:p>
          </table:table-cell>
          <table:table-cell office:value-type="string" calcext:value-type="string">
            <text:p>Velocity</text:p>
          </table:table-cell>
          <table:table-cell office:value-type="float" office:value="37.3475" calcext:value-type="float">
            <text:p>37.34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78493" calcext:value-type="float">
            <text:p>-0.378493</text:p>
          </table:table-cell>
          <table:table-cell office:value-type="string" calcext:value-type="string">
            <text:p>Steering</text:p>
          </table:table-cell>
          <table:table-cell office:value-type="float" office:value="-0.0306685" calcext:value-type="float">
            <text:p>-0.0306685</text:p>
          </table:table-cell>
          <table:table-cell office:value-type="string" calcext:value-type="string">
            <text:p>Acc</text:p>
          </table:table-cell>
          <table:table-cell office:value-type="float" office:value="0.196594" calcext:value-type="float">
            <text:p>0.196594</text:p>
          </table:table-cell>
          <table:table-cell office:value-type="string" calcext:value-type="string">
            <text:p>Velocity</text:p>
          </table:table-cell>
          <table:table-cell office:value-type="float" office:value="37.3455" calcext:value-type="float">
            <text:p>37.345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67222" calcext:value-type="float">
            <text:p>-0.367222</text:p>
          </table:table-cell>
          <table:table-cell office:value-type="string" calcext:value-type="string">
            <text:p>Steering</text:p>
          </table:table-cell>
          <table:table-cell office:value-type="float" office:value="-0.0166049" calcext:value-type="float">
            <text:p>-0.0166049</text:p>
          </table:table-cell>
          <table:table-cell office:value-type="string" calcext:value-type="string">
            <text:p>Acc</text:p>
          </table:table-cell>
          <table:table-cell office:value-type="float" office:value="0.196786" calcext:value-type="float">
            <text:p>0.196786</text:p>
          </table:table-cell>
          <table:table-cell office:value-type="string" calcext:value-type="string">
            <text:p>Velocity</text:p>
          </table:table-cell>
          <table:table-cell office:value-type="float" office:value="37.3443" calcext:value-type="float">
            <text:p>37.344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57594" calcext:value-type="float">
            <text:p>-0.357594</text:p>
          </table:table-cell>
          <table:table-cell office:value-type="string" calcext:value-type="string">
            <text:p>Steering</text:p>
          </table:table-cell>
          <table:table-cell office:value-type="float" office:value="-0.00377676" calcext:value-type="float">
            <text:p>-0.00377676</text:p>
          </table:table-cell>
          <table:table-cell office:value-type="string" calcext:value-type="string">
            <text:p>Acc</text:p>
          </table:table-cell>
          <table:table-cell office:value-type="float" office:value="0.196956" calcext:value-type="float">
            <text:p>0.196956</text:p>
          </table:table-cell>
          <table:table-cell office:value-type="string" calcext:value-type="string">
            <text:p>Velocity</text:p>
          </table:table-cell>
          <table:table-cell office:value-type="float" office:value="37.3438" calcext:value-type="float">
            <text:p>37.343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50554" calcext:value-type="float">
            <text:p>-0.350554</text:p>
          </table:table-cell>
          <table:table-cell office:value-type="string" calcext:value-type="string">
            <text:p>Steering</text:p>
          </table:table-cell>
          <table:table-cell office:value-type="float" office:value="0.0054125" calcext:value-type="float">
            <text:p>0.0054125</text:p>
          </table:table-cell>
          <table:table-cell office:value-type="string" calcext:value-type="string">
            <text:p>Acc</text:p>
          </table:table-cell>
          <table:table-cell office:value-type="float" office:value="0.197071" calcext:value-type="float">
            <text:p>0.197071</text:p>
          </table:table-cell>
          <table:table-cell office:value-type="string" calcext:value-type="string">
            <text:p>Velocity</text:p>
          </table:table-cell>
          <table:table-cell office:value-type="float" office:value="37.3437" calcext:value-type="float">
            <text:p>37.343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63263" calcext:value-type="float">
            <text:p>-0.363263</text:p>
          </table:table-cell>
          <table:table-cell office:value-type="string" calcext:value-type="string">
            <text:p>Steering</text:p>
          </table:table-cell>
          <table:table-cell office:value-type="float" office:value="0.00508484" calcext:value-type="float">
            <text:p>0.00508484</text:p>
          </table:table-cell>
          <table:table-cell office:value-type="string" calcext:value-type="string">
            <text:p>Acc</text:p>
          </table:table-cell>
          <table:table-cell office:value-type="float" office:value="0.197064" calcext:value-type="float">
            <text:p>0.197064</text:p>
          </table:table-cell>
          <table:table-cell office:value-type="string" calcext:value-type="string">
            <text:p>Velocity</text:p>
          </table:table-cell>
          <table:table-cell office:value-type="float" office:value="37.344" calcext:value-type="float">
            <text:p>37.34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53036" calcext:value-type="float">
            <text:p>-0.353036</text:p>
          </table:table-cell>
          <table:table-cell office:value-type="string" calcext:value-type="string">
            <text:p>Steering</text:p>
          </table:table-cell>
          <table:table-cell office:value-type="float" office:value="0.0058487" calcext:value-type="float">
            <text:p>0.0058487</text:p>
          </table:table-cell>
          <table:table-cell office:value-type="string" calcext:value-type="string">
            <text:p>Acc</text:p>
          </table:table-cell>
          <table:table-cell office:value-type="float" office:value="0.197044" calcext:value-type="float">
            <text:p>0.197044</text:p>
          </table:table-cell>
          <table:table-cell office:value-type="string" calcext:value-type="string">
            <text:p>Velocity</text:p>
          </table:table-cell>
          <table:table-cell office:value-type="float" office:value="37.3444" calcext:value-type="float">
            <text:p>37.344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1005" calcext:value-type="float">
            <text:p>-0.51005</text:p>
          </table:table-cell>
          <table:table-cell office:value-type="string" calcext:value-type="string">
            <text:p>Steering</text:p>
          </table:table-cell>
          <table:table-cell office:value-type="float" office:value="-0.0129193" calcext:value-type="float">
            <text:p>-0.0129193</text:p>
          </table:table-cell>
          <table:table-cell office:value-type="string" calcext:value-type="string">
            <text:p>Acc</text:p>
          </table:table-cell>
          <table:table-cell office:value-type="float" office:value="0.196903" calcext:value-type="float">
            <text:p>0.196903</text:p>
          </table:table-cell>
          <table:table-cell office:value-type="string" calcext:value-type="string">
            <text:p>Velocity</text:p>
          </table:table-cell>
          <table:table-cell office:value-type="float" office:value="37.315" calcext:value-type="float">
            <text:p>37.31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85924" calcext:value-type="float">
            <text:p>-0.485924</text:p>
          </table:table-cell>
          <table:table-cell office:value-type="string" calcext:value-type="string">
            <text:p>Steering</text:p>
          </table:table-cell>
          <table:table-cell office:value-type="float" office:value="-0.0277722" calcext:value-type="float">
            <text:p>-0.0277722</text:p>
          </table:table-cell>
          <table:table-cell office:value-type="string" calcext:value-type="string">
            <text:p>Acc</text:p>
          </table:table-cell>
          <table:table-cell office:value-type="float" office:value="0.19717" calcext:value-type="float">
            <text:p>0.19717</text:p>
          </table:table-cell>
          <table:table-cell office:value-type="string" calcext:value-type="string">
            <text:p>Velocity</text:p>
          </table:table-cell>
          <table:table-cell office:value-type="float" office:value="37.2679" calcext:value-type="float">
            <text:p>37.267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3923" calcext:value-type="float">
            <text:p>-0.43923</text:p>
          </table:table-cell>
          <table:table-cell office:value-type="string" calcext:value-type="string">
            <text:p>Steering</text:p>
          </table:table-cell>
          <table:table-cell office:value-type="float" office:value="-0.0409987" calcext:value-type="float">
            <text:p>-0.0409987</text:p>
          </table:table-cell>
          <table:table-cell office:value-type="string" calcext:value-type="string">
            <text:p>Acc</text:p>
          </table:table-cell>
          <table:table-cell office:value-type="float" office:value="0.196701" calcext:value-type="float">
            <text:p>0.196701</text:p>
          </table:table-cell>
          <table:table-cell office:value-type="string" calcext:value-type="string">
            <text:p>Velocity</text:p>
          </table:table-cell>
          <table:table-cell office:value-type="float" office:value="37.3248" calcext:value-type="float">
            <text:p>37.324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04267" calcext:value-type="float">
            <text:p>-0.404267</text:p>
          </table:table-cell>
          <table:table-cell office:value-type="string" calcext:value-type="string">
            <text:p>Steering</text:p>
          </table:table-cell>
          <table:table-cell office:value-type="float" office:value="-0.048241" calcext:value-type="float">
            <text:p>-0.048241</text:p>
          </table:table-cell>
          <table:table-cell office:value-type="string" calcext:value-type="string">
            <text:p>Acc</text:p>
          </table:table-cell>
          <table:table-cell office:value-type="float" office:value="0.196678" calcext:value-type="float">
            <text:p>0.196678</text:p>
          </table:table-cell>
          <table:table-cell office:value-type="string" calcext:value-type="string">
            <text:p>Velocity</text:p>
          </table:table-cell>
          <table:table-cell office:value-type="float" office:value="37.3251" calcext:value-type="float">
            <text:p>37.325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68341" calcext:value-type="float">
            <text:p>-0.368341</text:p>
          </table:table-cell>
          <table:table-cell office:value-type="string" calcext:value-type="string">
            <text:p>Steering</text:p>
          </table:table-cell>
          <table:table-cell office:value-type="float" office:value="-0.048533" calcext:value-type="float">
            <text:p>-0.048533</text:p>
          </table:table-cell>
          <table:table-cell office:value-type="string" calcext:value-type="string">
            <text:p>Acc</text:p>
          </table:table-cell>
          <table:table-cell office:value-type="float" office:value="0.196736" calcext:value-type="float">
            <text:p>0.196736</text:p>
          </table:table-cell>
          <table:table-cell office:value-type="string" calcext:value-type="string">
            <text:p>Velocity</text:p>
          </table:table-cell>
          <table:table-cell office:value-type="float" office:value="37.3167" calcext:value-type="float">
            <text:p>37.316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35827" calcext:value-type="float">
            <text:p>-0.335827</text:p>
          </table:table-cell>
          <table:table-cell office:value-type="string" calcext:value-type="string">
            <text:p>Steering</text:p>
          </table:table-cell>
          <table:table-cell office:value-type="float" office:value="-0.0426637" calcext:value-type="float">
            <text:p>-0.0426637</text:p>
          </table:table-cell>
          <table:table-cell office:value-type="string" calcext:value-type="string">
            <text:p>Acc</text:p>
          </table:table-cell>
          <table:table-cell office:value-type="float" office:value="0.196802" calcext:value-type="float">
            <text:p>0.196802</text:p>
          </table:table-cell>
          <table:table-cell office:value-type="string" calcext:value-type="string">
            <text:p>Velocity</text:p>
          </table:table-cell>
          <table:table-cell office:value-type="float" office:value="37.3088" calcext:value-type="float">
            <text:p>37.308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01837" calcext:value-type="float">
            <text:p>-0.301837</text:p>
          </table:table-cell>
          <table:table-cell office:value-type="string" calcext:value-type="string">
            <text:p>Steering</text:p>
          </table:table-cell>
          <table:table-cell office:value-type="float" office:value="-0.0309492" calcext:value-type="float">
            <text:p>-0.0309492</text:p>
          </table:table-cell>
          <table:table-cell office:value-type="string" calcext:value-type="string">
            <text:p>Acc</text:p>
          </table:table-cell>
          <table:table-cell office:value-type="float" office:value="0.19686" calcext:value-type="float">
            <text:p>0.19686</text:p>
          </table:table-cell>
          <table:table-cell office:value-type="string" calcext:value-type="string">
            <text:p>Velocity</text:p>
          </table:table-cell>
          <table:table-cell office:value-type="float" office:value="37.3041" calcext:value-type="float">
            <text:p>37.304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69912" calcext:value-type="float">
            <text:p>-0.269912</text:p>
          </table:table-cell>
          <table:table-cell office:value-type="string" calcext:value-type="string">
            <text:p>Steering</text:p>
          </table:table-cell>
          <table:table-cell office:value-type="float" office:value="-0.0154257" calcext:value-type="float">
            <text:p>-0.0154257</text:p>
          </table:table-cell>
          <table:table-cell office:value-type="string" calcext:value-type="string">
            <text:p>Acc</text:p>
          </table:table-cell>
          <table:table-cell office:value-type="float" office:value="0.196929" calcext:value-type="float">
            <text:p>0.196929</text:p>
          </table:table-cell>
          <table:table-cell office:value-type="string" calcext:value-type="string">
            <text:p>Velocity</text:p>
          </table:table-cell>
          <table:table-cell office:value-type="float" office:value="37.3001" calcext:value-type="float">
            <text:p>37.300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42455" calcext:value-type="float">
            <text:p>-0.242455</text:p>
          </table:table-cell>
          <table:table-cell office:value-type="string" calcext:value-type="string">
            <text:p>Steering</text:p>
          </table:table-cell>
          <table:table-cell office:value-type="float" office:value="0.00200745" calcext:value-type="float">
            <text:p>0.00200745</text:p>
          </table:table-cell>
          <table:table-cell office:value-type="string" calcext:value-type="string">
            <text:p>Acc</text:p>
          </table:table-cell>
          <table:table-cell office:value-type="float" office:value="0.197019" calcext:value-type="float">
            <text:p>0.197019</text:p>
          </table:table-cell>
          <table:table-cell office:value-type="string" calcext:value-type="string">
            <text:p>Velocity</text:p>
          </table:table-cell>
          <table:table-cell office:value-type="float" office:value="37.2963" calcext:value-type="float">
            <text:p>37.296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18028" calcext:value-type="float">
            <text:p>-0.218028</text:p>
          </table:table-cell>
          <table:table-cell office:value-type="string" calcext:value-type="string">
            <text:p>Steering</text:p>
          </table:table-cell>
          <table:table-cell office:value-type="float" office:value="0.0166629" calcext:value-type="float">
            <text:p>0.0166629</text:p>
          </table:table-cell>
          <table:table-cell office:value-type="string" calcext:value-type="string">
            <text:p>Acc</text:p>
          </table:table-cell>
          <table:table-cell office:value-type="float" office:value="0.197107" calcext:value-type="float">
            <text:p>0.197107</text:p>
          </table:table-cell>
          <table:table-cell office:value-type="string" calcext:value-type="string">
            <text:p>Velocity</text:p>
          </table:table-cell>
          <table:table-cell office:value-type="float" office:value="37.2928" calcext:value-type="float">
            <text:p>37.29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99794" calcext:value-type="float">
            <text:p>-0.199794</text:p>
          </table:table-cell>
          <table:table-cell office:value-type="string" calcext:value-type="string">
            <text:p>Steering</text:p>
          </table:table-cell>
          <table:table-cell office:value-type="float" office:value="0.0260587" calcext:value-type="float">
            <text:p>0.0260587</text:p>
          </table:table-cell>
          <table:table-cell office:value-type="string" calcext:value-type="string">
            <text:p>Acc</text:p>
          </table:table-cell>
          <table:table-cell office:value-type="float" office:value="0.197178" calcext:value-type="float">
            <text:p>0.197178</text:p>
          </table:table-cell>
          <table:table-cell office:value-type="string" calcext:value-type="string">
            <text:p>Velocity</text:p>
          </table:table-cell>
          <table:table-cell office:value-type="float" office:value="37.2892" calcext:value-type="float">
            <text:p>37.289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74307" calcext:value-type="float">
            <text:p>-0.374307</text:p>
          </table:table-cell>
          <table:table-cell office:value-type="string" calcext:value-type="string">
            <text:p>Steering</text:p>
          </table:table-cell>
          <table:table-cell office:value-type="float" office:value="0.00936989" calcext:value-type="float">
            <text:p>0.00936989</text:p>
          </table:table-cell>
          <table:table-cell office:value-type="string" calcext:value-type="string">
            <text:p>Acc</text:p>
          </table:table-cell>
          <table:table-cell office:value-type="float" office:value="0.196859" calcext:value-type="float">
            <text:p>0.196859</text:p>
          </table:table-cell>
          <table:table-cell office:value-type="string" calcext:value-type="string">
            <text:p>Velocity</text:p>
          </table:table-cell>
          <table:table-cell office:value-type="float" office:value="37.286" calcext:value-type="float">
            <text:p>37.28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23972" calcext:value-type="float">
            <text:p>-0.323972</text:p>
          </table:table-cell>
          <table:table-cell office:value-type="string" calcext:value-type="string">
            <text:p>Steering</text:p>
          </table:table-cell>
          <table:table-cell office:value-type="float" office:value="-0.000847478" calcext:value-type="float">
            <text:p>-0.000847478</text:p>
          </table:table-cell>
          <table:table-cell office:value-type="string" calcext:value-type="string">
            <text:p>Acc</text:p>
          </table:table-cell>
          <table:table-cell office:value-type="float" office:value="0.196939" calcext:value-type="float">
            <text:p>0.196939</text:p>
          </table:table-cell>
          <table:table-cell office:value-type="string" calcext:value-type="string">
            <text:p>Velocity</text:p>
          </table:table-cell>
          <table:table-cell office:value-type="float" office:value="37.2827" calcext:value-type="float">
            <text:p>37.282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67019" calcext:value-type="float">
            <text:p>-0.267019</text:p>
          </table:table-cell>
          <table:table-cell office:value-type="string" calcext:value-type="string">
            <text:p>Steering</text:p>
          </table:table-cell>
          <table:table-cell office:value-type="float" office:value="-0.00657961" calcext:value-type="float">
            <text:p>-0.00657961</text:p>
          </table:table-cell>
          <table:table-cell office:value-type="string" calcext:value-type="string">
            <text:p>Acc</text:p>
          </table:table-cell>
          <table:table-cell office:value-type="float" office:value="0.197007" calcext:value-type="float">
            <text:p>0.197007</text:p>
          </table:table-cell>
          <table:table-cell office:value-type="string" calcext:value-type="string">
            <text:p>Velocity</text:p>
          </table:table-cell>
          <table:table-cell office:value-type="float" office:value="37.2794" calcext:value-type="float">
            <text:p>37.279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35485" calcext:value-type="float">
            <text:p>-0.235485</text:p>
          </table:table-cell>
          <table:table-cell office:value-type="string" calcext:value-type="string">
            <text:p>Steering</text:p>
          </table:table-cell>
          <table:table-cell office:value-type="float" office:value="-0.01879" calcext:value-type="float">
            <text:p>-0.01879</text:p>
          </table:table-cell>
          <table:table-cell office:value-type="string" calcext:value-type="string">
            <text:p>Acc</text:p>
          </table:table-cell>
          <table:table-cell office:value-type="float" office:value="0.197094" calcext:value-type="float">
            <text:p>0.197094</text:p>
          </table:table-cell>
          <table:table-cell office:value-type="string" calcext:value-type="string">
            <text:p>Velocity</text:p>
          </table:table-cell>
          <table:table-cell office:value-type="float" office:value="37.2759" calcext:value-type="float">
            <text:p>37.275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08619" calcext:value-type="float">
            <text:p>-0.208619</text:p>
          </table:table-cell>
          <table:table-cell office:value-type="string" calcext:value-type="string">
            <text:p>Steering</text:p>
          </table:table-cell>
          <table:table-cell office:value-type="float" office:value="-0.0266178" calcext:value-type="float">
            <text:p>-0.0266178</text:p>
          </table:table-cell>
          <table:table-cell office:value-type="string" calcext:value-type="string">
            <text:p>Acc</text:p>
          </table:table-cell>
          <table:table-cell office:value-type="float" office:value="0.197159" calcext:value-type="float">
            <text:p>0.197159</text:p>
          </table:table-cell>
          <table:table-cell office:value-type="string" calcext:value-type="string">
            <text:p>Velocity</text:p>
          </table:table-cell>
          <table:table-cell office:value-type="float" office:value="37.2731" calcext:value-type="float">
            <text:p>37.273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74048" calcext:value-type="float">
            <text:p>-0.174048</text:p>
          </table:table-cell>
          <table:table-cell office:value-type="string" calcext:value-type="string">
            <text:p>Steering</text:p>
          </table:table-cell>
          <table:table-cell office:value-type="float" office:value="-0.0294745" calcext:value-type="float">
            <text:p>-0.0294745</text:p>
          </table:table-cell>
          <table:table-cell office:value-type="string" calcext:value-type="string">
            <text:p>Acc</text:p>
          </table:table-cell>
          <table:table-cell office:value-type="float" office:value="0.197204" calcext:value-type="float">
            <text:p>0.197204</text:p>
          </table:table-cell>
          <table:table-cell office:value-type="string" calcext:value-type="string">
            <text:p>Velocity</text:p>
          </table:table-cell>
          <table:table-cell office:value-type="float" office:value="37.2699" calcext:value-type="float">
            <text:p>37.269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41555" calcext:value-type="float">
            <text:p>-0.141555</text:p>
          </table:table-cell>
          <table:table-cell office:value-type="string" calcext:value-type="string">
            <text:p>Steering</text:p>
          </table:table-cell>
          <table:table-cell office:value-type="float" office:value="-0.0266028" calcext:value-type="float">
            <text:p>-0.0266028</text:p>
          </table:table-cell>
          <table:table-cell office:value-type="string" calcext:value-type="string">
            <text:p>Acc</text:p>
          </table:table-cell>
          <table:table-cell office:value-type="float" office:value="0.197217" calcext:value-type="float">
            <text:p>0.197217</text:p>
          </table:table-cell>
          <table:table-cell office:value-type="string" calcext:value-type="string">
            <text:p>Velocity</text:p>
          </table:table-cell>
          <table:table-cell office:value-type="float" office:value="37.2672" calcext:value-type="float">
            <text:p>37.267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13346" calcext:value-type="float">
            <text:p>-0.113346</text:p>
          </table:table-cell>
          <table:table-cell office:value-type="string" calcext:value-type="string">
            <text:p>Steering</text:p>
          </table:table-cell>
          <table:table-cell office:value-type="float" office:value="-0.0195264" calcext:value-type="float">
            <text:p>-0.0195264</text:p>
          </table:table-cell>
          <table:table-cell office:value-type="string" calcext:value-type="string">
            <text:p>Acc</text:p>
          </table:table-cell>
          <table:table-cell office:value-type="float" office:value="0.197207" calcext:value-type="float">
            <text:p>0.197207</text:p>
          </table:table-cell>
          <table:table-cell office:value-type="string" calcext:value-type="string">
            <text:p>Velocity</text:p>
          </table:table-cell>
          <table:table-cell office:value-type="float" office:value="37.2651" calcext:value-type="float">
            <text:p>37.265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856826" calcext:value-type="float">
            <text:p>-0.0856826</text:p>
          </table:table-cell>
          <table:table-cell office:value-type="string" calcext:value-type="string">
            <text:p>Steering</text:p>
          </table:table-cell>
          <table:table-cell office:value-type="float" office:value="-0.0086312" calcext:value-type="float">
            <text:p>-0.0086312</text:p>
          </table:table-cell>
          <table:table-cell office:value-type="string" calcext:value-type="string">
            <text:p>Acc</text:p>
          </table:table-cell>
          <table:table-cell office:value-type="float" office:value="0.197191" calcext:value-type="float">
            <text:p>0.197191</text:p>
          </table:table-cell>
          <table:table-cell office:value-type="string" calcext:value-type="string">
            <text:p>Velocity</text:p>
          </table:table-cell>
          <table:table-cell office:value-type="float" office:value="37.2632" calcext:value-type="float">
            <text:p>37.263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615876" calcext:value-type="float">
            <text:p>-0.0615876</text:p>
          </table:table-cell>
          <table:table-cell office:value-type="string" calcext:value-type="string">
            <text:p>Steering</text:p>
          </table:table-cell>
          <table:table-cell office:value-type="float" office:value="0.00461506" calcext:value-type="float">
            <text:p>0.00461506</text:p>
          </table:table-cell>
          <table:table-cell office:value-type="string" calcext:value-type="string">
            <text:p>Acc</text:p>
          </table:table-cell>
          <table:table-cell office:value-type="float" office:value="0.197183" calcext:value-type="float">
            <text:p>0.197183</text:p>
          </table:table-cell>
          <table:table-cell office:value-type="string" calcext:value-type="string">
            <text:p>Velocity</text:p>
          </table:table-cell>
          <table:table-cell office:value-type="float" office:value="37.2611" calcext:value-type="float">
            <text:p>37.261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41047" calcext:value-type="float">
            <text:p>-0.041047</text:p>
          </table:table-cell>
          <table:table-cell office:value-type="string" calcext:value-type="string">
            <text:p>Steering</text:p>
          </table:table-cell>
          <table:table-cell office:value-type="float" office:value="0.0164943" calcext:value-type="float">
            <text:p>0.0164943</text:p>
          </table:table-cell>
          <table:table-cell office:value-type="string" calcext:value-type="string">
            <text:p>Acc</text:p>
          </table:table-cell>
          <table:table-cell office:value-type="float" office:value="0.197191" calcext:value-type="float">
            <text:p>0.197191</text:p>
          </table:table-cell>
          <table:table-cell office:value-type="string" calcext:value-type="string">
            <text:p>Velocity</text:p>
          </table:table-cell>
          <table:table-cell office:value-type="float" office:value="37.2593" calcext:value-type="float">
            <text:p>37.259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263672" calcext:value-type="float">
            <text:p>-0.0263672</text:p>
          </table:table-cell>
          <table:table-cell office:value-type="string" calcext:value-type="string">
            <text:p>Steering</text:p>
          </table:table-cell>
          <table:table-cell office:value-type="float" office:value="0.0250864" calcext:value-type="float">
            <text:p>0.0250864</text:p>
          </table:table-cell>
          <table:table-cell office:value-type="string" calcext:value-type="string">
            <text:p>Acc</text:p>
          </table:table-cell>
          <table:table-cell office:value-type="float" office:value="0.197215" calcext:value-type="float">
            <text:p>0.197215</text:p>
          </table:table-cell>
          <table:table-cell office:value-type="string" calcext:value-type="string">
            <text:p>Velocity</text:p>
          </table:table-cell>
          <table:table-cell office:value-type="float" office:value="37.2572" calcext:value-type="float">
            <text:p>37.257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319774" calcext:value-type="float">
            <text:p>-0.0319774</text:p>
          </table:table-cell>
          <table:table-cell office:value-type="string" calcext:value-type="string">
            <text:p>Steering</text:p>
          </table:table-cell>
          <table:table-cell office:value-type="float" office:value="0.0250201" calcext:value-type="float">
            <text:p>0.0250201</text:p>
          </table:table-cell>
          <table:table-cell office:value-type="string" calcext:value-type="string">
            <text:p>Acc</text:p>
          </table:table-cell>
          <table:table-cell office:value-type="float" office:value="0.197235" calcext:value-type="float">
            <text:p>0.197235</text:p>
          </table:table-cell>
          <table:table-cell office:value-type="string" calcext:value-type="string">
            <text:p>Velocity</text:p>
          </table:table-cell>
          <table:table-cell office:value-type="float" office:value="37.2554" calcext:value-type="float">
            <text:p>37.255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188642" calcext:value-type="float">
            <text:p>-0.0188642</text:p>
          </table:table-cell>
          <table:table-cell office:value-type="string" calcext:value-type="string">
            <text:p>Steering</text:p>
          </table:table-cell>
          <table:table-cell office:value-type="float" office:value="0.0260715" calcext:value-type="float">
            <text:p>0.0260715</text:p>
          </table:table-cell>
          <table:table-cell office:value-type="string" calcext:value-type="string">
            <text:p>Acc</text:p>
          </table:table-cell>
          <table:table-cell office:value-type="float" office:value="0.197262" calcext:value-type="float">
            <text:p>0.197262</text:p>
          </table:table-cell>
          <table:table-cell office:value-type="string" calcext:value-type="string">
            <text:p>Velocity</text:p>
          </table:table-cell>
          <table:table-cell office:value-type="float" office:value="37.2531" calcext:value-type="float">
            <text:p>37.253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140015" calcext:value-type="float">
            <text:p>-0.0140015</text:p>
          </table:table-cell>
          <table:table-cell office:value-type="string" calcext:value-type="string">
            <text:p>Steering</text:p>
          </table:table-cell>
          <table:table-cell office:value-type="float" office:value="0.0213249" calcext:value-type="float">
            <text:p>0.0213249</text:p>
          </table:table-cell>
          <table:table-cell office:value-type="string" calcext:value-type="string">
            <text:p>Acc</text:p>
          </table:table-cell>
          <table:table-cell office:value-type="float" office:value="0.19728" calcext:value-type="float">
            <text:p>0.19728</text:p>
          </table:table-cell>
          <table:table-cell office:value-type="string" calcext:value-type="string">
            <text:p>Velocity</text:p>
          </table:table-cell>
          <table:table-cell office:value-type="float" office:value="37.2511" calcext:value-type="float">
            <text:p>37.251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134941" calcext:value-type="float">
            <text:p>-0.0134941</text:p>
          </table:table-cell>
          <table:table-cell office:value-type="string" calcext:value-type="string">
            <text:p>Steering</text:p>
          </table:table-cell>
          <table:table-cell office:value-type="float" office:value="0.0124464" calcext:value-type="float">
            <text:p>0.0124464</text:p>
          </table:table-cell>
          <table:table-cell office:value-type="string" calcext:value-type="string">
            <text:p>Acc</text:p>
          </table:table-cell>
          <table:table-cell office:value-type="float" office:value="0.19729" calcext:value-type="float">
            <text:p>0.19729</text:p>
          </table:table-cell>
          <table:table-cell office:value-type="string" calcext:value-type="string">
            <text:p>Velocity</text:p>
          </table:table-cell>
          <table:table-cell office:value-type="float" office:value="37.2492" calcext:value-type="float">
            <text:p>37.249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171338" calcext:value-type="float">
            <text:p>-0.0171338</text:p>
          </table:table-cell>
          <table:table-cell office:value-type="string" calcext:value-type="string">
            <text:p>Steering</text:p>
          </table:table-cell>
          <table:table-cell office:value-type="float" office:value="0.00216862" calcext:value-type="float">
            <text:p>0.00216862</text:p>
          </table:table-cell>
          <table:table-cell office:value-type="string" calcext:value-type="string">
            <text:p>Acc</text:p>
          </table:table-cell>
          <table:table-cell office:value-type="float" office:value="0.197297" calcext:value-type="float">
            <text:p>0.197297</text:p>
          </table:table-cell>
          <table:table-cell office:value-type="string" calcext:value-type="string">
            <text:p>Velocity</text:p>
          </table:table-cell>
          <table:table-cell office:value-type="float" office:value="37.2477" calcext:value-type="float">
            <text:p>37.247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202867" calcext:value-type="float">
            <text:p>-0.0202867</text:p>
          </table:table-cell>
          <table:table-cell office:value-type="string" calcext:value-type="string">
            <text:p>Steering</text:p>
          </table:table-cell>
          <table:table-cell office:value-type="float" office:value="-0.00792166" calcext:value-type="float">
            <text:p>-0.00792166</text:p>
          </table:table-cell>
          <table:table-cell office:value-type="string" calcext:value-type="string">
            <text:p>Acc</text:p>
          </table:table-cell>
          <table:table-cell office:value-type="float" office:value="0.197303" calcext:value-type="float">
            <text:p>0.197303</text:p>
          </table:table-cell>
          <table:table-cell office:value-type="string" calcext:value-type="string">
            <text:p>Velocity</text:p>
          </table:table-cell>
          <table:table-cell office:value-type="float" office:value="37.2462" calcext:value-type="float">
            <text:p>37.246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15226" calcext:value-type="float">
            <text:p>-0.115226</text:p>
          </table:table-cell>
          <table:table-cell office:value-type="string" calcext:value-type="string">
            <text:p>Steering</text:p>
          </table:table-cell>
          <table:table-cell office:value-type="float" office:value="-0.0304788" calcext:value-type="float">
            <text:p>-0.0304788</text:p>
          </table:table-cell>
          <table:table-cell office:value-type="string" calcext:value-type="string">
            <text:p>Acc</text:p>
          </table:table-cell>
          <table:table-cell office:value-type="float" office:value="0.197494" calcext:value-type="float">
            <text:p>0.197494</text:p>
          </table:table-cell>
          <table:table-cell office:value-type="string" calcext:value-type="string">
            <text:p>Velocity</text:p>
          </table:table-cell>
          <table:table-cell office:value-type="float" office:value="37.2445" calcext:value-type="float">
            <text:p>37.244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805382" calcext:value-type="float">
            <text:p>-0.0805382</text:p>
          </table:table-cell>
          <table:table-cell office:value-type="string" calcext:value-type="string">
            <text:p>Steering</text:p>
          </table:table-cell>
          <table:table-cell office:value-type="float" office:value="-0.0432903" calcext:value-type="float">
            <text:p>-0.0432903</text:p>
          </table:table-cell>
          <table:table-cell office:value-type="string" calcext:value-type="string">
            <text:p>Acc</text:p>
          </table:table-cell>
          <table:table-cell office:value-type="float" office:value="0.19761" calcext:value-type="float">
            <text:p>0.19761</text:p>
          </table:table-cell>
          <table:table-cell office:value-type="string" calcext:value-type="string">
            <text:p>Velocity</text:p>
          </table:table-cell>
          <table:table-cell office:value-type="float" office:value="37.2424" calcext:value-type="float">
            <text:p>37.242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501194" calcext:value-type="float">
            <text:p>-0.0501194</text:p>
          </table:table-cell>
          <table:table-cell office:value-type="string" calcext:value-type="string">
            <text:p>Steering</text:p>
          </table:table-cell>
          <table:table-cell office:value-type="float" office:value="-0.0460831" calcext:value-type="float">
            <text:p>-0.0460831</text:p>
          </table:table-cell>
          <table:table-cell office:value-type="string" calcext:value-type="string">
            <text:p>Acc</text:p>
          </table:table-cell>
          <table:table-cell office:value-type="float" office:value="0.197632" calcext:value-type="float">
            <text:p>0.197632</text:p>
          </table:table-cell>
          <table:table-cell office:value-type="string" calcext:value-type="string">
            <text:p>Velocity</text:p>
          </table:table-cell>
          <table:table-cell office:value-type="float" office:value="37.2404" calcext:value-type="float">
            <text:p>37.240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23264" calcext:value-type="float">
            <text:p>-0.023264</text:p>
          </table:table-cell>
          <table:table-cell office:value-type="string" calcext:value-type="string">
            <text:p>Steering</text:p>
          </table:table-cell>
          <table:table-cell office:value-type="float" office:value="-0.0400874" calcext:value-type="float">
            <text:p>-0.0400874</text:p>
          </table:table-cell>
          <table:table-cell office:value-type="string" calcext:value-type="string">
            <text:p>Acc</text:p>
          </table:table-cell>
          <table:table-cell office:value-type="float" office:value="0.19758" calcext:value-type="float">
            <text:p>0.19758</text:p>
          </table:table-cell>
          <table:table-cell office:value-type="string" calcext:value-type="string">
            <text:p>Velocity</text:p>
          </table:table-cell>
          <table:table-cell office:value-type="float" office:value="37.2391" calcext:value-type="float">
            <text:p>37.239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0752469" calcext:value-type="float">
            <text:p>-0.00752469</text:p>
          </table:table-cell>
          <table:table-cell office:value-type="string" calcext:value-type="string">
            <text:p>Steering</text:p>
          </table:table-cell>
          <table:table-cell office:value-type="float" office:value="-0.0297673" calcext:value-type="float">
            <text:p>-0.0297673</text:p>
          </table:table-cell>
          <table:table-cell office:value-type="string" calcext:value-type="string">
            <text:p>Acc</text:p>
          </table:table-cell>
          <table:table-cell office:value-type="float" office:value="0.1975" calcext:value-type="float">
            <text:p>0.1975</text:p>
          </table:table-cell>
          <table:table-cell office:value-type="string" calcext:value-type="string">
            <text:p>Velocity</text:p>
          </table:table-cell>
          <table:table-cell office:value-type="float" office:value="37.2384" calcext:value-type="float">
            <text:p>37.238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210632" calcext:value-type="float">
            <text:p>0.0210632</text:p>
          </table:table-cell>
          <table:table-cell office:value-type="string" calcext:value-type="string">
            <text:p>Steering</text:p>
          </table:table-cell>
          <table:table-cell office:value-type="float" office:value="-0.00689958" calcext:value-type="float">
            <text:p>-0.00689958</text:p>
          </table:table-cell>
          <table:table-cell office:value-type="string" calcext:value-type="string">
            <text:p>Acc</text:p>
          </table:table-cell>
          <table:table-cell office:value-type="float" office:value="0.19739" calcext:value-type="float">
            <text:p>0.19739</text:p>
          </table:table-cell>
          <table:table-cell office:value-type="string" calcext:value-type="string">
            <text:p>Velocity</text:p>
          </table:table-cell>
          <table:table-cell office:value-type="float" office:value="37.2383" calcext:value-type="float">
            <text:p>37.238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442904" calcext:value-type="float">
            <text:p>0.0442904</text:p>
          </table:table-cell>
          <table:table-cell office:value-type="string" calcext:value-type="string">
            <text:p>Steering</text:p>
          </table:table-cell>
          <table:table-cell office:value-type="float" office:value="0.0168536" calcext:value-type="float">
            <text:p>0.0168536</text:p>
          </table:table-cell>
          <table:table-cell office:value-type="string" calcext:value-type="string">
            <text:p>Acc</text:p>
          </table:table-cell>
          <table:table-cell office:value-type="float" office:value="0.197348" calcext:value-type="float">
            <text:p>0.197348</text:p>
          </table:table-cell>
          <table:table-cell office:value-type="string" calcext:value-type="string">
            <text:p>Velocity</text:p>
          </table:table-cell>
          <table:table-cell office:value-type="float" office:value="37.2382" calcext:value-type="float">
            <text:p>37.238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587108" calcext:value-type="float">
            <text:p>0.0587108</text:p>
          </table:table-cell>
          <table:table-cell office:value-type="string" calcext:value-type="string">
            <text:p>Steering</text:p>
          </table:table-cell>
          <table:table-cell office:value-type="float" office:value="0.0376449" calcext:value-type="float">
            <text:p>0.0376449</text:p>
          </table:table-cell>
          <table:table-cell office:value-type="string" calcext:value-type="string">
            <text:p>Acc</text:p>
          </table:table-cell>
          <table:table-cell office:value-type="float" office:value="0.197378" calcext:value-type="float">
            <text:p>0.197378</text:p>
          </table:table-cell>
          <table:table-cell office:value-type="string" calcext:value-type="string">
            <text:p>Velocity</text:p>
          </table:table-cell>
          <table:table-cell office:value-type="float" office:value="37.2374" calcext:value-type="float">
            <text:p>37.237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65583" calcext:value-type="float">
            <text:p>0.065583</text:p>
          </table:table-cell>
          <table:table-cell office:value-type="string" calcext:value-type="string">
            <text:p>Steering</text:p>
          </table:table-cell>
          <table:table-cell office:value-type="float" office:value="0.0513907" calcext:value-type="float">
            <text:p>0.0513907</text:p>
          </table:table-cell>
          <table:table-cell office:value-type="string" calcext:value-type="string">
            <text:p>Acc</text:p>
          </table:table-cell>
          <table:table-cell office:value-type="float" office:value="0.197454" calcext:value-type="float">
            <text:p>0.197454</text:p>
          </table:table-cell>
          <table:table-cell office:value-type="string" calcext:value-type="string">
            <text:p>Velocity</text:p>
          </table:table-cell>
          <table:table-cell office:value-type="float" office:value="37.2356" calcext:value-type="float">
            <text:p>37.235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652868" calcext:value-type="float">
            <text:p>0.0652868</text:p>
          </table:table-cell>
          <table:table-cell office:value-type="string" calcext:value-type="string">
            <text:p>Steering</text:p>
          </table:table-cell>
          <table:table-cell office:value-type="float" office:value="0.0553501" calcext:value-type="float">
            <text:p>0.0553501</text:p>
          </table:table-cell>
          <table:table-cell office:value-type="string" calcext:value-type="string">
            <text:p>Acc</text:p>
          </table:table-cell>
          <table:table-cell office:value-type="float" office:value="0.197525" calcext:value-type="float">
            <text:p>0.197525</text:p>
          </table:table-cell>
          <table:table-cell office:value-type="string" calcext:value-type="string">
            <text:p>Velocity</text:p>
          </table:table-cell>
          <table:table-cell office:value-type="float" office:value="37.2331" calcext:value-type="float">
            <text:p>37.233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58007" calcext:value-type="float">
            <text:p>0.058007</text:p>
          </table:table-cell>
          <table:table-cell office:value-type="string" calcext:value-type="string">
            <text:p>Steering</text:p>
          </table:table-cell>
          <table:table-cell office:value-type="float" office:value="0.0474187" calcext:value-type="float">
            <text:p>0.0474187</text:p>
          </table:table-cell>
          <table:table-cell office:value-type="string" calcext:value-type="string">
            <text:p>Acc</text:p>
          </table:table-cell>
          <table:table-cell office:value-type="float" office:value="0.19755" calcext:value-type="float">
            <text:p>0.19755</text:p>
          </table:table-cell>
          <table:table-cell office:value-type="string" calcext:value-type="string">
            <text:p>Velocity</text:p>
          </table:table-cell>
          <table:table-cell office:value-type="float" office:value="37.2306" calcext:value-type="float">
            <text:p>37.230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78895" calcext:value-type="float">
            <text:p>-0.178895</text:p>
          </table:table-cell>
          <table:table-cell office:value-type="string" calcext:value-type="string">
            <text:p>Steering</text:p>
          </table:table-cell>
          <table:table-cell office:value-type="float" office:value="0.0142958" calcext:value-type="float">
            <text:p>0.0142958</text:p>
          </table:table-cell>
          <table:table-cell office:value-type="string" calcext:value-type="string">
            <text:p>Acc</text:p>
          </table:table-cell>
          <table:table-cell office:value-type="float" office:value="0.197267" calcext:value-type="float">
            <text:p>0.197267</text:p>
          </table:table-cell>
          <table:table-cell office:value-type="string" calcext:value-type="string">
            <text:p>Velocity</text:p>
          </table:table-cell>
          <table:table-cell office:value-type="float" office:value="37.2293" calcext:value-type="float">
            <text:p>37.229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10362" calcext:value-type="float">
            <text:p>-0.110362</text:p>
          </table:table-cell>
          <table:table-cell office:value-type="string" calcext:value-type="string">
            <text:p>Steering</text:p>
          </table:table-cell>
          <table:table-cell office:value-type="float" office:value="0.00237132" calcext:value-type="float">
            <text:p>0.00237132</text:p>
          </table:table-cell>
          <table:table-cell office:value-type="string" calcext:value-type="string">
            <text:p>Acc</text:p>
          </table:table-cell>
          <table:table-cell office:value-type="float" office:value="0.197379" calcext:value-type="float">
            <text:p>0.197379</text:p>
          </table:table-cell>
          <table:table-cell office:value-type="string" calcext:value-type="string">
            <text:p>Velocity</text:p>
          </table:table-cell>
          <table:table-cell office:value-type="float" office:value="37.2288" calcext:value-type="float">
            <text:p>37.228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0362" calcext:value-type="float">
            <text:p>-0.10362</text:p>
          </table:table-cell>
          <table:table-cell office:value-type="string" calcext:value-type="string">
            <text:p>Steering</text:p>
          </table:table-cell>
          <table:table-cell office:value-type="float" office:value="-0.0319567" calcext:value-type="float">
            <text:p>-0.0319567</text:p>
          </table:table-cell>
          <table:table-cell office:value-type="string" calcext:value-type="string">
            <text:p>Acc</text:p>
          </table:table-cell>
          <table:table-cell office:value-type="float" office:value="0.197593" calcext:value-type="float">
            <text:p>0.197593</text:p>
          </table:table-cell>
          <table:table-cell office:value-type="string" calcext:value-type="string">
            <text:p>Velocity</text:p>
          </table:table-cell>
          <table:table-cell office:value-type="float" office:value="37.2275" calcext:value-type="float">
            <text:p>37.22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259735" calcext:value-type="float">
            <text:p>-0.0259735</text:p>
          </table:table-cell>
          <table:table-cell office:value-type="string" calcext:value-type="string">
            <text:p>Steering</text:p>
          </table:table-cell>
          <table:table-cell office:value-type="float" office:value="-0.0385069" calcext:value-type="float">
            <text:p>-0.0385069</text:p>
          </table:table-cell>
          <table:table-cell office:value-type="string" calcext:value-type="string">
            <text:p>Acc</text:p>
          </table:table-cell>
          <table:table-cell office:value-type="float" office:value="0.197646" calcext:value-type="float">
            <text:p>0.197646</text:p>
          </table:table-cell>
          <table:table-cell office:value-type="string" calcext:value-type="string">
            <text:p>Velocity</text:p>
          </table:table-cell>
          <table:table-cell office:value-type="float" office:value="37.2264" calcext:value-type="float">
            <text:p>37.226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265686" calcext:value-type="float">
            <text:p>-0.0265686</text:p>
          </table:table-cell>
          <table:table-cell office:value-type="string" calcext:value-type="string">
            <text:p>Steering</text:p>
          </table:table-cell>
          <table:table-cell office:value-type="float" office:value="-0.0592651" calcext:value-type="float">
            <text:p>-0.0592651</text:p>
          </table:table-cell>
          <table:table-cell office:value-type="string" calcext:value-type="string">
            <text:p>Acc</text:p>
          </table:table-cell>
          <table:table-cell office:value-type="float" office:value="0.197737" calcext:value-type="float">
            <text:p>0.197737</text:p>
          </table:table-cell>
          <table:table-cell office:value-type="string" calcext:value-type="string">
            <text:p>Velocity</text:p>
          </table:table-cell>
          <table:table-cell office:value-type="float" office:value="37.2239" calcext:value-type="float">
            <text:p>37.223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0847858" calcext:value-type="float">
            <text:p>-0.00847858</text:p>
          </table:table-cell>
          <table:table-cell office:value-type="string" calcext:value-type="string">
            <text:p>Steering</text:p>
          </table:table-cell>
          <table:table-cell office:value-type="float" office:value="-0.0639645" calcext:value-type="float">
            <text:p>-0.0639645</text:p>
          </table:table-cell>
          <table:table-cell office:value-type="string" calcext:value-type="string">
            <text:p>Acc</text:p>
          </table:table-cell>
          <table:table-cell office:value-type="float" office:value="0.197698" calcext:value-type="float">
            <text:p>0.197698</text:p>
          </table:table-cell>
          <table:table-cell office:value-type="string" calcext:value-type="string">
            <text:p>Velocity</text:p>
          </table:table-cell>
          <table:table-cell office:value-type="float" office:value="37.2226" calcext:value-type="float">
            <text:p>37.222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164687" calcext:value-type="float">
            <text:p>0.0164687</text:p>
          </table:table-cell>
          <table:table-cell office:value-type="string" calcext:value-type="string">
            <text:p>Steering</text:p>
          </table:table-cell>
          <table:table-cell office:value-type="float" office:value="-0.0529461" calcext:value-type="float">
            <text:p>-0.0529461</text:p>
          </table:table-cell>
          <table:table-cell office:value-type="string" calcext:value-type="string">
            <text:p>Acc</text:p>
          </table:table-cell>
          <table:table-cell office:value-type="float" office:value="0.197569" calcext:value-type="float">
            <text:p>0.197569</text:p>
          </table:table-cell>
          <table:table-cell office:value-type="string" calcext:value-type="string">
            <text:p>Velocity</text:p>
          </table:table-cell>
          <table:table-cell office:value-type="float" office:value="37.2209" calcext:value-type="float">
            <text:p>37.220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371542" calcext:value-type="float">
            <text:p>0.0371542</text:p>
          </table:table-cell>
          <table:table-cell office:value-type="string" calcext:value-type="string">
            <text:p>Steering</text:p>
          </table:table-cell>
          <table:table-cell office:value-type="float" office:value="-0.0310443" calcext:value-type="float">
            <text:p>-0.0310443</text:p>
          </table:table-cell>
          <table:table-cell office:value-type="string" calcext:value-type="string">
            <text:p>Acc</text:p>
          </table:table-cell>
          <table:table-cell office:value-type="float" office:value="0.19746" calcext:value-type="float">
            <text:p>0.19746</text:p>
          </table:table-cell>
          <table:table-cell office:value-type="string" calcext:value-type="string">
            <text:p>Velocity</text:p>
          </table:table-cell>
          <table:table-cell office:value-type="float" office:value="37.2205" calcext:value-type="float">
            <text:p>37.220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530271" calcext:value-type="float">
            <text:p>0.0530271</text:p>
          </table:table-cell>
          <table:table-cell office:value-type="string" calcext:value-type="string">
            <text:p>Steering</text:p>
          </table:table-cell>
          <table:table-cell office:value-type="float" office:value="-0.00294972" calcext:value-type="float">
            <text:p>-0.00294972</text:p>
          </table:table-cell>
          <table:table-cell office:value-type="string" calcext:value-type="string">
            <text:p>Acc</text:p>
          </table:table-cell>
          <table:table-cell office:value-type="float" office:value="0.197448" calcext:value-type="float">
            <text:p>0.197448</text:p>
          </table:table-cell>
          <table:table-cell office:value-type="string" calcext:value-type="string">
            <text:p>Velocity</text:p>
          </table:table-cell>
          <table:table-cell office:value-type="float" office:value="37.221" calcext:value-type="float">
            <text:p>37.22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629014" calcext:value-type="float">
            <text:p>0.0629014</text:p>
          </table:table-cell>
          <table:table-cell office:value-type="string" calcext:value-type="string">
            <text:p>Steering</text:p>
          </table:table-cell>
          <table:table-cell office:value-type="float" office:value="0.0253307" calcext:value-type="float">
            <text:p>0.0253307</text:p>
          </table:table-cell>
          <table:table-cell office:value-type="string" calcext:value-type="string">
            <text:p>Acc</text:p>
          </table:table-cell>
          <table:table-cell office:value-type="float" office:value="0.197567" calcext:value-type="float">
            <text:p>0.197567</text:p>
          </table:table-cell>
          <table:table-cell office:value-type="string" calcext:value-type="string">
            <text:p>Velocity</text:p>
          </table:table-cell>
          <table:table-cell office:value-type="float" office:value="37.2215" calcext:value-type="float">
            <text:p>37.221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646171" calcext:value-type="float">
            <text:p>0.0646171</text:p>
          </table:table-cell>
          <table:table-cell office:value-type="string" calcext:value-type="string">
            <text:p>Steering</text:p>
          </table:table-cell>
          <table:table-cell office:value-type="float" office:value="0.0482484" calcext:value-type="float">
            <text:p>0.0482484</text:p>
          </table:table-cell>
          <table:table-cell office:value-type="string" calcext:value-type="string">
            <text:p>Acc</text:p>
          </table:table-cell>
          <table:table-cell office:value-type="float" office:value="0.197777" calcext:value-type="float">
            <text:p>0.197777</text:p>
          </table:table-cell>
          <table:table-cell office:value-type="string" calcext:value-type="string">
            <text:p>Velocity</text:p>
          </table:table-cell>
          <table:table-cell office:value-type="float" office:value="37.2211" calcext:value-type="float">
            <text:p>37.221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5843" calcext:value-type="float">
            <text:p>0.05843</text:p>
          </table:table-cell>
          <table:table-cell office:value-type="string" calcext:value-type="string">
            <text:p>Steering</text:p>
          </table:table-cell>
          <table:table-cell office:value-type="float" office:value="0.0610945" calcext:value-type="float">
            <text:p>0.0610945</text:p>
          </table:table-cell>
          <table:table-cell office:value-type="string" calcext:value-type="string">
            <text:p>Acc</text:p>
          </table:table-cell>
          <table:table-cell office:value-type="float" office:value="0.197983" calcext:value-type="float">
            <text:p>0.197983</text:p>
          </table:table-cell>
          <table:table-cell office:value-type="string" calcext:value-type="string">
            <text:p>Velocity</text:p>
          </table:table-cell>
          <table:table-cell office:value-type="float" office:value="37.2198" calcext:value-type="float">
            <text:p>37.219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449103" calcext:value-type="float">
            <text:p>0.0449103</text:p>
          </table:table-cell>
          <table:table-cell office:value-type="string" calcext:value-type="string">
            <text:p>Steering</text:p>
          </table:table-cell>
          <table:table-cell office:value-type="float" office:value="0.0612368" calcext:value-type="float">
            <text:p>0.0612368</text:p>
          </table:table-cell>
          <table:table-cell office:value-type="string" calcext:value-type="string">
            <text:p>Acc</text:p>
          </table:table-cell>
          <table:table-cell office:value-type="float" office:value="0.198081" calcext:value-type="float">
            <text:p>0.198081</text:p>
          </table:table-cell>
          <table:table-cell office:value-type="string" calcext:value-type="string">
            <text:p>Velocity</text:p>
          </table:table-cell>
          <table:table-cell office:value-type="float" office:value="37.2184" calcext:value-type="float">
            <text:p>37.218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26729" calcext:value-type="float">
            <text:p>0.026729</text:p>
          </table:table-cell>
          <table:table-cell office:value-type="string" calcext:value-type="string">
            <text:p>Steering</text:p>
          </table:table-cell>
          <table:table-cell office:value-type="float" office:value="0.050492" calcext:value-type="float">
            <text:p>0.050492</text:p>
          </table:table-cell>
          <table:table-cell office:value-type="string" calcext:value-type="string">
            <text:p>Acc</text:p>
          </table:table-cell>
          <table:table-cell office:value-type="float" office:value="0.198028" calcext:value-type="float">
            <text:p>0.198028</text:p>
          </table:table-cell>
          <table:table-cell office:value-type="string" calcext:value-type="string">
            <text:p>Velocity</text:p>
          </table:table-cell>
          <table:table-cell office:value-type="float" office:value="37.2178" calcext:value-type="float">
            <text:p>37.217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0352037" calcext:value-type="float">
            <text:p>0.00352037</text:p>
          </table:table-cell>
          <table:table-cell office:value-type="string" calcext:value-type="string">
            <text:p>Steering</text:p>
          </table:table-cell>
          <table:table-cell office:value-type="float" office:value="0.0290081" calcext:value-type="float">
            <text:p>0.0290081</text:p>
          </table:table-cell>
          <table:table-cell office:value-type="string" calcext:value-type="string">
            <text:p>Acc</text:p>
          </table:table-cell>
          <table:table-cell office:value-type="float" office:value="0.197818" calcext:value-type="float">
            <text:p>0.197818</text:p>
          </table:table-cell>
          <table:table-cell office:value-type="string" calcext:value-type="string">
            <text:p>Velocity</text:p>
          </table:table-cell>
          <table:table-cell office:value-type="float" office:value="37.2187" calcext:value-type="float">
            <text:p>37.218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197684" calcext:value-type="float">
            <text:p>-0.0197684</text:p>
          </table:table-cell>
          <table:table-cell office:value-type="string" calcext:value-type="string">
            <text:p>Steering</text:p>
          </table:table-cell>
          <table:table-cell office:value-type="float" office:value="-0.00111341" calcext:value-type="float">
            <text:p>-0.00111341</text:p>
          </table:table-cell>
          <table:table-cell office:value-type="string" calcext:value-type="string">
            <text:p>Acc</text:p>
          </table:table-cell>
          <table:table-cell office:value-type="float" office:value="0.19747" calcext:value-type="float">
            <text:p>0.19747</text:p>
          </table:table-cell>
          <table:table-cell office:value-type="string" calcext:value-type="string">
            <text:p>Velocity</text:p>
          </table:table-cell>
          <table:table-cell office:value-type="float" office:value="37.2201" calcext:value-type="float">
            <text:p>37.220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125525" calcext:value-type="float">
            <text:p>0.0125525</text:p>
          </table:table-cell>
          <table:table-cell office:value-type="string" calcext:value-type="string">
            <text:p>Steering</text:p>
          </table:table-cell>
          <table:table-cell office:value-type="float" office:value="-0.0710746" calcext:value-type="float">
            <text:p>-0.0710746</text:p>
          </table:table-cell>
          <table:table-cell office:value-type="string" calcext:value-type="string">
            <text:p>Acc</text:p>
          </table:table-cell>
          <table:table-cell office:value-type="float" office:value="0.198139" calcext:value-type="float">
            <text:p>0.198139</text:p>
          </table:table-cell>
          <table:table-cell office:value-type="string" calcext:value-type="string">
            <text:p>Velocity</text:p>
          </table:table-cell>
          <table:table-cell office:value-type="float" office:value="37.2208" calcext:value-type="float">
            <text:p>37.220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244039" calcext:value-type="float">
            <text:p>0.0244039</text:p>
          </table:table-cell>
          <table:table-cell office:value-type="string" calcext:value-type="string">
            <text:p>Steering</text:p>
          </table:table-cell>
          <table:table-cell office:value-type="float" office:value="-0.115493" calcext:value-type="float">
            <text:p>-0.115493</text:p>
          </table:table-cell>
          <table:table-cell office:value-type="string" calcext:value-type="string">
            <text:p>Acc</text:p>
          </table:table-cell>
          <table:table-cell office:value-type="float" office:value="0.198542" calcext:value-type="float">
            <text:p>0.198542</text:p>
          </table:table-cell>
          <table:table-cell office:value-type="string" calcext:value-type="string">
            <text:p>Velocity</text:p>
          </table:table-cell>
          <table:table-cell office:value-type="float" office:value="37.2183" calcext:value-type="float">
            <text:p>37.218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864877" calcext:value-type="float">
            <text:p>0.0864877</text:p>
          </table:table-cell>
          <table:table-cell office:value-type="string" calcext:value-type="string">
            <text:p>Steering</text:p>
          </table:table-cell>
          <table:table-cell office:value-type="float" office:value="-0.131949" calcext:value-type="float">
            <text:p>-0.131949</text:p>
          </table:table-cell>
          <table:table-cell office:value-type="string" calcext:value-type="string">
            <text:p>Acc</text:p>
          </table:table-cell>
          <table:table-cell office:value-type="float" office:value="0.198374" calcext:value-type="float">
            <text:p>0.198374</text:p>
          </table:table-cell>
          <table:table-cell office:value-type="string" calcext:value-type="string">
            <text:p>Velocity</text:p>
          </table:table-cell>
          <table:table-cell office:value-type="float" office:value="37.2106" calcext:value-type="float">
            <text:p>37.210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16444" calcext:value-type="float">
            <text:p>0.116444</text:p>
          </table:table-cell>
          <table:table-cell office:value-type="string" calcext:value-type="string">
            <text:p>Steering</text:p>
          </table:table-cell>
          <table:table-cell office:value-type="float" office:value="-0.121997" calcext:value-type="float">
            <text:p>-0.121997</text:p>
          </table:table-cell>
          <table:table-cell office:value-type="string" calcext:value-type="string">
            <text:p>Acc</text:p>
          </table:table-cell>
          <table:table-cell office:value-type="float" office:value="0.197884" calcext:value-type="float">
            <text:p>0.197884</text:p>
          </table:table-cell>
          <table:table-cell office:value-type="string" calcext:value-type="string">
            <text:p>Velocity</text:p>
          </table:table-cell>
          <table:table-cell office:value-type="float" office:value="37.2044" calcext:value-type="float">
            <text:p>37.204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37759" calcext:value-type="float">
            <text:p>0.137759</text:p>
          </table:table-cell>
          <table:table-cell office:value-type="string" calcext:value-type="string">
            <text:p>Steering</text:p>
          </table:table-cell>
          <table:table-cell office:value-type="float" office:value="-0.0894326" calcext:value-type="float">
            <text:p>-0.0894326</text:p>
          </table:table-cell>
          <table:table-cell office:value-type="string" calcext:value-type="string">
            <text:p>Acc</text:p>
          </table:table-cell>
          <table:table-cell office:value-type="float" office:value="0.197333" calcext:value-type="float">
            <text:p>0.197333</text:p>
          </table:table-cell>
          <table:table-cell office:value-type="string" calcext:value-type="string">
            <text:p>Velocity</text:p>
          </table:table-cell>
          <table:table-cell office:value-type="float" office:value="37.2015" calcext:value-type="float">
            <text:p>37.201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395" calcext:value-type="float">
            <text:p>0.1395</text:p>
          </table:table-cell>
          <table:table-cell office:value-type="string" calcext:value-type="string">
            <text:p>Steering</text:p>
          </table:table-cell>
          <table:table-cell office:value-type="float" office:value="-0.0366555" calcext:value-type="float">
            <text:p>-0.0366555</text:p>
          </table:table-cell>
          <table:table-cell office:value-type="string" calcext:value-type="string">
            <text:p>Acc</text:p>
          </table:table-cell>
          <table:table-cell office:value-type="float" office:value="0.19713" calcext:value-type="float">
            <text:p>0.19713</text:p>
          </table:table-cell>
          <table:table-cell office:value-type="string" calcext:value-type="string">
            <text:p>Velocity</text:p>
          </table:table-cell>
          <table:table-cell office:value-type="float" office:value="37.2027" calcext:value-type="float">
            <text:p>37.202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42092" calcext:value-type="float">
            <text:p>0.142092</text:p>
          </table:table-cell>
          <table:table-cell office:value-type="string" calcext:value-type="string">
            <text:p>Steering</text:p>
          </table:table-cell>
          <table:table-cell office:value-type="float" office:value="0.0199721" calcext:value-type="float">
            <text:p>0.0199721</text:p>
          </table:table-cell>
          <table:table-cell office:value-type="string" calcext:value-type="string">
            <text:p>Acc</text:p>
          </table:table-cell>
          <table:table-cell office:value-type="float" office:value="0.19758" calcext:value-type="float">
            <text:p>0.19758</text:p>
          </table:table-cell>
          <table:table-cell office:value-type="string" calcext:value-type="string">
            <text:p>Velocity</text:p>
          </table:table-cell>
          <table:table-cell office:value-type="float" office:value="37.2051" calcext:value-type="float">
            <text:p>37.205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02532" calcext:value-type="float">
            <text:p>0.102532</text:p>
          </table:table-cell>
          <table:table-cell office:value-type="string" calcext:value-type="string">
            <text:p>Steering</text:p>
          </table:table-cell>
          <table:table-cell office:value-type="float" office:value="0.0758314" calcext:value-type="float">
            <text:p>0.0758314</text:p>
          </table:table-cell>
          <table:table-cell office:value-type="string" calcext:value-type="string">
            <text:p>Acc</text:p>
          </table:table-cell>
          <table:table-cell office:value-type="float" office:value="0.198708" calcext:value-type="float">
            <text:p>0.198708</text:p>
          </table:table-cell>
          <table:table-cell office:value-type="string" calcext:value-type="string">
            <text:p>Velocity</text:p>
          </table:table-cell>
          <table:table-cell office:value-type="float" office:value="37.2062" calcext:value-type="float">
            <text:p>37.206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743264" calcext:value-type="float">
            <text:p>0.0743264</text:p>
          </table:table-cell>
          <table:table-cell office:value-type="string" calcext:value-type="string">
            <text:p>Steering</text:p>
          </table:table-cell>
          <table:table-cell office:value-type="float" office:value="0.11367" calcext:value-type="float">
            <text:p>0.11367</text:p>
          </table:table-cell>
          <table:table-cell office:value-type="string" calcext:value-type="string">
            <text:p>Acc</text:p>
          </table:table-cell>
          <table:table-cell office:value-type="float" office:value="0.199933" calcext:value-type="float">
            <text:p>0.199933</text:p>
          </table:table-cell>
          <table:table-cell office:value-type="string" calcext:value-type="string">
            <text:p>Velocity</text:p>
          </table:table-cell>
          <table:table-cell office:value-type="float" office:value="37.204" calcext:value-type="float">
            <text:p>37.20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186091" calcext:value-type="float">
            <text:p>-0.0186091</text:p>
          </table:table-cell>
          <table:table-cell office:value-type="string" calcext:value-type="string">
            <text:p>Steering</text:p>
          </table:table-cell>
          <table:table-cell office:value-type="float" office:value="0.10781" calcext:value-type="float">
            <text:p>0.10781</text:p>
          </table:table-cell>
          <table:table-cell office:value-type="string" calcext:value-type="string">
            <text:p>Acc</text:p>
          </table:table-cell>
          <table:table-cell office:value-type="float" office:value="0.200294" calcext:value-type="float">
            <text:p>0.200294</text:p>
          </table:table-cell>
          <table:table-cell office:value-type="string" calcext:value-type="string">
            <text:p>Velocity</text:p>
          </table:table-cell>
          <table:table-cell office:value-type="float" office:value="37.2015" calcext:value-type="float">
            <text:p>37.201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248782" calcext:value-type="float">
            <text:p>-0.0248782</text:p>
          </table:table-cell>
          <table:table-cell office:value-type="string" calcext:value-type="string">
            <text:p>Steering</text:p>
          </table:table-cell>
          <table:table-cell office:value-type="float" office:value="0.102812" calcext:value-type="float">
            <text:p>0.102812</text:p>
          </table:table-cell>
          <table:table-cell office:value-type="string" calcext:value-type="string">
            <text:p>Acc</text:p>
          </table:table-cell>
          <table:table-cell office:value-type="float" office:value="0.200466" calcext:value-type="float">
            <text:p>0.200466</text:p>
          </table:table-cell>
          <table:table-cell office:value-type="string" calcext:value-type="string">
            <text:p>Velocity</text:p>
          </table:table-cell>
          <table:table-cell office:value-type="float" office:value="37.2006" calcext:value-type="float">
            <text:p>37.200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517198" calcext:value-type="float">
            <text:p>-0.0517198</text:p>
          </table:table-cell>
          <table:table-cell office:value-type="string" calcext:value-type="string">
            <text:p>Steering</text:p>
          </table:table-cell>
          <table:table-cell office:value-type="float" office:value="0.0710755" calcext:value-type="float">
            <text:p>0.0710755</text:p>
          </table:table-cell>
          <table:table-cell office:value-type="string" calcext:value-type="string">
            <text:p>Acc</text:p>
          </table:table-cell>
          <table:table-cell office:value-type="float" office:value="0.199979" calcext:value-type="float">
            <text:p>0.199979</text:p>
          </table:table-cell>
          <table:table-cell office:value-type="string" calcext:value-type="string">
            <text:p>Velocity</text:p>
          </table:table-cell>
          <table:table-cell office:value-type="float" office:value="37.1708" calcext:value-type="float">
            <text:p>37.170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49906" calcext:value-type="float">
            <text:p>-0.049906</text:p>
          </table:table-cell>
          <table:table-cell office:value-type="string" calcext:value-type="string">
            <text:p>Steering</text:p>
          </table:table-cell>
          <table:table-cell office:value-type="float" office:value="0.0443846" calcext:value-type="float">
            <text:p>0.0443846</text:p>
          </table:table-cell>
          <table:table-cell office:value-type="string" calcext:value-type="string">
            <text:p>Acc</text:p>
          </table:table-cell>
          <table:table-cell office:value-type="float" office:value="0.203428" calcext:value-type="float">
            <text:p>0.203428</text:p>
          </table:table-cell>
          <table:table-cell office:value-type="string" calcext:value-type="string">
            <text:p>Velocity</text:p>
          </table:table-cell>
          <table:table-cell office:value-type="float" office:value="36.5879" calcext:value-type="float">
            <text:p>36.587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04452" calcext:value-type="float">
            <text:p>-0.104452</text:p>
          </table:table-cell>
          <table:table-cell office:value-type="string" calcext:value-type="string">
            <text:p>Steering</text:p>
          </table:table-cell>
          <table:table-cell office:value-type="float" office:value="-0.0169957" calcext:value-type="float">
            <text:p>-0.0169957</text:p>
          </table:table-cell>
          <table:table-cell office:value-type="string" calcext:value-type="string">
            <text:p>Acc</text:p>
          </table:table-cell>
          <table:table-cell office:value-type="float" office:value="0.198206" calcext:value-type="float">
            <text:p>0.198206</text:p>
          </table:table-cell>
          <table:table-cell office:value-type="string" calcext:value-type="string">
            <text:p>Velocity</text:p>
          </table:table-cell>
          <table:table-cell office:value-type="float" office:value="37.0624" calcext:value-type="float">
            <text:p>37.062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62501" calcext:value-type="float">
            <text:p>-0.162501</text:p>
          </table:table-cell>
          <table:table-cell office:value-type="string" calcext:value-type="string">
            <text:p>Steering</text:p>
          </table:table-cell>
          <table:table-cell office:value-type="float" office:value="-0.0725648" calcext:value-type="float">
            <text:p>-0.0725648</text:p>
          </table:table-cell>
          <table:table-cell office:value-type="string" calcext:value-type="string">
            <text:p>Acc</text:p>
          </table:table-cell>
          <table:table-cell office:value-type="float" office:value="0.193262" calcext:value-type="float">
            <text:p>0.193262</text:p>
          </table:table-cell>
          <table:table-cell office:value-type="string" calcext:value-type="string">
            <text:p>Velocity</text:p>
          </table:table-cell>
          <table:table-cell office:value-type="float" office:value="37.4914" calcext:value-type="float">
            <text:p>37.491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03154" calcext:value-type="float">
            <text:p>-0.103154</text:p>
          </table:table-cell>
          <table:table-cell office:value-type="string" calcext:value-type="string">
            <text:p>Steering</text:p>
          </table:table-cell>
          <table:table-cell office:value-type="float" office:value="-0.0935807" calcext:value-type="float">
            <text:p>-0.0935807</text:p>
          </table:table-cell>
          <table:table-cell office:value-type="string" calcext:value-type="string">
            <text:p>Acc</text:p>
          </table:table-cell>
          <table:table-cell office:value-type="float" office:value="0.194583" calcext:value-type="float">
            <text:p>0.194583</text:p>
          </table:table-cell>
          <table:table-cell office:value-type="string" calcext:value-type="string">
            <text:p>Velocity</text:p>
          </table:table-cell>
          <table:table-cell office:value-type="float" office:value="37.1711" calcext:value-type="float">
            <text:p>37.171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99588" calcext:value-type="float">
            <text:p>-0.199588</text:p>
          </table:table-cell>
          <table:table-cell office:value-type="string" calcext:value-type="string">
            <text:p>Steering</text:p>
          </table:table-cell>
          <table:table-cell office:value-type="float" office:value="-0.136069" calcext:value-type="float">
            <text:p>-0.136069</text:p>
          </table:table-cell>
          <table:table-cell office:value-type="string" calcext:value-type="string">
            <text:p>Acc</text:p>
          </table:table-cell>
          <table:table-cell office:value-type="float" office:value="0.192962" calcext:value-type="float">
            <text:p>0.192962</text:p>
          </table:table-cell>
          <table:table-cell office:value-type="string" calcext:value-type="string">
            <text:p>Velocity</text:p>
          </table:table-cell>
          <table:table-cell office:value-type="float" office:value="37.1861" calcext:value-type="float">
            <text:p>37.186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86045" calcext:value-type="float">
            <text:p>-0.186045</text:p>
          </table:table-cell>
          <table:table-cell office:value-type="string" calcext:value-type="string">
            <text:p>Steering</text:p>
          </table:table-cell>
          <table:table-cell office:value-type="float" office:value="-0.13306" calcext:value-type="float">
            <text:p>-0.13306</text:p>
          </table:table-cell>
          <table:table-cell office:value-type="string" calcext:value-type="string">
            <text:p>Acc</text:p>
          </table:table-cell>
          <table:table-cell office:value-type="float" office:value="0.192579" calcext:value-type="float">
            <text:p>0.192579</text:p>
          </table:table-cell>
          <table:table-cell office:value-type="string" calcext:value-type="string">
            <text:p>Velocity</text:p>
          </table:table-cell>
          <table:table-cell office:value-type="float" office:value="37.2147" calcext:value-type="float">
            <text:p>37.214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71488" calcext:value-type="float">
            <text:p>-0.171488</text:p>
          </table:table-cell>
          <table:table-cell office:value-type="string" calcext:value-type="string">
            <text:p>Steering</text:p>
          </table:table-cell>
          <table:table-cell office:value-type="float" office:value="-0.179197" calcext:value-type="float">
            <text:p>-0.179197</text:p>
          </table:table-cell>
          <table:table-cell office:value-type="string" calcext:value-type="string">
            <text:p>Acc</text:p>
          </table:table-cell>
          <table:table-cell office:value-type="float" office:value="0.195214" calcext:value-type="float">
            <text:p>0.195214</text:p>
          </table:table-cell>
          <table:table-cell office:value-type="string" calcext:value-type="string">
            <text:p>Velocity</text:p>
          </table:table-cell>
          <table:table-cell office:value-type="float" office:value="37.1768" calcext:value-type="float">
            <text:p>37.176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518198" calcext:value-type="float">
            <text:p>-0.0518198</text:p>
          </table:table-cell>
          <table:table-cell office:value-type="string" calcext:value-type="string">
            <text:p>Steering</text:p>
          </table:table-cell>
          <table:table-cell office:value-type="float" office:value="-0.15627" calcext:value-type="float">
            <text:p>-0.15627</text:p>
          </table:table-cell>
          <table:table-cell office:value-type="string" calcext:value-type="string">
            <text:p>Acc</text:p>
          </table:table-cell>
          <table:table-cell office:value-type="float" office:value="0.194022" calcext:value-type="float">
            <text:p>0.194022</text:p>
          </table:table-cell>
          <table:table-cell office:value-type="string" calcext:value-type="string">
            <text:p>Velocity</text:p>
          </table:table-cell>
          <table:table-cell office:value-type="float" office:value="37.1704" calcext:value-type="float">
            <text:p>37.170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410117" calcext:value-type="float">
            <text:p>-0.0410117</text:p>
          </table:table-cell>
          <table:table-cell office:value-type="string" calcext:value-type="string">
            <text:p>Steering</text:p>
          </table:table-cell>
          <table:table-cell office:value-type="float" office:value="-0.132069" calcext:value-type="float">
            <text:p>-0.132069</text:p>
          </table:table-cell>
          <table:table-cell office:value-type="string" calcext:value-type="string">
            <text:p>Acc</text:p>
          </table:table-cell>
          <table:table-cell office:value-type="float" office:value="0.193355" calcext:value-type="float">
            <text:p>0.193355</text:p>
          </table:table-cell>
          <table:table-cell office:value-type="string" calcext:value-type="string">
            <text:p>Velocity</text:p>
          </table:table-cell>
          <table:table-cell office:value-type="float" office:value="37.1539" calcext:value-type="float">
            <text:p>37.153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399464" calcext:value-type="float">
            <text:p>-0.0399464</text:p>
          </table:table-cell>
          <table:table-cell office:value-type="string" calcext:value-type="string">
            <text:p>Steering</text:p>
          </table:table-cell>
          <table:table-cell office:value-type="float" office:value="-0.0806361" calcext:value-type="float">
            <text:p>-0.0806361</text:p>
          </table:table-cell>
          <table:table-cell office:value-type="string" calcext:value-type="string">
            <text:p>Acc</text:p>
          </table:table-cell>
          <table:table-cell office:value-type="float" office:value="0.194173" calcext:value-type="float">
            <text:p>0.194173</text:p>
          </table:table-cell>
          <table:table-cell office:value-type="string" calcext:value-type="string">
            <text:p>Velocity</text:p>
          </table:table-cell>
          <table:table-cell office:value-type="float" office:value="37.147" calcext:value-type="float">
            <text:p>37.14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40742" calcext:value-type="float">
            <text:p>-0.140742</text:p>
          </table:table-cell>
          <table:table-cell office:value-type="string" calcext:value-type="string">
            <text:p>Steering</text:p>
          </table:table-cell>
          <table:table-cell office:value-type="float" office:value="-0.0426044" calcext:value-type="float">
            <text:p>-0.0426044</text:p>
          </table:table-cell>
          <table:table-cell office:value-type="string" calcext:value-type="string">
            <text:p>Acc</text:p>
          </table:table-cell>
          <table:table-cell office:value-type="float" office:value="0.195763" calcext:value-type="float">
            <text:p>0.195763</text:p>
          </table:table-cell>
          <table:table-cell office:value-type="string" calcext:value-type="string">
            <text:p>Velocity</text:p>
          </table:table-cell>
          <table:table-cell office:value-type="float" office:value="37.1408" calcext:value-type="float">
            <text:p>37.140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78609" calcext:value-type="float">
            <text:p>-0.178609</text:p>
          </table:table-cell>
          <table:table-cell office:value-type="string" calcext:value-type="string">
            <text:p>Steering</text:p>
          </table:table-cell>
          <table:table-cell office:value-type="float" office:value="0.0362554" calcext:value-type="float">
            <text:p>0.0362554</text:p>
          </table:table-cell>
          <table:table-cell office:value-type="string" calcext:value-type="string">
            <text:p>Acc</text:p>
          </table:table-cell>
          <table:table-cell office:value-type="float" office:value="0.200299" calcext:value-type="float">
            <text:p>0.200299</text:p>
          </table:table-cell>
          <table:table-cell office:value-type="string" calcext:value-type="string">
            <text:p>Velocity</text:p>
          </table:table-cell>
          <table:table-cell office:value-type="float" office:value="37.1399" calcext:value-type="float">
            <text:p>37.139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35472" calcext:value-type="float">
            <text:p>-0.235472</text:p>
          </table:table-cell>
          <table:table-cell office:value-type="string" calcext:value-type="string">
            <text:p>Steering</text:p>
          </table:table-cell>
          <table:table-cell office:value-type="float" office:value="0.0908633" calcext:value-type="float">
            <text:p>0.0908633</text:p>
          </table:table-cell>
          <table:table-cell office:value-type="string" calcext:value-type="string">
            <text:p>Acc</text:p>
          </table:table-cell>
          <table:table-cell office:value-type="float" office:value="0.204773" calcext:value-type="float">
            <text:p>0.204773</text:p>
          </table:table-cell>
          <table:table-cell office:value-type="string" calcext:value-type="string">
            <text:p>Velocity</text:p>
          </table:table-cell>
          <table:table-cell office:value-type="float" office:value="37.1416" calcext:value-type="float">
            <text:p>37.141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13096" calcext:value-type="float">
            <text:p>-0.313096</text:p>
          </table:table-cell>
          <table:table-cell office:value-type="string" calcext:value-type="string">
            <text:p>Steering</text:p>
          </table:table-cell>
          <table:table-cell office:value-type="float" office:value="0.111419" calcext:value-type="float">
            <text:p>0.111419</text:p>
          </table:table-cell>
          <table:table-cell office:value-type="string" calcext:value-type="string">
            <text:p>Acc</text:p>
          </table:table-cell>
          <table:table-cell office:value-type="float" office:value="0.207632" calcext:value-type="float">
            <text:p>0.207632</text:p>
          </table:table-cell>
          <table:table-cell office:value-type="string" calcext:value-type="string">
            <text:p>Velocity</text:p>
          </table:table-cell>
          <table:table-cell office:value-type="float" office:value="37.1528" calcext:value-type="float">
            <text:p>37.15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01601" calcext:value-type="float">
            <text:p>-0.401601</text:p>
          </table:table-cell>
          <table:table-cell office:value-type="string" calcext:value-type="string">
            <text:p>Steering</text:p>
          </table:table-cell>
          <table:table-cell office:value-type="float" office:value="0.0932121" calcext:value-type="float">
            <text:p>0.0932121</text:p>
          </table:table-cell>
          <table:table-cell office:value-type="string" calcext:value-type="string">
            <text:p>Acc</text:p>
          </table:table-cell>
          <table:table-cell office:value-type="float" office:value="0.2076" calcext:value-type="float">
            <text:p>0.2076</text:p>
          </table:table-cell>
          <table:table-cell office:value-type="string" calcext:value-type="string">
            <text:p>Velocity</text:p>
          </table:table-cell>
          <table:table-cell office:value-type="float" office:value="37.1754" calcext:value-type="float">
            <text:p>37.175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30807" calcext:value-type="float">
            <text:p>-0.130807</text:p>
          </table:table-cell>
          <table:table-cell office:value-type="string" calcext:value-type="string">
            <text:p>Steering</text:p>
          </table:table-cell>
          <table:table-cell office:value-type="float" office:value="-0.0225991" calcext:value-type="float">
            <text:p>-0.0225991</text:p>
          </table:table-cell>
          <table:table-cell office:value-type="string" calcext:value-type="string">
            <text:p>Acc</text:p>
          </table:table-cell>
          <table:table-cell office:value-type="float" office:value="0.192427" calcext:value-type="float">
            <text:p>0.192427</text:p>
          </table:table-cell>
          <table:table-cell office:value-type="string" calcext:value-type="string">
            <text:p>Velocity</text:p>
          </table:table-cell>
          <table:table-cell office:value-type="float" office:value="37.2099" calcext:value-type="float">
            <text:p>37.209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54959" calcext:value-type="float">
            <text:p>0.254959</text:p>
          </table:table-cell>
          <table:table-cell office:value-type="string" calcext:value-type="string">
            <text:p>Steering</text:p>
          </table:table-cell>
          <table:table-cell office:value-type="float" office:value="-0.123903" calcext:value-type="float">
            <text:p>-0.123903</text:p>
          </table:table-cell>
          <table:table-cell office:value-type="string" calcext:value-type="string">
            <text:p>Acc</text:p>
          </table:table-cell>
          <table:table-cell office:value-type="float" office:value="0.185044" calcext:value-type="float">
            <text:p>0.185044</text:p>
          </table:table-cell>
          <table:table-cell office:value-type="string" calcext:value-type="string">
            <text:p>Velocity</text:p>
          </table:table-cell>
          <table:table-cell office:value-type="float" office:value="37.2461" calcext:value-type="float">
            <text:p>37.246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1909" calcext:value-type="float">
            <text:p>0.61909</text:p>
          </table:table-cell>
          <table:table-cell office:value-type="string" calcext:value-type="string">
            <text:p>Steering</text:p>
          </table:table-cell>
          <table:table-cell office:value-type="float" office:value="-0.191293" calcext:value-type="float">
            <text:p>-0.191293</text:p>
          </table:table-cell>
          <table:table-cell office:value-type="string" calcext:value-type="string">
            <text:p>Acc</text:p>
          </table:table-cell>
          <table:table-cell office:value-type="float" office:value="0.176051" calcext:value-type="float">
            <text:p>0.176051</text:p>
          </table:table-cell>
          <table:table-cell office:value-type="string" calcext:value-type="string">
            <text:p>Velocity</text:p>
          </table:table-cell>
          <table:table-cell office:value-type="float" office:value="37.2197" calcext:value-type="float">
            <text:p>37.219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805291" calcext:value-type="float">
            <text:p>0.805291</text:p>
          </table:table-cell>
          <table:table-cell office:value-type="string" calcext:value-type="string">
            <text:p>Steering</text:p>
          </table:table-cell>
          <table:table-cell office:value-type="float" office:value="-0.214329" calcext:value-type="float">
            <text:p>-0.214329</text:p>
          </table:table-cell>
          <table:table-cell office:value-type="string" calcext:value-type="string">
            <text:p>Acc</text:p>
          </table:table-cell>
          <table:table-cell office:value-type="float" office:value="0.168605" calcext:value-type="float">
            <text:p>0.168605</text:p>
          </table:table-cell>
          <table:table-cell office:value-type="string" calcext:value-type="string">
            <text:p>Velocity</text:p>
          </table:table-cell>
          <table:table-cell office:value-type="float" office:value="37.1558" calcext:value-type="float">
            <text:p>37.155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16598" calcext:value-type="float">
            <text:p>0.716598</text:p>
          </table:table-cell>
          <table:table-cell office:value-type="string" calcext:value-type="string">
            <text:p>Steering</text:p>
          </table:table-cell>
          <table:table-cell office:value-type="float" office:value="-0.191087" calcext:value-type="float">
            <text:p>-0.191087</text:p>
          </table:table-cell>
          <table:table-cell office:value-type="string" calcext:value-type="string">
            <text:p>Acc</text:p>
          </table:table-cell>
          <table:table-cell office:value-type="float" office:value="0.169042" calcext:value-type="float">
            <text:p>0.169042</text:p>
          </table:table-cell>
          <table:table-cell office:value-type="string" calcext:value-type="string">
            <text:p>Velocity</text:p>
          </table:table-cell>
          <table:table-cell office:value-type="float" office:value="37.0745" calcext:value-type="float">
            <text:p>37.074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52208" calcext:value-type="float">
            <text:p>0.452208</text:p>
          </table:table-cell>
          <table:table-cell office:value-type="string" calcext:value-type="string">
            <text:p>Steering</text:p>
          </table:table-cell>
          <table:table-cell office:value-type="float" office:value="-0.156045" calcext:value-type="float">
            <text:p>-0.156045</text:p>
          </table:table-cell>
          <table:table-cell office:value-type="string" calcext:value-type="string">
            <text:p>Acc</text:p>
          </table:table-cell>
          <table:table-cell office:value-type="float" office:value="0.17454" calcext:value-type="float">
            <text:p>0.17454</text:p>
          </table:table-cell>
          <table:table-cell office:value-type="string" calcext:value-type="string">
            <text:p>Velocity</text:p>
          </table:table-cell>
          <table:table-cell office:value-type="float" office:value="36.9765" calcext:value-type="float">
            <text:p>36.976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729263" calcext:value-type="float">
            <text:p>0.0729263</text:p>
          </table:table-cell>
          <table:table-cell office:value-type="string" calcext:value-type="string">
            <text:p>Steering</text:p>
          </table:table-cell>
          <table:table-cell office:value-type="float" office:value="-0.103716" calcext:value-type="float">
            <text:p>-0.103716</text:p>
          </table:table-cell>
          <table:table-cell office:value-type="string" calcext:value-type="string">
            <text:p>Acc</text:p>
          </table:table-cell>
          <table:table-cell office:value-type="float" office:value="0.185703" calcext:value-type="float">
            <text:p>0.185703</text:p>
          </table:table-cell>
          <table:table-cell office:value-type="string" calcext:value-type="string">
            <text:p>Velocity</text:p>
          </table:table-cell>
          <table:table-cell office:value-type="float" office:value="36.8928" calcext:value-type="float">
            <text:p>36.89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99645" calcext:value-type="float">
            <text:p>-0.199645</text:p>
          </table:table-cell>
          <table:table-cell office:value-type="string" calcext:value-type="string">
            <text:p>Steering</text:p>
          </table:table-cell>
          <table:table-cell office:value-type="float" office:value="-0.0601177" calcext:value-type="float">
            <text:p>-0.0601177</text:p>
          </table:table-cell>
          <table:table-cell office:value-type="string" calcext:value-type="string">
            <text:p>Acc</text:p>
          </table:table-cell>
          <table:table-cell office:value-type="float" office:value="0.195813" calcext:value-type="float">
            <text:p>0.195813</text:p>
          </table:table-cell>
          <table:table-cell office:value-type="string" calcext:value-type="string">
            <text:p>Velocity</text:p>
          </table:table-cell>
          <table:table-cell office:value-type="float" office:value="36.8422" calcext:value-type="float">
            <text:p>36.842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80335" calcext:value-type="float">
            <text:p>-0.480335</text:p>
          </table:table-cell>
          <table:table-cell office:value-type="string" calcext:value-type="string">
            <text:p>Steering</text:p>
          </table:table-cell>
          <table:table-cell office:value-type="float" office:value="-0.0309465" calcext:value-type="float">
            <text:p>-0.0309465</text:p>
          </table:table-cell>
          <table:table-cell office:value-type="string" calcext:value-type="string">
            <text:p>Acc</text:p>
          </table:table-cell>
          <table:table-cell office:value-type="float" office:value="0.2047" calcext:value-type="float">
            <text:p>0.2047</text:p>
          </table:table-cell>
          <table:table-cell office:value-type="string" calcext:value-type="string">
            <text:p>Velocity</text:p>
          </table:table-cell>
          <table:table-cell office:value-type="float" office:value="36.8238" calcext:value-type="float">
            <text:p>36.823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02172" calcext:value-type="float">
            <text:p>-0.802172</text:p>
          </table:table-cell>
          <table:table-cell office:value-type="string" calcext:value-type="string">
            <text:p>Steering</text:p>
          </table:table-cell>
          <table:table-cell office:value-type="float" office:value="-0.0273815" calcext:value-type="float">
            <text:p>-0.0273815</text:p>
          </table:table-cell>
          <table:table-cell office:value-type="string" calcext:value-type="string">
            <text:p>Acc</text:p>
          </table:table-cell>
          <table:table-cell office:value-type="float" office:value="0.210748" calcext:value-type="float">
            <text:p>0.210748</text:p>
          </table:table-cell>
          <table:table-cell office:value-type="string" calcext:value-type="string">
            <text:p>Velocity</text:p>
          </table:table-cell>
          <table:table-cell office:value-type="float" office:value="36.8363" calcext:value-type="float">
            <text:p>36.836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35581" calcext:value-type="float">
            <text:p>-0.935581</text:p>
          </table:table-cell>
          <table:table-cell office:value-type="string" calcext:value-type="string">
            <text:p>Steering</text:p>
          </table:table-cell>
          <table:table-cell office:value-type="float" office:value="-0.0694309" calcext:value-type="float">
            <text:p>-0.0694309</text:p>
          </table:table-cell>
          <table:table-cell office:value-type="string" calcext:value-type="string">
            <text:p>Acc</text:p>
          </table:table-cell>
          <table:table-cell office:value-type="float" office:value="0.201907" calcext:value-type="float">
            <text:p>0.201907</text:p>
          </table:table-cell>
          <table:table-cell office:value-type="string" calcext:value-type="string">
            <text:p>Velocity</text:p>
          </table:table-cell>
          <table:table-cell office:value-type="float" office:value="36.8749" calcext:value-type="float">
            <text:p>36.874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33835" calcext:value-type="float">
            <text:p>-0.933835</text:p>
          </table:table-cell>
          <table:table-cell office:value-type="string" calcext:value-type="string">
            <text:p>Steering</text:p>
          </table:table-cell>
          <table:table-cell office:value-type="float" office:value="-0.110187" calcext:value-type="float">
            <text:p>-0.110187</text:p>
          </table:table-cell>
          <table:table-cell office:value-type="string" calcext:value-type="string">
            <text:p>Acc</text:p>
          </table:table-cell>
          <table:table-cell office:value-type="float" office:value="0.197501" calcext:value-type="float">
            <text:p>0.197501</text:p>
          </table:table-cell>
          <table:table-cell office:value-type="string" calcext:value-type="string">
            <text:p>Velocity</text:p>
          </table:table-cell>
          <table:table-cell office:value-type="float" office:value="36.9157" calcext:value-type="float">
            <text:p>36.915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01103" calcext:value-type="float">
            <text:p>-1.01103</text:p>
          </table:table-cell>
          <table:table-cell office:value-type="string" calcext:value-type="string">
            <text:p>Steering</text:p>
          </table:table-cell>
          <table:table-cell office:value-type="float" office:value="-0.153042" calcext:value-type="float">
            <text:p>-0.153042</text:p>
          </table:table-cell>
          <table:table-cell office:value-type="string" calcext:value-type="string">
            <text:p>Acc</text:p>
          </table:table-cell>
          <table:table-cell office:value-type="float" office:value="0.192721" calcext:value-type="float">
            <text:p>0.192721</text:p>
          </table:table-cell>
          <table:table-cell office:value-type="string" calcext:value-type="string">
            <text:p>Velocity</text:p>
          </table:table-cell>
          <table:table-cell office:value-type="float" office:value="36.9344" calcext:value-type="float">
            <text:p>36.934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7904" calcext:value-type="float">
            <text:p>-1.17904</text:p>
          </table:table-cell>
          <table:table-cell office:value-type="string" calcext:value-type="string">
            <text:p>Steering</text:p>
          </table:table-cell>
          <table:table-cell office:value-type="float" office:value="-0.196167" calcext:value-type="float">
            <text:p>-0.196167</text:p>
          </table:table-cell>
          <table:table-cell office:value-type="string" calcext:value-type="string">
            <text:p>Acc</text:p>
          </table:table-cell>
          <table:table-cell office:value-type="float" office:value="0.188545" calcext:value-type="float">
            <text:p>0.188545</text:p>
          </table:table-cell>
          <table:table-cell office:value-type="string" calcext:value-type="string">
            <text:p>Velocity</text:p>
          </table:table-cell>
          <table:table-cell office:value-type="float" office:value="36.9308" calcext:value-type="float">
            <text:p>36.930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45612" calcext:value-type="float">
            <text:p>-1.45612</text:p>
          </table:table-cell>
          <table:table-cell office:value-type="string" calcext:value-type="string">
            <text:p>Steering</text:p>
          </table:table-cell>
          <table:table-cell office:value-type="float" office:value="-0.239538" calcext:value-type="float">
            <text:p>-0.239538</text:p>
          </table:table-cell>
          <table:table-cell office:value-type="string" calcext:value-type="string">
            <text:p>Acc</text:p>
          </table:table-cell>
          <table:table-cell office:value-type="float" office:value="0.18577" calcext:value-type="float">
            <text:p>0.18577</text:p>
          </table:table-cell>
          <table:table-cell office:value-type="string" calcext:value-type="string">
            <text:p>Velocity</text:p>
          </table:table-cell>
          <table:table-cell office:value-type="float" office:value="36.8999" calcext:value-type="float">
            <text:p>36.899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54902" calcext:value-type="float">
            <text:p>-0.654902</text:p>
          </table:table-cell>
          <table:table-cell office:value-type="string" calcext:value-type="string">
            <text:p>Steering</text:p>
          </table:table-cell>
          <table:table-cell office:value-type="float" office:value="-0.291592" calcext:value-type="float">
            <text:p>-0.291592</text:p>
          </table:table-cell>
          <table:table-cell office:value-type="string" calcext:value-type="string">
            <text:p>Acc</text:p>
          </table:table-cell>
          <table:table-cell office:value-type="float" office:value="0.163925" calcext:value-type="float">
            <text:p>0.163925</text:p>
          </table:table-cell>
          <table:table-cell office:value-type="string" calcext:value-type="string">
            <text:p>Velocity</text:p>
          </table:table-cell>
          <table:table-cell office:value-type="float" office:value="36.8567" calcext:value-type="float">
            <text:p>36.856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43783" calcext:value-type="float">
            <text:p>-0.743783</text:p>
          </table:table-cell>
          <table:table-cell office:value-type="string" calcext:value-type="string">
            <text:p>Steering</text:p>
          </table:table-cell>
          <table:table-cell office:value-type="float" office:value="-0.251961" calcext:value-type="float">
            <text:p>-0.251961</text:p>
          </table:table-cell>
          <table:table-cell office:value-type="string" calcext:value-type="string">
            <text:p>Acc</text:p>
          </table:table-cell>
          <table:table-cell office:value-type="float" office:value="-0.213805" calcext:value-type="float">
            <text:p>-0.213805</text:p>
          </table:table-cell>
          <table:table-cell office:value-type="string" calcext:value-type="string">
            <text:p>Velocity</text:p>
          </table:table-cell>
          <table:table-cell office:value-type="float" office:value="36.7612" calcext:value-type="float">
            <text:p>36.761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3722" calcext:value-type="float">
            <text:p>-1.3722</text:p>
          </table:table-cell>
          <table:table-cell office:value-type="string" calcext:value-type="string">
            <text:p>Steering</text:p>
          </table:table-cell>
          <table:table-cell office:value-type="float" office:value="-0.270884" calcext:value-type="float">
            <text:p>-0.270884</text:p>
          </table:table-cell>
          <table:table-cell office:value-type="string" calcext:value-type="string">
            <text:p>Acc</text:p>
          </table:table-cell>
          <table:table-cell office:value-type="float" office:value="0.185771" calcext:value-type="float">
            <text:p>0.185771</text:p>
          </table:table-cell>
          <table:table-cell office:value-type="string" calcext:value-type="string">
            <text:p>Velocity</text:p>
          </table:table-cell>
          <table:table-cell office:value-type="float" office:value="36.1143" calcext:value-type="float">
            <text:p>36.114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69259" calcext:value-type="float">
            <text:p>-1.69259</text:p>
          </table:table-cell>
          <table:table-cell office:value-type="string" calcext:value-type="string">
            <text:p>Steering</text:p>
          </table:table-cell>
          <table:table-cell office:value-type="float" office:value="-0.225416" calcext:value-type="float">
            <text:p>-0.225416</text:p>
          </table:table-cell>
          <table:table-cell office:value-type="string" calcext:value-type="string">
            <text:p>Acc</text:p>
          </table:table-cell>
          <table:table-cell office:value-type="float" office:value="0.236854" calcext:value-type="float">
            <text:p>0.236854</text:p>
          </table:table-cell>
          <table:table-cell office:value-type="string" calcext:value-type="string">
            <text:p>Velocity</text:p>
          </table:table-cell>
          <table:table-cell office:value-type="float" office:value="31.5418" calcext:value-type="float">
            <text:p>31.541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98349" calcext:value-type="float">
            <text:p>-1.98349</text:p>
          </table:table-cell>
          <table:table-cell office:value-type="string" calcext:value-type="string">
            <text:p>Steering</text:p>
          </table:table-cell>
          <table:table-cell office:value-type="float" office:value="-0.208865" calcext:value-type="float">
            <text:p>-0.208865</text:p>
          </table:table-cell>
          <table:table-cell office:value-type="string" calcext:value-type="string">
            <text:p>Acc</text:p>
          </table:table-cell>
          <table:table-cell office:value-type="float" office:value="0.244033" calcext:value-type="float">
            <text:p>0.244033</text:p>
          </table:table-cell>
          <table:table-cell office:value-type="string" calcext:value-type="string">
            <text:p>Velocity</text:p>
          </table:table-cell>
          <table:table-cell office:value-type="float" office:value="31.4252" calcext:value-type="float">
            <text:p>31.425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20412" calcext:value-type="float">
            <text:p>-2.20412</text:p>
          </table:table-cell>
          <table:table-cell office:value-type="string" calcext:value-type="string">
            <text:p>Steering</text:p>
          </table:table-cell>
          <table:table-cell office:value-type="float" office:value="-0.214109" calcext:value-type="float">
            <text:p>-0.214109</text:p>
          </table:table-cell>
          <table:table-cell office:value-type="string" calcext:value-type="string">
            <text:p>Acc</text:p>
          </table:table-cell>
          <table:table-cell office:value-type="float" office:value="0.243989" calcext:value-type="float">
            <text:p>0.243989</text:p>
          </table:table-cell>
          <table:table-cell office:value-type="string" calcext:value-type="string">
            <text:p>Velocity</text:p>
          </table:table-cell>
          <table:table-cell office:value-type="float" office:value="31.6424" calcext:value-type="float">
            <text:p>31.642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23772" calcext:value-type="float">
            <text:p>-2.23772</text:p>
          </table:table-cell>
          <table:table-cell office:value-type="string" calcext:value-type="string">
            <text:p>Steering</text:p>
          </table:table-cell>
          <table:table-cell office:value-type="float" office:value="-0.245868" calcext:value-type="float">
            <text:p>-0.245868</text:p>
          </table:table-cell>
          <table:table-cell office:value-type="string" calcext:value-type="string">
            <text:p>Acc</text:p>
          </table:table-cell>
          <table:table-cell office:value-type="float" office:value="0.231074" calcext:value-type="float">
            <text:p>0.231074</text:p>
          </table:table-cell>
          <table:table-cell office:value-type="string" calcext:value-type="string">
            <text:p>Velocity</text:p>
          </table:table-cell>
          <table:table-cell office:value-type="float" office:value="32.3827" calcext:value-type="float">
            <text:p>32.382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28486" calcext:value-type="float">
            <text:p>-2.28486</text:p>
          </table:table-cell>
          <table:table-cell office:value-type="string" calcext:value-type="string">
            <text:p>Steering</text:p>
          </table:table-cell>
          <table:table-cell office:value-type="float" office:value="-0.271612" calcext:value-type="float">
            <text:p>-0.271612</text:p>
          </table:table-cell>
          <table:table-cell office:value-type="string" calcext:value-type="string">
            <text:p>Acc</text:p>
          </table:table-cell>
          <table:table-cell office:value-type="float" office:value="0.227272" calcext:value-type="float">
            <text:p>0.227272</text:p>
          </table:table-cell>
          <table:table-cell office:value-type="string" calcext:value-type="string">
            <text:p>Velocity</text:p>
          </table:table-cell>
          <table:table-cell office:value-type="float" office:value="32.6009" calcext:value-type="float">
            <text:p>32.600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38609" calcext:value-type="float">
            <text:p>-2.38609</text:p>
          </table:table-cell>
          <table:table-cell office:value-type="string" calcext:value-type="string">
            <text:p>Steering</text:p>
          </table:table-cell>
          <table:table-cell office:value-type="float" office:value="-0.291594" calcext:value-type="float">
            <text:p>-0.291594</text:p>
          </table:table-cell>
          <table:table-cell office:value-type="string" calcext:value-type="string">
            <text:p>Acc</text:p>
          </table:table-cell>
          <table:table-cell office:value-type="float" office:value="0.224894" calcext:value-type="float">
            <text:p>0.224894</text:p>
          </table:table-cell>
          <table:table-cell office:value-type="string" calcext:value-type="string">
            <text:p>Velocity</text:p>
          </table:table-cell>
          <table:table-cell office:value-type="float" office:value="32.7579" calcext:value-type="float">
            <text:p>32.757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481" calcext:value-type="float">
            <text:p>-2.481</text:p>
          </table:table-cell>
          <table:table-cell office:value-type="string" calcext:value-type="string">
            <text:p>Steering</text:p>
          </table:table-cell>
          <table:table-cell office:value-type="float" office:value="-0.299788" calcext:value-type="float">
            <text:p>-0.299788</text:p>
          </table:table-cell>
          <table:table-cell office:value-type="string" calcext:value-type="string">
            <text:p>Acc</text:p>
          </table:table-cell>
          <table:table-cell office:value-type="float" office:value="0.227702" calcext:value-type="float">
            <text:p>0.227702</text:p>
          </table:table-cell>
          <table:table-cell office:value-type="string" calcext:value-type="string">
            <text:p>Velocity</text:p>
          </table:table-cell>
          <table:table-cell office:value-type="float" office:value="32.4411" calcext:value-type="float">
            <text:p>32.441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61439" calcext:value-type="float">
            <text:p>-2.61439</text:p>
          </table:table-cell>
          <table:table-cell office:value-type="string" calcext:value-type="string">
            <text:p>Steering</text:p>
          </table:table-cell>
          <table:table-cell office:value-type="float" office:value="-0.309414" calcext:value-type="float">
            <text:p>-0.309414</text:p>
          </table:table-cell>
          <table:table-cell office:value-type="string" calcext:value-type="string">
            <text:p>Acc</text:p>
          </table:table-cell>
          <table:table-cell office:value-type="float" office:value="0.222666" calcext:value-type="float">
            <text:p>0.222666</text:p>
          </table:table-cell>
          <table:table-cell office:value-type="string" calcext:value-type="string">
            <text:p>Velocity</text:p>
          </table:table-cell>
          <table:table-cell office:value-type="float" office:value="33.0641" calcext:value-type="float">
            <text:p>33.064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87336" calcext:value-type="float">
            <text:p>-2.87336</text:p>
          </table:table-cell>
          <table:table-cell office:value-type="string" calcext:value-type="string">
            <text:p>Steering</text:p>
          </table:table-cell>
          <table:table-cell office:value-type="float" office:value="-0.320112" calcext:value-type="float">
            <text:p>-0.320112</text:p>
          </table:table-cell>
          <table:table-cell office:value-type="string" calcext:value-type="string">
            <text:p>Acc</text:p>
          </table:table-cell>
          <table:table-cell office:value-type="float" office:value="0.222504" calcext:value-type="float">
            <text:p>0.222504</text:p>
          </table:table-cell>
          <table:table-cell office:value-type="string" calcext:value-type="string">
            <text:p>Velocity</text:p>
          </table:table-cell>
          <table:table-cell office:value-type="float" office:value="33.211" calcext:value-type="float">
            <text:p>33.21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9145" calcext:value-type="float">
            <text:p>-2.9145</text:p>
          </table:table-cell>
          <table:table-cell office:value-type="string" calcext:value-type="string">
            <text:p>Steering</text:p>
          </table:table-cell>
          <table:table-cell office:value-type="float" office:value="-0.31524" calcext:value-type="float">
            <text:p>-0.31524</text:p>
          </table:table-cell>
          <table:table-cell office:value-type="string" calcext:value-type="string">
            <text:p>Acc</text:p>
          </table:table-cell>
          <table:table-cell office:value-type="float" office:value="0.222169" calcext:value-type="float">
            <text:p>0.222169</text:p>
          </table:table-cell>
          <table:table-cell office:value-type="string" calcext:value-type="string">
            <text:p>Velocity</text:p>
          </table:table-cell>
          <table:table-cell office:value-type="float" office:value="33.356" calcext:value-type="float">
            <text:p>33.35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91299" calcext:value-type="float">
            <text:p>-2.91299</text:p>
          </table:table-cell>
          <table:table-cell office:value-type="string" calcext:value-type="string">
            <text:p>Steering</text:p>
          </table:table-cell>
          <table:table-cell office:value-type="float" office:value="-0.29779" calcext:value-type="float">
            <text:p>-0.29779</text:p>
          </table:table-cell>
          <table:table-cell office:value-type="string" calcext:value-type="string">
            <text:p>Acc</text:p>
          </table:table-cell>
          <table:table-cell office:value-type="float" office:value="0.226542" calcext:value-type="float">
            <text:p>0.226542</text:p>
          </table:table-cell>
          <table:table-cell office:value-type="string" calcext:value-type="string">
            <text:p>Velocity</text:p>
          </table:table-cell>
          <table:table-cell office:value-type="float" office:value="33.0313" calcext:value-type="float">
            <text:p>33.031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8885" calcext:value-type="float">
            <text:p>-2.8885</text:p>
          </table:table-cell>
          <table:table-cell office:value-type="string" calcext:value-type="string">
            <text:p>Steering</text:p>
          </table:table-cell>
          <table:table-cell office:value-type="float" office:value="-0.264374" calcext:value-type="float">
            <text:p>-0.264374</text:p>
          </table:table-cell>
          <table:table-cell office:value-type="string" calcext:value-type="string">
            <text:p>Acc</text:p>
          </table:table-cell>
          <table:table-cell office:value-type="float" office:value="0.227851" calcext:value-type="float">
            <text:p>0.227851</text:p>
          </table:table-cell>
          <table:table-cell office:value-type="string" calcext:value-type="string">
            <text:p>Velocity</text:p>
          </table:table-cell>
          <table:table-cell office:value-type="float" office:value="33.2138" calcext:value-type="float">
            <text:p>33.213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89506" calcext:value-type="float">
            <text:p>-2.89506</text:p>
          </table:table-cell>
          <table:table-cell office:value-type="string" calcext:value-type="string">
            <text:p>Steering</text:p>
          </table:table-cell>
          <table:table-cell office:value-type="float" office:value="-0.243162" calcext:value-type="float">
            <text:p>-0.243162</text:p>
          </table:table-cell>
          <table:table-cell office:value-type="string" calcext:value-type="string">
            <text:p>Acc</text:p>
          </table:table-cell>
          <table:table-cell office:value-type="float" office:value="0.228362" calcext:value-type="float">
            <text:p>0.228362</text:p>
          </table:table-cell>
          <table:table-cell office:value-type="string" calcext:value-type="string">
            <text:p>Velocity</text:p>
          </table:table-cell>
          <table:table-cell office:value-type="float" office:value="33.3641" calcext:value-type="float">
            <text:p>33.364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8084" calcext:value-type="float">
            <text:p>-2.8084</text:p>
          </table:table-cell>
          <table:table-cell office:value-type="string" calcext:value-type="string">
            <text:p>Steering</text:p>
          </table:table-cell>
          <table:table-cell office:value-type="float" office:value="-0.199231" calcext:value-type="float">
            <text:p>-0.199231</text:p>
          </table:table-cell>
          <table:table-cell office:value-type="string" calcext:value-type="string">
            <text:p>Acc</text:p>
          </table:table-cell>
          <table:table-cell office:value-type="float" office:value="0.22993" calcext:value-type="float">
            <text:p>0.22993</text:p>
          </table:table-cell>
          <table:table-cell office:value-type="string" calcext:value-type="string">
            <text:p>Velocity</text:p>
          </table:table-cell>
          <table:table-cell office:value-type="float" office:value="33.5458" calcext:value-type="float">
            <text:p>33.545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68128" calcext:value-type="float">
            <text:p>-2.68128</text:p>
          </table:table-cell>
          <table:table-cell office:value-type="string" calcext:value-type="string">
            <text:p>Steering</text:p>
          </table:table-cell>
          <table:table-cell office:value-type="float" office:value="-0.160375" calcext:value-type="float">
            <text:p>-0.160375</text:p>
          </table:table-cell>
          <table:table-cell office:value-type="string" calcext:value-type="string">
            <text:p>Acc</text:p>
          </table:table-cell>
          <table:table-cell office:value-type="float" office:value="0.227727" calcext:value-type="float">
            <text:p>0.227727</text:p>
          </table:table-cell>
          <table:table-cell office:value-type="string" calcext:value-type="string">
            <text:p>Velocity</text:p>
          </table:table-cell>
          <table:table-cell office:value-type="float" office:value="34.1351" calcext:value-type="float">
            <text:p>34.135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61257" calcext:value-type="float">
            <text:p>-2.61257</text:p>
          </table:table-cell>
          <table:table-cell office:value-type="string" calcext:value-type="string">
            <text:p>Steering</text:p>
          </table:table-cell>
          <table:table-cell office:value-type="float" office:value="-0.130445" calcext:value-type="float">
            <text:p>-0.130445</text:p>
          </table:table-cell>
          <table:table-cell office:value-type="string" calcext:value-type="string">
            <text:p>Acc</text:p>
          </table:table-cell>
          <table:table-cell office:value-type="float" office:value="0.231293" calcext:value-type="float">
            <text:p>0.231293</text:p>
          </table:table-cell>
          <table:table-cell office:value-type="string" calcext:value-type="string">
            <text:p>Velocity</text:p>
          </table:table-cell>
          <table:table-cell office:value-type="float" office:value="33.8661" calcext:value-type="float">
            <text:p>33.866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55057" calcext:value-type="float">
            <text:p>-2.55057</text:p>
          </table:table-cell>
          <table:table-cell office:value-type="string" calcext:value-type="string">
            <text:p>Steering</text:p>
          </table:table-cell>
          <table:table-cell office:value-type="float" office:value="-0.114113" calcext:value-type="float">
            <text:p>-0.114113</text:p>
          </table:table-cell>
          <table:table-cell office:value-type="string" calcext:value-type="string">
            <text:p>Acc</text:p>
          </table:table-cell>
          <table:table-cell office:value-type="float" office:value="0.230233" calcext:value-type="float">
            <text:p>0.230233</text:p>
          </table:table-cell>
          <table:table-cell office:value-type="string" calcext:value-type="string">
            <text:p>Velocity</text:p>
          </table:table-cell>
          <table:table-cell office:value-type="float" office:value="34.0356" calcext:value-type="float">
            <text:p>34.035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50113" calcext:value-type="float">
            <text:p>-2.50113</text:p>
          </table:table-cell>
          <table:table-cell office:value-type="string" calcext:value-type="string">
            <text:p>Steering</text:p>
          </table:table-cell>
          <table:table-cell office:value-type="float" office:value="-0.113742" calcext:value-type="float">
            <text:p>-0.113742</text:p>
          </table:table-cell>
          <table:table-cell office:value-type="string" calcext:value-type="string">
            <text:p>Acc</text:p>
          </table:table-cell>
          <table:table-cell office:value-type="float" office:value="0.225296" calcext:value-type="float">
            <text:p>0.225296</text:p>
          </table:table-cell>
          <table:table-cell office:value-type="string" calcext:value-type="string">
            <text:p>Velocity</text:p>
          </table:table-cell>
          <table:table-cell office:value-type="float" office:value="34.572" calcext:value-type="float">
            <text:p>34.57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45009" calcext:value-type="float">
            <text:p>-2.45009</text:p>
          </table:table-cell>
          <table:table-cell office:value-type="string" calcext:value-type="string">
            <text:p>Steering</text:p>
          </table:table-cell>
          <table:table-cell office:value-type="float" office:value="-0.1228" calcext:value-type="float">
            <text:p>-0.1228</text:p>
          </table:table-cell>
          <table:table-cell office:value-type="string" calcext:value-type="string">
            <text:p>Acc</text:p>
          </table:table-cell>
          <table:table-cell office:value-type="float" office:value="0.222568" calcext:value-type="float">
            <text:p>0.222568</text:p>
          </table:table-cell>
          <table:table-cell office:value-type="string" calcext:value-type="string">
            <text:p>Velocity</text:p>
          </table:table-cell>
          <table:table-cell office:value-type="float" office:value="34.7222" calcext:value-type="float">
            <text:p>34.722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4764" calcext:value-type="float">
            <text:p>-2.4764</text:p>
          </table:table-cell>
          <table:table-cell office:value-type="string" calcext:value-type="string">
            <text:p>Steering</text:p>
          </table:table-cell>
          <table:table-cell office:value-type="float" office:value="-0.142645" calcext:value-type="float">
            <text:p>-0.142645</text:p>
          </table:table-cell>
          <table:table-cell office:value-type="string" calcext:value-type="string">
            <text:p>Acc</text:p>
          </table:table-cell>
          <table:table-cell office:value-type="float" office:value="0.221978" calcext:value-type="float">
            <text:p>0.221978</text:p>
          </table:table-cell>
          <table:table-cell office:value-type="string" calcext:value-type="string">
            <text:p>Velocity</text:p>
          </table:table-cell>
          <table:table-cell office:value-type="float" office:value="34.459" calcext:value-type="float">
            <text:p>34.45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40562" calcext:value-type="float">
            <text:p>-2.40562</text:p>
          </table:table-cell>
          <table:table-cell office:value-type="string" calcext:value-type="string">
            <text:p>Steering</text:p>
          </table:table-cell>
          <table:table-cell office:value-type="float" office:value="-0.163309" calcext:value-type="float">
            <text:p>-0.163309</text:p>
          </table:table-cell>
          <table:table-cell office:value-type="string" calcext:value-type="string">
            <text:p>Acc</text:p>
          </table:table-cell>
          <table:table-cell office:value-type="float" office:value="0.216464" calcext:value-type="float">
            <text:p>0.216464</text:p>
          </table:table-cell>
          <table:table-cell office:value-type="string" calcext:value-type="string">
            <text:p>Velocity</text:p>
          </table:table-cell>
          <table:table-cell office:value-type="float" office:value="34.947" calcext:value-type="float">
            <text:p>34.94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31756" calcext:value-type="float">
            <text:p>-2.31756</text:p>
          </table:table-cell>
          <table:table-cell office:value-type="string" calcext:value-type="string">
            <text:p>Steering</text:p>
          </table:table-cell>
          <table:table-cell office:value-type="float" office:value="-0.175468" calcext:value-type="float">
            <text:p>-0.175468</text:p>
          </table:table-cell>
          <table:table-cell office:value-type="string" calcext:value-type="string">
            <text:p>Acc</text:p>
          </table:table-cell>
          <table:table-cell office:value-type="float" office:value="0.217386" calcext:value-type="float">
            <text:p>0.217386</text:p>
          </table:table-cell>
          <table:table-cell office:value-type="string" calcext:value-type="string">
            <text:p>Velocity</text:p>
          </table:table-cell>
          <table:table-cell office:value-type="float" office:value="34.6628" calcext:value-type="float">
            <text:p>34.66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1835" calcext:value-type="float">
            <text:p>-2.1835</text:p>
          </table:table-cell>
          <table:table-cell office:value-type="string" calcext:value-type="string">
            <text:p>Steering</text:p>
          </table:table-cell>
          <table:table-cell office:value-type="float" office:value="-0.174757" calcext:value-type="float">
            <text:p>-0.174757</text:p>
          </table:table-cell>
          <table:table-cell office:value-type="string" calcext:value-type="string">
            <text:p>Acc</text:p>
          </table:table-cell>
          <table:table-cell office:value-type="float" office:value="0.216002" calcext:value-type="float">
            <text:p>0.216002</text:p>
          </table:table-cell>
          <table:table-cell office:value-type="string" calcext:value-type="string">
            <text:p>Velocity</text:p>
          </table:table-cell>
          <table:table-cell office:value-type="float" office:value="34.7641" calcext:value-type="float">
            <text:p>34.764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10487" calcext:value-type="float">
            <text:p>-2.10487</text:p>
          </table:table-cell>
          <table:table-cell office:value-type="string" calcext:value-type="string">
            <text:p>Steering</text:p>
          </table:table-cell>
          <table:table-cell office:value-type="float" office:value="-0.175998" calcext:value-type="float">
            <text:p>-0.175998</text:p>
          </table:table-cell>
          <table:table-cell office:value-type="string" calcext:value-type="string">
            <text:p>Acc</text:p>
          </table:table-cell>
          <table:table-cell office:value-type="float" office:value="0.212118" calcext:value-type="float">
            <text:p>0.212118</text:p>
          </table:table-cell>
          <table:table-cell office:value-type="string" calcext:value-type="string">
            <text:p>Velocity</text:p>
          </table:table-cell>
          <table:table-cell office:value-type="float" office:value="35.2245" calcext:value-type="float">
            <text:p>35.224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0021" calcext:value-type="float">
            <text:p>-2.0021</text:p>
          </table:table-cell>
          <table:table-cell office:value-type="string" calcext:value-type="string">
            <text:p>Steering</text:p>
          </table:table-cell>
          <table:table-cell office:value-type="float" office:value="-0.164481" calcext:value-type="float">
            <text:p>-0.164481</text:p>
          </table:table-cell>
          <table:table-cell office:value-type="string" calcext:value-type="string">
            <text:p>Acc</text:p>
          </table:table-cell>
          <table:table-cell office:value-type="float" office:value="0.21442" calcext:value-type="float">
            <text:p>0.21442</text:p>
          </table:table-cell>
          <table:table-cell office:value-type="string" calcext:value-type="string">
            <text:p>Velocity</text:p>
          </table:table-cell>
          <table:table-cell office:value-type="float" office:value="34.9345" calcext:value-type="float">
            <text:p>34.934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90611" calcext:value-type="float">
            <text:p>-1.90611</text:p>
          </table:table-cell>
          <table:table-cell office:value-type="string" calcext:value-type="string">
            <text:p>Steering</text:p>
          </table:table-cell>
          <table:table-cell office:value-type="float" office:value="-0.147873" calcext:value-type="float">
            <text:p>-0.147873</text:p>
          </table:table-cell>
          <table:table-cell office:value-type="string" calcext:value-type="string">
            <text:p>Acc</text:p>
          </table:table-cell>
          <table:table-cell office:value-type="float" office:value="0.211477" calcext:value-type="float">
            <text:p>0.211477</text:p>
          </table:table-cell>
          <table:table-cell office:value-type="string" calcext:value-type="string">
            <text:p>Velocity</text:p>
          </table:table-cell>
          <table:table-cell office:value-type="float" office:value="35.3772" calcext:value-type="float">
            <text:p>35.377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95157" calcext:value-type="float">
            <text:p>-1.95157</text:p>
          </table:table-cell>
          <table:table-cell office:value-type="string" calcext:value-type="string">
            <text:p>Steering</text:p>
          </table:table-cell>
          <table:table-cell office:value-type="float" office:value="-0.124263" calcext:value-type="float">
            <text:p>-0.124263</text:p>
          </table:table-cell>
          <table:table-cell office:value-type="string" calcext:value-type="string">
            <text:p>Acc</text:p>
          </table:table-cell>
          <table:table-cell office:value-type="float" office:value="0.211886" calcext:value-type="float">
            <text:p>0.211886</text:p>
          </table:table-cell>
          <table:table-cell office:value-type="string" calcext:value-type="string">
            <text:p>Velocity</text:p>
          </table:table-cell>
          <table:table-cell office:value-type="float" office:value="35.4623" calcext:value-type="float">
            <text:p>35.462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84268" calcext:value-type="float">
            <text:p>-1.84268</text:p>
          </table:table-cell>
          <table:table-cell office:value-type="string" calcext:value-type="string">
            <text:p>Steering</text:p>
          </table:table-cell>
          <table:table-cell office:value-type="float" office:value="-0.0983489" calcext:value-type="float">
            <text:p>-0.0983489</text:p>
          </table:table-cell>
          <table:table-cell office:value-type="string" calcext:value-type="string">
            <text:p>Acc</text:p>
          </table:table-cell>
          <table:table-cell office:value-type="float" office:value="0.214615" calcext:value-type="float">
            <text:p>0.214615</text:p>
          </table:table-cell>
          <table:table-cell office:value-type="string" calcext:value-type="string">
            <text:p>Velocity</text:p>
          </table:table-cell>
          <table:table-cell office:value-type="float" office:value="35.1777" calcext:value-type="float">
            <text:p>35.177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74873" calcext:value-type="float">
            <text:p>-1.74873</text:p>
          </table:table-cell>
          <table:table-cell office:value-type="string" calcext:value-type="string">
            <text:p>Steering</text:p>
          </table:table-cell>
          <table:table-cell office:value-type="float" office:value="-0.0772645" calcext:value-type="float">
            <text:p>-0.0772645</text:p>
          </table:table-cell>
          <table:table-cell office:value-type="string" calcext:value-type="string">
            <text:p>Acc</text:p>
          </table:table-cell>
          <table:table-cell office:value-type="float" office:value="0.211878" calcext:value-type="float">
            <text:p>0.211878</text:p>
          </table:table-cell>
          <table:table-cell office:value-type="string" calcext:value-type="string">
            <text:p>Velocity</text:p>
          </table:table-cell>
          <table:table-cell office:value-type="float" office:value="35.6076" calcext:value-type="float">
            <text:p>35.607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65593" calcext:value-type="float">
            <text:p>-1.65593</text:p>
          </table:table-cell>
          <table:table-cell office:value-type="string" calcext:value-type="string">
            <text:p>Steering</text:p>
          </table:table-cell>
          <table:table-cell office:value-type="float" office:value="-0.0594401" calcext:value-type="float">
            <text:p>-0.0594401</text:p>
          </table:table-cell>
          <table:table-cell office:value-type="string" calcext:value-type="string">
            <text:p>Acc</text:p>
          </table:table-cell>
          <table:table-cell office:value-type="float" office:value="0.211499" calcext:value-type="float">
            <text:p>0.211499</text:p>
          </table:table-cell>
          <table:table-cell office:value-type="string" calcext:value-type="string">
            <text:p>Velocity</text:p>
          </table:table-cell>
          <table:table-cell office:value-type="float" office:value="35.6951" calcext:value-type="float">
            <text:p>35.695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57375" calcext:value-type="float">
            <text:p>-1.57375</text:p>
          </table:table-cell>
          <table:table-cell office:value-type="string" calcext:value-type="string">
            <text:p>Steering</text:p>
          </table:table-cell>
          <table:table-cell office:value-type="float" office:value="-0.0464854" calcext:value-type="float">
            <text:p>-0.0464854</text:p>
          </table:table-cell>
          <table:table-cell office:value-type="string" calcext:value-type="string">
            <text:p>Acc</text:p>
          </table:table-cell>
          <table:table-cell office:value-type="float" office:value="0.213608" calcext:value-type="float">
            <text:p>0.213608</text:p>
          </table:table-cell>
          <table:table-cell office:value-type="string" calcext:value-type="string">
            <text:p>Velocity</text:p>
          </table:table-cell>
          <table:table-cell office:value-type="float" office:value="35.4221" calcext:value-type="float">
            <text:p>35.422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52927" calcext:value-type="float">
            <text:p>-1.52927</text:p>
          </table:table-cell>
          <table:table-cell office:value-type="string" calcext:value-type="string">
            <text:p>Steering</text:p>
          </table:table-cell>
          <table:table-cell office:value-type="float" office:value="-0.0487232" calcext:value-type="float">
            <text:p>-0.0487232</text:p>
          </table:table-cell>
          <table:table-cell office:value-type="string" calcext:value-type="string">
            <text:p>Acc</text:p>
          </table:table-cell>
          <table:table-cell office:value-type="float" office:value="0.210254" calcext:value-type="float">
            <text:p>0.210254</text:p>
          </table:table-cell>
          <table:table-cell office:value-type="string" calcext:value-type="string">
            <text:p>Velocity</text:p>
          </table:table-cell>
          <table:table-cell office:value-type="float" office:value="35.8301" calcext:value-type="float">
            <text:p>35.830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44955" calcext:value-type="float">
            <text:p>-1.44955</text:p>
          </table:table-cell>
          <table:table-cell office:value-type="string" calcext:value-type="string">
            <text:p>Steering</text:p>
          </table:table-cell>
          <table:table-cell office:value-type="float" office:value="-0.047751" calcext:value-type="float">
            <text:p>-0.047751</text:p>
          </table:table-cell>
          <table:table-cell office:value-type="string" calcext:value-type="string">
            <text:p>Acc</text:p>
          </table:table-cell>
          <table:table-cell office:value-type="float" office:value="0.209361" calcext:value-type="float">
            <text:p>0.209361</text:p>
          </table:table-cell>
          <table:table-cell office:value-type="string" calcext:value-type="string">
            <text:p>Velocity</text:p>
          </table:table-cell>
          <table:table-cell office:value-type="float" office:value="35.9061" calcext:value-type="float">
            <text:p>35.906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38418" calcext:value-type="float">
            <text:p>-1.38418</text:p>
          </table:table-cell>
          <table:table-cell office:value-type="string" calcext:value-type="string">
            <text:p>Steering</text:p>
          </table:table-cell>
          <table:table-cell office:value-type="float" office:value="-0.0531872" calcext:value-type="float">
            <text:p>-0.0531872</text:p>
          </table:table-cell>
          <table:table-cell office:value-type="string" calcext:value-type="string">
            <text:p>Acc</text:p>
          </table:table-cell>
          <table:table-cell office:value-type="float" office:value="0.208392" calcext:value-type="float">
            <text:p>0.208392</text:p>
          </table:table-cell>
          <table:table-cell office:value-type="string" calcext:value-type="string">
            <text:p>Velocity</text:p>
          </table:table-cell>
          <table:table-cell office:value-type="float" office:value="35.9726" calcext:value-type="float">
            <text:p>35.972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2331" calcext:value-type="float">
            <text:p>-1.12331</text:p>
          </table:table-cell>
          <table:table-cell office:value-type="string" calcext:value-type="string">
            <text:p>Steering</text:p>
          </table:table-cell>
          <table:table-cell office:value-type="float" office:value="-0.0242928" calcext:value-type="float">
            <text:p>-0.0242928</text:p>
          </table:table-cell>
          <table:table-cell office:value-type="string" calcext:value-type="string">
            <text:p>Acc</text:p>
          </table:table-cell>
          <table:table-cell office:value-type="float" office:value="0.20967" calcext:value-type="float">
            <text:p>0.20967</text:p>
          </table:table-cell>
          <table:table-cell office:value-type="string" calcext:value-type="string">
            <text:p>Velocity</text:p>
          </table:table-cell>
          <table:table-cell office:value-type="float" office:value="36.0347" calcext:value-type="float">
            <text:p>36.034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2787" calcext:value-type="float">
            <text:p>-1.12787</text:p>
          </table:table-cell>
          <table:table-cell office:value-type="string" calcext:value-type="string">
            <text:p>Steering</text:p>
          </table:table-cell>
          <table:table-cell office:value-type="float" office:value="-0.0174359" calcext:value-type="float">
            <text:p>-0.0174359</text:p>
          </table:table-cell>
          <table:table-cell office:value-type="string" calcext:value-type="string">
            <text:p>Acc</text:p>
          </table:table-cell>
          <table:table-cell office:value-type="float" office:value="0.209312" calcext:value-type="float">
            <text:p>0.209312</text:p>
          </table:table-cell>
          <table:table-cell office:value-type="string" calcext:value-type="string">
            <text:p>Velocity</text:p>
          </table:table-cell>
          <table:table-cell office:value-type="float" office:value="36.093" calcext:value-type="float">
            <text:p>36.09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3958" calcext:value-type="float">
            <text:p>-1.13958</text:p>
          </table:table-cell>
          <table:table-cell office:value-type="string" calcext:value-type="string">
            <text:p>Steering</text:p>
          </table:table-cell>
          <table:table-cell office:value-type="float" office:value="-0.0226763" calcext:value-type="float">
            <text:p>-0.0226763</text:p>
          </table:table-cell>
          <table:table-cell office:value-type="string" calcext:value-type="string">
            <text:p>Acc</text:p>
          </table:table-cell>
          <table:table-cell office:value-type="float" office:value="0.210653" calcext:value-type="float">
            <text:p>0.210653</text:p>
          </table:table-cell>
          <table:table-cell office:value-type="string" calcext:value-type="string">
            <text:p>Velocity</text:p>
          </table:table-cell>
          <table:table-cell office:value-type="float" office:value="35.841" calcext:value-type="float">
            <text:p>35.84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4938" calcext:value-type="float">
            <text:p>-1.14938</text:p>
          </table:table-cell>
          <table:table-cell office:value-type="string" calcext:value-type="string">
            <text:p>Steering</text:p>
          </table:table-cell>
          <table:table-cell office:value-type="float" office:value="-0.0374036" calcext:value-type="float">
            <text:p>-0.0374036</text:p>
          </table:table-cell>
          <table:table-cell office:value-type="string" calcext:value-type="string">
            <text:p>Acc</text:p>
          </table:table-cell>
          <table:table-cell office:value-type="float" office:value="0.207143" calcext:value-type="float">
            <text:p>0.207143</text:p>
          </table:table-cell>
          <table:table-cell office:value-type="string" calcext:value-type="string">
            <text:p>Velocity</text:p>
          </table:table-cell>
          <table:table-cell office:value-type="float" office:value="36.2132" calcext:value-type="float">
            <text:p>36.213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5227" calcext:value-type="float">
            <text:p>-1.15227</text:p>
          </table:table-cell>
          <table:table-cell office:value-type="string" calcext:value-type="string">
            <text:p>Steering</text:p>
          </table:table-cell>
          <table:table-cell office:value-type="float" office:value="-0.0582169" calcext:value-type="float">
            <text:p>-0.0582169</text:p>
          </table:table-cell>
          <table:table-cell office:value-type="string" calcext:value-type="string">
            <text:p>Acc</text:p>
          </table:table-cell>
          <table:table-cell office:value-type="float" office:value="0.20576" calcext:value-type="float">
            <text:p>0.20576</text:p>
          </table:table-cell>
          <table:table-cell office:value-type="string" calcext:value-type="string">
            <text:p>Velocity</text:p>
          </table:table-cell>
          <table:table-cell office:value-type="float" office:value="36.2719" calcext:value-type="float">
            <text:p>36.271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379" calcext:value-type="float">
            <text:p>-1.1379</text:p>
          </table:table-cell>
          <table:table-cell office:value-type="string" calcext:value-type="string">
            <text:p>Steering</text:p>
          </table:table-cell>
          <table:table-cell office:value-type="float" office:value="-0.0805877" calcext:value-type="float">
            <text:p>-0.0805877</text:p>
          </table:table-cell>
          <table:table-cell office:value-type="string" calcext:value-type="string">
            <text:p>Acc</text:p>
          </table:table-cell>
          <table:table-cell office:value-type="float" office:value="0.206734" calcext:value-type="float">
            <text:p>0.206734</text:p>
          </table:table-cell>
          <table:table-cell office:value-type="string" calcext:value-type="string">
            <text:p>Velocity</text:p>
          </table:table-cell>
          <table:table-cell office:value-type="float" office:value="36.0187" calcext:value-type="float">
            <text:p>36.018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18318" calcext:value-type="float">
            <text:p>-0.918318</text:p>
          </table:table-cell>
          <table:table-cell office:value-type="string" calcext:value-type="string">
            <text:p>Steering</text:p>
          </table:table-cell>
          <table:table-cell office:value-type="float" office:value="-0.0688188" calcext:value-type="float">
            <text:p>-0.0688188</text:p>
          </table:table-cell>
          <table:table-cell office:value-type="string" calcext:value-type="string">
            <text:p>Acc</text:p>
          </table:table-cell>
          <table:table-cell office:value-type="float" office:value="0.206579" calcext:value-type="float">
            <text:p>0.206579</text:p>
          </table:table-cell>
          <table:table-cell office:value-type="string" calcext:value-type="string">
            <text:p>Velocity</text:p>
          </table:table-cell>
          <table:table-cell office:value-type="float" office:value="36.0658" calcext:value-type="float">
            <text:p>36.065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45877" calcext:value-type="float">
            <text:p>-0.945877</text:p>
          </table:table-cell>
          <table:table-cell office:value-type="string" calcext:value-type="string">
            <text:p>Steering</text:p>
          </table:table-cell>
          <table:table-cell office:value-type="float" office:value="-0.0636213" calcext:value-type="float">
            <text:p>-0.0636213</text:p>
          </table:table-cell>
          <table:table-cell office:value-type="string" calcext:value-type="string">
            <text:p>Acc</text:p>
          </table:table-cell>
          <table:table-cell office:value-type="float" office:value="0.204255" calcext:value-type="float">
            <text:p>0.204255</text:p>
          </table:table-cell>
          <table:table-cell office:value-type="string" calcext:value-type="string">
            <text:p>Velocity</text:p>
          </table:table-cell>
          <table:table-cell office:value-type="float" office:value="36.4085" calcext:value-type="float">
            <text:p>36.408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77699" calcext:value-type="float">
            <text:p>-0.977699</text:p>
          </table:table-cell>
          <table:table-cell office:value-type="string" calcext:value-type="string">
            <text:p>Steering</text:p>
          </table:table-cell>
          <table:table-cell office:value-type="float" office:value="-0.0594144" calcext:value-type="float">
            <text:p>-0.0594144</text:p>
          </table:table-cell>
          <table:table-cell office:value-type="string" calcext:value-type="string">
            <text:p>Acc</text:p>
          </table:table-cell>
          <table:table-cell office:value-type="float" office:value="0.204042" calcext:value-type="float">
            <text:p>0.204042</text:p>
          </table:table-cell>
          <table:table-cell office:value-type="string" calcext:value-type="string">
            <text:p>Velocity</text:p>
          </table:table-cell>
          <table:table-cell office:value-type="float" office:value="36.4537" calcext:value-type="float">
            <text:p>36.453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99859" calcext:value-type="float">
            <text:p>-0.999859</text:p>
          </table:table-cell>
          <table:table-cell office:value-type="string" calcext:value-type="string">
            <text:p>Steering</text:p>
          </table:table-cell>
          <table:table-cell office:value-type="float" office:value="-0.0550275" calcext:value-type="float">
            <text:p>-0.0550275</text:p>
          </table:table-cell>
          <table:table-cell office:value-type="string" calcext:value-type="string">
            <text:p>Acc</text:p>
          </table:table-cell>
          <table:table-cell office:value-type="float" office:value="0.205902" calcext:value-type="float">
            <text:p>0.205902</text:p>
          </table:table-cell>
          <table:table-cell office:value-type="string" calcext:value-type="string">
            <text:p>Velocity</text:p>
          </table:table-cell>
          <table:table-cell office:value-type="float" office:value="36.2057" calcext:value-type="float">
            <text:p>36.205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0179" calcext:value-type="float">
            <text:p>-1.0179</text:p>
          </table:table-cell>
          <table:table-cell office:value-type="string" calcext:value-type="string">
            <text:p>Steering</text:p>
          </table:table-cell>
          <table:table-cell office:value-type="float" office:value="-0.055324" calcext:value-type="float">
            <text:p>-0.055324</text:p>
          </table:table-cell>
          <table:table-cell office:value-type="string" calcext:value-type="string">
            <text:p>Acc</text:p>
          </table:table-cell>
          <table:table-cell office:value-type="float" office:value="0.203423" calcext:value-type="float">
            <text:p>0.203423</text:p>
          </table:table-cell>
          <table:table-cell office:value-type="string" calcext:value-type="string">
            <text:p>Velocity</text:p>
          </table:table-cell>
          <table:table-cell office:value-type="float" office:value="36.5281" calcext:value-type="float">
            <text:p>36.528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01558" calcext:value-type="float">
            <text:p>-1.01558</text:p>
          </table:table-cell>
          <table:table-cell office:value-type="string" calcext:value-type="string">
            <text:p>Steering</text:p>
          </table:table-cell>
          <table:table-cell office:value-type="float" office:value="-0.0523071" calcext:value-type="float">
            <text:p>-0.0523071</text:p>
          </table:table-cell>
          <table:table-cell office:value-type="string" calcext:value-type="string">
            <text:p>Acc</text:p>
          </table:table-cell>
          <table:table-cell office:value-type="float" office:value="0.205052" calcext:value-type="float">
            <text:p>0.205052</text:p>
          </table:table-cell>
          <table:table-cell office:value-type="string" calcext:value-type="string">
            <text:p>Velocity</text:p>
          </table:table-cell>
          <table:table-cell office:value-type="float" office:value="36.2915" calcext:value-type="float">
            <text:p>36.291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00973" calcext:value-type="float">
            <text:p>-1.00973</text:p>
          </table:table-cell>
          <table:table-cell office:value-type="string" calcext:value-type="string">
            <text:p>Steering</text:p>
          </table:table-cell>
          <table:table-cell office:value-type="float" office:value="-0.0514367" calcext:value-type="float">
            <text:p>-0.0514367</text:p>
          </table:table-cell>
          <table:table-cell office:value-type="string" calcext:value-type="string">
            <text:p>Acc</text:p>
          </table:table-cell>
          <table:table-cell office:value-type="float" office:value="0.202644" calcext:value-type="float">
            <text:p>0.202644</text:p>
          </table:table-cell>
          <table:table-cell office:value-type="string" calcext:value-type="string">
            <text:p>Velocity</text:p>
          </table:table-cell>
          <table:table-cell office:value-type="float" office:value="36.6005" calcext:value-type="float">
            <text:p>36.600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95691" calcext:value-type="float">
            <text:p>-0.995691</text:p>
          </table:table-cell>
          <table:table-cell office:value-type="string" calcext:value-type="string">
            <text:p>Steering</text:p>
          </table:table-cell>
          <table:table-cell office:value-type="float" office:value="-0.0501056" calcext:value-type="float">
            <text:p>-0.0501056</text:p>
          </table:table-cell>
          <table:table-cell office:value-type="string" calcext:value-type="string">
            <text:p>Acc</text:p>
          </table:table-cell>
          <table:table-cell office:value-type="float" office:value="0.204246" calcext:value-type="float">
            <text:p>0.204246</text:p>
          </table:table-cell>
          <table:table-cell office:value-type="string" calcext:value-type="string">
            <text:p>Velocity</text:p>
          </table:table-cell>
          <table:table-cell office:value-type="float" office:value="36.3627" calcext:value-type="float">
            <text:p>36.362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73897" calcext:value-type="float">
            <text:p>-0.973897</text:p>
          </table:table-cell>
          <table:table-cell office:value-type="string" calcext:value-type="string">
            <text:p>Steering</text:p>
          </table:table-cell>
          <table:table-cell office:value-type="float" office:value="-0.0489423" calcext:value-type="float">
            <text:p>-0.0489423</text:p>
          </table:table-cell>
          <table:table-cell office:value-type="string" calcext:value-type="string">
            <text:p>Acc</text:p>
          </table:table-cell>
          <table:table-cell office:value-type="float" office:value="0.203822" calcext:value-type="float">
            <text:p>0.203822</text:p>
          </table:table-cell>
          <table:table-cell office:value-type="string" calcext:value-type="string">
            <text:p>Velocity</text:p>
          </table:table-cell>
          <table:table-cell office:value-type="float" office:value="36.3967" calcext:value-type="float">
            <text:p>36.396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45315" calcext:value-type="float">
            <text:p>-0.945315</text:p>
          </table:table-cell>
          <table:table-cell office:value-type="string" calcext:value-type="string">
            <text:p>Steering</text:p>
          </table:table-cell>
          <table:table-cell office:value-type="float" office:value="-0.0473359" calcext:value-type="float">
            <text:p>-0.0473359</text:p>
          </table:table-cell>
          <table:table-cell office:value-type="string" calcext:value-type="string">
            <text:p>Acc</text:p>
          </table:table-cell>
          <table:table-cell office:value-type="float" office:value="0.20336" calcext:value-type="float">
            <text:p>0.20336</text:p>
          </table:table-cell>
          <table:table-cell office:value-type="string" calcext:value-type="string">
            <text:p>Velocity</text:p>
          </table:table-cell>
          <table:table-cell office:value-type="float" office:value="36.4367" calcext:value-type="float">
            <text:p>36.436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16177" calcext:value-type="float">
            <text:p>-0.916177</text:p>
          </table:table-cell>
          <table:table-cell office:value-type="string" calcext:value-type="string">
            <text:p>Steering</text:p>
          </table:table-cell>
          <table:table-cell office:value-type="float" office:value="-0.0455786" calcext:value-type="float">
            <text:p>-0.0455786</text:p>
          </table:table-cell>
          <table:table-cell office:value-type="string" calcext:value-type="string">
            <text:p>Acc</text:p>
          </table:table-cell>
          <table:table-cell office:value-type="float" office:value="0.20113" calcext:value-type="float">
            <text:p>0.20113</text:p>
          </table:table-cell>
          <table:table-cell office:value-type="string" calcext:value-type="string">
            <text:p>Velocity</text:p>
          </table:table-cell>
          <table:table-cell office:value-type="float" office:value="36.7218" calcext:value-type="float">
            <text:p>36.721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76418" calcext:value-type="float">
            <text:p>-0.876418</text:p>
          </table:table-cell>
          <table:table-cell office:value-type="string" calcext:value-type="string">
            <text:p>Steering</text:p>
          </table:table-cell>
          <table:table-cell office:value-type="float" office:value="-0.0422962" calcext:value-type="float">
            <text:p>-0.0422962</text:p>
          </table:table-cell>
          <table:table-cell office:value-type="string" calcext:value-type="string">
            <text:p>Acc</text:p>
          </table:table-cell>
          <table:table-cell office:value-type="float" office:value="0.200787" calcext:value-type="float">
            <text:p>0.200787</text:p>
          </table:table-cell>
          <table:table-cell office:value-type="string" calcext:value-type="string">
            <text:p>Velocity</text:p>
          </table:table-cell>
          <table:table-cell office:value-type="float" office:value="36.7477" calcext:value-type="float">
            <text:p>36.747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30396" calcext:value-type="float">
            <text:p>-0.830396</text:p>
          </table:table-cell>
          <table:table-cell office:value-type="string" calcext:value-type="string">
            <text:p>Steering</text:p>
          </table:table-cell>
          <table:table-cell office:value-type="float" office:value="-0.037478" calcext:value-type="float">
            <text:p>-0.037478</text:p>
          </table:table-cell>
          <table:table-cell office:value-type="string" calcext:value-type="string">
            <text:p>Acc</text:p>
          </table:table-cell>
          <table:table-cell office:value-type="float" office:value="0.200489" calcext:value-type="float">
            <text:p>0.200489</text:p>
          </table:table-cell>
          <table:table-cell office:value-type="string" calcext:value-type="string">
            <text:p>Velocity</text:p>
          </table:table-cell>
          <table:table-cell office:value-type="float" office:value="36.7675" calcext:value-type="float">
            <text:p>36.76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91119" calcext:value-type="float">
            <text:p>-0.791119</text:p>
          </table:table-cell>
          <table:table-cell office:value-type="string" calcext:value-type="string">
            <text:p>Steering</text:p>
          </table:table-cell>
          <table:table-cell office:value-type="float" office:value="-0.0337173" calcext:value-type="float">
            <text:p>-0.0337173</text:p>
          </table:table-cell>
          <table:table-cell office:value-type="string" calcext:value-type="string">
            <text:p>Acc</text:p>
          </table:table-cell>
          <table:table-cell office:value-type="float" office:value="0.201827" calcext:value-type="float">
            <text:p>0.201827</text:p>
          </table:table-cell>
          <table:table-cell office:value-type="string" calcext:value-type="string">
            <text:p>Velocity</text:p>
          </table:table-cell>
          <table:table-cell office:value-type="float" office:value="36.5657" calcext:value-type="float">
            <text:p>36.565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37617" calcext:value-type="float">
            <text:p>-0.737617</text:p>
          </table:table-cell>
          <table:table-cell office:value-type="string" calcext:value-type="string">
            <text:p>Steering</text:p>
          </table:table-cell>
          <table:table-cell office:value-type="float" office:value="-0.0270903" calcext:value-type="float">
            <text:p>-0.0270903</text:p>
          </table:table-cell>
          <table:table-cell office:value-type="string" calcext:value-type="string">
            <text:p>Acc</text:p>
          </table:table-cell>
          <table:table-cell office:value-type="float" office:value="0.201407" calcext:value-type="float">
            <text:p>0.201407</text:p>
          </table:table-cell>
          <table:table-cell office:value-type="string" calcext:value-type="string">
            <text:p>Velocity</text:p>
          </table:table-cell>
          <table:table-cell office:value-type="float" office:value="36.5988" calcext:value-type="float">
            <text:p>36.598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72576" calcext:value-type="float">
            <text:p>-0.672576</text:p>
          </table:table-cell>
          <table:table-cell office:value-type="string" calcext:value-type="string">
            <text:p>Steering</text:p>
          </table:table-cell>
          <table:table-cell office:value-type="float" office:value="-0.0174588" calcext:value-type="float">
            <text:p>-0.0174588</text:p>
          </table:table-cell>
          <table:table-cell office:value-type="string" calcext:value-type="string">
            <text:p>Acc</text:p>
          </table:table-cell>
          <table:table-cell office:value-type="float" office:value="0.200897" calcext:value-type="float">
            <text:p>0.200897</text:p>
          </table:table-cell>
          <table:table-cell office:value-type="string" calcext:value-type="string">
            <text:p>Velocity</text:p>
          </table:table-cell>
          <table:table-cell office:value-type="float" office:value="36.638" calcext:value-type="float">
            <text:p>36.63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28438" calcext:value-type="float">
            <text:p>-0.628438</text:p>
          </table:table-cell>
          <table:table-cell office:value-type="string" calcext:value-type="string">
            <text:p>Steering</text:p>
          </table:table-cell>
          <table:table-cell office:value-type="float" office:value="-0.0136095" calcext:value-type="float">
            <text:p>-0.0136095</text:p>
          </table:table-cell>
          <table:table-cell office:value-type="string" calcext:value-type="string">
            <text:p>Acc</text:p>
          </table:table-cell>
          <table:table-cell office:value-type="float" office:value="0.199402" calcext:value-type="float">
            <text:p>0.199402</text:p>
          </table:table-cell>
          <table:table-cell office:value-type="string" calcext:value-type="string">
            <text:p>Velocity</text:p>
          </table:table-cell>
          <table:table-cell office:value-type="float" office:value="36.82" calcext:value-type="float">
            <text:p>36.8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51725" calcext:value-type="float">
            <text:p>-0.551725</text:p>
          </table:table-cell>
          <table:table-cell office:value-type="string" calcext:value-type="string">
            <text:p>Steering</text:p>
          </table:table-cell>
          <table:table-cell office:value-type="float" office:value="-0.00290255" calcext:value-type="float">
            <text:p>-0.00290255</text:p>
          </table:table-cell>
          <table:table-cell office:value-type="string" calcext:value-type="string">
            <text:p>Acc</text:p>
          </table:table-cell>
          <table:table-cell office:value-type="float" office:value="0.199012" calcext:value-type="float">
            <text:p>0.199012</text:p>
          </table:table-cell>
          <table:table-cell office:value-type="string" calcext:value-type="string">
            <text:p>Velocity</text:p>
          </table:table-cell>
          <table:table-cell office:value-type="float" office:value="36.8354" calcext:value-type="float">
            <text:p>36.835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75859" calcext:value-type="float">
            <text:p>-0.475859</text:p>
          </table:table-cell>
          <table:table-cell office:value-type="string" calcext:value-type="string">
            <text:p>Steering</text:p>
          </table:table-cell>
          <table:table-cell office:value-type="float" office:value="0.00622976" calcext:value-type="float">
            <text:p>0.00622976</text:p>
          </table:table-cell>
          <table:table-cell office:value-type="string" calcext:value-type="string">
            <text:p>Acc</text:p>
          </table:table-cell>
          <table:table-cell office:value-type="float" office:value="0.198652" calcext:value-type="float">
            <text:p>0.198652</text:p>
          </table:table-cell>
          <table:table-cell office:value-type="string" calcext:value-type="string">
            <text:p>Velocity</text:p>
          </table:table-cell>
          <table:table-cell office:value-type="float" office:value="36.8479" calcext:value-type="float">
            <text:p>36.847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06428" calcext:value-type="float">
            <text:p>-0.406428</text:p>
          </table:table-cell>
          <table:table-cell office:value-type="string" calcext:value-type="string">
            <text:p>Steering</text:p>
          </table:table-cell>
          <table:table-cell office:value-type="float" office:value="0.0136535" calcext:value-type="float">
            <text:p>0.0136535</text:p>
          </table:table-cell>
          <table:table-cell office:value-type="string" calcext:value-type="string">
            <text:p>Acc</text:p>
          </table:table-cell>
          <table:table-cell office:value-type="float" office:value="0.199219" calcext:value-type="float">
            <text:p>0.199219</text:p>
          </table:table-cell>
          <table:table-cell office:value-type="string" calcext:value-type="string">
            <text:p>Velocity</text:p>
          </table:table-cell>
          <table:table-cell office:value-type="float" office:value="36.7405" calcext:value-type="float">
            <text:p>36.740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27518" calcext:value-type="float">
            <text:p>-0.327518</text:p>
          </table:table-cell>
          <table:table-cell office:value-type="string" calcext:value-type="string">
            <text:p>Steering</text:p>
          </table:table-cell>
          <table:table-cell office:value-type="float" office:value="0.019528" calcext:value-type="float">
            <text:p>0.019528</text:p>
          </table:table-cell>
          <table:table-cell office:value-type="string" calcext:value-type="string">
            <text:p>Acc</text:p>
          </table:table-cell>
          <table:table-cell office:value-type="float" office:value="0.198882" calcext:value-type="float">
            <text:p>0.198882</text:p>
          </table:table-cell>
          <table:table-cell office:value-type="string" calcext:value-type="string">
            <text:p>Velocity</text:p>
          </table:table-cell>
          <table:table-cell office:value-type="float" office:value="36.7627" calcext:value-type="float">
            <text:p>36.762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66109" calcext:value-type="float">
            <text:p>-0.266109</text:p>
          </table:table-cell>
          <table:table-cell office:value-type="string" calcext:value-type="string">
            <text:p>Steering</text:p>
          </table:table-cell>
          <table:table-cell office:value-type="float" office:value="0.0209465" calcext:value-type="float">
            <text:p>0.0209465</text:p>
          </table:table-cell>
          <table:table-cell office:value-type="string" calcext:value-type="string">
            <text:p>Acc</text:p>
          </table:table-cell>
          <table:table-cell office:value-type="float" office:value="0.198069" calcext:value-type="float">
            <text:p>0.198069</text:p>
          </table:table-cell>
          <table:table-cell office:value-type="string" calcext:value-type="string">
            <text:p>Velocity</text:p>
          </table:table-cell>
          <table:table-cell office:value-type="float" office:value="36.8704" calcext:value-type="float">
            <text:p>36.870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63281" calcext:value-type="float">
            <text:p>-0.463281</text:p>
          </table:table-cell>
          <table:table-cell office:value-type="string" calcext:value-type="string">
            <text:p>Steering</text:p>
          </table:table-cell>
          <table:table-cell office:value-type="float" office:value="0.102356" calcext:value-type="float">
            <text:p>0.102356</text:p>
          </table:table-cell>
          <table:table-cell office:value-type="string" calcext:value-type="string">
            <text:p>Acc</text:p>
          </table:table-cell>
          <table:table-cell office:value-type="float" office:value="0.199353" calcext:value-type="float">
            <text:p>0.199353</text:p>
          </table:table-cell>
          <table:table-cell office:value-type="string" calcext:value-type="string">
            <text:p>Velocity</text:p>
          </table:table-cell>
          <table:table-cell office:value-type="float" office:value="36.8702" calcext:value-type="float">
            <text:p>36.870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54652" calcext:value-type="float">
            <text:p>-0.654652</text:p>
          </table:table-cell>
          <table:table-cell office:value-type="string" calcext:value-type="string">
            <text:p>Steering</text:p>
          </table:table-cell>
          <table:table-cell office:value-type="float" office:value="0.0965792" calcext:value-type="float">
            <text:p>0.0965792</text:p>
          </table:table-cell>
          <table:table-cell office:value-type="string" calcext:value-type="string">
            <text:p>Acc</text:p>
          </table:table-cell>
          <table:table-cell office:value-type="float" office:value="0.197186" calcext:value-type="float">
            <text:p>0.197186</text:p>
          </table:table-cell>
          <table:table-cell office:value-type="string" calcext:value-type="string">
            <text:p>Velocity</text:p>
          </table:table-cell>
          <table:table-cell office:value-type="float" office:value="36.8675" calcext:value-type="float">
            <text:p>36.86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77112" calcext:value-type="float">
            <text:p>-0.677112</text:p>
          </table:table-cell>
          <table:table-cell office:value-type="string" calcext:value-type="string">
            <text:p>Steering</text:p>
          </table:table-cell>
          <table:table-cell office:value-type="float" office:value="0.119428" calcext:value-type="float">
            <text:p>0.119428</text:p>
          </table:table-cell>
          <table:table-cell office:value-type="string" calcext:value-type="string">
            <text:p>Acc</text:p>
          </table:table-cell>
          <table:table-cell office:value-type="float" office:value="0.194869" calcext:value-type="float">
            <text:p>0.194869</text:p>
          </table:table-cell>
          <table:table-cell office:value-type="string" calcext:value-type="string">
            <text:p>Velocity</text:p>
          </table:table-cell>
          <table:table-cell office:value-type="float" office:value="36.8634" calcext:value-type="float">
            <text:p>36.863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8636" calcext:value-type="float">
            <text:p>-0.68636</text:p>
          </table:table-cell>
          <table:table-cell office:value-type="string" calcext:value-type="string">
            <text:p>Steering</text:p>
          </table:table-cell>
          <table:table-cell office:value-type="float" office:value="0.0928592" calcext:value-type="float">
            <text:p>0.0928592</text:p>
          </table:table-cell>
          <table:table-cell office:value-type="string" calcext:value-type="string">
            <text:p>Acc</text:p>
          </table:table-cell>
          <table:table-cell office:value-type="float" office:value="0.193192" calcext:value-type="float">
            <text:p>0.193192</text:p>
          </table:table-cell>
          <table:table-cell office:value-type="string" calcext:value-type="string">
            <text:p>Velocity</text:p>
          </table:table-cell>
          <table:table-cell office:value-type="float" office:value="36.8661" calcext:value-type="float">
            <text:p>36.866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07719" calcext:value-type="float">
            <text:p>-0.607719</text:p>
          </table:table-cell>
          <table:table-cell office:value-type="string" calcext:value-type="string">
            <text:p>Steering</text:p>
          </table:table-cell>
          <table:table-cell office:value-type="float" office:value="0.0593211" calcext:value-type="float">
            <text:p>0.0593211</text:p>
          </table:table-cell>
          <table:table-cell office:value-type="string" calcext:value-type="string">
            <text:p>Acc</text:p>
          </table:table-cell>
          <table:table-cell office:value-type="float" office:value="0.193165" calcext:value-type="float">
            <text:p>0.193165</text:p>
          </table:table-cell>
          <table:table-cell office:value-type="string" calcext:value-type="string">
            <text:p>Velocity</text:p>
          </table:table-cell>
          <table:table-cell office:value-type="float" office:value="36.8611" calcext:value-type="float">
            <text:p>36.861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88245" calcext:value-type="float">
            <text:p>-0.488245</text:p>
          </table:table-cell>
          <table:table-cell office:value-type="string" calcext:value-type="string">
            <text:p>Steering</text:p>
          </table:table-cell>
          <table:table-cell office:value-type="float" office:value="0.0120753" calcext:value-type="float">
            <text:p>0.0120753</text:p>
          </table:table-cell>
          <table:table-cell office:value-type="string" calcext:value-type="string">
            <text:p>Acc</text:p>
          </table:table-cell>
          <table:table-cell office:value-type="float" office:value="0.195384" calcext:value-type="float">
            <text:p>0.195384</text:p>
          </table:table-cell>
          <table:table-cell office:value-type="string" calcext:value-type="string">
            <text:p>Velocity</text:p>
          </table:table-cell>
          <table:table-cell office:value-type="float" office:value="36.8581" calcext:value-type="float">
            <text:p>36.858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46518" calcext:value-type="float">
            <text:p>-0.346518</text:p>
          </table:table-cell>
          <table:table-cell office:value-type="string" calcext:value-type="string">
            <text:p>Steering</text:p>
          </table:table-cell>
          <table:table-cell office:value-type="float" office:value="-0.0341483" calcext:value-type="float">
            <text:p>-0.0341483</text:p>
          </table:table-cell>
          <table:table-cell office:value-type="string" calcext:value-type="string">
            <text:p>Acc</text:p>
          </table:table-cell>
          <table:table-cell office:value-type="float" office:value="0.19918" calcext:value-type="float">
            <text:p>0.19918</text:p>
          </table:table-cell>
          <table:table-cell office:value-type="string" calcext:value-type="string">
            <text:p>Velocity</text:p>
          </table:table-cell>
          <table:table-cell office:value-type="float" office:value="36.8563" calcext:value-type="float">
            <text:p>36.856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0044" calcext:value-type="float">
            <text:p>-0.20044</text:p>
          </table:table-cell>
          <table:table-cell office:value-type="string" calcext:value-type="string">
            <text:p>Steering</text:p>
          </table:table-cell>
          <table:table-cell office:value-type="float" office:value="-0.0664867" calcext:value-type="float">
            <text:p>-0.0664867</text:p>
          </table:table-cell>
          <table:table-cell office:value-type="string" calcext:value-type="string">
            <text:p>Acc</text:p>
          </table:table-cell>
          <table:table-cell office:value-type="float" office:value="0.203152" calcext:value-type="float">
            <text:p>0.203152</text:p>
          </table:table-cell>
          <table:table-cell office:value-type="string" calcext:value-type="string">
            <text:p>Velocity</text:p>
          </table:table-cell>
          <table:table-cell office:value-type="float" office:value="36.8598" calcext:value-type="float">
            <text:p>36.859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812017" calcext:value-type="float">
            <text:p>-0.0812017</text:p>
          </table:table-cell>
          <table:table-cell office:value-type="string" calcext:value-type="string">
            <text:p>Steering</text:p>
          </table:table-cell>
          <table:table-cell office:value-type="float" office:value="-0.0774168" calcext:value-type="float">
            <text:p>-0.0774168</text:p>
          </table:table-cell>
          <table:table-cell office:value-type="string" calcext:value-type="string">
            <text:p>Acc</text:p>
          </table:table-cell>
          <table:table-cell office:value-type="float" office:value="0.205657" calcext:value-type="float">
            <text:p>0.205657</text:p>
          </table:table-cell>
          <table:table-cell office:value-type="string" calcext:value-type="string">
            <text:p>Velocity</text:p>
          </table:table-cell>
          <table:table-cell office:value-type="float" office:value="36.8705" calcext:value-type="float">
            <text:p>36.870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6743" calcext:value-type="float">
            <text:p>0.06743</text:p>
          </table:table-cell>
          <table:table-cell office:value-type="string" calcext:value-type="string">
            <text:p>Steering</text:p>
          </table:table-cell>
          <table:table-cell office:value-type="float" office:value="-0.0588285" calcext:value-type="float">
            <text:p>-0.0588285</text:p>
          </table:table-cell>
          <table:table-cell office:value-type="string" calcext:value-type="string">
            <text:p>Acc</text:p>
          </table:table-cell>
          <table:table-cell office:value-type="float" office:value="0.205902" calcext:value-type="float">
            <text:p>0.205902</text:p>
          </table:table-cell>
          <table:table-cell office:value-type="string" calcext:value-type="string">
            <text:p>Velocity</text:p>
          </table:table-cell>
          <table:table-cell office:value-type="float" office:value="36.8986" calcext:value-type="float">
            <text:p>36.898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99293" calcext:value-type="float">
            <text:p>0.199293</text:p>
          </table:table-cell>
          <table:table-cell office:value-type="string" calcext:value-type="string">
            <text:p>Steering</text:p>
          </table:table-cell>
          <table:table-cell office:value-type="float" office:value="-0.0165615" calcext:value-type="float">
            <text:p>-0.0165615</text:p>
          </table:table-cell>
          <table:table-cell office:value-type="string" calcext:value-type="string">
            <text:p>Acc</text:p>
          </table:table-cell>
          <table:table-cell office:value-type="float" office:value="0.203178" calcext:value-type="float">
            <text:p>0.203178</text:p>
          </table:table-cell>
          <table:table-cell office:value-type="string" calcext:value-type="string">
            <text:p>Velocity</text:p>
          </table:table-cell>
          <table:table-cell office:value-type="float" office:value="36.9311" calcext:value-type="float">
            <text:p>36.931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50988" calcext:value-type="float">
            <text:p>0.350988</text:p>
          </table:table-cell>
          <table:table-cell office:value-type="string" calcext:value-type="string">
            <text:p>Steering</text:p>
          </table:table-cell>
          <table:table-cell office:value-type="float" office:value="0.0476041" calcext:value-type="float">
            <text:p>0.0476041</text:p>
          </table:table-cell>
          <table:table-cell office:value-type="string" calcext:value-type="string">
            <text:p>Acc</text:p>
          </table:table-cell>
          <table:table-cell office:value-type="float" office:value="0.19777" calcext:value-type="float">
            <text:p>0.19777</text:p>
          </table:table-cell>
          <table:table-cell office:value-type="string" calcext:value-type="string">
            <text:p>Velocity</text:p>
          </table:table-cell>
          <table:table-cell office:value-type="float" office:value="36.9693" calcext:value-type="float">
            <text:p>36.969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17503" calcext:value-type="float">
            <text:p>0.517503</text:p>
          </table:table-cell>
          <table:table-cell office:value-type="string" calcext:value-type="string">
            <text:p>Steering</text:p>
          </table:table-cell>
          <table:table-cell office:value-type="float" office:value="0.116111" calcext:value-type="float">
            <text:p>0.116111</text:p>
          </table:table-cell>
          <table:table-cell office:value-type="string" calcext:value-type="string">
            <text:p>Acc</text:p>
          </table:table-cell>
          <table:table-cell office:value-type="float" office:value="0.191643" calcext:value-type="float">
            <text:p>0.191643</text:p>
          </table:table-cell>
          <table:table-cell office:value-type="string" calcext:value-type="string">
            <text:p>Velocity</text:p>
          </table:table-cell>
          <table:table-cell office:value-type="float" office:value="36.9872" calcext:value-type="float">
            <text:p>36.987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94387" calcext:value-type="float">
            <text:p>0.694387</text:p>
          </table:table-cell>
          <table:table-cell office:value-type="string" calcext:value-type="string">
            <text:p>Steering</text:p>
          </table:table-cell>
          <table:table-cell office:value-type="float" office:value="0.1745" calcext:value-type="float">
            <text:p>0.1745</text:p>
          </table:table-cell>
          <table:table-cell office:value-type="string" calcext:value-type="string">
            <text:p>Acc</text:p>
          </table:table-cell>
          <table:table-cell office:value-type="float" office:value="0.186689" calcext:value-type="float">
            <text:p>0.186689</text:p>
          </table:table-cell>
          <table:table-cell office:value-type="string" calcext:value-type="string">
            <text:p>Velocity</text:p>
          </table:table-cell>
          <table:table-cell office:value-type="float" office:value="36.9884" calcext:value-type="float">
            <text:p>36.988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873677" calcext:value-type="float">
            <text:p>0.873677</text:p>
          </table:table-cell>
          <table:table-cell office:value-type="string" calcext:value-type="string">
            <text:p>Steering</text:p>
          </table:table-cell>
          <table:table-cell office:value-type="float" office:value="0.217904" calcext:value-type="float">
            <text:p>0.217904</text:p>
          </table:table-cell>
          <table:table-cell office:value-type="string" calcext:value-type="string">
            <text:p>Acc</text:p>
          </table:table-cell>
          <table:table-cell office:value-type="float" office:value="0.183679" calcext:value-type="float">
            <text:p>0.183679</text:p>
          </table:table-cell>
          <table:table-cell office:value-type="string" calcext:value-type="string">
            <text:p>Velocity</text:p>
          </table:table-cell>
          <table:table-cell office:value-type="float" office:value="36.9605" calcext:value-type="float">
            <text:p>36.960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06136" calcext:value-type="float">
            <text:p>1.06136</text:p>
          </table:table-cell>
          <table:table-cell office:value-type="string" calcext:value-type="string">
            <text:p>Steering</text:p>
          </table:table-cell>
          <table:table-cell office:value-type="float" office:value="0.242314" calcext:value-type="float">
            <text:p>0.242314</text:p>
          </table:table-cell>
          <table:table-cell office:value-type="string" calcext:value-type="string">
            <text:p>Acc</text:p>
          </table:table-cell>
          <table:table-cell office:value-type="float" office:value="0.183126" calcext:value-type="float">
            <text:p>0.183126</text:p>
          </table:table-cell>
          <table:table-cell office:value-type="string" calcext:value-type="string">
            <text:p>Velocity</text:p>
          </table:table-cell>
          <table:table-cell office:value-type="float" office:value="36.9073" calcext:value-type="float">
            <text:p>36.907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81965" calcext:value-type="float">
            <text:p>0.681965</text:p>
          </table:table-cell>
          <table:table-cell office:value-type="string" calcext:value-type="string">
            <text:p>Steering</text:p>
          </table:table-cell>
          <table:table-cell office:value-type="float" office:value="0.244854" calcext:value-type="float">
            <text:p>0.244854</text:p>
          </table:table-cell>
          <table:table-cell office:value-type="string" calcext:value-type="string">
            <text:p>Acc</text:p>
          </table:table-cell>
          <table:table-cell office:value-type="float" office:value="0.175107" calcext:value-type="float">
            <text:p>0.175107</text:p>
          </table:table-cell>
          <table:table-cell office:value-type="string" calcext:value-type="string">
            <text:p>Velocity</text:p>
          </table:table-cell>
          <table:table-cell office:value-type="float" office:value="36.8488" calcext:value-type="float">
            <text:p>36.848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10473" calcext:value-type="float">
            <text:p>0.710473</text:p>
          </table:table-cell>
          <table:table-cell office:value-type="string" calcext:value-type="string">
            <text:p>Steering</text:p>
          </table:table-cell>
          <table:table-cell office:value-type="float" office:value="0.214166" calcext:value-type="float">
            <text:p>0.214166</text:p>
          </table:table-cell>
          <table:table-cell office:value-type="string" calcext:value-type="string">
            <text:p>Acc</text:p>
          </table:table-cell>
          <table:table-cell office:value-type="float" office:value="0.179393" calcext:value-type="float">
            <text:p>0.179393</text:p>
          </table:table-cell>
          <table:table-cell office:value-type="string" calcext:value-type="string">
            <text:p>Velocity</text:p>
          </table:table-cell>
          <table:table-cell office:value-type="float" office:value="36.7935" calcext:value-type="float">
            <text:p>36.79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852737" calcext:value-type="float">
            <text:p>0.852737</text:p>
          </table:table-cell>
          <table:table-cell office:value-type="string" calcext:value-type="string">
            <text:p>Steering</text:p>
          </table:table-cell>
          <table:table-cell office:value-type="float" office:value="0.177284" calcext:value-type="float">
            <text:p>0.177284</text:p>
          </table:table-cell>
          <table:table-cell office:value-type="string" calcext:value-type="string">
            <text:p>Acc</text:p>
          </table:table-cell>
          <table:table-cell office:value-type="float" office:value="0.187941" calcext:value-type="float">
            <text:p>0.187941</text:p>
          </table:table-cell>
          <table:table-cell office:value-type="string" calcext:value-type="string">
            <text:p>Velocity</text:p>
          </table:table-cell>
          <table:table-cell office:value-type="float" office:value="36.7361" calcext:value-type="float">
            <text:p>36.736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08546" calcext:value-type="float">
            <text:p>1.08546</text:p>
          </table:table-cell>
          <table:table-cell office:value-type="string" calcext:value-type="string">
            <text:p>Steering</text:p>
          </table:table-cell>
          <table:table-cell office:value-type="float" office:value="0.14209" calcext:value-type="float">
            <text:p>0.14209</text:p>
          </table:table-cell>
          <table:table-cell office:value-type="string" calcext:value-type="string">
            <text:p>Acc</text:p>
          </table:table-cell>
          <table:table-cell office:value-type="float" office:value="0.198517" calcext:value-type="float">
            <text:p>0.198517</text:p>
          </table:table-cell>
          <table:table-cell office:value-type="string" calcext:value-type="string">
            <text:p>Velocity</text:p>
          </table:table-cell>
          <table:table-cell office:value-type="float" office:value="36.6942" calcext:value-type="float">
            <text:p>36.694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34398" calcext:value-type="float">
            <text:p>1.34398</text:p>
          </table:table-cell>
          <table:table-cell office:value-type="string" calcext:value-type="string">
            <text:p>Steering</text:p>
          </table:table-cell>
          <table:table-cell office:value-type="float" office:value="0.12024" calcext:value-type="float">
            <text:p>0.12024</text:p>
          </table:table-cell>
          <table:table-cell office:value-type="string" calcext:value-type="string">
            <text:p>Acc</text:p>
          </table:table-cell>
          <table:table-cell office:value-type="float" office:value="0.207465" calcext:value-type="float">
            <text:p>0.207465</text:p>
          </table:table-cell>
          <table:table-cell office:value-type="string" calcext:value-type="string">
            <text:p>Velocity</text:p>
          </table:table-cell>
          <table:table-cell office:value-type="float" office:value="36.6876" calcext:value-type="float">
            <text:p>36.687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47744" calcext:value-type="float">
            <text:p>1.47744</text:p>
          </table:table-cell>
          <table:table-cell office:value-type="string" calcext:value-type="string">
            <text:p>Steering</text:p>
          </table:table-cell>
          <table:table-cell office:value-type="float" office:value="0.125233" calcext:value-type="float">
            <text:p>0.125233</text:p>
          </table:table-cell>
          <table:table-cell office:value-type="string" calcext:value-type="string">
            <text:p>Acc</text:p>
          </table:table-cell>
          <table:table-cell office:value-type="float" office:value="0.207981" calcext:value-type="float">
            <text:p>0.207981</text:p>
          </table:table-cell>
          <table:table-cell office:value-type="string" calcext:value-type="string">
            <text:p>Velocity</text:p>
          </table:table-cell>
          <table:table-cell office:value-type="float" office:value="36.7031" calcext:value-type="float">
            <text:p>36.703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54165" calcext:value-type="float">
            <text:p>1.54165</text:p>
          </table:table-cell>
          <table:table-cell office:value-type="string" calcext:value-type="string">
            <text:p>Steering</text:p>
          </table:table-cell>
          <table:table-cell office:value-type="float" office:value="0.137923" calcext:value-type="float">
            <text:p>0.137923</text:p>
          </table:table-cell>
          <table:table-cell office:value-type="string" calcext:value-type="string">
            <text:p>Acc</text:p>
          </table:table-cell>
          <table:table-cell office:value-type="float" office:value="0.209172" calcext:value-type="float">
            <text:p>0.209172</text:p>
          </table:table-cell>
          <table:table-cell office:value-type="string" calcext:value-type="string">
            <text:p>Velocity</text:p>
          </table:table-cell>
          <table:table-cell office:value-type="float" office:value="36.7441" calcext:value-type="float">
            <text:p>36.744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7362" calcext:value-type="float">
            <text:p>1.7362</text:p>
          </table:table-cell>
          <table:table-cell office:value-type="string" calcext:value-type="string">
            <text:p>Steering</text:p>
          </table:table-cell>
          <table:table-cell office:value-type="float" office:value="0.161578" calcext:value-type="float">
            <text:p>0.161578</text:p>
          </table:table-cell>
          <table:table-cell office:value-type="string" calcext:value-type="string">
            <text:p>Acc</text:p>
          </table:table-cell>
          <table:table-cell office:value-type="float" office:value="0.208775" calcext:value-type="float">
            <text:p>0.208775</text:p>
          </table:table-cell>
          <table:table-cell office:value-type="string" calcext:value-type="string">
            <text:p>Velocity</text:p>
          </table:table-cell>
          <table:table-cell office:value-type="float" office:value="36.7831" calcext:value-type="float">
            <text:p>36.783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2.01619" calcext:value-type="float">
            <text:p>2.01619</text:p>
          </table:table-cell>
          <table:table-cell office:value-type="string" calcext:value-type="string">
            <text:p>Steering</text:p>
          </table:table-cell>
          <table:table-cell office:value-type="float" office:value="0.20963" calcext:value-type="float">
            <text:p>0.20963</text:p>
          </table:table-cell>
          <table:table-cell office:value-type="string" calcext:value-type="string">
            <text:p>Acc</text:p>
          </table:table-cell>
          <table:table-cell office:value-type="float" office:value="0.203398" calcext:value-type="float">
            <text:p>0.203398</text:p>
          </table:table-cell>
          <table:table-cell office:value-type="string" calcext:value-type="string">
            <text:p>Velocity</text:p>
          </table:table-cell>
          <table:table-cell office:value-type="float" office:value="36.8201" calcext:value-type="float">
            <text:p>36.820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2.32112" calcext:value-type="float">
            <text:p>2.32112</text:p>
          </table:table-cell>
          <table:table-cell office:value-type="string" calcext:value-type="string">
            <text:p>Steering</text:p>
          </table:table-cell>
          <table:table-cell office:value-type="float" office:value="0.245961" calcext:value-type="float">
            <text:p>0.245961</text:p>
          </table:table-cell>
          <table:table-cell office:value-type="string" calcext:value-type="string">
            <text:p>Acc</text:p>
          </table:table-cell>
          <table:table-cell office:value-type="float" office:value="0.200413" calcext:value-type="float">
            <text:p>0.200413</text:p>
          </table:table-cell>
          <table:table-cell office:value-type="string" calcext:value-type="string">
            <text:p>Velocity</text:p>
          </table:table-cell>
          <table:table-cell office:value-type="float" office:value="36.8558" calcext:value-type="float">
            <text:p>36.855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2.76624" calcext:value-type="float">
            <text:p>2.76624</text:p>
          </table:table-cell>
          <table:table-cell office:value-type="string" calcext:value-type="string">
            <text:p>Steering</text:p>
          </table:table-cell>
          <table:table-cell office:value-type="float" office:value="0.321769" calcext:value-type="float">
            <text:p>0.321769</text:p>
          </table:table-cell>
          <table:table-cell office:value-type="string" calcext:value-type="string">
            <text:p>Acc</text:p>
          </table:table-cell>
          <table:table-cell office:value-type="float" office:value="0.191871" calcext:value-type="float">
            <text:p>0.191871</text:p>
          </table:table-cell>
          <table:table-cell office:value-type="string" calcext:value-type="string">
            <text:p>Velocity</text:p>
          </table:table-cell>
          <table:table-cell office:value-type="float" office:value="36.8616" calcext:value-type="float">
            <text:p>36.861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3.20075" calcext:value-type="float">
            <text:p>3.20075</text:p>
          </table:table-cell>
          <table:table-cell office:value-type="string" calcext:value-type="string">
            <text:p>Steering</text:p>
          </table:table-cell>
          <table:table-cell office:value-type="float" office:value="0.389376" calcext:value-type="float">
            <text:p>0.389376</text:p>
          </table:table-cell>
          <table:table-cell office:value-type="string" calcext:value-type="string">
            <text:p>Acc</text:p>
          </table:table-cell>
          <table:table-cell office:value-type="float" office:value="0.185513" calcext:value-type="float">
            <text:p>0.185513</text:p>
          </table:table-cell>
          <table:table-cell office:value-type="string" calcext:value-type="string">
            <text:p>Velocity</text:p>
          </table:table-cell>
          <table:table-cell office:value-type="float" office:value="36.8496" calcext:value-type="float">
            <text:p>36.849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3.45147" calcext:value-type="float">
            <text:p>3.45147</text:p>
          </table:table-cell>
          <table:table-cell office:value-type="string" calcext:value-type="string">
            <text:p>Steering</text:p>
          </table:table-cell>
          <table:table-cell office:value-type="float" office:value="0.435929" calcext:value-type="float">
            <text:p>0.435929</text:p>
          </table:table-cell>
          <table:table-cell office:value-type="string" calcext:value-type="string">
            <text:p>Acc</text:p>
          </table:table-cell>
          <table:table-cell office:value-type="float" office:value="0.181824" calcext:value-type="float">
            <text:p>0.181824</text:p>
          </table:table-cell>
          <table:table-cell office:value-type="string" calcext:value-type="string">
            <text:p>Velocity</text:p>
          </table:table-cell>
          <table:table-cell office:value-type="float" office:value="36.7736" calcext:value-type="float">
            <text:p>36.773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3.68102" calcext:value-type="float">
            <text:p>3.68102</text:p>
          </table:table-cell>
          <table:table-cell office:value-type="string" calcext:value-type="string">
            <text:p>Steering</text:p>
          </table:table-cell>
          <table:table-cell office:value-type="float" office:value="0.453676" calcext:value-type="float">
            <text:p>0.453676</text:p>
          </table:table-cell>
          <table:table-cell office:value-type="string" calcext:value-type="string">
            <text:p>Acc</text:p>
          </table:table-cell>
          <table:table-cell office:value-type="float" office:value="0.182989" calcext:value-type="float">
            <text:p>0.182989</text:p>
          </table:table-cell>
          <table:table-cell office:value-type="string" calcext:value-type="string">
            <text:p>Velocity</text:p>
          </table:table-cell>
          <table:table-cell office:value-type="float" office:value="36.6966" calcext:value-type="float">
            <text:p>36.696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3.8541" calcext:value-type="float">
            <text:p>3.8541</text:p>
          </table:table-cell>
          <table:table-cell office:value-type="string" calcext:value-type="string">
            <text:p>Steering</text:p>
          </table:table-cell>
          <table:table-cell office:value-type="float" office:value="0.437815" calcext:value-type="float">
            <text:p>0.437815</text:p>
          </table:table-cell>
          <table:table-cell office:value-type="string" calcext:value-type="string">
            <text:p>Acc</text:p>
          </table:table-cell>
          <table:table-cell office:value-type="float" office:value="0.188375" calcext:value-type="float">
            <text:p>0.188375</text:p>
          </table:table-cell>
          <table:table-cell office:value-type="string" calcext:value-type="string">
            <text:p>Velocity</text:p>
          </table:table-cell>
          <table:table-cell office:value-type="float" office:value="36.5941" calcext:value-type="float">
            <text:p>36.594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3.87444" calcext:value-type="float">
            <text:p>3.87444</text:p>
          </table:table-cell>
          <table:table-cell office:value-type="string" calcext:value-type="string">
            <text:p>Steering</text:p>
          </table:table-cell>
          <table:table-cell office:value-type="float" office:value="0.393349" calcext:value-type="float">
            <text:p>0.393349</text:p>
          </table:table-cell>
          <table:table-cell office:value-type="string" calcext:value-type="string">
            <text:p>Acc</text:p>
          </table:table-cell>
          <table:table-cell office:value-type="float" office:value="0.194694" calcext:value-type="float">
            <text:p>0.194694</text:p>
          </table:table-cell>
          <table:table-cell office:value-type="string" calcext:value-type="string">
            <text:p>Velocity</text:p>
          </table:table-cell>
          <table:table-cell office:value-type="float" office:value="36.5379" calcext:value-type="float">
            <text:p>36.537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3.82584" calcext:value-type="float">
            <text:p>3.82584</text:p>
          </table:table-cell>
          <table:table-cell office:value-type="string" calcext:value-type="string">
            <text:p>Steering</text:p>
          </table:table-cell>
          <table:table-cell office:value-type="float" office:value="0.331207" calcext:value-type="float">
            <text:p>0.331207</text:p>
          </table:table-cell>
          <table:table-cell office:value-type="string" calcext:value-type="string">
            <text:p>Acc</text:p>
          </table:table-cell>
          <table:table-cell office:value-type="float" office:value="0.201685" calcext:value-type="float">
            <text:p>0.201685</text:p>
          </table:table-cell>
          <table:table-cell office:value-type="string" calcext:value-type="string">
            <text:p>Velocity</text:p>
          </table:table-cell>
          <table:table-cell office:value-type="float" office:value="36.5138" calcext:value-type="float">
            <text:p>36.513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3.71387" calcext:value-type="float">
            <text:p>3.71387</text:p>
          </table:table-cell>
          <table:table-cell office:value-type="string" calcext:value-type="string">
            <text:p>Steering</text:p>
          </table:table-cell>
          <table:table-cell office:value-type="float" office:value="0.256817" calcext:value-type="float">
            <text:p>0.256817</text:p>
          </table:table-cell>
          <table:table-cell office:value-type="string" calcext:value-type="string">
            <text:p>Acc</text:p>
          </table:table-cell>
          <table:table-cell office:value-type="float" office:value="0.208033" calcext:value-type="float">
            <text:p>0.208033</text:p>
          </table:table-cell>
          <table:table-cell office:value-type="string" calcext:value-type="string">
            <text:p>Velocity</text:p>
          </table:table-cell>
          <table:table-cell office:value-type="float" office:value="36.5258" calcext:value-type="float">
            <text:p>36.525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3.56111" calcext:value-type="float">
            <text:p>3.56111</text:p>
          </table:table-cell>
          <table:table-cell office:value-type="string" calcext:value-type="string">
            <text:p>Steering</text:p>
          </table:table-cell>
          <table:table-cell office:value-type="float" office:value="0.186745" calcext:value-type="float">
            <text:p>0.186745</text:p>
          </table:table-cell>
          <table:table-cell office:value-type="string" calcext:value-type="string">
            <text:p>Acc</text:p>
          </table:table-cell>
          <table:table-cell office:value-type="float" office:value="0.212887" calcext:value-type="float">
            <text:p>0.212887</text:p>
          </table:table-cell>
          <table:table-cell office:value-type="string" calcext:value-type="string">
            <text:p>Velocity</text:p>
          </table:table-cell>
          <table:table-cell office:value-type="float" office:value="36.572" calcext:value-type="float">
            <text:p>36.57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3.41826" calcext:value-type="float">
            <text:p>3.41826</text:p>
          </table:table-cell>
          <table:table-cell office:value-type="string" calcext:value-type="string">
            <text:p>Steering</text:p>
          </table:table-cell>
          <table:table-cell office:value-type="float" office:value="0.12729" calcext:value-type="float">
            <text:p>0.12729</text:p>
          </table:table-cell>
          <table:table-cell office:value-type="string" calcext:value-type="string">
            <text:p>Acc</text:p>
          </table:table-cell>
          <table:table-cell office:value-type="float" office:value="0.216346" calcext:value-type="float">
            <text:p>0.216346</text:p>
          </table:table-cell>
          <table:table-cell office:value-type="string" calcext:value-type="string">
            <text:p>Velocity</text:p>
          </table:table-cell>
          <table:table-cell office:value-type="float" office:value="36.6229" calcext:value-type="float">
            <text:p>36.622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3.37936" calcext:value-type="float">
            <text:p>3.37936</text:p>
          </table:table-cell>
          <table:table-cell office:value-type="string" calcext:value-type="string">
            <text:p>Steering</text:p>
          </table:table-cell>
          <table:table-cell office:value-type="float" office:value="0.0903113" calcext:value-type="float">
            <text:p>0.0903113</text:p>
          </table:table-cell>
          <table:table-cell office:value-type="string" calcext:value-type="string">
            <text:p>Acc</text:p>
          </table:table-cell>
          <table:table-cell office:value-type="float" office:value="0.215336" calcext:value-type="float">
            <text:p>0.215336</text:p>
          </table:table-cell>
          <table:table-cell office:value-type="string" calcext:value-type="string">
            <text:p>Velocity</text:p>
          </table:table-cell>
          <table:table-cell office:value-type="float" office:value="36.6964" calcext:value-type="float">
            <text:p>36.696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3.21565" calcext:value-type="float">
            <text:p>3.21565</text:p>
          </table:table-cell>
          <table:table-cell office:value-type="string" calcext:value-type="string">
            <text:p>Steering</text:p>
          </table:table-cell>
          <table:table-cell office:value-type="float" office:value="0.0704586" calcext:value-type="float">
            <text:p>0.0704586</text:p>
          </table:table-cell>
          <table:table-cell office:value-type="string" calcext:value-type="string">
            <text:p>Acc</text:p>
          </table:table-cell>
          <table:table-cell office:value-type="float" office:value="0.214092" calcext:value-type="float">
            <text:p>0.214092</text:p>
          </table:table-cell>
          <table:table-cell office:value-type="string" calcext:value-type="string">
            <text:p>Velocity</text:p>
          </table:table-cell>
          <table:table-cell office:value-type="float" office:value="36.7752" calcext:value-type="float">
            <text:p>36.775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3.04645" calcext:value-type="float">
            <text:p>3.04645</text:p>
          </table:table-cell>
          <table:table-cell office:value-type="string" calcext:value-type="string">
            <text:p>Steering</text:p>
          </table:table-cell>
          <table:table-cell office:value-type="float" office:value="0.0709809" calcext:value-type="float">
            <text:p>0.0709809</text:p>
          </table:table-cell>
          <table:table-cell office:value-type="string" calcext:value-type="string">
            <text:p>Acc</text:p>
          </table:table-cell>
          <table:table-cell office:value-type="float" office:value="0.211276" calcext:value-type="float">
            <text:p>0.211276</text:p>
          </table:table-cell>
          <table:table-cell office:value-type="string" calcext:value-type="string">
            <text:p>Velocity</text:p>
          </table:table-cell>
          <table:table-cell office:value-type="float" office:value="36.8592" calcext:value-type="float">
            <text:p>36.859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2.92664" calcext:value-type="float">
            <text:p>2.92664</text:p>
          </table:table-cell>
          <table:table-cell office:value-type="string" calcext:value-type="string">
            <text:p>Steering</text:p>
          </table:table-cell>
          <table:table-cell office:value-type="float" office:value="0.0845083" calcext:value-type="float">
            <text:p>0.0845083</text:p>
          </table:table-cell>
          <table:table-cell office:value-type="string" calcext:value-type="string">
            <text:p>Acc</text:p>
          </table:table-cell>
          <table:table-cell office:value-type="float" office:value="0.208546" calcext:value-type="float">
            <text:p>0.208546</text:p>
          </table:table-cell>
          <table:table-cell office:value-type="string" calcext:value-type="string">
            <text:p>Velocity</text:p>
          </table:table-cell>
          <table:table-cell office:value-type="float" office:value="36.9154" calcext:value-type="float">
            <text:p>36.915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2.81677" calcext:value-type="float">
            <text:p>2.81677</text:p>
          </table:table-cell>
          <table:table-cell office:value-type="string" calcext:value-type="string">
            <text:p>Steering</text:p>
          </table:table-cell>
          <table:table-cell office:value-type="float" office:value="0.106234" calcext:value-type="float">
            <text:p>0.106234</text:p>
          </table:table-cell>
          <table:table-cell office:value-type="string" calcext:value-type="string">
            <text:p>Acc</text:p>
          </table:table-cell>
          <table:table-cell office:value-type="float" office:value="0.205692" calcext:value-type="float">
            <text:p>0.205692</text:p>
          </table:table-cell>
          <table:table-cell office:value-type="string" calcext:value-type="string">
            <text:p>Velocity</text:p>
          </table:table-cell>
          <table:table-cell office:value-type="float" office:value="36.9651" calcext:value-type="float">
            <text:p>36.965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2.68735" calcext:value-type="float">
            <text:p>2.68735</text:p>
          </table:table-cell>
          <table:table-cell office:value-type="string" calcext:value-type="string">
            <text:p>Steering</text:p>
          </table:table-cell>
          <table:table-cell office:value-type="float" office:value="0.133085" calcext:value-type="float">
            <text:p>0.133085</text:p>
          </table:table-cell>
          <table:table-cell office:value-type="string" calcext:value-type="string">
            <text:p>Acc</text:p>
          </table:table-cell>
          <table:table-cell office:value-type="float" office:value="0.202822" calcext:value-type="float">
            <text:p>0.202822</text:p>
          </table:table-cell>
          <table:table-cell office:value-type="string" calcext:value-type="string">
            <text:p>Velocity</text:p>
          </table:table-cell>
          <table:table-cell office:value-type="float" office:value="37.0097" calcext:value-type="float">
            <text:p>37.009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2.59561" calcext:value-type="float">
            <text:p>2.59561</text:p>
          </table:table-cell>
          <table:table-cell office:value-type="string" calcext:value-type="string">
            <text:p>Steering</text:p>
          </table:table-cell>
          <table:table-cell office:value-type="float" office:value="0.161454" calcext:value-type="float">
            <text:p>0.161454</text:p>
          </table:table-cell>
          <table:table-cell office:value-type="string" calcext:value-type="string">
            <text:p>Acc</text:p>
          </table:table-cell>
          <table:table-cell office:value-type="float" office:value="0.20019" calcext:value-type="float">
            <text:p>0.20019</text:p>
          </table:table-cell>
          <table:table-cell office:value-type="string" calcext:value-type="string">
            <text:p>Velocity</text:p>
          </table:table-cell>
          <table:table-cell office:value-type="float" office:value="37.0357" calcext:value-type="float">
            <text:p>37.035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2.43243" calcext:value-type="float">
            <text:p>2.43243</text:p>
          </table:table-cell>
          <table:table-cell office:value-type="string" calcext:value-type="string">
            <text:p>Steering</text:p>
          </table:table-cell>
          <table:table-cell office:value-type="float" office:value="0.178609" calcext:value-type="float">
            <text:p>0.178609</text:p>
          </table:table-cell>
          <table:table-cell office:value-type="string" calcext:value-type="string">
            <text:p>Acc</text:p>
          </table:table-cell>
          <table:table-cell office:value-type="float" office:value="0.1989" calcext:value-type="float">
            <text:p>0.1989</text:p>
          </table:table-cell>
          <table:table-cell office:value-type="string" calcext:value-type="string">
            <text:p>Velocity</text:p>
          </table:table-cell>
          <table:table-cell office:value-type="float" office:value="37.0524" calcext:value-type="float">
            <text:p>37.052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2.26778" calcext:value-type="float">
            <text:p>2.26778</text:p>
          </table:table-cell>
          <table:table-cell office:value-type="string" calcext:value-type="string">
            <text:p>Steering</text:p>
          </table:table-cell>
          <table:table-cell office:value-type="float" office:value="0.180214" calcext:value-type="float">
            <text:p>0.180214</text:p>
          </table:table-cell>
          <table:table-cell office:value-type="string" calcext:value-type="string">
            <text:p>Acc</text:p>
          </table:table-cell>
          <table:table-cell office:value-type="float" office:value="0.198383" calcext:value-type="float">
            <text:p>0.198383</text:p>
          </table:table-cell>
          <table:table-cell office:value-type="string" calcext:value-type="string">
            <text:p>Velocity</text:p>
          </table:table-cell>
          <table:table-cell office:value-type="float" office:value="37.0605" calcext:value-type="float">
            <text:p>37.060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2.10302" calcext:value-type="float">
            <text:p>2.10302</text:p>
          </table:table-cell>
          <table:table-cell office:value-type="string" calcext:value-type="string">
            <text:p>Steering</text:p>
          </table:table-cell>
          <table:table-cell office:value-type="float" office:value="0.165288" calcext:value-type="float">
            <text:p>0.165288</text:p>
          </table:table-cell>
          <table:table-cell office:value-type="string" calcext:value-type="string">
            <text:p>Acc</text:p>
          </table:table-cell>
          <table:table-cell office:value-type="float" office:value="0.198429" calcext:value-type="float">
            <text:p>0.198429</text:p>
          </table:table-cell>
          <table:table-cell office:value-type="string" calcext:value-type="string">
            <text:p>Velocity</text:p>
          </table:table-cell>
          <table:table-cell office:value-type="float" office:value="37.0677" calcext:value-type="float">
            <text:p>37.067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94151" calcext:value-type="float">
            <text:p>1.94151</text:p>
          </table:table-cell>
          <table:table-cell office:value-type="string" calcext:value-type="string">
            <text:p>Steering</text:p>
          </table:table-cell>
          <table:table-cell office:value-type="float" office:value="0.136057" calcext:value-type="float">
            <text:p>0.136057</text:p>
          </table:table-cell>
          <table:table-cell office:value-type="string" calcext:value-type="string">
            <text:p>Acc</text:p>
          </table:table-cell>
          <table:table-cell office:value-type="float" office:value="0.198851" calcext:value-type="float">
            <text:p>0.198851</text:p>
          </table:table-cell>
          <table:table-cell office:value-type="string" calcext:value-type="string">
            <text:p>Velocity</text:p>
          </table:table-cell>
          <table:table-cell office:value-type="float" office:value="37.0753" calcext:value-type="float">
            <text:p>37.075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90017" calcext:value-type="float">
            <text:p>1.90017</text:p>
          </table:table-cell>
          <table:table-cell office:value-type="string" calcext:value-type="string">
            <text:p>Steering</text:p>
          </table:table-cell>
          <table:table-cell office:value-type="float" office:value="0.100329" calcext:value-type="float">
            <text:p>0.100329</text:p>
          </table:table-cell>
          <table:table-cell office:value-type="string" calcext:value-type="string">
            <text:p>Acc</text:p>
          </table:table-cell>
          <table:table-cell office:value-type="float" office:value="0.199379" calcext:value-type="float">
            <text:p>0.199379</text:p>
          </table:table-cell>
          <table:table-cell office:value-type="string" calcext:value-type="string">
            <text:p>Velocity</text:p>
          </table:table-cell>
          <table:table-cell office:value-type="float" office:value="37.0872" calcext:value-type="float">
            <text:p>37.087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73952" calcext:value-type="float">
            <text:p>1.73952</text:p>
          </table:table-cell>
          <table:table-cell office:value-type="string" calcext:value-type="string">
            <text:p>Steering</text:p>
          </table:table-cell>
          <table:table-cell office:value-type="float" office:value="0.0606111" calcext:value-type="float">
            <text:p>0.0606111</text:p>
          </table:table-cell>
          <table:table-cell office:value-type="string" calcext:value-type="string">
            <text:p>Acc</text:p>
          </table:table-cell>
          <table:table-cell office:value-type="float" office:value="0.199827" calcext:value-type="float">
            <text:p>0.199827</text:p>
          </table:table-cell>
          <table:table-cell office:value-type="string" calcext:value-type="string">
            <text:p>Velocity</text:p>
          </table:table-cell>
          <table:table-cell office:value-type="float" office:value="37.1028" calcext:value-type="float">
            <text:p>37.10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68818" calcext:value-type="float">
            <text:p>1.68818</text:p>
          </table:table-cell>
          <table:table-cell office:value-type="string" calcext:value-type="string">
            <text:p>Steering</text:p>
          </table:table-cell>
          <table:table-cell office:value-type="float" office:value="0.0473561" calcext:value-type="float">
            <text:p>0.0473561</text:p>
          </table:table-cell>
          <table:table-cell office:value-type="string" calcext:value-type="string">
            <text:p>Acc</text:p>
          </table:table-cell>
          <table:table-cell office:value-type="float" office:value="0.19984" calcext:value-type="float">
            <text:p>0.19984</text:p>
          </table:table-cell>
          <table:table-cell office:value-type="string" calcext:value-type="string">
            <text:p>Velocity</text:p>
          </table:table-cell>
          <table:table-cell office:value-type="float" office:value="37.1142" calcext:value-type="float">
            <text:p>37.114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52632" calcext:value-type="float">
            <text:p>1.52632</text:p>
          </table:table-cell>
          <table:table-cell office:value-type="string" calcext:value-type="string">
            <text:p>Steering</text:p>
          </table:table-cell>
          <table:table-cell office:value-type="float" office:value="0.010894" calcext:value-type="float">
            <text:p>0.010894</text:p>
          </table:table-cell>
          <table:table-cell office:value-type="string" calcext:value-type="string">
            <text:p>Acc</text:p>
          </table:table-cell>
          <table:table-cell office:value-type="float" office:value="0.200097" calcext:value-type="float">
            <text:p>0.200097</text:p>
          </table:table-cell>
          <table:table-cell office:value-type="string" calcext:value-type="string">
            <text:p>Velocity</text:p>
          </table:table-cell>
          <table:table-cell office:value-type="float" office:value="37.1311" calcext:value-type="float">
            <text:p>37.131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4018" calcext:value-type="float">
            <text:p>1.4018</text:p>
          </table:table-cell>
          <table:table-cell office:value-type="string" calcext:value-type="string">
            <text:p>Steering</text:p>
          </table:table-cell>
          <table:table-cell office:value-type="float" office:value="-0.0109612" calcext:value-type="float">
            <text:p>-0.0109612</text:p>
          </table:table-cell>
          <table:table-cell office:value-type="string" calcext:value-type="string">
            <text:p>Acc</text:p>
          </table:table-cell>
          <table:table-cell office:value-type="float" office:value="0.200041" calcext:value-type="float">
            <text:p>0.200041</text:p>
          </table:table-cell>
          <table:table-cell office:value-type="string" calcext:value-type="string">
            <text:p>Velocity</text:p>
          </table:table-cell>
          <table:table-cell office:value-type="float" office:value="37.1455" calcext:value-type="float">
            <text:p>37.145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30744" calcext:value-type="float">
            <text:p>1.30744</text:p>
          </table:table-cell>
          <table:table-cell office:value-type="string" calcext:value-type="string">
            <text:p>Steering</text:p>
          </table:table-cell>
          <table:table-cell office:value-type="float" office:value="-0.0186247" calcext:value-type="float">
            <text:p>-0.0186247</text:p>
          </table:table-cell>
          <table:table-cell office:value-type="string" calcext:value-type="string">
            <text:p>Acc</text:p>
          </table:table-cell>
          <table:table-cell office:value-type="float" office:value="0.199738" calcext:value-type="float">
            <text:p>0.199738</text:p>
          </table:table-cell>
          <table:table-cell office:value-type="string" calcext:value-type="string">
            <text:p>Velocity</text:p>
          </table:table-cell>
          <table:table-cell office:value-type="float" office:value="37.1586" calcext:value-type="float">
            <text:p>37.158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17301" calcext:value-type="float">
            <text:p>1.17301</text:p>
          </table:table-cell>
          <table:table-cell office:value-type="string" calcext:value-type="string">
            <text:p>Steering</text:p>
          </table:table-cell>
          <table:table-cell office:value-type="float" office:value="-0.0116353" calcext:value-type="float">
            <text:p>-0.0116353</text:p>
          </table:table-cell>
          <table:table-cell office:value-type="string" calcext:value-type="string">
            <text:p>Acc</text:p>
          </table:table-cell>
          <table:table-cell office:value-type="float" office:value="0.199104" calcext:value-type="float">
            <text:p>0.199104</text:p>
          </table:table-cell>
          <table:table-cell office:value-type="string" calcext:value-type="string">
            <text:p>Velocity</text:p>
          </table:table-cell>
          <table:table-cell office:value-type="float" office:value="37.1723" calcext:value-type="float">
            <text:p>37.172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09905" calcext:value-type="float">
            <text:p>1.09905</text:p>
          </table:table-cell>
          <table:table-cell office:value-type="string" calcext:value-type="string">
            <text:p>Steering</text:p>
          </table:table-cell>
          <table:table-cell office:value-type="float" office:value="0.00664715" calcext:value-type="float">
            <text:p>0.00664715</text:p>
          </table:table-cell>
          <table:table-cell office:value-type="string" calcext:value-type="string">
            <text:p>Acc</text:p>
          </table:table-cell>
          <table:table-cell office:value-type="float" office:value="0.198464" calcext:value-type="float">
            <text:p>0.198464</text:p>
          </table:table-cell>
          <table:table-cell office:value-type="string" calcext:value-type="string">
            <text:p>Velocity</text:p>
          </table:table-cell>
          <table:table-cell office:value-type="float" office:value="37.1852" calcext:value-type="float">
            <text:p>37.185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00822" calcext:value-type="float">
            <text:p>1.00822</text:p>
          </table:table-cell>
          <table:table-cell office:value-type="string" calcext:value-type="string">
            <text:p>Steering</text:p>
          </table:table-cell>
          <table:table-cell office:value-type="float" office:value="0.0209651" calcext:value-type="float">
            <text:p>0.0209651</text:p>
          </table:table-cell>
          <table:table-cell office:value-type="string" calcext:value-type="string">
            <text:p>Acc</text:p>
          </table:table-cell>
          <table:table-cell office:value-type="float" office:value="0.198029" calcext:value-type="float">
            <text:p>0.198029</text:p>
          </table:table-cell>
          <table:table-cell office:value-type="string" calcext:value-type="string">
            <text:p>Velocity</text:p>
          </table:table-cell>
          <table:table-cell office:value-type="float" office:value="37.1957" calcext:value-type="float">
            <text:p>37.195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940087" calcext:value-type="float">
            <text:p>0.940087</text:p>
          </table:table-cell>
          <table:table-cell office:value-type="string" calcext:value-type="string">
            <text:p>Steering</text:p>
          </table:table-cell>
          <table:table-cell office:value-type="float" office:value="0.0525373" calcext:value-type="float">
            <text:p>0.0525373</text:p>
          </table:table-cell>
          <table:table-cell office:value-type="string" calcext:value-type="string">
            <text:p>Acc</text:p>
          </table:table-cell>
          <table:table-cell office:value-type="float" office:value="0.197609" calcext:value-type="float">
            <text:p>0.197609</text:p>
          </table:table-cell>
          <table:table-cell office:value-type="string" calcext:value-type="string">
            <text:p>Velocity</text:p>
          </table:table-cell>
          <table:table-cell office:value-type="float" office:value="37.2048" calcext:value-type="float">
            <text:p>37.204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879598" calcext:value-type="float">
            <text:p>0.879598</text:p>
          </table:table-cell>
          <table:table-cell office:value-type="string" calcext:value-type="string">
            <text:p>Steering</text:p>
          </table:table-cell>
          <table:table-cell office:value-type="float" office:value="0.0766393" calcext:value-type="float">
            <text:p>0.0766393</text:p>
          </table:table-cell>
          <table:table-cell office:value-type="string" calcext:value-type="string">
            <text:p>Acc</text:p>
          </table:table-cell>
          <table:table-cell office:value-type="float" office:value="0.197486" calcext:value-type="float">
            <text:p>0.197486</text:p>
          </table:table-cell>
          <table:table-cell office:value-type="string" calcext:value-type="string">
            <text:p>Velocity</text:p>
          </table:table-cell>
          <table:table-cell office:value-type="float" office:value="37.2099" calcext:value-type="float">
            <text:p>37.209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825492" calcext:value-type="float">
            <text:p>0.825492</text:p>
          </table:table-cell>
          <table:table-cell office:value-type="string" calcext:value-type="string">
            <text:p>Steering</text:p>
          </table:table-cell>
          <table:table-cell office:value-type="float" office:value="0.0899404" calcext:value-type="float">
            <text:p>0.0899404</text:p>
          </table:table-cell>
          <table:table-cell office:value-type="string" calcext:value-type="string">
            <text:p>Acc</text:p>
          </table:table-cell>
          <table:table-cell office:value-type="float" office:value="0.197521" calcext:value-type="float">
            <text:p>0.197521</text:p>
          </table:table-cell>
          <table:table-cell office:value-type="string" calcext:value-type="string">
            <text:p>Velocity</text:p>
          </table:table-cell>
          <table:table-cell office:value-type="float" office:value="37.2115" calcext:value-type="float">
            <text:p>37.211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63621" calcext:value-type="float">
            <text:p>0.763621</text:p>
          </table:table-cell>
          <table:table-cell office:value-type="string" calcext:value-type="string">
            <text:p>Steering</text:p>
          </table:table-cell>
          <table:table-cell office:value-type="float" office:value="0.0916275" calcext:value-type="float">
            <text:p>0.0916275</text:p>
          </table:table-cell>
          <table:table-cell office:value-type="string" calcext:value-type="string">
            <text:p>Acc</text:p>
          </table:table-cell>
          <table:table-cell office:value-type="float" office:value="0.197596" calcext:value-type="float">
            <text:p>0.197596</text:p>
          </table:table-cell>
          <table:table-cell office:value-type="string" calcext:value-type="string">
            <text:p>Velocity</text:p>
          </table:table-cell>
          <table:table-cell office:value-type="float" office:value="37.2114" calcext:value-type="float">
            <text:p>37.211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89121" calcext:value-type="float">
            <text:p>0.689121</text:p>
          </table:table-cell>
          <table:table-cell office:value-type="string" calcext:value-type="string">
            <text:p>Steering</text:p>
          </table:table-cell>
          <table:table-cell office:value-type="float" office:value="0.0799047" calcext:value-type="float">
            <text:p>0.0799047</text:p>
          </table:table-cell>
          <table:table-cell office:value-type="string" calcext:value-type="string">
            <text:p>Acc</text:p>
          </table:table-cell>
          <table:table-cell office:value-type="float" office:value="0.197614" calcext:value-type="float">
            <text:p>0.197614</text:p>
          </table:table-cell>
          <table:table-cell office:value-type="string" calcext:value-type="string">
            <text:p>Velocity</text:p>
          </table:table-cell>
          <table:table-cell office:value-type="float" office:value="37.2125" calcext:value-type="float">
            <text:p>37.212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19843" calcext:value-type="float">
            <text:p>0.619843</text:p>
          </table:table-cell>
          <table:table-cell office:value-type="string" calcext:value-type="string">
            <text:p>Steering</text:p>
          </table:table-cell>
          <table:table-cell office:value-type="float" office:value="0.0590263" calcext:value-type="float">
            <text:p>0.0590263</text:p>
          </table:table-cell>
          <table:table-cell office:value-type="string" calcext:value-type="string">
            <text:p>Acc</text:p>
          </table:table-cell>
          <table:table-cell office:value-type="float" office:value="0.197524" calcext:value-type="float">
            <text:p>0.197524</text:p>
          </table:table-cell>
          <table:table-cell office:value-type="string" calcext:value-type="string">
            <text:p>Velocity</text:p>
          </table:table-cell>
          <table:table-cell office:value-type="float" office:value="37.2152" calcext:value-type="float">
            <text:p>37.215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48263" calcext:value-type="float">
            <text:p>0.548263</text:p>
          </table:table-cell>
          <table:table-cell office:value-type="string" calcext:value-type="string">
            <text:p>Steering</text:p>
          </table:table-cell>
          <table:table-cell office:value-type="float" office:value="0.0298227" calcext:value-type="float">
            <text:p>0.0298227</text:p>
          </table:table-cell>
          <table:table-cell office:value-type="string" calcext:value-type="string">
            <text:p>Acc</text:p>
          </table:table-cell>
          <table:table-cell office:value-type="float" office:value="0.197314" calcext:value-type="float">
            <text:p>0.197314</text:p>
          </table:table-cell>
          <table:table-cell office:value-type="string" calcext:value-type="string">
            <text:p>Velocity</text:p>
          </table:table-cell>
          <table:table-cell office:value-type="float" office:value="37.2198" calcext:value-type="float">
            <text:p>37.219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79816" calcext:value-type="float">
            <text:p>0.479816</text:p>
          </table:table-cell>
          <table:table-cell office:value-type="string" calcext:value-type="string">
            <text:p>Steering</text:p>
          </table:table-cell>
          <table:table-cell office:value-type="float" office:value="0.0000642897" calcext:value-type="float">
            <text:p>6.42897E-05</text:p>
          </table:table-cell>
          <table:table-cell office:value-type="string" calcext:value-type="string">
            <text:p>Acc</text:p>
          </table:table-cell>
          <table:table-cell office:value-type="float" office:value="0.197048" calcext:value-type="float">
            <text:p>0.197048</text:p>
          </table:table-cell>
          <table:table-cell office:value-type="string" calcext:value-type="string">
            <text:p>Velocity</text:p>
          </table:table-cell>
          <table:table-cell office:value-type="float" office:value="37.2242" calcext:value-type="float">
            <text:p>37.224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60536" calcext:value-type="float">
            <text:p>0.360536</text:p>
          </table:table-cell>
          <table:table-cell office:value-type="string" calcext:value-type="string">
            <text:p>Steering</text:p>
          </table:table-cell>
          <table:table-cell office:value-type="float" office:value="-0.035533" calcext:value-type="float">
            <text:p>-0.035533</text:p>
          </table:table-cell>
          <table:table-cell office:value-type="string" calcext:value-type="string">
            <text:p>Acc</text:p>
          </table:table-cell>
          <table:table-cell office:value-type="float" office:value="0.197172" calcext:value-type="float">
            <text:p>0.197172</text:p>
          </table:table-cell>
          <table:table-cell office:value-type="string" calcext:value-type="string">
            <text:p>Velocity</text:p>
          </table:table-cell>
          <table:table-cell office:value-type="float" office:value="37.2275" calcext:value-type="float">
            <text:p>37.22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93874" calcext:value-type="float">
            <text:p>0.393874</text:p>
          </table:table-cell>
          <table:table-cell office:value-type="string" calcext:value-type="string">
            <text:p>Steering</text:p>
          </table:table-cell>
          <table:table-cell office:value-type="float" office:value="-0.042083" calcext:value-type="float">
            <text:p>-0.042083</text:p>
          </table:table-cell>
          <table:table-cell office:value-type="string" calcext:value-type="string">
            <text:p>Acc</text:p>
          </table:table-cell>
          <table:table-cell office:value-type="float" office:value="0.196961" calcext:value-type="float">
            <text:p>0.196961</text:p>
          </table:table-cell>
          <table:table-cell office:value-type="string" calcext:value-type="string">
            <text:p>Velocity</text:p>
          </table:table-cell>
          <table:table-cell office:value-type="float" office:value="37.2291" calcext:value-type="float">
            <text:p>37.229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41141" calcext:value-type="float">
            <text:p>0.341141</text:p>
          </table:table-cell>
          <table:table-cell office:value-type="string" calcext:value-type="string">
            <text:p>Steering</text:p>
          </table:table-cell>
          <table:table-cell office:value-type="float" office:value="-0.0613701" calcext:value-type="float">
            <text:p>-0.0613701</text:p>
          </table:table-cell>
          <table:table-cell office:value-type="string" calcext:value-type="string">
            <text:p>Acc</text:p>
          </table:table-cell>
          <table:table-cell office:value-type="float" office:value="0.19664" calcext:value-type="float">
            <text:p>0.19664</text:p>
          </table:table-cell>
          <table:table-cell office:value-type="string" calcext:value-type="string">
            <text:p>Velocity</text:p>
          </table:table-cell>
          <table:table-cell office:value-type="float" office:value="37.2294" calcext:value-type="float">
            <text:p>37.229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06525" calcext:value-type="float">
            <text:p>0.306525</text:p>
          </table:table-cell>
          <table:table-cell office:value-type="string" calcext:value-type="string">
            <text:p>Steering</text:p>
          </table:table-cell>
          <table:table-cell office:value-type="float" office:value="-0.0632213" calcext:value-type="float">
            <text:p>-0.0632213</text:p>
          </table:table-cell>
          <table:table-cell office:value-type="string" calcext:value-type="string">
            <text:p>Acc</text:p>
          </table:table-cell>
          <table:table-cell office:value-type="float" office:value="0.19637" calcext:value-type="float">
            <text:p>0.19637</text:p>
          </table:table-cell>
          <table:table-cell office:value-type="string" calcext:value-type="string">
            <text:p>Velocity</text:p>
          </table:table-cell>
          <table:table-cell office:value-type="float" office:value="37.23" calcext:value-type="float">
            <text:p>37.2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77924" calcext:value-type="float">
            <text:p>0.277924</text:p>
          </table:table-cell>
          <table:table-cell office:value-type="string" calcext:value-type="string">
            <text:p>Steering</text:p>
          </table:table-cell>
          <table:table-cell office:value-type="float" office:value="-0.0512852" calcext:value-type="float">
            <text:p>-0.0512852</text:p>
          </table:table-cell>
          <table:table-cell office:value-type="string" calcext:value-type="string">
            <text:p>Acc</text:p>
          </table:table-cell>
          <table:table-cell office:value-type="float" office:value="0.196265" calcext:value-type="float">
            <text:p>0.196265</text:p>
          </table:table-cell>
          <table:table-cell office:value-type="string" calcext:value-type="string">
            <text:p>Velocity</text:p>
          </table:table-cell>
          <table:table-cell office:value-type="float" office:value="37.2289" calcext:value-type="float">
            <text:p>37.228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47472" calcext:value-type="float">
            <text:p>0.247472</text:p>
          </table:table-cell>
          <table:table-cell office:value-type="string" calcext:value-type="string">
            <text:p>Steering</text:p>
          </table:table-cell>
          <table:table-cell office:value-type="float" office:value="-0.0292952" calcext:value-type="float">
            <text:p>-0.0292952</text:p>
          </table:table-cell>
          <table:table-cell office:value-type="string" calcext:value-type="string">
            <text:p>Acc</text:p>
          </table:table-cell>
          <table:table-cell office:value-type="float" office:value="0.196426" calcext:value-type="float">
            <text:p>0.196426</text:p>
          </table:table-cell>
          <table:table-cell office:value-type="string" calcext:value-type="string">
            <text:p>Velocity</text:p>
          </table:table-cell>
          <table:table-cell office:value-type="float" office:value="37.2283" calcext:value-type="float">
            <text:p>37.228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23357" calcext:value-type="float">
            <text:p>0.223357</text:p>
          </table:table-cell>
          <table:table-cell office:value-type="string" calcext:value-type="string">
            <text:p>Steering</text:p>
          </table:table-cell>
          <table:table-cell office:value-type="float" office:value="-0.00454019" calcext:value-type="float">
            <text:p>-0.00454019</text:p>
          </table:table-cell>
          <table:table-cell office:value-type="string" calcext:value-type="string">
            <text:p>Acc</text:p>
          </table:table-cell>
          <table:table-cell office:value-type="float" office:value="0.196826" calcext:value-type="float">
            <text:p>0.196826</text:p>
          </table:table-cell>
          <table:table-cell office:value-type="string" calcext:value-type="string">
            <text:p>Velocity</text:p>
          </table:table-cell>
          <table:table-cell office:value-type="float" office:value="37.2286" calcext:value-type="float">
            <text:p>37.228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82231" calcext:value-type="float">
            <text:p>0.182231</text:p>
          </table:table-cell>
          <table:table-cell office:value-type="string" calcext:value-type="string">
            <text:p>Steering</text:p>
          </table:table-cell>
          <table:table-cell office:value-type="float" office:value="0.019951" calcext:value-type="float">
            <text:p>0.019951</text:p>
          </table:table-cell>
          <table:table-cell office:value-type="string" calcext:value-type="string">
            <text:p>Acc</text:p>
          </table:table-cell>
          <table:table-cell office:value-type="float" office:value="0.197434" calcext:value-type="float">
            <text:p>0.197434</text:p>
          </table:table-cell>
          <table:table-cell office:value-type="string" calcext:value-type="string">
            <text:p>Velocity</text:p>
          </table:table-cell>
          <table:table-cell office:value-type="float" office:value="37.2296" calcext:value-type="float">
            <text:p>37.229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02499" calcext:value-type="float">
            <text:p>0.102499</text:p>
          </table:table-cell>
          <table:table-cell office:value-type="string" calcext:value-type="string">
            <text:p>Steering</text:p>
          </table:table-cell>
          <table:table-cell office:value-type="float" office:value="0.0260343" calcext:value-type="float">
            <text:p>0.0260343</text:p>
          </table:table-cell>
          <table:table-cell office:value-type="string" calcext:value-type="string">
            <text:p>Acc</text:p>
          </table:table-cell>
          <table:table-cell office:value-type="float" office:value="0.197786" calcext:value-type="float">
            <text:p>0.197786</text:p>
          </table:table-cell>
          <table:table-cell office:value-type="string" calcext:value-type="string">
            <text:p>Velocity</text:p>
          </table:table-cell>
          <table:table-cell office:value-type="float" office:value="37.2311" calcext:value-type="float">
            <text:p>37.231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607173" calcext:value-type="float">
            <text:p>0.0607173</text:p>
          </table:table-cell>
          <table:table-cell office:value-type="string" calcext:value-type="string">
            <text:p>Steering</text:p>
          </table:table-cell>
          <table:table-cell office:value-type="float" office:value="0.0377538" calcext:value-type="float">
            <text:p>0.0377538</text:p>
          </table:table-cell>
          <table:table-cell office:value-type="string" calcext:value-type="string">
            <text:p>Acc</text:p>
          </table:table-cell>
          <table:table-cell office:value-type="float" office:value="0.1983" calcext:value-type="float">
            <text:p>0.1983</text:p>
          </table:table-cell>
          <table:table-cell office:value-type="string" calcext:value-type="string">
            <text:p>Velocity</text:p>
          </table:table-cell>
          <table:table-cell office:value-type="float" office:value="37.2335" calcext:value-type="float">
            <text:p>37.23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170563" calcext:value-type="float">
            <text:p>0.0170563</text:p>
          </table:table-cell>
          <table:table-cell office:value-type="string" calcext:value-type="string">
            <text:p>Steering</text:p>
          </table:table-cell>
          <table:table-cell office:value-type="float" office:value="0.040215" calcext:value-type="float">
            <text:p>0.040215</text:p>
          </table:table-cell>
          <table:table-cell office:value-type="string" calcext:value-type="string">
            <text:p>Acc</text:p>
          </table:table-cell>
          <table:table-cell office:value-type="float" office:value="0.198575" calcext:value-type="float">
            <text:p>0.198575</text:p>
          </table:table-cell>
          <table:table-cell office:value-type="string" calcext:value-type="string">
            <text:p>Velocity</text:p>
          </table:table-cell>
          <table:table-cell office:value-type="float" office:value="37.2375" calcext:value-type="float">
            <text:p>37.23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712904" calcext:value-type="float">
            <text:p>0.0712904</text:p>
          </table:table-cell>
          <table:table-cell office:value-type="string" calcext:value-type="string">
            <text:p>Steering</text:p>
          </table:table-cell>
          <table:table-cell office:value-type="float" office:value="0.00317632" calcext:value-type="float">
            <text:p>0.00317632</text:p>
          </table:table-cell>
          <table:table-cell office:value-type="string" calcext:value-type="string">
            <text:p>Acc</text:p>
          </table:table-cell>
          <table:table-cell office:value-type="float" office:value="0.196915" calcext:value-type="float">
            <text:p>0.196915</text:p>
          </table:table-cell>
          <table:table-cell office:value-type="string" calcext:value-type="string">
            <text:p>Velocity</text:p>
          </table:table-cell>
          <table:table-cell office:value-type="float" office:value="37.2427" calcext:value-type="float">
            <text:p>37.242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533626" calcext:value-type="float">
            <text:p>0.0533626</text:p>
          </table:table-cell>
          <table:table-cell office:value-type="string" calcext:value-type="string">
            <text:p>Steering</text:p>
          </table:table-cell>
          <table:table-cell office:value-type="float" office:value="-0.0300549" calcext:value-type="float">
            <text:p>-0.0300549</text:p>
          </table:table-cell>
          <table:table-cell office:value-type="string" calcext:value-type="string">
            <text:p>Acc</text:p>
          </table:table-cell>
          <table:table-cell office:value-type="float" office:value="0.196065" calcext:value-type="float">
            <text:p>0.196065</text:p>
          </table:table-cell>
          <table:table-cell office:value-type="string" calcext:value-type="string">
            <text:p>Velocity</text:p>
          </table:table-cell>
          <table:table-cell office:value-type="float" office:value="37.249" calcext:value-type="float">
            <text:p>37.24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955831" calcext:value-type="float">
            <text:p>0.0955831</text:p>
          </table:table-cell>
          <table:table-cell office:value-type="string" calcext:value-type="string">
            <text:p>Steering</text:p>
          </table:table-cell>
          <table:table-cell office:value-type="float" office:value="-0.0417202" calcext:value-type="float">
            <text:p>-0.0417202</text:p>
          </table:table-cell>
          <table:table-cell office:value-type="string" calcext:value-type="string">
            <text:p>Acc</text:p>
          </table:table-cell>
          <table:table-cell office:value-type="float" office:value="0.195466" calcext:value-type="float">
            <text:p>0.195466</text:p>
          </table:table-cell>
          <table:table-cell office:value-type="string" calcext:value-type="string">
            <text:p>Velocity</text:p>
          </table:table-cell>
          <table:table-cell office:value-type="float" office:value="37.2501" calcext:value-type="float">
            <text:p>37.250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533068" calcext:value-type="float">
            <text:p>0.0533068</text:p>
          </table:table-cell>
          <table:table-cell office:value-type="string" calcext:value-type="string">
            <text:p>Steering</text:p>
          </table:table-cell>
          <table:table-cell office:value-type="float" office:value="-0.0698748" calcext:value-type="float">
            <text:p>-0.0698748</text:p>
          </table:table-cell>
          <table:table-cell office:value-type="string" calcext:value-type="string">
            <text:p>Acc</text:p>
          </table:table-cell>
          <table:table-cell office:value-type="float" office:value="0.194481" calcext:value-type="float">
            <text:p>0.194481</text:p>
          </table:table-cell>
          <table:table-cell office:value-type="string" calcext:value-type="string">
            <text:p>Velocity</text:p>
          </table:table-cell>
          <table:table-cell office:value-type="float" office:value="37.2468" calcext:value-type="float">
            <text:p>37.246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165774" calcext:value-type="float">
            <text:p>0.0165774</text:p>
          </table:table-cell>
          <table:table-cell office:value-type="string" calcext:value-type="string">
            <text:p>Steering</text:p>
          </table:table-cell>
          <table:table-cell office:value-type="float" office:value="-0.0839102" calcext:value-type="float">
            <text:p>-0.0839102</text:p>
          </table:table-cell>
          <table:table-cell office:value-type="string" calcext:value-type="string">
            <text:p>Acc</text:p>
          </table:table-cell>
          <table:table-cell office:value-type="float" office:value="0.193773" calcext:value-type="float">
            <text:p>0.193773</text:p>
          </table:table-cell>
          <table:table-cell office:value-type="string" calcext:value-type="string">
            <text:p>Velocity</text:p>
          </table:table-cell>
          <table:table-cell office:value-type="float" office:value="37.2418" calcext:value-type="float">
            <text:p>37.241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279925" calcext:value-type="float">
            <text:p>-0.0279925</text:p>
          </table:table-cell>
          <table:table-cell office:value-type="string" calcext:value-type="string">
            <text:p>Steering</text:p>
          </table:table-cell>
          <table:table-cell office:value-type="float" office:value="-0.0847463" calcext:value-type="float">
            <text:p>-0.0847463</text:p>
          </table:table-cell>
          <table:table-cell office:value-type="string" calcext:value-type="string">
            <text:p>Acc</text:p>
          </table:table-cell>
          <table:table-cell office:value-type="float" office:value="0.193556" calcext:value-type="float">
            <text:p>0.193556</text:p>
          </table:table-cell>
          <table:table-cell office:value-type="string" calcext:value-type="string">
            <text:p>Velocity</text:p>
          </table:table-cell>
          <table:table-cell office:value-type="float" office:value="37.2323" calcext:value-type="float">
            <text:p>37.232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848443" calcext:value-type="float">
            <text:p>-0.0848443</text:p>
          </table:table-cell>
          <table:table-cell office:value-type="string" calcext:value-type="string">
            <text:p>Steering</text:p>
          </table:table-cell>
          <table:table-cell office:value-type="float" office:value="-0.0739091" calcext:value-type="float">
            <text:p>-0.0739091</text:p>
          </table:table-cell>
          <table:table-cell office:value-type="string" calcext:value-type="string">
            <text:p>Acc</text:p>
          </table:table-cell>
          <table:table-cell office:value-type="float" office:value="0.193973" calcext:value-type="float">
            <text:p>0.193973</text:p>
          </table:table-cell>
          <table:table-cell office:value-type="string" calcext:value-type="string">
            <text:p>Velocity</text:p>
          </table:table-cell>
          <table:table-cell office:value-type="float" office:value="37.2215" calcext:value-type="float">
            <text:p>37.221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3968" calcext:value-type="float">
            <text:p>-0.13968</text:p>
          </table:table-cell>
          <table:table-cell office:value-type="string" calcext:value-type="string">
            <text:p>Steering</text:p>
          </table:table-cell>
          <table:table-cell office:value-type="float" office:value="-0.0568418" calcext:value-type="float">
            <text:p>-0.0568418</text:p>
          </table:table-cell>
          <table:table-cell office:value-type="string" calcext:value-type="string">
            <text:p>Acc</text:p>
          </table:table-cell>
          <table:table-cell office:value-type="float" office:value="0.194885" calcext:value-type="float">
            <text:p>0.194885</text:p>
          </table:table-cell>
          <table:table-cell office:value-type="string" calcext:value-type="string">
            <text:p>Velocity</text:p>
          </table:table-cell>
          <table:table-cell office:value-type="float" office:value="37.2132" calcext:value-type="float">
            <text:p>37.213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99125" calcext:value-type="float">
            <text:p>-0.199125</text:p>
          </table:table-cell>
          <table:table-cell office:value-type="string" calcext:value-type="string">
            <text:p>Steering</text:p>
          </table:table-cell>
          <table:table-cell office:value-type="float" office:value="-0.0375797" calcext:value-type="float">
            <text:p>-0.0375797</text:p>
          </table:table-cell>
          <table:table-cell office:value-type="string" calcext:value-type="string">
            <text:p>Acc</text:p>
          </table:table-cell>
          <table:table-cell office:value-type="float" office:value="0.196127" calcext:value-type="float">
            <text:p>0.196127</text:p>
          </table:table-cell>
          <table:table-cell office:value-type="string" calcext:value-type="string">
            <text:p>Velocity</text:p>
          </table:table-cell>
          <table:table-cell office:value-type="float" office:value="37.2077" calcext:value-type="float">
            <text:p>37.207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62029" calcext:value-type="float">
            <text:p>-0.262029</text:p>
          </table:table-cell>
          <table:table-cell office:value-type="string" calcext:value-type="string">
            <text:p>Steering</text:p>
          </table:table-cell>
          <table:table-cell office:value-type="float" office:value="-0.0203507" calcext:value-type="float">
            <text:p>-0.0203507</text:p>
          </table:table-cell>
          <table:table-cell office:value-type="string" calcext:value-type="string">
            <text:p>Acc</text:p>
          </table:table-cell>
          <table:table-cell office:value-type="float" office:value="0.197456" calcext:value-type="float">
            <text:p>0.197456</text:p>
          </table:table-cell>
          <table:table-cell office:value-type="string" calcext:value-type="string">
            <text:p>Velocity</text:p>
          </table:table-cell>
          <table:table-cell office:value-type="float" office:value="37.2054" calcext:value-type="float">
            <text:p>37.205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54711" calcext:value-type="float">
            <text:p>-0.354711</text:p>
          </table:table-cell>
          <table:table-cell office:value-type="string" calcext:value-type="string">
            <text:p>Steering</text:p>
          </table:table-cell>
          <table:table-cell office:value-type="float" office:value="-0.0086338" calcext:value-type="float">
            <text:p>-0.0086338</text:p>
          </table:table-cell>
          <table:table-cell office:value-type="string" calcext:value-type="string">
            <text:p>Acc</text:p>
          </table:table-cell>
          <table:table-cell office:value-type="float" office:value="0.198772" calcext:value-type="float">
            <text:p>0.198772</text:p>
          </table:table-cell>
          <table:table-cell office:value-type="string" calcext:value-type="string">
            <text:p>Velocity</text:p>
          </table:table-cell>
          <table:table-cell office:value-type="float" office:value="37.2074" calcext:value-type="float">
            <text:p>37.207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3481" calcext:value-type="float">
            <text:p>-0.43481</text:p>
          </table:table-cell>
          <table:table-cell office:value-type="string" calcext:value-type="string">
            <text:p>Steering</text:p>
          </table:table-cell>
          <table:table-cell office:value-type="float" office:value="-0.00690769" calcext:value-type="float">
            <text:p>-0.00690769</text:p>
          </table:table-cell>
          <table:table-cell office:value-type="string" calcext:value-type="string">
            <text:p>Acc</text:p>
          </table:table-cell>
          <table:table-cell office:value-type="float" office:value="0.199447" calcext:value-type="float">
            <text:p>0.199447</text:p>
          </table:table-cell>
          <table:table-cell office:value-type="string" calcext:value-type="string">
            <text:p>Velocity</text:p>
          </table:table-cell>
          <table:table-cell office:value-type="float" office:value="37.2127" calcext:value-type="float">
            <text:p>37.212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28554" calcext:value-type="float">
            <text:p>-0.528554</text:p>
          </table:table-cell>
          <table:table-cell office:value-type="string" calcext:value-type="string">
            <text:p>Steering</text:p>
          </table:table-cell>
          <table:table-cell office:value-type="float" office:value="-0.0176072" calcext:value-type="float">
            <text:p>-0.0176072</text:p>
          </table:table-cell>
          <table:table-cell office:value-type="string" calcext:value-type="string">
            <text:p>Acc</text:p>
          </table:table-cell>
          <table:table-cell office:value-type="float" office:value="0.199339" calcext:value-type="float">
            <text:p>0.199339</text:p>
          </table:table-cell>
          <table:table-cell office:value-type="string" calcext:value-type="string">
            <text:p>Velocity</text:p>
          </table:table-cell>
          <table:table-cell office:value-type="float" office:value="37.2215" calcext:value-type="float">
            <text:p>37.221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17103" calcext:value-type="float">
            <text:p>-0.617103</text:p>
          </table:table-cell>
          <table:table-cell office:value-type="string" calcext:value-type="string">
            <text:p>Steering</text:p>
          </table:table-cell>
          <table:table-cell office:value-type="float" office:value="-0.037601" calcext:value-type="float">
            <text:p>-0.037601</text:p>
          </table:table-cell>
          <table:table-cell office:value-type="string" calcext:value-type="string">
            <text:p>Acc</text:p>
          </table:table-cell>
          <table:table-cell office:value-type="float" office:value="0.198435" calcext:value-type="float">
            <text:p>0.198435</text:p>
          </table:table-cell>
          <table:table-cell office:value-type="string" calcext:value-type="string">
            <text:p>Velocity</text:p>
          </table:table-cell>
          <table:table-cell office:value-type="float" office:value="37.2315" calcext:value-type="float">
            <text:p>37.231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08257" calcext:value-type="float">
            <text:p>-0.708257</text:p>
          </table:table-cell>
          <table:table-cell office:value-type="string" calcext:value-type="string">
            <text:p>Steering</text:p>
          </table:table-cell>
          <table:table-cell office:value-type="float" office:value="-0.0639801" calcext:value-type="float">
            <text:p>-0.0639801</text:p>
          </table:table-cell>
          <table:table-cell office:value-type="string" calcext:value-type="string">
            <text:p>Acc</text:p>
          </table:table-cell>
          <table:table-cell office:value-type="float" office:value="0.196989" calcext:value-type="float">
            <text:p>0.196989</text:p>
          </table:table-cell>
          <table:table-cell office:value-type="string" calcext:value-type="string">
            <text:p>Velocity</text:p>
          </table:table-cell>
          <table:table-cell office:value-type="float" office:value="37.2404" calcext:value-type="float">
            <text:p>37.240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95817" calcext:value-type="float">
            <text:p>-0.795817</text:p>
          </table:table-cell>
          <table:table-cell office:value-type="string" calcext:value-type="string">
            <text:p>Steering</text:p>
          </table:table-cell>
          <table:table-cell office:value-type="float" office:value="-0.0905208" calcext:value-type="float">
            <text:p>-0.0905208</text:p>
          </table:table-cell>
          <table:table-cell office:value-type="string" calcext:value-type="string">
            <text:p>Acc</text:p>
          </table:table-cell>
          <table:table-cell office:value-type="float" office:value="0.195469" calcext:value-type="float">
            <text:p>0.195469</text:p>
          </table:table-cell>
          <table:table-cell office:value-type="string" calcext:value-type="string">
            <text:p>Velocity</text:p>
          </table:table-cell>
          <table:table-cell office:value-type="float" office:value="37.2442" calcext:value-type="float">
            <text:p>37.244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79822" calcext:value-type="float">
            <text:p>-0.779822</text:p>
          </table:table-cell>
          <table:table-cell office:value-type="string" calcext:value-type="string">
            <text:p>Steering</text:p>
          </table:table-cell>
          <table:table-cell office:value-type="float" office:value="-0.117476" calcext:value-type="float">
            <text:p>-0.117476</text:p>
          </table:table-cell>
          <table:table-cell office:value-type="string" calcext:value-type="string">
            <text:p>Acc</text:p>
          </table:table-cell>
          <table:table-cell office:value-type="float" office:value="0.190947" calcext:value-type="float">
            <text:p>0.190947</text:p>
          </table:table-cell>
          <table:table-cell office:value-type="string" calcext:value-type="string">
            <text:p>Velocity</text:p>
          </table:table-cell>
          <table:table-cell office:value-type="float" office:value="37.2427" calcext:value-type="float">
            <text:p>37.242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84272" calcext:value-type="float">
            <text:p>-0.684272</text:p>
          </table:table-cell>
          <table:table-cell office:value-type="string" calcext:value-type="string">
            <text:p>Steering</text:p>
          </table:table-cell>
          <table:table-cell office:value-type="float" office:value="-0.141846" calcext:value-type="float">
            <text:p>-0.141846</text:p>
          </table:table-cell>
          <table:table-cell office:value-type="string" calcext:value-type="string">
            <text:p>Acc</text:p>
          </table:table-cell>
          <table:table-cell office:value-type="float" office:value="0.188307" calcext:value-type="float">
            <text:p>0.188307</text:p>
          </table:table-cell>
          <table:table-cell office:value-type="string" calcext:value-type="string">
            <text:p>Velocity</text:p>
          </table:table-cell>
          <table:table-cell office:value-type="float" office:value="37.2335" calcext:value-type="float">
            <text:p>37.23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31435" calcext:value-type="float">
            <text:p>-0.631435</text:p>
          </table:table-cell>
          <table:table-cell office:value-type="string" calcext:value-type="string">
            <text:p>Steering</text:p>
          </table:table-cell>
          <table:table-cell office:value-type="float" office:value="-0.145955" calcext:value-type="float">
            <text:p>-0.145955</text:p>
          </table:table-cell>
          <table:table-cell office:value-type="string" calcext:value-type="string">
            <text:p>Acc</text:p>
          </table:table-cell>
          <table:table-cell office:value-type="float" office:value="0.187278" calcext:value-type="float">
            <text:p>0.187278</text:p>
          </table:table-cell>
          <table:table-cell office:value-type="string" calcext:value-type="string">
            <text:p>Velocity</text:p>
          </table:table-cell>
          <table:table-cell office:value-type="float" office:value="37.2089" calcext:value-type="float">
            <text:p>37.208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4302" calcext:value-type="float">
            <text:p>-0.64302</text:p>
          </table:table-cell>
          <table:table-cell office:value-type="string" calcext:value-type="string">
            <text:p>Steering</text:p>
          </table:table-cell>
          <table:table-cell office:value-type="float" office:value="-0.13372" calcext:value-type="float">
            <text:p>-0.13372</text:p>
          </table:table-cell>
          <table:table-cell office:value-type="string" calcext:value-type="string">
            <text:p>Acc</text:p>
          </table:table-cell>
          <table:table-cell office:value-type="float" office:value="0.188531" calcext:value-type="float">
            <text:p>0.188531</text:p>
          </table:table-cell>
          <table:table-cell office:value-type="string" calcext:value-type="string">
            <text:p>Velocity</text:p>
          </table:table-cell>
          <table:table-cell office:value-type="float" office:value="37.1729" calcext:value-type="float">
            <text:p>37.172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18864" calcext:value-type="float">
            <text:p>-0.718864</text:p>
          </table:table-cell>
          <table:table-cell office:value-type="string" calcext:value-type="string">
            <text:p>Steering</text:p>
          </table:table-cell>
          <table:table-cell office:value-type="float" office:value="-0.11214" calcext:value-type="float">
            <text:p>-0.11214</text:p>
          </table:table-cell>
          <table:table-cell office:value-type="string" calcext:value-type="string">
            <text:p>Acc</text:p>
          </table:table-cell>
          <table:table-cell office:value-type="float" office:value="0.19196" calcext:value-type="float">
            <text:p>0.19196</text:p>
          </table:table-cell>
          <table:table-cell office:value-type="string" calcext:value-type="string">
            <text:p>Velocity</text:p>
          </table:table-cell>
          <table:table-cell office:value-type="float" office:value="37.1393" calcext:value-type="float">
            <text:p>37.139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18334" calcext:value-type="float">
            <text:p>-0.818334</text:p>
          </table:table-cell>
          <table:table-cell office:value-type="string" calcext:value-type="string">
            <text:p>Steering</text:p>
          </table:table-cell>
          <table:table-cell office:value-type="float" office:value="-0.0910984" calcext:value-type="float">
            <text:p>-0.0910984</text:p>
          </table:table-cell>
          <table:table-cell office:value-type="string" calcext:value-type="string">
            <text:p>Acc</text:p>
          </table:table-cell>
          <table:table-cell office:value-type="float" office:value="0.196067" calcext:value-type="float">
            <text:p>0.196067</text:p>
          </table:table-cell>
          <table:table-cell office:value-type="string" calcext:value-type="string">
            <text:p>Velocity</text:p>
          </table:table-cell>
          <table:table-cell office:value-type="float" office:value="37.1206" calcext:value-type="float">
            <text:p>37.120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42606" calcext:value-type="float">
            <text:p>-0.942606</text:p>
          </table:table-cell>
          <table:table-cell office:value-type="string" calcext:value-type="string">
            <text:p>Steering</text:p>
          </table:table-cell>
          <table:table-cell office:value-type="float" office:value="-0.0819603" calcext:value-type="float">
            <text:p>-0.0819603</text:p>
          </table:table-cell>
          <table:table-cell office:value-type="string" calcext:value-type="string">
            <text:p>Acc</text:p>
          </table:table-cell>
          <table:table-cell office:value-type="float" office:value="0.19841" calcext:value-type="float">
            <text:p>0.19841</text:p>
          </table:table-cell>
          <table:table-cell office:value-type="string" calcext:value-type="string">
            <text:p>Velocity</text:p>
          </table:table-cell>
          <table:table-cell office:value-type="float" office:value="37.1092" calcext:value-type="float">
            <text:p>37.109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028" calcext:value-type="float">
            <text:p>-1.028</text:p>
          </table:table-cell>
          <table:table-cell office:value-type="string" calcext:value-type="string">
            <text:p>Steering</text:p>
          </table:table-cell>
          <table:table-cell office:value-type="float" office:value="-0.0785691" calcext:value-type="float">
            <text:p>-0.0785691</text:p>
          </table:table-cell>
          <table:table-cell office:value-type="string" calcext:value-type="string">
            <text:p>Acc</text:p>
          </table:table-cell>
          <table:table-cell office:value-type="float" office:value="0.20086" calcext:value-type="float">
            <text:p>0.20086</text:p>
          </table:table-cell>
          <table:table-cell office:value-type="string" calcext:value-type="string">
            <text:p>Velocity</text:p>
          </table:table-cell>
          <table:table-cell office:value-type="float" office:value="37.1134" calcext:value-type="float">
            <text:p>37.113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7043" calcext:value-type="float">
            <text:p>-1.17043</text:p>
          </table:table-cell>
          <table:table-cell office:value-type="string" calcext:value-type="string">
            <text:p>Steering</text:p>
          </table:table-cell>
          <table:table-cell office:value-type="float" office:value="-0.0863346" calcext:value-type="float">
            <text:p>-0.0863346</text:p>
          </table:table-cell>
          <table:table-cell office:value-type="string" calcext:value-type="string">
            <text:p>Acc</text:p>
          </table:table-cell>
          <table:table-cell office:value-type="float" office:value="0.202381" calcext:value-type="float">
            <text:p>0.202381</text:p>
          </table:table-cell>
          <table:table-cell office:value-type="string" calcext:value-type="string">
            <text:p>Velocity</text:p>
          </table:table-cell>
          <table:table-cell office:value-type="float" office:value="37.1234" calcext:value-type="float">
            <text:p>37.123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31048" calcext:value-type="float">
            <text:p>-1.31048</text:p>
          </table:table-cell>
          <table:table-cell office:value-type="string" calcext:value-type="string">
            <text:p>Steering</text:p>
          </table:table-cell>
          <table:table-cell office:value-type="float" office:value="-0.100869" calcext:value-type="float">
            <text:p>-0.100869</text:p>
          </table:table-cell>
          <table:table-cell office:value-type="string" calcext:value-type="string">
            <text:p>Acc</text:p>
          </table:table-cell>
          <table:table-cell office:value-type="float" office:value="0.202481" calcext:value-type="float">
            <text:p>0.202481</text:p>
          </table:table-cell>
          <table:table-cell office:value-type="string" calcext:value-type="string">
            <text:p>Velocity</text:p>
          </table:table-cell>
          <table:table-cell office:value-type="float" office:value="37.1369" calcext:value-type="float">
            <text:p>37.136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50613" calcext:value-type="float">
            <text:p>-1.50613</text:p>
          </table:table-cell>
          <table:table-cell office:value-type="string" calcext:value-type="string">
            <text:p>Steering</text:p>
          </table:table-cell>
          <table:table-cell office:value-type="float" office:value="-0.133023" calcext:value-type="float">
            <text:p>-0.133023</text:p>
          </table:table-cell>
          <table:table-cell office:value-type="string" calcext:value-type="string">
            <text:p>Acc</text:p>
          </table:table-cell>
          <table:table-cell office:value-type="float" office:value="0.200289" calcext:value-type="float">
            <text:p>0.200289</text:p>
          </table:table-cell>
          <table:table-cell office:value-type="string" calcext:value-type="string">
            <text:p>Velocity</text:p>
          </table:table-cell>
          <table:table-cell office:value-type="float" office:value="37.1556" calcext:value-type="float">
            <text:p>37.155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66423" calcext:value-type="float">
            <text:p>-1.66423</text:p>
          </table:table-cell>
          <table:table-cell office:value-type="string" calcext:value-type="string">
            <text:p>Steering</text:p>
          </table:table-cell>
          <table:table-cell office:value-type="float" office:value="-0.175828" calcext:value-type="float">
            <text:p>-0.175828</text:p>
          </table:table-cell>
          <table:table-cell office:value-type="string" calcext:value-type="string">
            <text:p>Acc</text:p>
          </table:table-cell>
          <table:table-cell office:value-type="float" office:value="0.195047" calcext:value-type="float">
            <text:p>0.195047</text:p>
          </table:table-cell>
          <table:table-cell office:value-type="string" calcext:value-type="string">
            <text:p>Velocity</text:p>
          </table:table-cell>
          <table:table-cell office:value-type="float" office:value="37.1693" calcext:value-type="float">
            <text:p>37.169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80979" calcext:value-type="float">
            <text:p>-1.80979</text:p>
          </table:table-cell>
          <table:table-cell office:value-type="string" calcext:value-type="string">
            <text:p>Steering</text:p>
          </table:table-cell>
          <table:table-cell office:value-type="float" office:value="-0.215005" calcext:value-type="float">
            <text:p>-0.215005</text:p>
          </table:table-cell>
          <table:table-cell office:value-type="string" calcext:value-type="string">
            <text:p>Acc</text:p>
          </table:table-cell>
          <table:table-cell office:value-type="float" office:value="0.191291" calcext:value-type="float">
            <text:p>0.191291</text:p>
          </table:table-cell>
          <table:table-cell office:value-type="string" calcext:value-type="string">
            <text:p>Velocity</text:p>
          </table:table-cell>
          <table:table-cell office:value-type="float" office:value="37.1718" calcext:value-type="float">
            <text:p>37.171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99144" calcext:value-type="float">
            <text:p>-1.99144</text:p>
          </table:table-cell>
          <table:table-cell office:value-type="string" calcext:value-type="string">
            <text:p>Steering</text:p>
          </table:table-cell>
          <table:table-cell office:value-type="float" office:value="-0.247718" calcext:value-type="float">
            <text:p>-0.247718</text:p>
          </table:table-cell>
          <table:table-cell office:value-type="string" calcext:value-type="string">
            <text:p>Acc</text:p>
          </table:table-cell>
          <table:table-cell office:value-type="float" office:value="0.188993" calcext:value-type="float">
            <text:p>0.188993</text:p>
          </table:table-cell>
          <table:table-cell office:value-type="string" calcext:value-type="string">
            <text:p>Velocity</text:p>
          </table:table-cell>
          <table:table-cell office:value-type="float" office:value="37.1496" calcext:value-type="float">
            <text:p>37.149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21646" calcext:value-type="float">
            <text:p>-2.21646</text:p>
          </table:table-cell>
          <table:table-cell office:value-type="string" calcext:value-type="string">
            <text:p>Steering</text:p>
          </table:table-cell>
          <table:table-cell office:value-type="float" office:value="-0.271968" calcext:value-type="float">
            <text:p>-0.271968</text:p>
          </table:table-cell>
          <table:table-cell office:value-type="string" calcext:value-type="string">
            <text:p>Acc</text:p>
          </table:table-cell>
          <table:table-cell office:value-type="float" office:value="0.188579" calcext:value-type="float">
            <text:p>0.188579</text:p>
          </table:table-cell>
          <table:table-cell office:value-type="string" calcext:value-type="string">
            <text:p>Velocity</text:p>
          </table:table-cell>
          <table:table-cell office:value-type="float" office:value="37.1104" calcext:value-type="float">
            <text:p>37.110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39844" calcext:value-type="float">
            <text:p>-2.39844</text:p>
          </table:table-cell>
          <table:table-cell office:value-type="string" calcext:value-type="string">
            <text:p>Steering</text:p>
          </table:table-cell>
          <table:table-cell office:value-type="float" office:value="-0.284466" calcext:value-type="float">
            <text:p>-0.284466</text:p>
          </table:table-cell>
          <table:table-cell office:value-type="string" calcext:value-type="string">
            <text:p>Acc</text:p>
          </table:table-cell>
          <table:table-cell office:value-type="float" office:value="0.189278" calcext:value-type="float">
            <text:p>0.189278</text:p>
          </table:table-cell>
          <table:table-cell office:value-type="string" calcext:value-type="string">
            <text:p>Velocity</text:p>
          </table:table-cell>
          <table:table-cell office:value-type="float" office:value="37.0717" calcext:value-type="float">
            <text:p>37.071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57603" calcext:value-type="float">
            <text:p>-2.57603</text:p>
          </table:table-cell>
          <table:table-cell office:value-type="string" calcext:value-type="string">
            <text:p>Steering</text:p>
          </table:table-cell>
          <table:table-cell office:value-type="float" office:value="-0.285121" calcext:value-type="float">
            <text:p>-0.285121</text:p>
          </table:table-cell>
          <table:table-cell office:value-type="string" calcext:value-type="string">
            <text:p>Acc</text:p>
          </table:table-cell>
          <table:table-cell office:value-type="float" office:value="0.191556" calcext:value-type="float">
            <text:p>0.191556</text:p>
          </table:table-cell>
          <table:table-cell office:value-type="string" calcext:value-type="string">
            <text:p>Velocity</text:p>
          </table:table-cell>
          <table:table-cell office:value-type="float" office:value="37.0294" calcext:value-type="float">
            <text:p>37.029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63406" calcext:value-type="float">
            <text:p>-2.63406</text:p>
          </table:table-cell>
          <table:table-cell office:value-type="string" calcext:value-type="string">
            <text:p>Steering</text:p>
          </table:table-cell>
          <table:table-cell office:value-type="float" office:value="-0.268422" calcext:value-type="float">
            <text:p>-0.268422</text:p>
          </table:table-cell>
          <table:table-cell office:value-type="string" calcext:value-type="string">
            <text:p>Acc</text:p>
          </table:table-cell>
          <table:table-cell office:value-type="float" office:value="0.194343" calcext:value-type="float">
            <text:p>0.194343</text:p>
          </table:table-cell>
          <table:table-cell office:value-type="string" calcext:value-type="string">
            <text:p>Velocity</text:p>
          </table:table-cell>
          <table:table-cell office:value-type="float" office:value="36.9842" calcext:value-type="float">
            <text:p>36.984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73133" calcext:value-type="float">
            <text:p>-2.73133</text:p>
          </table:table-cell>
          <table:table-cell office:value-type="string" calcext:value-type="string">
            <text:p>Steering</text:p>
          </table:table-cell>
          <table:table-cell office:value-type="float" office:value="-0.242968" calcext:value-type="float">
            <text:p>-0.242968</text:p>
          </table:table-cell>
          <table:table-cell office:value-type="string" calcext:value-type="string">
            <text:p>Acc</text:p>
          </table:table-cell>
          <table:table-cell office:value-type="float" office:value="0.199386" calcext:value-type="float">
            <text:p>0.199386</text:p>
          </table:table-cell>
          <table:table-cell office:value-type="string" calcext:value-type="string">
            <text:p>Velocity</text:p>
          </table:table-cell>
          <table:table-cell office:value-type="float" office:value="36.9644" calcext:value-type="float">
            <text:p>36.964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82127" calcext:value-type="float">
            <text:p>-2.82127</text:p>
          </table:table-cell>
          <table:table-cell office:value-type="string" calcext:value-type="string">
            <text:p>Steering</text:p>
          </table:table-cell>
          <table:table-cell office:value-type="float" office:value="-0.217511" calcext:value-type="float">
            <text:p>-0.217511</text:p>
          </table:table-cell>
          <table:table-cell office:value-type="string" calcext:value-type="string">
            <text:p>Acc</text:p>
          </table:table-cell>
          <table:table-cell office:value-type="float" office:value="0.203867" calcext:value-type="float">
            <text:p>0.203867</text:p>
          </table:table-cell>
          <table:table-cell office:value-type="string" calcext:value-type="string">
            <text:p>Velocity</text:p>
          </table:table-cell>
          <table:table-cell office:value-type="float" office:value="36.961" calcext:value-type="float">
            <text:p>36.96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3.00032" calcext:value-type="float">
            <text:p>-3.00032</text:p>
          </table:table-cell>
          <table:table-cell office:value-type="string" calcext:value-type="string">
            <text:p>Steering</text:p>
          </table:table-cell>
          <table:table-cell office:value-type="float" office:value="-0.211002" calcext:value-type="float">
            <text:p>-0.211002</text:p>
          </table:table-cell>
          <table:table-cell office:value-type="string" calcext:value-type="string">
            <text:p>Acc</text:p>
          </table:table-cell>
          <table:table-cell office:value-type="float" office:value="0.205688" calcext:value-type="float">
            <text:p>0.205688</text:p>
          </table:table-cell>
          <table:table-cell office:value-type="string" calcext:value-type="string">
            <text:p>Velocity</text:p>
          </table:table-cell>
          <table:table-cell office:value-type="float" office:value="36.9721" calcext:value-type="float">
            <text:p>36.972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3.03262" calcext:value-type="float">
            <text:p>-3.03262</text:p>
          </table:table-cell>
          <table:table-cell office:value-type="string" calcext:value-type="string">
            <text:p>Steering</text:p>
          </table:table-cell>
          <table:table-cell office:value-type="float" office:value="-0.190545" calcext:value-type="float">
            <text:p>-0.190545</text:p>
          </table:table-cell>
          <table:table-cell office:value-type="string" calcext:value-type="string">
            <text:p>Acc</text:p>
          </table:table-cell>
          <table:table-cell office:value-type="float" office:value="0.208166" calcext:value-type="float">
            <text:p>0.208166</text:p>
          </table:table-cell>
          <table:table-cell office:value-type="string" calcext:value-type="string">
            <text:p>Velocity</text:p>
          </table:table-cell>
          <table:table-cell office:value-type="float" office:value="36.9979" calcext:value-type="float">
            <text:p>36.997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3.0679" calcext:value-type="float">
            <text:p>-3.0679</text:p>
          </table:table-cell>
          <table:table-cell office:value-type="string" calcext:value-type="string">
            <text:p>Steering</text:p>
          </table:table-cell>
          <table:table-cell office:value-type="float" office:value="-0.179084" calcext:value-type="float">
            <text:p>-0.179084</text:p>
          </table:table-cell>
          <table:table-cell office:value-type="string" calcext:value-type="string">
            <text:p>Acc</text:p>
          </table:table-cell>
          <table:table-cell office:value-type="float" office:value="0.209128" calcext:value-type="float">
            <text:p>0.209128</text:p>
          </table:table-cell>
          <table:table-cell office:value-type="string" calcext:value-type="string">
            <text:p>Velocity</text:p>
          </table:table-cell>
          <table:table-cell office:value-type="float" office:value="37.03" calcext:value-type="float">
            <text:p>37.0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3.02596" calcext:value-type="float">
            <text:p>-3.02596</text:p>
          </table:table-cell>
          <table:table-cell office:value-type="string" calcext:value-type="string">
            <text:p>Steering</text:p>
          </table:table-cell>
          <table:table-cell office:value-type="float" office:value="-0.174303" calcext:value-type="float">
            <text:p>-0.174303</text:p>
          </table:table-cell>
          <table:table-cell office:value-type="string" calcext:value-type="string">
            <text:p>Acc</text:p>
          </table:table-cell>
          <table:table-cell office:value-type="float" office:value="0.207806" calcext:value-type="float">
            <text:p>0.207806</text:p>
          </table:table-cell>
          <table:table-cell office:value-type="string" calcext:value-type="string">
            <text:p>Velocity</text:p>
          </table:table-cell>
          <table:table-cell office:value-type="float" office:value="37.0689" calcext:value-type="float">
            <text:p>37.068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3.02141" calcext:value-type="float">
            <text:p>-3.02141</text:p>
          </table:table-cell>
          <table:table-cell office:value-type="string" calcext:value-type="string">
            <text:p>Steering</text:p>
          </table:table-cell>
          <table:table-cell office:value-type="float" office:value="-0.175936" calcext:value-type="float">
            <text:p>-0.175936</text:p>
          </table:table-cell>
          <table:table-cell office:value-type="string" calcext:value-type="string">
            <text:p>Acc</text:p>
          </table:table-cell>
          <table:table-cell office:value-type="float" office:value="0.207098" calcext:value-type="float">
            <text:p>0.207098</text:p>
          </table:table-cell>
          <table:table-cell office:value-type="string" calcext:value-type="string">
            <text:p>Velocity</text:p>
          </table:table-cell>
          <table:table-cell office:value-type="float" office:value="37.1008" calcext:value-type="float">
            <text:p>37.100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3.00232" calcext:value-type="float">
            <text:p>-3.00232</text:p>
          </table:table-cell>
          <table:table-cell office:value-type="string" calcext:value-type="string">
            <text:p>Steering</text:p>
          </table:table-cell>
          <table:table-cell office:value-type="float" office:value="-0.178852" calcext:value-type="float">
            <text:p>-0.178852</text:p>
          </table:table-cell>
          <table:table-cell office:value-type="string" calcext:value-type="string">
            <text:p>Acc</text:p>
          </table:table-cell>
          <table:table-cell office:value-type="float" office:value="0.205956" calcext:value-type="float">
            <text:p>0.205956</text:p>
          </table:table-cell>
          <table:table-cell office:value-type="string" calcext:value-type="string">
            <text:p>Velocity</text:p>
          </table:table-cell>
          <table:table-cell office:value-type="float" office:value="37.1351" calcext:value-type="float">
            <text:p>37.135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98229" calcext:value-type="float">
            <text:p>-2.98229</text:p>
          </table:table-cell>
          <table:table-cell office:value-type="string" calcext:value-type="string">
            <text:p>Steering</text:p>
          </table:table-cell>
          <table:table-cell office:value-type="float" office:value="-0.185182" calcext:value-type="float">
            <text:p>-0.185182</text:p>
          </table:table-cell>
          <table:table-cell office:value-type="string" calcext:value-type="string">
            <text:p>Acc</text:p>
          </table:table-cell>
          <table:table-cell office:value-type="float" office:value="0.204437" calcext:value-type="float">
            <text:p>0.204437</text:p>
          </table:table-cell>
          <table:table-cell office:value-type="string" calcext:value-type="string">
            <text:p>Velocity</text:p>
          </table:table-cell>
          <table:table-cell office:value-type="float" office:value="37.1671" calcext:value-type="float">
            <text:p>37.167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95227" calcext:value-type="float">
            <text:p>-2.95227</text:p>
          </table:table-cell>
          <table:table-cell office:value-type="string" calcext:value-type="string">
            <text:p>Steering</text:p>
          </table:table-cell>
          <table:table-cell office:value-type="float" office:value="-0.19244" calcext:value-type="float">
            <text:p>-0.19244</text:p>
          </table:table-cell>
          <table:table-cell office:value-type="string" calcext:value-type="string">
            <text:p>Acc</text:p>
          </table:table-cell>
          <table:table-cell office:value-type="float" office:value="0.202867" calcext:value-type="float">
            <text:p>0.202867</text:p>
          </table:table-cell>
          <table:table-cell office:value-type="string" calcext:value-type="string">
            <text:p>Velocity</text:p>
          </table:table-cell>
          <table:table-cell office:value-type="float" office:value="37.1916" calcext:value-type="float">
            <text:p>37.191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94433" calcext:value-type="float">
            <text:p>-2.94433</text:p>
          </table:table-cell>
          <table:table-cell office:value-type="string" calcext:value-type="string">
            <text:p>Steering</text:p>
          </table:table-cell>
          <table:table-cell office:value-type="float" office:value="-0.201574" calcext:value-type="float">
            <text:p>-0.201574</text:p>
          </table:table-cell>
          <table:table-cell office:value-type="string" calcext:value-type="string">
            <text:p>Acc</text:p>
          </table:table-cell>
          <table:table-cell office:value-type="float" office:value="0.200246" calcext:value-type="float">
            <text:p>0.200246</text:p>
          </table:table-cell>
          <table:table-cell office:value-type="string" calcext:value-type="string">
            <text:p>Velocity</text:p>
          </table:table-cell>
          <table:table-cell office:value-type="float" office:value="37.2112" calcext:value-type="float">
            <text:p>37.211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82294" calcext:value-type="float">
            <text:p>-2.82294</text:p>
          </table:table-cell>
          <table:table-cell office:value-type="string" calcext:value-type="string">
            <text:p>Steering</text:p>
          </table:table-cell>
          <table:table-cell office:value-type="float" office:value="-0.205252" calcext:value-type="float">
            <text:p>-0.205252</text:p>
          </table:table-cell>
          <table:table-cell office:value-type="string" calcext:value-type="string">
            <text:p>Acc</text:p>
          </table:table-cell>
          <table:table-cell office:value-type="float" office:value="0.199109" calcext:value-type="float">
            <text:p>0.199109</text:p>
          </table:table-cell>
          <table:table-cell office:value-type="string" calcext:value-type="string">
            <text:p>Velocity</text:p>
          </table:table-cell>
          <table:table-cell office:value-type="float" office:value="37.2277" calcext:value-type="float">
            <text:p>37.227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72672" calcext:value-type="float">
            <text:p>-2.72672</text:p>
          </table:table-cell>
          <table:table-cell office:value-type="string" calcext:value-type="string">
            <text:p>Steering</text:p>
          </table:table-cell>
          <table:table-cell office:value-type="float" office:value="-0.199748" calcext:value-type="float">
            <text:p>-0.199748</text:p>
          </table:table-cell>
          <table:table-cell office:value-type="string" calcext:value-type="string">
            <text:p>Acc</text:p>
          </table:table-cell>
          <table:table-cell office:value-type="float" office:value="0.198976" calcext:value-type="float">
            <text:p>0.198976</text:p>
          </table:table-cell>
          <table:table-cell office:value-type="string" calcext:value-type="string">
            <text:p>Velocity</text:p>
          </table:table-cell>
          <table:table-cell office:value-type="float" office:value="37.2338" calcext:value-type="float">
            <text:p>37.233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64703" calcext:value-type="float">
            <text:p>-2.64703</text:p>
          </table:table-cell>
          <table:table-cell office:value-type="string" calcext:value-type="string">
            <text:p>Steering</text:p>
          </table:table-cell>
          <table:table-cell office:value-type="float" office:value="-0.188172" calcext:value-type="float">
            <text:p>-0.188172</text:p>
          </table:table-cell>
          <table:table-cell office:value-type="string" calcext:value-type="string">
            <text:p>Acc</text:p>
          </table:table-cell>
          <table:table-cell office:value-type="float" office:value="0.199469" calcext:value-type="float">
            <text:p>0.199469</text:p>
          </table:table-cell>
          <table:table-cell office:value-type="string" calcext:value-type="string">
            <text:p>Velocity</text:p>
          </table:table-cell>
          <table:table-cell office:value-type="float" office:value="37.2372" calcext:value-type="float">
            <text:p>37.237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56566" calcext:value-type="float">
            <text:p>-2.56566</text:p>
          </table:table-cell>
          <table:table-cell office:value-type="string" calcext:value-type="string">
            <text:p>Steering</text:p>
          </table:table-cell>
          <table:table-cell office:value-type="float" office:value="-0.170691" calcext:value-type="float">
            <text:p>-0.170691</text:p>
          </table:table-cell>
          <table:table-cell office:value-type="string" calcext:value-type="string">
            <text:p>Acc</text:p>
          </table:table-cell>
          <table:table-cell office:value-type="float" office:value="0.200398" calcext:value-type="float">
            <text:p>0.200398</text:p>
          </table:table-cell>
          <table:table-cell office:value-type="string" calcext:value-type="string">
            <text:p>Velocity</text:p>
          </table:table-cell>
          <table:table-cell office:value-type="float" office:value="37.2442" calcext:value-type="float">
            <text:p>37.244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55658" calcext:value-type="float">
            <text:p>-2.55658</text:p>
          </table:table-cell>
          <table:table-cell office:value-type="string" calcext:value-type="string">
            <text:p>Steering</text:p>
          </table:table-cell>
          <table:table-cell office:value-type="float" office:value="-0.169756" calcext:value-type="float">
            <text:p>-0.169756</text:p>
          </table:table-cell>
          <table:table-cell office:value-type="string" calcext:value-type="string">
            <text:p>Acc</text:p>
          </table:table-cell>
          <table:table-cell office:value-type="float" office:value="0.199256" calcext:value-type="float">
            <text:p>0.199256</text:p>
          </table:table-cell>
          <table:table-cell office:value-type="string" calcext:value-type="string">
            <text:p>Velocity</text:p>
          </table:table-cell>
          <table:table-cell office:value-type="float" office:value="37.2543" calcext:value-type="float">
            <text:p>37.254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41937" calcext:value-type="float">
            <text:p>-2.41937</text:p>
          </table:table-cell>
          <table:table-cell office:value-type="string" calcext:value-type="string">
            <text:p>Steering</text:p>
          </table:table-cell>
          <table:table-cell office:value-type="float" office:value="-0.147897" calcext:value-type="float">
            <text:p>-0.147897</text:p>
          </table:table-cell>
          <table:table-cell office:value-type="string" calcext:value-type="string">
            <text:p>Acc</text:p>
          </table:table-cell>
          <table:table-cell office:value-type="float" office:value="0.200244" calcext:value-type="float">
            <text:p>0.200244</text:p>
          </table:table-cell>
          <table:table-cell office:value-type="string" calcext:value-type="string">
            <text:p>Velocity</text:p>
          </table:table-cell>
          <table:table-cell office:value-type="float" office:value="37.2673" calcext:value-type="float">
            <text:p>37.267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31038" calcext:value-type="float">
            <text:p>-2.31038</text:p>
          </table:table-cell>
          <table:table-cell office:value-type="string" calcext:value-type="string">
            <text:p>Steering</text:p>
          </table:table-cell>
          <table:table-cell office:value-type="float" office:value="-0.125229" calcext:value-type="float">
            <text:p>-0.125229</text:p>
          </table:table-cell>
          <table:table-cell office:value-type="string" calcext:value-type="string">
            <text:p>Acc</text:p>
          </table:table-cell>
          <table:table-cell office:value-type="float" office:value="0.20147" calcext:value-type="float">
            <text:p>0.20147</text:p>
          </table:table-cell>
          <table:table-cell office:value-type="string" calcext:value-type="string">
            <text:p>Velocity</text:p>
          </table:table-cell>
          <table:table-cell office:value-type="float" office:value="37.2751" calcext:value-type="float">
            <text:p>37.275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21877" calcext:value-type="float">
            <text:p>-2.21877</text:p>
          </table:table-cell>
          <table:table-cell office:value-type="string" calcext:value-type="string">
            <text:p>Steering</text:p>
          </table:table-cell>
          <table:table-cell office:value-type="float" office:value="-0.103846" calcext:value-type="float">
            <text:p>-0.103846</text:p>
          </table:table-cell>
          <table:table-cell office:value-type="string" calcext:value-type="string">
            <text:p>Acc</text:p>
          </table:table-cell>
          <table:table-cell office:value-type="float" office:value="0.202611" calcext:value-type="float">
            <text:p>0.202611</text:p>
          </table:table-cell>
          <table:table-cell office:value-type="string" calcext:value-type="string">
            <text:p>Velocity</text:p>
          </table:table-cell>
          <table:table-cell office:value-type="float" office:value="37.2927" calcext:value-type="float">
            <text:p>37.292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14434" calcext:value-type="float">
            <text:p>-2.14434</text:p>
          </table:table-cell>
          <table:table-cell office:value-type="string" calcext:value-type="string">
            <text:p>Steering</text:p>
          </table:table-cell>
          <table:table-cell office:value-type="float" office:value="-0.0884075" calcext:value-type="float">
            <text:p>-0.0884075</text:p>
          </table:table-cell>
          <table:table-cell office:value-type="string" calcext:value-type="string">
            <text:p>Acc</text:p>
          </table:table-cell>
          <table:table-cell office:value-type="float" office:value="0.203324" calcext:value-type="float">
            <text:p>0.203324</text:p>
          </table:table-cell>
          <table:table-cell office:value-type="string" calcext:value-type="string">
            <text:p>Velocity</text:p>
          </table:table-cell>
          <table:table-cell office:value-type="float" office:value="37.313" calcext:value-type="float">
            <text:p>37.31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09156" calcext:value-type="float">
            <text:p>-2.09156</text:p>
          </table:table-cell>
          <table:table-cell office:value-type="string" calcext:value-type="string">
            <text:p>Steering</text:p>
          </table:table-cell>
          <table:table-cell office:value-type="float" office:value="-0.0811059" calcext:value-type="float">
            <text:p>-0.0811059</text:p>
          </table:table-cell>
          <table:table-cell office:value-type="string" calcext:value-type="string">
            <text:p>Acc</text:p>
          </table:table-cell>
          <table:table-cell office:value-type="float" office:value="0.203475" calcext:value-type="float">
            <text:p>0.203475</text:p>
          </table:table-cell>
          <table:table-cell office:value-type="string" calcext:value-type="string">
            <text:p>Velocity</text:p>
          </table:table-cell>
          <table:table-cell office:value-type="float" office:value="37.3324" calcext:value-type="float">
            <text:p>37.332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04746" calcext:value-type="float">
            <text:p>-2.04746</text:p>
          </table:table-cell>
          <table:table-cell office:value-type="string" calcext:value-type="string">
            <text:p>Steering</text:p>
          </table:table-cell>
          <table:table-cell office:value-type="float" office:value="-0.0825332" calcext:value-type="float">
            <text:p>-0.0825332</text:p>
          </table:table-cell>
          <table:table-cell office:value-type="string" calcext:value-type="string">
            <text:p>Acc</text:p>
          </table:table-cell>
          <table:table-cell office:value-type="float" office:value="0.202921" calcext:value-type="float">
            <text:p>0.202921</text:p>
          </table:table-cell>
          <table:table-cell office:value-type="string" calcext:value-type="string">
            <text:p>Velocity</text:p>
          </table:table-cell>
          <table:table-cell office:value-type="float" office:value="37.3545" calcext:value-type="float">
            <text:p>37.354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0294" calcext:value-type="float">
            <text:p>-2.0294</text:p>
          </table:table-cell>
          <table:table-cell office:value-type="string" calcext:value-type="string">
            <text:p>Steering</text:p>
          </table:table-cell>
          <table:table-cell office:value-type="float" office:value="-0.0887709" calcext:value-type="float">
            <text:p>-0.0887709</text:p>
          </table:table-cell>
          <table:table-cell office:value-type="string" calcext:value-type="string">
            <text:p>Acc</text:p>
          </table:table-cell>
          <table:table-cell office:value-type="float" office:value="0.202723" calcext:value-type="float">
            <text:p>0.202723</text:p>
          </table:table-cell>
          <table:table-cell office:value-type="string" calcext:value-type="string">
            <text:p>Velocity</text:p>
          </table:table-cell>
          <table:table-cell office:value-type="float" office:value="37.3749" calcext:value-type="float">
            <text:p>37.374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01303" calcext:value-type="float">
            <text:p>-2.01303</text:p>
          </table:table-cell>
          <table:table-cell office:value-type="string" calcext:value-type="string">
            <text:p>Steering</text:p>
          </table:table-cell>
          <table:table-cell office:value-type="float" office:value="-0.100715" calcext:value-type="float">
            <text:p>-0.100715</text:p>
          </table:table-cell>
          <table:table-cell office:value-type="string" calcext:value-type="string">
            <text:p>Acc</text:p>
          </table:table-cell>
          <table:table-cell office:value-type="float" office:value="0.201272" calcext:value-type="float">
            <text:p>0.201272</text:p>
          </table:table-cell>
          <table:table-cell office:value-type="string" calcext:value-type="string">
            <text:p>Velocity</text:p>
          </table:table-cell>
          <table:table-cell office:value-type="float" office:value="37.3951" calcext:value-type="float">
            <text:p>37.395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00806" calcext:value-type="float">
            <text:p>-2.00806</text:p>
          </table:table-cell>
          <table:table-cell office:value-type="string" calcext:value-type="string">
            <text:p>Steering</text:p>
          </table:table-cell>
          <table:table-cell office:value-type="float" office:value="-0.122924" calcext:value-type="float">
            <text:p>-0.122924</text:p>
          </table:table-cell>
          <table:table-cell office:value-type="string" calcext:value-type="string">
            <text:p>Acc</text:p>
          </table:table-cell>
          <table:table-cell office:value-type="float" office:value="0.199163" calcext:value-type="float">
            <text:p>0.199163</text:p>
          </table:table-cell>
          <table:table-cell office:value-type="string" calcext:value-type="string">
            <text:p>Velocity</text:p>
          </table:table-cell>
          <table:table-cell office:value-type="float" office:value="37.4145" calcext:value-type="float">
            <text:p>37.414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2.00723" calcext:value-type="float">
            <text:p>-2.00723</text:p>
          </table:table-cell>
          <table:table-cell office:value-type="string" calcext:value-type="string">
            <text:p>Steering</text:p>
          </table:table-cell>
          <table:table-cell office:value-type="float" office:value="-0.14244" calcext:value-type="float">
            <text:p>-0.14244</text:p>
          </table:table-cell>
          <table:table-cell office:value-type="string" calcext:value-type="string">
            <text:p>Acc</text:p>
          </table:table-cell>
          <table:table-cell office:value-type="float" office:value="0.197529" calcext:value-type="float">
            <text:p>0.197529</text:p>
          </table:table-cell>
          <table:table-cell office:value-type="string" calcext:value-type="string">
            <text:p>Velocity</text:p>
          </table:table-cell>
          <table:table-cell office:value-type="float" office:value="37.4248" calcext:value-type="float">
            <text:p>37.424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99494" calcext:value-type="float">
            <text:p>-1.99494</text:p>
          </table:table-cell>
          <table:table-cell office:value-type="string" calcext:value-type="string">
            <text:p>Steering</text:p>
          </table:table-cell>
          <table:table-cell office:value-type="float" office:value="-0.156896" calcext:value-type="float">
            <text:p>-0.156896</text:p>
          </table:table-cell>
          <table:table-cell office:value-type="string" calcext:value-type="string">
            <text:p>Acc</text:p>
          </table:table-cell>
          <table:table-cell office:value-type="float" office:value="0.196377" calcext:value-type="float">
            <text:p>0.196377</text:p>
          </table:table-cell>
          <table:table-cell office:value-type="string" calcext:value-type="string">
            <text:p>Velocity</text:p>
          </table:table-cell>
          <table:table-cell office:value-type="float" office:value="37.4255" calcext:value-type="float">
            <text:p>37.425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9582" calcext:value-type="float">
            <text:p>-1.9582</text:p>
          </table:table-cell>
          <table:table-cell office:value-type="string" calcext:value-type="string">
            <text:p>Steering</text:p>
          </table:table-cell>
          <table:table-cell office:value-type="float" office:value="-0.163276" calcext:value-type="float">
            <text:p>-0.163276</text:p>
          </table:table-cell>
          <table:table-cell office:value-type="string" calcext:value-type="string">
            <text:p>Acc</text:p>
          </table:table-cell>
          <table:table-cell office:value-type="float" office:value="0.195788" calcext:value-type="float">
            <text:p>0.195788</text:p>
          </table:table-cell>
          <table:table-cell office:value-type="string" calcext:value-type="string">
            <text:p>Velocity</text:p>
          </table:table-cell>
          <table:table-cell office:value-type="float" office:value="37.4177" calcext:value-type="float">
            <text:p>37.417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92665" calcext:value-type="float">
            <text:p>-1.92665</text:p>
          </table:table-cell>
          <table:table-cell office:value-type="string" calcext:value-type="string">
            <text:p>Steering</text:p>
          </table:table-cell>
          <table:table-cell office:value-type="float" office:value="-0.160699" calcext:value-type="float">
            <text:p>-0.160699</text:p>
          </table:table-cell>
          <table:table-cell office:value-type="string" calcext:value-type="string">
            <text:p>Acc</text:p>
          </table:table-cell>
          <table:table-cell office:value-type="float" office:value="0.195851" calcext:value-type="float">
            <text:p>0.195851</text:p>
          </table:table-cell>
          <table:table-cell office:value-type="string" calcext:value-type="string">
            <text:p>Velocity</text:p>
          </table:table-cell>
          <table:table-cell office:value-type="float" office:value="37.4094" calcext:value-type="float">
            <text:p>37.409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87329" calcext:value-type="float">
            <text:p>-1.87329</text:p>
          </table:table-cell>
          <table:table-cell office:value-type="string" calcext:value-type="string">
            <text:p>Steering</text:p>
          </table:table-cell>
          <table:table-cell office:value-type="float" office:value="-0.151022" calcext:value-type="float">
            <text:p>-0.151022</text:p>
          </table:table-cell>
          <table:table-cell office:value-type="string" calcext:value-type="string">
            <text:p>Acc</text:p>
          </table:table-cell>
          <table:table-cell office:value-type="float" office:value="0.195965" calcext:value-type="float">
            <text:p>0.195965</text:p>
          </table:table-cell>
          <table:table-cell office:value-type="string" calcext:value-type="string">
            <text:p>Velocity</text:p>
          </table:table-cell>
          <table:table-cell office:value-type="float" office:value="37.4006" calcext:value-type="float">
            <text:p>37.400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78987" calcext:value-type="float">
            <text:p>-1.78987</text:p>
          </table:table-cell>
          <table:table-cell office:value-type="string" calcext:value-type="string">
            <text:p>Steering</text:p>
          </table:table-cell>
          <table:table-cell office:value-type="float" office:value="-0.129218" calcext:value-type="float">
            <text:p>-0.129218</text:p>
          </table:table-cell>
          <table:table-cell office:value-type="string" calcext:value-type="string">
            <text:p>Acc</text:p>
          </table:table-cell>
          <table:table-cell office:value-type="float" office:value="0.196947" calcext:value-type="float">
            <text:p>0.196947</text:p>
          </table:table-cell>
          <table:table-cell office:value-type="string" calcext:value-type="string">
            <text:p>Velocity</text:p>
          </table:table-cell>
          <table:table-cell office:value-type="float" office:value="37.3936" calcext:value-type="float">
            <text:p>37.393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71909" calcext:value-type="float">
            <text:p>-1.71909</text:p>
          </table:table-cell>
          <table:table-cell office:value-type="string" calcext:value-type="string">
            <text:p>Steering</text:p>
          </table:table-cell>
          <table:table-cell office:value-type="float" office:value="-0.104786" calcext:value-type="float">
            <text:p>-0.104786</text:p>
          </table:table-cell>
          <table:table-cell office:value-type="string" calcext:value-type="string">
            <text:p>Acc</text:p>
          </table:table-cell>
          <table:table-cell office:value-type="float" office:value="0.198112" calcext:value-type="float">
            <text:p>0.198112</text:p>
          </table:table-cell>
          <table:table-cell office:value-type="string" calcext:value-type="string">
            <text:p>Velocity</text:p>
          </table:table-cell>
          <table:table-cell office:value-type="float" office:value="37.3913" calcext:value-type="float">
            <text:p>37.391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65706" calcext:value-type="float">
            <text:p>-1.65706</text:p>
          </table:table-cell>
          <table:table-cell office:value-type="string" calcext:value-type="string">
            <text:p>Steering</text:p>
          </table:table-cell>
          <table:table-cell office:value-type="float" office:value="-0.0775686" calcext:value-type="float">
            <text:p>-0.0775686</text:p>
          </table:table-cell>
          <table:table-cell office:value-type="string" calcext:value-type="string">
            <text:p>Acc</text:p>
          </table:table-cell>
          <table:table-cell office:value-type="float" office:value="0.199471" calcext:value-type="float">
            <text:p>0.199471</text:p>
          </table:table-cell>
          <table:table-cell office:value-type="string" calcext:value-type="string">
            <text:p>Velocity</text:p>
          </table:table-cell>
          <table:table-cell office:value-type="float" office:value="37.3923" calcext:value-type="float">
            <text:p>37.392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59993" calcext:value-type="float">
            <text:p>-1.59993</text:p>
          </table:table-cell>
          <table:table-cell office:value-type="string" calcext:value-type="string">
            <text:p>Steering</text:p>
          </table:table-cell>
          <table:table-cell office:value-type="float" office:value="-0.0551976" calcext:value-type="float">
            <text:p>-0.0551976</text:p>
          </table:table-cell>
          <table:table-cell office:value-type="string" calcext:value-type="string">
            <text:p>Acc</text:p>
          </table:table-cell>
          <table:table-cell office:value-type="float" office:value="0.200338" calcext:value-type="float">
            <text:p>0.200338</text:p>
          </table:table-cell>
          <table:table-cell office:value-type="string" calcext:value-type="string">
            <text:p>Velocity</text:p>
          </table:table-cell>
          <table:table-cell office:value-type="float" office:value="37.3966" calcext:value-type="float">
            <text:p>37.396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59311" calcext:value-type="float">
            <text:p>-1.59311</text:p>
          </table:table-cell>
          <table:table-cell office:value-type="string" calcext:value-type="string">
            <text:p>Steering</text:p>
          </table:table-cell>
          <table:table-cell office:value-type="float" office:value="-0.0514033" calcext:value-type="float">
            <text:p>-0.0514033</text:p>
          </table:table-cell>
          <table:table-cell office:value-type="string" calcext:value-type="string">
            <text:p>Acc</text:p>
          </table:table-cell>
          <table:table-cell office:value-type="float" office:value="0.200527" calcext:value-type="float">
            <text:p>0.200527</text:p>
          </table:table-cell>
          <table:table-cell office:value-type="string" calcext:value-type="string">
            <text:p>Velocity</text:p>
          </table:table-cell>
          <table:table-cell office:value-type="float" office:value="37.4026" calcext:value-type="float">
            <text:p>37.402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53102" calcext:value-type="float">
            <text:p>-1.53102</text:p>
          </table:table-cell>
          <table:table-cell office:value-type="string" calcext:value-type="string">
            <text:p>Steering</text:p>
          </table:table-cell>
          <table:table-cell office:value-type="float" office:value="-0.0411103" calcext:value-type="float">
            <text:p>-0.0411103</text:p>
          </table:table-cell>
          <table:table-cell office:value-type="string" calcext:value-type="string">
            <text:p>Acc</text:p>
          </table:table-cell>
          <table:table-cell office:value-type="float" office:value="0.200832" calcext:value-type="float">
            <text:p>0.200832</text:p>
          </table:table-cell>
          <table:table-cell office:value-type="string" calcext:value-type="string">
            <text:p>Velocity</text:p>
          </table:table-cell>
          <table:table-cell office:value-type="float" office:value="37.414" calcext:value-type="float">
            <text:p>37.41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49676" calcext:value-type="float">
            <text:p>-1.49676</text:p>
          </table:table-cell>
          <table:table-cell office:value-type="string" calcext:value-type="string">
            <text:p>Steering</text:p>
          </table:table-cell>
          <table:table-cell office:value-type="float" office:value="-0.0418597" calcext:value-type="float">
            <text:p>-0.0418597</text:p>
          </table:table-cell>
          <table:table-cell office:value-type="string" calcext:value-type="string">
            <text:p>Acc</text:p>
          </table:table-cell>
          <table:table-cell office:value-type="float" office:value="0.200576" calcext:value-type="float">
            <text:p>0.200576</text:p>
          </table:table-cell>
          <table:table-cell office:value-type="string" calcext:value-type="string">
            <text:p>Velocity</text:p>
          </table:table-cell>
          <table:table-cell office:value-type="float" office:value="37.4235" calcext:value-type="float">
            <text:p>37.42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476" calcext:value-type="float">
            <text:p>-1.476</text:p>
          </table:table-cell>
          <table:table-cell office:value-type="string" calcext:value-type="string">
            <text:p>Steering</text:p>
          </table:table-cell>
          <table:table-cell office:value-type="float" office:value="-0.0508398" calcext:value-type="float">
            <text:p>-0.0508398</text:p>
          </table:table-cell>
          <table:table-cell office:value-type="string" calcext:value-type="string">
            <text:p>Acc</text:p>
          </table:table-cell>
          <table:table-cell office:value-type="float" office:value="0.199858" calcext:value-type="float">
            <text:p>0.199858</text:p>
          </table:table-cell>
          <table:table-cell office:value-type="string" calcext:value-type="string">
            <text:p>Velocity</text:p>
          </table:table-cell>
          <table:table-cell office:value-type="float" office:value="37.4344" calcext:value-type="float">
            <text:p>37.434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46226" calcext:value-type="float">
            <text:p>-1.46226</text:p>
          </table:table-cell>
          <table:table-cell office:value-type="string" calcext:value-type="string">
            <text:p>Steering</text:p>
          </table:table-cell>
          <table:table-cell office:value-type="float" office:value="-0.0656716" calcext:value-type="float">
            <text:p>-0.0656716</text:p>
          </table:table-cell>
          <table:table-cell office:value-type="string" calcext:value-type="string">
            <text:p>Acc</text:p>
          </table:table-cell>
          <table:table-cell office:value-type="float" office:value="0.19883" calcext:value-type="float">
            <text:p>0.19883</text:p>
          </table:table-cell>
          <table:table-cell office:value-type="string" calcext:value-type="string">
            <text:p>Velocity</text:p>
          </table:table-cell>
          <table:table-cell office:value-type="float" office:value="37.4444" calcext:value-type="float">
            <text:p>37.444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43907" calcext:value-type="float">
            <text:p>-1.43907</text:p>
          </table:table-cell>
          <table:table-cell office:value-type="string" calcext:value-type="string">
            <text:p>Steering</text:p>
          </table:table-cell>
          <table:table-cell office:value-type="float" office:value="-0.0863631" calcext:value-type="float">
            <text:p>-0.0863631</text:p>
          </table:table-cell>
          <table:table-cell office:value-type="string" calcext:value-type="string">
            <text:p>Acc</text:p>
          </table:table-cell>
          <table:table-cell office:value-type="float" office:value="0.19746" calcext:value-type="float">
            <text:p>0.19746</text:p>
          </table:table-cell>
          <table:table-cell office:value-type="string" calcext:value-type="string">
            <text:p>Velocity</text:p>
          </table:table-cell>
          <table:table-cell office:value-type="float" office:value="37.4517" calcext:value-type="float">
            <text:p>37.451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43324" calcext:value-type="float">
            <text:p>-1.43324</text:p>
          </table:table-cell>
          <table:table-cell office:value-type="string" calcext:value-type="string">
            <text:p>Steering</text:p>
          </table:table-cell>
          <table:table-cell office:value-type="float" office:value="-0.105037" calcext:value-type="float">
            <text:p>-0.105037</text:p>
          </table:table-cell>
          <table:table-cell office:value-type="string" calcext:value-type="string">
            <text:p>Acc</text:p>
          </table:table-cell>
          <table:table-cell office:value-type="float" office:value="0.196355" calcext:value-type="float">
            <text:p>0.196355</text:p>
          </table:table-cell>
          <table:table-cell office:value-type="string" calcext:value-type="string">
            <text:p>Velocity</text:p>
          </table:table-cell>
          <table:table-cell office:value-type="float" office:value="37.454" calcext:value-type="float">
            <text:p>37.45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40655" calcext:value-type="float">
            <text:p>-1.40655</text:p>
          </table:table-cell>
          <table:table-cell office:value-type="string" calcext:value-type="string">
            <text:p>Steering</text:p>
          </table:table-cell>
          <table:table-cell office:value-type="float" office:value="-0.114143" calcext:value-type="float">
            <text:p>-0.114143</text:p>
          </table:table-cell>
          <table:table-cell office:value-type="string" calcext:value-type="string">
            <text:p>Acc</text:p>
          </table:table-cell>
          <table:table-cell office:value-type="float" office:value="0.195617" calcext:value-type="float">
            <text:p>0.195617</text:p>
          </table:table-cell>
          <table:table-cell office:value-type="string" calcext:value-type="string">
            <text:p>Velocity</text:p>
          </table:table-cell>
          <table:table-cell office:value-type="float" office:value="37.4502" calcext:value-type="float">
            <text:p>37.450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38438" calcext:value-type="float">
            <text:p>-1.38438</text:p>
          </table:table-cell>
          <table:table-cell office:value-type="string" calcext:value-type="string">
            <text:p>Steering</text:p>
          </table:table-cell>
          <table:table-cell office:value-type="float" office:value="-0.128223" calcext:value-type="float">
            <text:p>-0.128223</text:p>
          </table:table-cell>
          <table:table-cell office:value-type="string" calcext:value-type="string">
            <text:p>Acc</text:p>
          </table:table-cell>
          <table:table-cell office:value-type="float" office:value="0.194895" calcext:value-type="float">
            <text:p>0.194895</text:p>
          </table:table-cell>
          <table:table-cell office:value-type="string" calcext:value-type="string">
            <text:p>Velocity</text:p>
          </table:table-cell>
          <table:table-cell office:value-type="float" office:value="37.4412" calcext:value-type="float">
            <text:p>37.441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36566" calcext:value-type="float">
            <text:p>-1.36566</text:p>
          </table:table-cell>
          <table:table-cell office:value-type="string" calcext:value-type="string">
            <text:p>Steering</text:p>
          </table:table-cell>
          <table:table-cell office:value-type="float" office:value="-0.132102" calcext:value-type="float">
            <text:p>-0.132102</text:p>
          </table:table-cell>
          <table:table-cell office:value-type="string" calcext:value-type="string">
            <text:p>Acc</text:p>
          </table:table-cell>
          <table:table-cell office:value-type="float" office:value="0.194688" calcext:value-type="float">
            <text:p>0.194688</text:p>
          </table:table-cell>
          <table:table-cell office:value-type="string" calcext:value-type="string">
            <text:p>Velocity</text:p>
          </table:table-cell>
          <table:table-cell office:value-type="float" office:value="37.4338" calcext:value-type="float">
            <text:p>37.433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32394" calcext:value-type="float">
            <text:p>-1.32394</text:p>
          </table:table-cell>
          <table:table-cell office:value-type="string" calcext:value-type="string">
            <text:p>Steering</text:p>
          </table:table-cell>
          <table:table-cell office:value-type="float" office:value="-0.122045" calcext:value-type="float">
            <text:p>-0.122045</text:p>
          </table:table-cell>
          <table:table-cell office:value-type="string" calcext:value-type="string">
            <text:p>Acc</text:p>
          </table:table-cell>
          <table:table-cell office:value-type="float" office:value="0.195175" calcext:value-type="float">
            <text:p>0.195175</text:p>
          </table:table-cell>
          <table:table-cell office:value-type="string" calcext:value-type="string">
            <text:p>Velocity</text:p>
          </table:table-cell>
          <table:table-cell office:value-type="float" office:value="37.4181" calcext:value-type="float">
            <text:p>37.418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4339" calcext:value-type="float">
            <text:p>-1.24339</text:p>
          </table:table-cell>
          <table:table-cell office:value-type="string" calcext:value-type="string">
            <text:p>Steering</text:p>
          </table:table-cell>
          <table:table-cell office:value-type="float" office:value="-0.104132" calcext:value-type="float">
            <text:p>-0.104132</text:p>
          </table:table-cell>
          <table:table-cell office:value-type="string" calcext:value-type="string">
            <text:p>Acc</text:p>
          </table:table-cell>
          <table:table-cell office:value-type="float" office:value="0.195887" calcext:value-type="float">
            <text:p>0.195887</text:p>
          </table:table-cell>
          <table:table-cell office:value-type="string" calcext:value-type="string">
            <text:p>Velocity</text:p>
          </table:table-cell>
          <table:table-cell office:value-type="float" office:value="37.4099" calcext:value-type="float">
            <text:p>37.409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2109" calcext:value-type="float">
            <text:p>-1.22109</text:p>
          </table:table-cell>
          <table:table-cell office:value-type="string" calcext:value-type="string">
            <text:p>Steering</text:p>
          </table:table-cell>
          <table:table-cell office:value-type="float" office:value="-0.0833444" calcext:value-type="float">
            <text:p>-0.0833444</text:p>
          </table:table-cell>
          <table:table-cell office:value-type="string" calcext:value-type="string">
            <text:p>Acc</text:p>
          </table:table-cell>
          <table:table-cell office:value-type="float" office:value="0.197021" calcext:value-type="float">
            <text:p>0.197021</text:p>
          </table:table-cell>
          <table:table-cell office:value-type="string" calcext:value-type="string">
            <text:p>Velocity</text:p>
          </table:table-cell>
          <table:table-cell office:value-type="float" office:value="37.4046" calcext:value-type="float">
            <text:p>37.404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138" calcext:value-type="float">
            <text:p>-1.2138</text:p>
          </table:table-cell>
          <table:table-cell office:value-type="string" calcext:value-type="string">
            <text:p>Steering</text:p>
          </table:table-cell>
          <table:table-cell office:value-type="float" office:value="-0.0604366" calcext:value-type="float">
            <text:p>-0.0604366</text:p>
          </table:table-cell>
          <table:table-cell office:value-type="string" calcext:value-type="string">
            <text:p>Acc</text:p>
          </table:table-cell>
          <table:table-cell office:value-type="float" office:value="0.198371" calcext:value-type="float">
            <text:p>0.198371</text:p>
          </table:table-cell>
          <table:table-cell office:value-type="string" calcext:value-type="string">
            <text:p>Velocity</text:p>
          </table:table-cell>
          <table:table-cell office:value-type="float" office:value="37.4018" calcext:value-type="float">
            <text:p>37.401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0647" calcext:value-type="float">
            <text:p>-1.20647</text:p>
          </table:table-cell>
          <table:table-cell office:value-type="string" calcext:value-type="string">
            <text:p>Steering</text:p>
          </table:table-cell>
          <table:table-cell office:value-type="float" office:value="-0.0421564" calcext:value-type="float">
            <text:p>-0.0421564</text:p>
          </table:table-cell>
          <table:table-cell office:value-type="string" calcext:value-type="string">
            <text:p>Acc</text:p>
          </table:table-cell>
          <table:table-cell office:value-type="float" office:value="0.199451" calcext:value-type="float">
            <text:p>0.199451</text:p>
          </table:table-cell>
          <table:table-cell office:value-type="string" calcext:value-type="string">
            <text:p>Velocity</text:p>
          </table:table-cell>
          <table:table-cell office:value-type="float" office:value="37.4033" calcext:value-type="float">
            <text:p>37.403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0621" calcext:value-type="float">
            <text:p>-1.20621</text:p>
          </table:table-cell>
          <table:table-cell office:value-type="string" calcext:value-type="string">
            <text:p>Steering</text:p>
          </table:table-cell>
          <table:table-cell office:value-type="float" office:value="-0.0319801" calcext:value-type="float">
            <text:p>-0.0319801</text:p>
          </table:table-cell>
          <table:table-cell office:value-type="string" calcext:value-type="string">
            <text:p>Acc</text:p>
          </table:table-cell>
          <table:table-cell office:value-type="float" office:value="0.200062" calcext:value-type="float">
            <text:p>0.200062</text:p>
          </table:table-cell>
          <table:table-cell office:value-type="string" calcext:value-type="string">
            <text:p>Velocity</text:p>
          </table:table-cell>
          <table:table-cell office:value-type="float" office:value="37.4077" calcext:value-type="float">
            <text:p>37.407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1127" calcext:value-type="float">
            <text:p>-1.21127</text:p>
          </table:table-cell>
          <table:table-cell office:value-type="string" calcext:value-type="string">
            <text:p>Steering</text:p>
          </table:table-cell>
          <table:table-cell office:value-type="float" office:value="-0.0322141" calcext:value-type="float">
            <text:p>-0.0322141</text:p>
          </table:table-cell>
          <table:table-cell office:value-type="string" calcext:value-type="string">
            <text:p>Acc</text:p>
          </table:table-cell>
          <table:table-cell office:value-type="float" office:value="0.200022" calcext:value-type="float">
            <text:p>0.200022</text:p>
          </table:table-cell>
          <table:table-cell office:value-type="string" calcext:value-type="string">
            <text:p>Velocity</text:p>
          </table:table-cell>
          <table:table-cell office:value-type="float" office:value="37.4161" calcext:value-type="float">
            <text:p>37.416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1987" calcext:value-type="float">
            <text:p>-1.21987</text:p>
          </table:table-cell>
          <table:table-cell office:value-type="string" calcext:value-type="string">
            <text:p>Steering</text:p>
          </table:table-cell>
          <table:table-cell office:value-type="float" office:value="-0.0392586" calcext:value-type="float">
            <text:p>-0.0392586</text:p>
          </table:table-cell>
          <table:table-cell office:value-type="string" calcext:value-type="string">
            <text:p>Acc</text:p>
          </table:table-cell>
          <table:table-cell office:value-type="float" office:value="0.199582" calcext:value-type="float">
            <text:p>0.199582</text:p>
          </table:table-cell>
          <table:table-cell office:value-type="string" calcext:value-type="string">
            <text:p>Velocity</text:p>
          </table:table-cell>
          <table:table-cell office:value-type="float" office:value="37.4229" calcext:value-type="float">
            <text:p>37.422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3182" calcext:value-type="float">
            <text:p>-1.23182</text:p>
          </table:table-cell>
          <table:table-cell office:value-type="string" calcext:value-type="string">
            <text:p>Steering</text:p>
          </table:table-cell>
          <table:table-cell office:value-type="float" office:value="-0.0542306" calcext:value-type="float">
            <text:p>-0.0542306</text:p>
          </table:table-cell>
          <table:table-cell office:value-type="string" calcext:value-type="string">
            <text:p>Acc</text:p>
          </table:table-cell>
          <table:table-cell office:value-type="float" office:value="0.19867" calcext:value-type="float">
            <text:p>0.19867</text:p>
          </table:table-cell>
          <table:table-cell office:value-type="string" calcext:value-type="string">
            <text:p>Velocity</text:p>
          </table:table-cell>
          <table:table-cell office:value-type="float" office:value="37.4306" calcext:value-type="float">
            <text:p>37.430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6856" calcext:value-type="float">
            <text:p>-1.26856</text:p>
          </table:table-cell>
          <table:table-cell office:value-type="string" calcext:value-type="string">
            <text:p>Steering</text:p>
          </table:table-cell>
          <table:table-cell office:value-type="float" office:value="-0.0762262" calcext:value-type="float">
            <text:p>-0.0762262</text:p>
          </table:table-cell>
          <table:table-cell office:value-type="string" calcext:value-type="string">
            <text:p>Acc</text:p>
          </table:table-cell>
          <table:table-cell office:value-type="float" office:value="0.197367" calcext:value-type="float">
            <text:p>0.197367</text:p>
          </table:table-cell>
          <table:table-cell office:value-type="string" calcext:value-type="string">
            <text:p>Velocity</text:p>
          </table:table-cell>
          <table:table-cell office:value-type="float" office:value="37.4378" calcext:value-type="float">
            <text:p>37.437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7229" calcext:value-type="float">
            <text:p>-1.27229</text:p>
          </table:table-cell>
          <table:table-cell office:value-type="string" calcext:value-type="string">
            <text:p>Steering</text:p>
          </table:table-cell>
          <table:table-cell office:value-type="float" office:value="-0.0977739" calcext:value-type="float">
            <text:p>-0.0977739</text:p>
          </table:table-cell>
          <table:table-cell office:value-type="string" calcext:value-type="string">
            <text:p>Acc</text:p>
          </table:table-cell>
          <table:table-cell office:value-type="float" office:value="0.196178" calcext:value-type="float">
            <text:p>0.196178</text:p>
          </table:table-cell>
          <table:table-cell office:value-type="string" calcext:value-type="string">
            <text:p>Velocity</text:p>
          </table:table-cell>
          <table:table-cell office:value-type="float" office:value="37.4398" calcext:value-type="float">
            <text:p>37.439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7249" calcext:value-type="float">
            <text:p>-1.27249</text:p>
          </table:table-cell>
          <table:table-cell office:value-type="string" calcext:value-type="string">
            <text:p>Steering</text:p>
          </table:table-cell>
          <table:table-cell office:value-type="float" office:value="-0.115075" calcext:value-type="float">
            <text:p>-0.115075</text:p>
          </table:table-cell>
          <table:table-cell office:value-type="string" calcext:value-type="string">
            <text:p>Acc</text:p>
          </table:table-cell>
          <table:table-cell office:value-type="float" office:value="0.195291" calcext:value-type="float">
            <text:p>0.195291</text:p>
          </table:table-cell>
          <table:table-cell office:value-type="string" calcext:value-type="string">
            <text:p>Velocity</text:p>
          </table:table-cell>
          <table:table-cell office:value-type="float" office:value="37.4346" calcext:value-type="float">
            <text:p>37.434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6891" calcext:value-type="float">
            <text:p>-1.26891</text:p>
          </table:table-cell>
          <table:table-cell office:value-type="string" calcext:value-type="string">
            <text:p>Steering</text:p>
          </table:table-cell>
          <table:table-cell office:value-type="float" office:value="-0.124682" calcext:value-type="float">
            <text:p>-0.124682</text:p>
          </table:table-cell>
          <table:table-cell office:value-type="string" calcext:value-type="string">
            <text:p>Acc</text:p>
          </table:table-cell>
          <table:table-cell office:value-type="float" office:value="0.194837" calcext:value-type="float">
            <text:p>0.194837</text:p>
          </table:table-cell>
          <table:table-cell office:value-type="string" calcext:value-type="string">
            <text:p>Velocity</text:p>
          </table:table-cell>
          <table:table-cell office:value-type="float" office:value="37.4269" calcext:value-type="float">
            <text:p>37.426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228" calcext:value-type="float">
            <text:p>-1.2228</text:p>
          </table:table-cell>
          <table:table-cell office:value-type="string" calcext:value-type="string">
            <text:p>Steering</text:p>
          </table:table-cell>
          <table:table-cell office:value-type="float" office:value="-0.118361" calcext:value-type="float">
            <text:p>-0.118361</text:p>
          </table:table-cell>
          <table:table-cell office:value-type="string" calcext:value-type="string">
            <text:p>Acc</text:p>
          </table:table-cell>
          <table:table-cell office:value-type="float" office:value="0.195136" calcext:value-type="float">
            <text:p>0.195136</text:p>
          </table:table-cell>
          <table:table-cell office:value-type="string" calcext:value-type="string">
            <text:p>Velocity</text:p>
          </table:table-cell>
          <table:table-cell office:value-type="float" office:value="37.4175" calcext:value-type="float">
            <text:p>37.41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3466" calcext:value-type="float">
            <text:p>-1.23466</text:p>
          </table:table-cell>
          <table:table-cell office:value-type="string" calcext:value-type="string">
            <text:p>Steering</text:p>
          </table:table-cell>
          <table:table-cell office:value-type="float" office:value="-0.113347" calcext:value-type="float">
            <text:p>-0.113347</text:p>
          </table:table-cell>
          <table:table-cell office:value-type="string" calcext:value-type="string">
            <text:p>Acc</text:p>
          </table:table-cell>
          <table:table-cell office:value-type="float" office:value="0.195539" calcext:value-type="float">
            <text:p>0.195539</text:p>
          </table:table-cell>
          <table:table-cell office:value-type="string" calcext:value-type="string">
            <text:p>Velocity</text:p>
          </table:table-cell>
          <table:table-cell office:value-type="float" office:value="37.4076" calcext:value-type="float">
            <text:p>37.407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3918" calcext:value-type="float">
            <text:p>-1.23918</text:p>
          </table:table-cell>
          <table:table-cell office:value-type="string" calcext:value-type="string">
            <text:p>Steering</text:p>
          </table:table-cell>
          <table:table-cell office:value-type="float" office:value="-0.101408" calcext:value-type="float">
            <text:p>-0.101408</text:p>
          </table:table-cell>
          <table:table-cell office:value-type="string" calcext:value-type="string">
            <text:p>Acc</text:p>
          </table:table-cell>
          <table:table-cell office:value-type="float" office:value="0.196266" calcext:value-type="float">
            <text:p>0.196266</text:p>
          </table:table-cell>
          <table:table-cell office:value-type="string" calcext:value-type="string">
            <text:p>Velocity</text:p>
          </table:table-cell>
          <table:table-cell office:value-type="float" office:value="37.4001" calcext:value-type="float">
            <text:p>37.400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3771" calcext:value-type="float">
            <text:p>-1.23771</text:p>
          </table:table-cell>
          <table:table-cell office:value-type="string" calcext:value-type="string">
            <text:p>Steering</text:p>
          </table:table-cell>
          <table:table-cell office:value-type="float" office:value="-0.085683" calcext:value-type="float">
            <text:p>-0.085683</text:p>
          </table:table-cell>
          <table:table-cell office:value-type="string" calcext:value-type="string">
            <text:p>Acc</text:p>
          </table:table-cell>
          <table:table-cell office:value-type="float" office:value="0.197147" calcext:value-type="float">
            <text:p>0.197147</text:p>
          </table:table-cell>
          <table:table-cell office:value-type="string" calcext:value-type="string">
            <text:p>Velocity</text:p>
          </table:table-cell>
          <table:table-cell office:value-type="float" office:value="37.3948" calcext:value-type="float">
            <text:p>37.394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3438" calcext:value-type="float">
            <text:p>-1.23438</text:p>
          </table:table-cell>
          <table:table-cell office:value-type="string" calcext:value-type="string">
            <text:p>Steering</text:p>
          </table:table-cell>
          <table:table-cell office:value-type="float" office:value="-0.0692807" calcext:value-type="float">
            <text:p>-0.0692807</text:p>
          </table:table-cell>
          <table:table-cell office:value-type="string" calcext:value-type="string">
            <text:p>Acc</text:p>
          </table:table-cell>
          <table:table-cell office:value-type="float" office:value="0.198021" calcext:value-type="float">
            <text:p>0.198021</text:p>
          </table:table-cell>
          <table:table-cell office:value-type="string" calcext:value-type="string">
            <text:p>Velocity</text:p>
          </table:table-cell>
          <table:table-cell office:value-type="float" office:value="37.3931" calcext:value-type="float">
            <text:p>37.393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3119" calcext:value-type="float">
            <text:p>-1.23119</text:p>
          </table:table-cell>
          <table:table-cell office:value-type="string" calcext:value-type="string">
            <text:p>Steering</text:p>
          </table:table-cell>
          <table:table-cell office:value-type="float" office:value="-0.0552716" calcext:value-type="float">
            <text:p>-0.0552716</text:p>
          </table:table-cell>
          <table:table-cell office:value-type="string" calcext:value-type="string">
            <text:p>Acc</text:p>
          </table:table-cell>
          <table:table-cell office:value-type="float" office:value="0.198726" calcext:value-type="float">
            <text:p>0.198726</text:p>
          </table:table-cell>
          <table:table-cell office:value-type="string" calcext:value-type="string">
            <text:p>Velocity</text:p>
          </table:table-cell>
          <table:table-cell office:value-type="float" office:value="37.3945" calcext:value-type="float">
            <text:p>37.394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5436" calcext:value-type="float">
            <text:p>-1.25436</text:p>
          </table:table-cell>
          <table:table-cell office:value-type="string" calcext:value-type="string">
            <text:p>Steering</text:p>
          </table:table-cell>
          <table:table-cell office:value-type="float" office:value="-0.0530111" calcext:value-type="float">
            <text:p>-0.0530111</text:p>
          </table:table-cell>
          <table:table-cell office:value-type="string" calcext:value-type="string">
            <text:p>Acc</text:p>
          </table:table-cell>
          <table:table-cell office:value-type="float" office:value="0.198868" calcext:value-type="float">
            <text:p>0.198868</text:p>
          </table:table-cell>
          <table:table-cell office:value-type="string" calcext:value-type="string">
            <text:p>Velocity</text:p>
          </table:table-cell>
          <table:table-cell office:value-type="float" office:value="37.3981" calcext:value-type="float">
            <text:p>37.398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4136" calcext:value-type="float">
            <text:p>-1.24136</text:p>
          </table:table-cell>
          <table:table-cell office:value-type="string" calcext:value-type="string">
            <text:p>Steering</text:p>
          </table:table-cell>
          <table:table-cell office:value-type="float" office:value="-0.0464143" calcext:value-type="float">
            <text:p>-0.0464143</text:p>
          </table:table-cell>
          <table:table-cell office:value-type="string" calcext:value-type="string">
            <text:p>Acc</text:p>
          </table:table-cell>
          <table:table-cell office:value-type="float" office:value="0.199071" calcext:value-type="float">
            <text:p>0.199071</text:p>
          </table:table-cell>
          <table:table-cell office:value-type="string" calcext:value-type="string">
            <text:p>Velocity</text:p>
          </table:table-cell>
          <table:table-cell office:value-type="float" office:value="37.4038" calcext:value-type="float">
            <text:p>37.403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2665" calcext:value-type="float">
            <text:p>-1.22665</text:p>
          </table:table-cell>
          <table:table-cell office:value-type="string" calcext:value-type="string">
            <text:p>Steering</text:p>
          </table:table-cell>
          <table:table-cell office:value-type="float" office:value="-0.0484575" calcext:value-type="float">
            <text:p>-0.0484575</text:p>
          </table:table-cell>
          <table:table-cell office:value-type="string" calcext:value-type="string">
            <text:p>Acc</text:p>
          </table:table-cell>
          <table:table-cell office:value-type="float" office:value="0.198827" calcext:value-type="float">
            <text:p>0.198827</text:p>
          </table:table-cell>
          <table:table-cell office:value-type="string" calcext:value-type="string">
            <text:p>Velocity</text:p>
          </table:table-cell>
          <table:table-cell office:value-type="float" office:value="37.4114" calcext:value-type="float">
            <text:p>37.411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2849" calcext:value-type="float">
            <text:p>-1.22849</text:p>
          </table:table-cell>
          <table:table-cell office:value-type="string" calcext:value-type="string">
            <text:p>Steering</text:p>
          </table:table-cell>
          <table:table-cell office:value-type="float" office:value="-0.0576323" calcext:value-type="float">
            <text:p>-0.0576323</text:p>
          </table:table-cell>
          <table:table-cell office:value-type="string" calcext:value-type="string">
            <text:p>Acc</text:p>
          </table:table-cell>
          <table:table-cell office:value-type="float" office:value="0.198227" calcext:value-type="float">
            <text:p>0.198227</text:p>
          </table:table-cell>
          <table:table-cell office:value-type="string" calcext:value-type="string">
            <text:p>Velocity</text:p>
          </table:table-cell>
          <table:table-cell office:value-type="float" office:value="37.4176" calcext:value-type="float">
            <text:p>37.417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2498" calcext:value-type="float">
            <text:p>-1.22498</text:p>
          </table:table-cell>
          <table:table-cell office:value-type="string" calcext:value-type="string">
            <text:p>Steering</text:p>
          </table:table-cell>
          <table:table-cell office:value-type="float" office:value="-0.0719127" calcext:value-type="float">
            <text:p>-0.0719127</text:p>
          </table:table-cell>
          <table:table-cell office:value-type="string" calcext:value-type="string">
            <text:p>Acc</text:p>
          </table:table-cell>
          <table:table-cell office:value-type="float" office:value="0.197398" calcext:value-type="float">
            <text:p>0.197398</text:p>
          </table:table-cell>
          <table:table-cell office:value-type="string" calcext:value-type="string">
            <text:p>Velocity</text:p>
          </table:table-cell>
          <table:table-cell office:value-type="float" office:value="37.4217" calcext:value-type="float">
            <text:p>37.421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2092" calcext:value-type="float">
            <text:p>-1.22092</text:p>
          </table:table-cell>
          <table:table-cell office:value-type="string" calcext:value-type="string">
            <text:p>Steering</text:p>
          </table:table-cell>
          <table:table-cell office:value-type="float" office:value="-0.0863631" calcext:value-type="float">
            <text:p>-0.0863631</text:p>
          </table:table-cell>
          <table:table-cell office:value-type="string" calcext:value-type="string">
            <text:p>Acc</text:p>
          </table:table-cell>
          <table:table-cell office:value-type="float" office:value="0.196638" calcext:value-type="float">
            <text:p>0.196638</text:p>
          </table:table-cell>
          <table:table-cell office:value-type="string" calcext:value-type="string">
            <text:p>Velocity</text:p>
          </table:table-cell>
          <table:table-cell office:value-type="float" office:value="37.424" calcext:value-type="float">
            <text:p>37.42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1061" calcext:value-type="float">
            <text:p>-1.21061</text:p>
          </table:table-cell>
          <table:table-cell office:value-type="string" calcext:value-type="string">
            <text:p>Steering</text:p>
          </table:table-cell>
          <table:table-cell office:value-type="float" office:value="-0.0980904" calcext:value-type="float">
            <text:p>-0.0980904</text:p>
          </table:table-cell>
          <table:table-cell office:value-type="string" calcext:value-type="string">
            <text:p>Acc</text:p>
          </table:table-cell>
          <table:table-cell office:value-type="float" office:value="0.196068" calcext:value-type="float">
            <text:p>0.196068</text:p>
          </table:table-cell>
          <table:table-cell office:value-type="string" calcext:value-type="string">
            <text:p>Velocity</text:p>
          </table:table-cell>
          <table:table-cell office:value-type="float" office:value="37.422" calcext:value-type="float">
            <text:p>37.42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0342" calcext:value-type="float">
            <text:p>-1.20342</text:p>
          </table:table-cell>
          <table:table-cell office:value-type="string" calcext:value-type="string">
            <text:p>Steering</text:p>
          </table:table-cell>
          <table:table-cell office:value-type="float" office:value="-0.104309" calcext:value-type="float">
            <text:p>-0.104309</text:p>
          </table:table-cell>
          <table:table-cell office:value-type="string" calcext:value-type="string">
            <text:p>Acc</text:p>
          </table:table-cell>
          <table:table-cell office:value-type="float" office:value="0.195803" calcext:value-type="float">
            <text:p>0.195803</text:p>
          </table:table-cell>
          <table:table-cell office:value-type="string" calcext:value-type="string">
            <text:p>Velocity</text:p>
          </table:table-cell>
          <table:table-cell office:value-type="float" office:value="37.4176" calcext:value-type="float">
            <text:p>37.417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0259" calcext:value-type="float">
            <text:p>-1.20259</text:p>
          </table:table-cell>
          <table:table-cell office:value-type="string" calcext:value-type="string">
            <text:p>Steering</text:p>
          </table:table-cell>
          <table:table-cell office:value-type="float" office:value="-0.106044" calcext:value-type="float">
            <text:p>-0.106044</text:p>
          </table:table-cell>
          <table:table-cell office:value-type="string" calcext:value-type="string">
            <text:p>Acc</text:p>
          </table:table-cell>
          <table:table-cell office:value-type="float" office:value="0.195716" calcext:value-type="float">
            <text:p>0.195716</text:p>
          </table:table-cell>
          <table:table-cell office:value-type="string" calcext:value-type="string">
            <text:p>Velocity</text:p>
          </table:table-cell>
          <table:table-cell office:value-type="float" office:value="37.411" calcext:value-type="float">
            <text:p>37.41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6636" calcext:value-type="float">
            <text:p>-1.16636</text:p>
          </table:table-cell>
          <table:table-cell office:value-type="string" calcext:value-type="string">
            <text:p>Steering</text:p>
          </table:table-cell>
          <table:table-cell office:value-type="float" office:value="-0.099429" calcext:value-type="float">
            <text:p>-0.099429</text:p>
          </table:table-cell>
          <table:table-cell office:value-type="string" calcext:value-type="string">
            <text:p>Acc</text:p>
          </table:table-cell>
          <table:table-cell office:value-type="float" office:value="0.19592" calcext:value-type="float">
            <text:p>0.19592</text:p>
          </table:table-cell>
          <table:table-cell office:value-type="string" calcext:value-type="string">
            <text:p>Velocity</text:p>
          </table:table-cell>
          <table:table-cell office:value-type="float" office:value="37.4043" calcext:value-type="float">
            <text:p>37.404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4429" calcext:value-type="float">
            <text:p>-1.14429</text:p>
          </table:table-cell>
          <table:table-cell office:value-type="string" calcext:value-type="string">
            <text:p>Steering</text:p>
          </table:table-cell>
          <table:table-cell office:value-type="float" office:value="-0.0906706" calcext:value-type="float">
            <text:p>-0.0906706</text:p>
          </table:table-cell>
          <table:table-cell office:value-type="string" calcext:value-type="string">
            <text:p>Acc</text:p>
          </table:table-cell>
          <table:table-cell office:value-type="float" office:value="0.196233" calcext:value-type="float">
            <text:p>0.196233</text:p>
          </table:table-cell>
          <table:table-cell office:value-type="string" calcext:value-type="string">
            <text:p>Velocity</text:p>
          </table:table-cell>
          <table:table-cell office:value-type="float" office:value="37.3988" calcext:value-type="float">
            <text:p>37.398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0208" calcext:value-type="float">
            <text:p>-1.10208</text:p>
          </table:table-cell>
          <table:table-cell office:value-type="string" calcext:value-type="string">
            <text:p>Steering</text:p>
          </table:table-cell>
          <table:table-cell office:value-type="float" office:value="-0.0708395" calcext:value-type="float">
            <text:p>-0.0708395</text:p>
          </table:table-cell>
          <table:table-cell office:value-type="string" calcext:value-type="string">
            <text:p>Acc</text:p>
          </table:table-cell>
          <table:table-cell office:value-type="float" office:value="0.196908" calcext:value-type="float">
            <text:p>0.196908</text:p>
          </table:table-cell>
          <table:table-cell office:value-type="string" calcext:value-type="string">
            <text:p>Velocity</text:p>
          </table:table-cell>
          <table:table-cell office:value-type="float" office:value="37.3942" calcext:value-type="float">
            <text:p>37.394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0316" calcext:value-type="float">
            <text:p>-1.10316</text:p>
          </table:table-cell>
          <table:table-cell office:value-type="string" calcext:value-type="string">
            <text:p>Steering</text:p>
          </table:table-cell>
          <table:table-cell office:value-type="float" office:value="-0.0628073" calcext:value-type="float">
            <text:p>-0.0628073</text:p>
          </table:table-cell>
          <table:table-cell office:value-type="string" calcext:value-type="string">
            <text:p>Acc</text:p>
          </table:table-cell>
          <table:table-cell office:value-type="float" office:value="0.197229" calcext:value-type="float">
            <text:p>0.197229</text:p>
          </table:table-cell>
          <table:table-cell office:value-type="string" calcext:value-type="string">
            <text:p>Velocity</text:p>
          </table:table-cell>
          <table:table-cell office:value-type="float" office:value="37.3924" calcext:value-type="float">
            <text:p>37.392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05758" calcext:value-type="float">
            <text:p>-1.05758</text:p>
          </table:table-cell>
          <table:table-cell office:value-type="string" calcext:value-type="string">
            <text:p>Steering</text:p>
          </table:table-cell>
          <table:table-cell office:value-type="float" office:value="-0.0403373" calcext:value-type="float">
            <text:p>-0.0403373</text:p>
          </table:table-cell>
          <table:table-cell office:value-type="string" calcext:value-type="string">
            <text:p>Acc</text:p>
          </table:table-cell>
          <table:table-cell office:value-type="float" office:value="0.197964" calcext:value-type="float">
            <text:p>0.197964</text:p>
          </table:table-cell>
          <table:table-cell office:value-type="string" calcext:value-type="string">
            <text:p>Velocity</text:p>
          </table:table-cell>
          <table:table-cell office:value-type="float" office:value="37.3933" calcext:value-type="float">
            <text:p>37.393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01994" calcext:value-type="float">
            <text:p>-1.01994</text:p>
          </table:table-cell>
          <table:table-cell office:value-type="string" calcext:value-type="string">
            <text:p>Steering</text:p>
          </table:table-cell>
          <table:table-cell office:value-type="float" office:value="-0.0244062" calcext:value-type="float">
            <text:p>-0.0244062</text:p>
          </table:table-cell>
          <table:table-cell office:value-type="string" calcext:value-type="string">
            <text:p>Acc</text:p>
          </table:table-cell>
          <table:table-cell office:value-type="float" office:value="0.198521" calcext:value-type="float">
            <text:p>0.198521</text:p>
          </table:table-cell>
          <table:table-cell office:value-type="string" calcext:value-type="string">
            <text:p>Velocity</text:p>
          </table:table-cell>
          <table:table-cell office:value-type="float" office:value="37.3942" calcext:value-type="float">
            <text:p>37.394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00078" calcext:value-type="float">
            <text:p>-1.00078</text:p>
          </table:table-cell>
          <table:table-cell office:value-type="string" calcext:value-type="string">
            <text:p>Steering</text:p>
          </table:table-cell>
          <table:table-cell office:value-type="float" office:value="-0.0159587" calcext:value-type="float">
            <text:p>-0.0159587</text:p>
          </table:table-cell>
          <table:table-cell office:value-type="string" calcext:value-type="string">
            <text:p>Acc</text:p>
          </table:table-cell>
          <table:table-cell office:value-type="float" office:value="0.198753" calcext:value-type="float">
            <text:p>0.198753</text:p>
          </table:table-cell>
          <table:table-cell office:value-type="string" calcext:value-type="string">
            <text:p>Velocity</text:p>
          </table:table-cell>
          <table:table-cell office:value-type="float" office:value="37.3974" calcext:value-type="float">
            <text:p>37.397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88846" calcext:value-type="float">
            <text:p>-0.988846</text:p>
          </table:table-cell>
          <table:table-cell office:value-type="string" calcext:value-type="string">
            <text:p>Steering</text:p>
          </table:table-cell>
          <table:table-cell office:value-type="float" office:value="-0.0153049" calcext:value-type="float">
            <text:p>-0.0153049</text:p>
          </table:table-cell>
          <table:table-cell office:value-type="string" calcext:value-type="string">
            <text:p>Acc</text:p>
          </table:table-cell>
          <table:table-cell office:value-type="float" office:value="0.198675" calcext:value-type="float">
            <text:p>0.198675</text:p>
          </table:table-cell>
          <table:table-cell office:value-type="string" calcext:value-type="string">
            <text:p>Velocity</text:p>
          </table:table-cell>
          <table:table-cell office:value-type="float" office:value="37.4016" calcext:value-type="float">
            <text:p>37.401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80583" calcext:value-type="float">
            <text:p>-0.980583</text:p>
          </table:table-cell>
          <table:table-cell office:value-type="string" calcext:value-type="string">
            <text:p>Steering</text:p>
          </table:table-cell>
          <table:table-cell office:value-type="float" office:value="-0.0230876" calcext:value-type="float">
            <text:p>-0.0230876</text:p>
          </table:table-cell>
          <table:table-cell office:value-type="string" calcext:value-type="string">
            <text:p>Acc</text:p>
          </table:table-cell>
          <table:table-cell office:value-type="float" office:value="0.198258" calcext:value-type="float">
            <text:p>0.198258</text:p>
          </table:table-cell>
          <table:table-cell office:value-type="string" calcext:value-type="string">
            <text:p>Velocity</text:p>
          </table:table-cell>
          <table:table-cell office:value-type="float" office:value="37.4067" calcext:value-type="float">
            <text:p>37.406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62716" calcext:value-type="float">
            <text:p>-0.962716</text:p>
          </table:table-cell>
          <table:table-cell office:value-type="string" calcext:value-type="string">
            <text:p>Steering</text:p>
          </table:table-cell>
          <table:table-cell office:value-type="float" office:value="-0.0323864" calcext:value-type="float">
            <text:p>-0.0323864</text:p>
          </table:table-cell>
          <table:table-cell office:value-type="string" calcext:value-type="string">
            <text:p>Acc</text:p>
          </table:table-cell>
          <table:table-cell office:value-type="float" office:value="0.197785" calcext:value-type="float">
            <text:p>0.197785</text:p>
          </table:table-cell>
          <table:table-cell office:value-type="string" calcext:value-type="string">
            <text:p>Velocity</text:p>
          </table:table-cell>
          <table:table-cell office:value-type="float" office:value="37.4106" calcext:value-type="float">
            <text:p>37.410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58708" calcext:value-type="float">
            <text:p>-0.958708</text:p>
          </table:table-cell>
          <table:table-cell office:value-type="string" calcext:value-type="string">
            <text:p>Steering</text:p>
          </table:table-cell>
          <table:table-cell office:value-type="float" office:value="-0.0531776" calcext:value-type="float">
            <text:p>-0.0531776</text:p>
          </table:table-cell>
          <table:table-cell office:value-type="string" calcext:value-type="string">
            <text:p>Acc</text:p>
          </table:table-cell>
          <table:table-cell office:value-type="float" office:value="0.196948" calcext:value-type="float">
            <text:p>0.196948</text:p>
          </table:table-cell>
          <table:table-cell office:value-type="string" calcext:value-type="string">
            <text:p>Velocity</text:p>
          </table:table-cell>
          <table:table-cell office:value-type="float" office:value="37.4138" calcext:value-type="float">
            <text:p>37.413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6659" calcext:value-type="float">
            <text:p>-0.96659</text:p>
          </table:table-cell>
          <table:table-cell office:value-type="string" calcext:value-type="string">
            <text:p>Steering</text:p>
          </table:table-cell>
          <table:table-cell office:value-type="float" office:value="-0.072229" calcext:value-type="float">
            <text:p>-0.072229</text:p>
          </table:table-cell>
          <table:table-cell office:value-type="string" calcext:value-type="string">
            <text:p>Acc</text:p>
          </table:table-cell>
          <table:table-cell office:value-type="float" office:value="0.196281" calcext:value-type="float">
            <text:p>0.196281</text:p>
          </table:table-cell>
          <table:table-cell office:value-type="string" calcext:value-type="string">
            <text:p>Velocity</text:p>
          </table:table-cell>
          <table:table-cell office:value-type="float" office:value="37.4142" calcext:value-type="float">
            <text:p>37.414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55075" calcext:value-type="float">
            <text:p>-0.955075</text:p>
          </table:table-cell>
          <table:table-cell office:value-type="string" calcext:value-type="string">
            <text:p>Steering</text:p>
          </table:table-cell>
          <table:table-cell office:value-type="float" office:value="-0.087636" calcext:value-type="float">
            <text:p>-0.087636</text:p>
          </table:table-cell>
          <table:table-cell office:value-type="string" calcext:value-type="string">
            <text:p>Acc</text:p>
          </table:table-cell>
          <table:table-cell office:value-type="float" office:value="0.195774" calcext:value-type="float">
            <text:p>0.195774</text:p>
          </table:table-cell>
          <table:table-cell office:value-type="string" calcext:value-type="string">
            <text:p>Velocity</text:p>
          </table:table-cell>
          <table:table-cell office:value-type="float" office:value="37.4102" calcext:value-type="float">
            <text:p>37.410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39566" calcext:value-type="float">
            <text:p>-0.939566</text:p>
          </table:table-cell>
          <table:table-cell office:value-type="string" calcext:value-type="string">
            <text:p>Steering</text:p>
          </table:table-cell>
          <table:table-cell office:value-type="float" office:value="-0.0959319" calcext:value-type="float">
            <text:p>-0.0959319</text:p>
          </table:table-cell>
          <table:table-cell office:value-type="string" calcext:value-type="string">
            <text:p>Acc</text:p>
          </table:table-cell>
          <table:table-cell office:value-type="float" office:value="0.195525" calcext:value-type="float">
            <text:p>0.195525</text:p>
          </table:table-cell>
          <table:table-cell office:value-type="string" calcext:value-type="string">
            <text:p>Velocity</text:p>
          </table:table-cell>
          <table:table-cell office:value-type="float" office:value="37.4046" calcext:value-type="float">
            <text:p>37.404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922869" calcext:value-type="float">
            <text:p>-0.922869</text:p>
          </table:table-cell>
          <table:table-cell office:value-type="string" calcext:value-type="string">
            <text:p>Steering</text:p>
          </table:table-cell>
          <table:table-cell office:value-type="float" office:value="-0.0964149" calcext:value-type="float">
            <text:p>-0.0964149</text:p>
          </table:table-cell>
          <table:table-cell office:value-type="string" calcext:value-type="string">
            <text:p>Acc</text:p>
          </table:table-cell>
          <table:table-cell office:value-type="float" office:value="0.19553" calcext:value-type="float">
            <text:p>0.19553</text:p>
          </table:table-cell>
          <table:table-cell office:value-type="string" calcext:value-type="string">
            <text:p>Velocity</text:p>
          </table:table-cell>
          <table:table-cell office:value-type="float" office:value="37.3979" calcext:value-type="float">
            <text:p>37.397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98425" calcext:value-type="float">
            <text:p>-0.898425</text:p>
          </table:table-cell>
          <table:table-cell office:value-type="string" calcext:value-type="string">
            <text:p>Steering</text:p>
          </table:table-cell>
          <table:table-cell office:value-type="float" office:value="-0.0882604" calcext:value-type="float">
            <text:p>-0.0882604</text:p>
          </table:table-cell>
          <table:table-cell office:value-type="string" calcext:value-type="string">
            <text:p>Acc</text:p>
          </table:table-cell>
          <table:table-cell office:value-type="float" office:value="0.195784" calcext:value-type="float">
            <text:p>0.195784</text:p>
          </table:table-cell>
          <table:table-cell office:value-type="string" calcext:value-type="string">
            <text:p>Velocity</text:p>
          </table:table-cell>
          <table:table-cell office:value-type="float" office:value="37.3905" calcext:value-type="float">
            <text:p>37.390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88483" calcext:value-type="float">
            <text:p>-0.888483</text:p>
          </table:table-cell>
          <table:table-cell office:value-type="string" calcext:value-type="string">
            <text:p>Steering</text:p>
          </table:table-cell>
          <table:table-cell office:value-type="float" office:value="-0.078429" calcext:value-type="float">
            <text:p>-0.078429</text:p>
          </table:table-cell>
          <table:table-cell office:value-type="string" calcext:value-type="string">
            <text:p>Acc</text:p>
          </table:table-cell>
          <table:table-cell office:value-type="float" office:value="0.1961" calcext:value-type="float">
            <text:p>0.1961</text:p>
          </table:table-cell>
          <table:table-cell office:value-type="string" calcext:value-type="string">
            <text:p>Velocity</text:p>
          </table:table-cell>
          <table:table-cell office:value-type="float" office:value="37.3849" calcext:value-type="float">
            <text:p>37.384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54855" calcext:value-type="float">
            <text:p>-0.854855</text:p>
          </table:table-cell>
          <table:table-cell office:value-type="string" calcext:value-type="string">
            <text:p>Steering</text:p>
          </table:table-cell>
          <table:table-cell office:value-type="float" office:value="-0.0576218" calcext:value-type="float">
            <text:p>-0.0576218</text:p>
          </table:table-cell>
          <table:table-cell office:value-type="string" calcext:value-type="string">
            <text:p>Acc</text:p>
          </table:table-cell>
          <table:table-cell office:value-type="float" office:value="0.196683" calcext:value-type="float">
            <text:p>0.196683</text:p>
          </table:table-cell>
          <table:table-cell office:value-type="string" calcext:value-type="string">
            <text:p>Velocity</text:p>
          </table:table-cell>
          <table:table-cell office:value-type="float" office:value="37.381" calcext:value-type="float">
            <text:p>37.38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27349" calcext:value-type="float">
            <text:p>-0.827349</text:p>
          </table:table-cell>
          <table:table-cell office:value-type="string" calcext:value-type="string">
            <text:p>Steering</text:p>
          </table:table-cell>
          <table:table-cell office:value-type="float" office:value="-0.0362327" calcext:value-type="float">
            <text:p>-0.0362327</text:p>
          </table:table-cell>
          <table:table-cell office:value-type="string" calcext:value-type="string">
            <text:p>Acc</text:p>
          </table:table-cell>
          <table:table-cell office:value-type="float" office:value="0.19729" calcext:value-type="float">
            <text:p>0.19729</text:p>
          </table:table-cell>
          <table:table-cell office:value-type="string" calcext:value-type="string">
            <text:p>Velocity</text:p>
          </table:table-cell>
          <table:table-cell office:value-type="float" office:value="37.3787" calcext:value-type="float">
            <text:p>37.378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05145" calcext:value-type="float">
            <text:p>-0.805145</text:p>
          </table:table-cell>
          <table:table-cell office:value-type="string" calcext:value-type="string">
            <text:p>Steering</text:p>
          </table:table-cell>
          <table:table-cell office:value-type="float" office:value="-0.0177935" calcext:value-type="float">
            <text:p>-0.0177935</text:p>
          </table:table-cell>
          <table:table-cell office:value-type="string" calcext:value-type="string">
            <text:p>Acc</text:p>
          </table:table-cell>
          <table:table-cell office:value-type="float" office:value="0.1978" calcext:value-type="float">
            <text:p>0.1978</text:p>
          </table:table-cell>
          <table:table-cell office:value-type="string" calcext:value-type="string">
            <text:p>Velocity</text:p>
          </table:table-cell>
          <table:table-cell office:value-type="float" office:value="37.3792" calcext:value-type="float">
            <text:p>37.379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83796" calcext:value-type="float">
            <text:p>-0.783796</text:p>
          </table:table-cell>
          <table:table-cell office:value-type="string" calcext:value-type="string">
            <text:p>Steering</text:p>
          </table:table-cell>
          <table:table-cell office:value-type="float" office:value="-0.00651816" calcext:value-type="float">
            <text:p>-0.00651816</text:p>
          </table:table-cell>
          <table:table-cell office:value-type="string" calcext:value-type="string">
            <text:p>Acc</text:p>
          </table:table-cell>
          <table:table-cell office:value-type="float" office:value="0.198022" calcext:value-type="float">
            <text:p>0.198022</text:p>
          </table:table-cell>
          <table:table-cell office:value-type="string" calcext:value-type="string">
            <text:p>Velocity</text:p>
          </table:table-cell>
          <table:table-cell office:value-type="float" office:value="37.3806" calcext:value-type="float">
            <text:p>37.380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70275" calcext:value-type="float">
            <text:p>-0.770275</text:p>
          </table:table-cell>
          <table:table-cell office:value-type="string" calcext:value-type="string">
            <text:p>Steering</text:p>
          </table:table-cell>
          <table:table-cell office:value-type="float" office:value="-0.00308565" calcext:value-type="float">
            <text:p>-0.00308565</text:p>
          </table:table-cell>
          <table:table-cell office:value-type="string" calcext:value-type="string">
            <text:p>Acc</text:p>
          </table:table-cell>
          <table:table-cell office:value-type="float" office:value="0.19805" calcext:value-type="float">
            <text:p>0.19805</text:p>
          </table:table-cell>
          <table:table-cell office:value-type="string" calcext:value-type="string">
            <text:p>Velocity</text:p>
          </table:table-cell>
          <table:table-cell office:value-type="float" office:value="37.3833" calcext:value-type="float">
            <text:p>37.383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61805" calcext:value-type="float">
            <text:p>-0.761805</text:p>
          </table:table-cell>
          <table:table-cell office:value-type="string" calcext:value-type="string">
            <text:p>Steering</text:p>
          </table:table-cell>
          <table:table-cell office:value-type="float" office:value="-0.0071036" calcext:value-type="float">
            <text:p>-0.0071036</text:p>
          </table:table-cell>
          <table:table-cell office:value-type="string" calcext:value-type="string">
            <text:p>Acc</text:p>
          </table:table-cell>
          <table:table-cell office:value-type="float" office:value="0.197862" calcext:value-type="float">
            <text:p>0.197862</text:p>
          </table:table-cell>
          <table:table-cell office:value-type="string" calcext:value-type="string">
            <text:p>Velocity</text:p>
          </table:table-cell>
          <table:table-cell office:value-type="float" office:value="37.3859" calcext:value-type="float">
            <text:p>37.385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55525" calcext:value-type="float">
            <text:p>-0.755525</text:p>
          </table:table-cell>
          <table:table-cell office:value-type="string" calcext:value-type="string">
            <text:p>Steering</text:p>
          </table:table-cell>
          <table:table-cell office:value-type="float" office:value="-0.0184427" calcext:value-type="float">
            <text:p>-0.0184427</text:p>
          </table:table-cell>
          <table:table-cell office:value-type="string" calcext:value-type="string">
            <text:p>Acc</text:p>
          </table:table-cell>
          <table:table-cell office:value-type="float" office:value="0.197462" calcext:value-type="float">
            <text:p>0.197462</text:p>
          </table:table-cell>
          <table:table-cell office:value-type="string" calcext:value-type="string">
            <text:p>Velocity</text:p>
          </table:table-cell>
          <table:table-cell office:value-type="float" office:value="37.3886" calcext:value-type="float">
            <text:p>37.388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54939" calcext:value-type="float">
            <text:p>-0.754939</text:p>
          </table:table-cell>
          <table:table-cell office:value-type="string" calcext:value-type="string">
            <text:p>Steering</text:p>
          </table:table-cell>
          <table:table-cell office:value-type="float" office:value="-0.0331797" calcext:value-type="float">
            <text:p>-0.0331797</text:p>
          </table:table-cell>
          <table:table-cell office:value-type="string" calcext:value-type="string">
            <text:p>Acc</text:p>
          </table:table-cell>
          <table:table-cell office:value-type="float" office:value="0.197008" calcext:value-type="float">
            <text:p>0.197008</text:p>
          </table:table-cell>
          <table:table-cell office:value-type="string" calcext:value-type="string">
            <text:p>Velocity</text:p>
          </table:table-cell>
          <table:table-cell office:value-type="float" office:value="37.3905" calcext:value-type="float">
            <text:p>37.390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14196" calcext:value-type="float">
            <text:p>-0.714196</text:p>
          </table:table-cell>
          <table:table-cell office:value-type="string" calcext:value-type="string">
            <text:p>Steering</text:p>
          </table:table-cell>
          <table:table-cell office:value-type="float" office:value="-0.0441056" calcext:value-type="float">
            <text:p>-0.0441056</text:p>
          </table:table-cell>
          <table:table-cell office:value-type="string" calcext:value-type="string">
            <text:p>Acc</text:p>
          </table:table-cell>
          <table:table-cell office:value-type="float" office:value="0.196611" calcext:value-type="float">
            <text:p>0.196611</text:p>
          </table:table-cell>
          <table:table-cell office:value-type="string" calcext:value-type="string">
            <text:p>Velocity</text:p>
          </table:table-cell>
          <table:table-cell office:value-type="float" office:value="37.3913" calcext:value-type="float">
            <text:p>37.391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41044" calcext:value-type="float">
            <text:p>-0.741044</text:p>
          </table:table-cell>
          <table:table-cell office:value-type="string" calcext:value-type="string">
            <text:p>Steering</text:p>
          </table:table-cell>
          <table:table-cell office:value-type="float" office:value="-0.0658121" calcext:value-type="float">
            <text:p>-0.0658121</text:p>
          </table:table-cell>
          <table:table-cell office:value-type="string" calcext:value-type="string">
            <text:p>Acc</text:p>
          </table:table-cell>
          <table:table-cell office:value-type="float" office:value="0.196104" calcext:value-type="float">
            <text:p>0.196104</text:p>
          </table:table-cell>
          <table:table-cell office:value-type="string" calcext:value-type="string">
            <text:p>Velocity</text:p>
          </table:table-cell>
          <table:table-cell office:value-type="float" office:value="37.3899" calcext:value-type="float">
            <text:p>37.389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3479" calcext:value-type="float">
            <text:p>-0.73479</text:p>
          </table:table-cell>
          <table:table-cell office:value-type="string" calcext:value-type="string">
            <text:p>Steering</text:p>
          </table:table-cell>
          <table:table-cell office:value-type="float" office:value="-0.0799058" calcext:value-type="float">
            <text:p>-0.0799058</text:p>
          </table:table-cell>
          <table:table-cell office:value-type="string" calcext:value-type="string">
            <text:p>Acc</text:p>
          </table:table-cell>
          <table:table-cell office:value-type="float" office:value="0.195806" calcext:value-type="float">
            <text:p>0.195806</text:p>
          </table:table-cell>
          <table:table-cell office:value-type="string" calcext:value-type="string">
            <text:p>Velocity</text:p>
          </table:table-cell>
          <table:table-cell office:value-type="float" office:value="37.3871" calcext:value-type="float">
            <text:p>37.387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13463" calcext:value-type="float">
            <text:p>-0.713463</text:p>
          </table:table-cell>
          <table:table-cell office:value-type="string" calcext:value-type="string">
            <text:p>Steering</text:p>
          </table:table-cell>
          <table:table-cell office:value-type="float" office:value="-0.0857817" calcext:value-type="float">
            <text:p>-0.0857817</text:p>
          </table:table-cell>
          <table:table-cell office:value-type="string" calcext:value-type="string">
            <text:p>Acc</text:p>
          </table:table-cell>
          <table:table-cell office:value-type="float" office:value="0.195698" calcext:value-type="float">
            <text:p>0.195698</text:p>
          </table:table-cell>
          <table:table-cell office:value-type="string" calcext:value-type="string">
            <text:p>Velocity</text:p>
          </table:table-cell>
          <table:table-cell office:value-type="float" office:value="37.3812" calcext:value-type="float">
            <text:p>37.381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89204" calcext:value-type="float">
            <text:p>-0.689204</text:p>
          </table:table-cell>
          <table:table-cell office:value-type="string" calcext:value-type="string">
            <text:p>Steering</text:p>
          </table:table-cell>
          <table:table-cell office:value-type="float" office:value="-0.0821923" calcext:value-type="float">
            <text:p>-0.0821923</text:p>
          </table:table-cell>
          <table:table-cell office:value-type="string" calcext:value-type="string">
            <text:p>Acc</text:p>
          </table:table-cell>
          <table:table-cell office:value-type="float" office:value="0.195792" calcext:value-type="float">
            <text:p>0.195792</text:p>
          </table:table-cell>
          <table:table-cell office:value-type="string" calcext:value-type="string">
            <text:p>Velocity</text:p>
          </table:table-cell>
          <table:table-cell office:value-type="float" office:value="37.3744" calcext:value-type="float">
            <text:p>37.374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61615" calcext:value-type="float">
            <text:p>-0.661615</text:p>
          </table:table-cell>
          <table:table-cell office:value-type="string" calcext:value-type="string">
            <text:p>Steering</text:p>
          </table:table-cell>
          <table:table-cell office:value-type="float" office:value="-0.0682671" calcext:value-type="float">
            <text:p>-0.0682671</text:p>
          </table:table-cell>
          <table:table-cell office:value-type="string" calcext:value-type="string">
            <text:p>Acc</text:p>
          </table:table-cell>
          <table:table-cell office:value-type="float" office:value="0.196091" calcext:value-type="float">
            <text:p>0.196091</text:p>
          </table:table-cell>
          <table:table-cell office:value-type="string" calcext:value-type="string">
            <text:p>Velocity</text:p>
          </table:table-cell>
          <table:table-cell office:value-type="float" office:value="37.368" calcext:value-type="float">
            <text:p>37.36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33181" calcext:value-type="float">
            <text:p>-0.633181</text:p>
          </table:table-cell>
          <table:table-cell office:value-type="string" calcext:value-type="string">
            <text:p>Steering</text:p>
          </table:table-cell>
          <table:table-cell office:value-type="float" office:value="-0.0502809" calcext:value-type="float">
            <text:p>-0.0502809</text:p>
          </table:table-cell>
          <table:table-cell office:value-type="string" calcext:value-type="string">
            <text:p>Acc</text:p>
          </table:table-cell>
          <table:table-cell office:value-type="float" office:value="0.196461" calcext:value-type="float">
            <text:p>0.196461</text:p>
          </table:table-cell>
          <table:table-cell office:value-type="string" calcext:value-type="string">
            <text:p>Velocity</text:p>
          </table:table-cell>
          <table:table-cell office:value-type="float" office:value="37.3645" calcext:value-type="float">
            <text:p>37.364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09398" calcext:value-type="float">
            <text:p>-0.609398</text:p>
          </table:table-cell>
          <table:table-cell office:value-type="string" calcext:value-type="string">
            <text:p>Steering</text:p>
          </table:table-cell>
          <table:table-cell office:value-type="float" office:value="-0.0294332" calcext:value-type="float">
            <text:p>-0.0294332</text:p>
          </table:table-cell>
          <table:table-cell office:value-type="string" calcext:value-type="string">
            <text:p>Acc</text:p>
          </table:table-cell>
          <table:table-cell office:value-type="float" office:value="0.196905" calcext:value-type="float">
            <text:p>0.196905</text:p>
          </table:table-cell>
          <table:table-cell office:value-type="string" calcext:value-type="string">
            <text:p>Velocity</text:p>
          </table:table-cell>
          <table:table-cell office:value-type="float" office:value="37.3624" calcext:value-type="float">
            <text:p>37.362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88918" calcext:value-type="float">
            <text:p>-0.588918</text:p>
          </table:table-cell>
          <table:table-cell office:value-type="string" calcext:value-type="string">
            <text:p>Steering</text:p>
          </table:table-cell>
          <table:table-cell office:value-type="float" office:value="-0.0099803" calcext:value-type="float">
            <text:p>-0.0099803</text:p>
          </table:table-cell>
          <table:table-cell office:value-type="string" calcext:value-type="string">
            <text:p>Acc</text:p>
          </table:table-cell>
          <table:table-cell office:value-type="float" office:value="0.197328" calcext:value-type="float">
            <text:p>0.197328</text:p>
          </table:table-cell>
          <table:table-cell office:value-type="string" calcext:value-type="string">
            <text:p>Velocity</text:p>
          </table:table-cell>
          <table:table-cell office:value-type="float" office:value="37.3618" calcext:value-type="float">
            <text:p>37.361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08906" calcext:value-type="float">
            <text:p>-0.608906</text:p>
          </table:table-cell>
          <table:table-cell office:value-type="string" calcext:value-type="string">
            <text:p>Steering</text:p>
          </table:table-cell>
          <table:table-cell office:value-type="float" office:value="-0.00542781" calcext:value-type="float">
            <text:p>-0.00542781</text:p>
          </table:table-cell>
          <table:table-cell office:value-type="string" calcext:value-type="string">
            <text:p>Acc</text:p>
          </table:table-cell>
          <table:table-cell office:value-type="float" office:value="0.197464" calcext:value-type="float">
            <text:p>0.197464</text:p>
          </table:table-cell>
          <table:table-cell office:value-type="string" calcext:value-type="string">
            <text:p>Velocity</text:p>
          </table:table-cell>
          <table:table-cell office:value-type="float" office:value="37.3622" calcext:value-type="float">
            <text:p>37.362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82838" calcext:value-type="float">
            <text:p>-0.582838</text:p>
          </table:table-cell>
          <table:table-cell office:value-type="string" calcext:value-type="string">
            <text:p>Steering</text:p>
          </table:table-cell>
          <table:table-cell office:value-type="float" office:value="0.00620374" calcext:value-type="float">
            <text:p>0.00620374</text:p>
          </table:table-cell>
          <table:table-cell office:value-type="string" calcext:value-type="string">
            <text:p>Acc</text:p>
          </table:table-cell>
          <table:table-cell office:value-type="float" office:value="0.197682" calcext:value-type="float">
            <text:p>0.197682</text:p>
          </table:table-cell>
          <table:table-cell office:value-type="string" calcext:value-type="string">
            <text:p>Velocity</text:p>
          </table:table-cell>
          <table:table-cell office:value-type="float" office:value="37.3635" calcext:value-type="float">
            <text:p>37.36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7413" calcext:value-type="float">
            <text:p>-0.57413</text:p>
          </table:table-cell>
          <table:table-cell office:value-type="string" calcext:value-type="string">
            <text:p>Steering</text:p>
          </table:table-cell>
          <table:table-cell office:value-type="float" office:value="0.00842347" calcext:value-type="float">
            <text:p>0.00842347</text:p>
          </table:table-cell>
          <table:table-cell office:value-type="string" calcext:value-type="string">
            <text:p>Acc</text:p>
          </table:table-cell>
          <table:table-cell office:value-type="float" office:value="0.197735" calcext:value-type="float">
            <text:p>0.197735</text:p>
          </table:table-cell>
          <table:table-cell office:value-type="string" calcext:value-type="string">
            <text:p>Velocity</text:p>
          </table:table-cell>
          <table:table-cell office:value-type="float" office:value="37.3651" calcext:value-type="float">
            <text:p>37.365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70195" calcext:value-type="float">
            <text:p>-0.570195</text:p>
          </table:table-cell>
          <table:table-cell office:value-type="string" calcext:value-type="string">
            <text:p>Steering</text:p>
          </table:table-cell>
          <table:table-cell office:value-type="float" office:value="0.000335966" calcext:value-type="float">
            <text:p>0.000335966</text:p>
          </table:table-cell>
          <table:table-cell office:value-type="string" calcext:value-type="string">
            <text:p>Acc</text:p>
          </table:table-cell>
          <table:table-cell office:value-type="float" office:value="0.19749" calcext:value-type="float">
            <text:p>0.19749</text:p>
          </table:table-cell>
          <table:table-cell office:value-type="string" calcext:value-type="string">
            <text:p>Velocity</text:p>
          </table:table-cell>
          <table:table-cell office:value-type="float" office:value="37.3673" calcext:value-type="float">
            <text:p>37.367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52629" calcext:value-type="float">
            <text:p>-0.552629</text:p>
          </table:table-cell>
          <table:table-cell office:value-type="string" calcext:value-type="string">
            <text:p>Steering</text:p>
          </table:table-cell>
          <table:table-cell office:value-type="float" office:value="-0.0119246" calcext:value-type="float">
            <text:p>-0.0119246</text:p>
          </table:table-cell>
          <table:table-cell office:value-type="string" calcext:value-type="string">
            <text:p>Acc</text:p>
          </table:table-cell>
          <table:table-cell office:value-type="float" office:value="0.197134" calcext:value-type="float">
            <text:p>0.197134</text:p>
          </table:table-cell>
          <table:table-cell office:value-type="string" calcext:value-type="string">
            <text:p>Velocity</text:p>
          </table:table-cell>
          <table:table-cell office:value-type="float" office:value="37.3698" calcext:value-type="float">
            <text:p>37.369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58292" calcext:value-type="float">
            <text:p>-0.558292</text:p>
          </table:table-cell>
          <table:table-cell office:value-type="string" calcext:value-type="string">
            <text:p>Steering</text:p>
          </table:table-cell>
          <table:table-cell office:value-type="float" office:value="-0.0346696" calcext:value-type="float">
            <text:p>-0.0346696</text:p>
          </table:table-cell>
          <table:table-cell office:value-type="string" calcext:value-type="string">
            <text:p>Acc</text:p>
          </table:table-cell>
          <table:table-cell office:value-type="float" office:value="0.196622" calcext:value-type="float">
            <text:p>0.196622</text:p>
          </table:table-cell>
          <table:table-cell office:value-type="string" calcext:value-type="string">
            <text:p>Velocity</text:p>
          </table:table-cell>
          <table:table-cell office:value-type="float" office:value="37.371" calcext:value-type="float">
            <text:p>37.37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57182" calcext:value-type="float">
            <text:p>-0.557182</text:p>
          </table:table-cell>
          <table:table-cell office:value-type="string" calcext:value-type="string">
            <text:p>Steering</text:p>
          </table:table-cell>
          <table:table-cell office:value-type="float" office:value="-0.0565702" calcext:value-type="float">
            <text:p>-0.0565702</text:p>
          </table:table-cell>
          <table:table-cell office:value-type="string" calcext:value-type="string">
            <text:p>Acc</text:p>
          </table:table-cell>
          <table:table-cell office:value-type="float" office:value="0.196178" calcext:value-type="float">
            <text:p>0.196178</text:p>
          </table:table-cell>
          <table:table-cell office:value-type="string" calcext:value-type="string">
            <text:p>Velocity</text:p>
          </table:table-cell>
          <table:table-cell office:value-type="float" office:value="37.3709" calcext:value-type="float">
            <text:p>37.370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96542" calcext:value-type="float">
            <text:p>-0.496542</text:p>
          </table:table-cell>
          <table:table-cell office:value-type="string" calcext:value-type="string">
            <text:p>Steering</text:p>
          </table:table-cell>
          <table:table-cell office:value-type="float" office:value="-0.0683008" calcext:value-type="float">
            <text:p>-0.0683008</text:p>
          </table:table-cell>
          <table:table-cell office:value-type="string" calcext:value-type="string">
            <text:p>Acc</text:p>
          </table:table-cell>
          <table:table-cell office:value-type="float" office:value="0.195985" calcext:value-type="float">
            <text:p>0.195985</text:p>
          </table:table-cell>
          <table:table-cell office:value-type="string" calcext:value-type="string">
            <text:p>Velocity</text:p>
          </table:table-cell>
          <table:table-cell office:value-type="float" office:value="37.3685" calcext:value-type="float">
            <text:p>37.368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93373" calcext:value-type="float">
            <text:p>-0.493373</text:p>
          </table:table-cell>
          <table:table-cell office:value-type="string" calcext:value-type="string">
            <text:p>Steering</text:p>
          </table:table-cell>
          <table:table-cell office:value-type="float" office:value="-0.0844939" calcext:value-type="float">
            <text:p>-0.0844939</text:p>
          </table:table-cell>
          <table:table-cell office:value-type="string" calcext:value-type="string">
            <text:p>Acc</text:p>
          </table:table-cell>
          <table:table-cell office:value-type="float" office:value="0.195804" calcext:value-type="float">
            <text:p>0.195804</text:p>
          </table:table-cell>
          <table:table-cell office:value-type="string" calcext:value-type="string">
            <text:p>Velocity</text:p>
          </table:table-cell>
          <table:table-cell office:value-type="float" office:value="37.363" calcext:value-type="float">
            <text:p>37.36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79046" calcext:value-type="float">
            <text:p>-0.479046</text:p>
          </table:table-cell>
          <table:table-cell office:value-type="string" calcext:value-type="string">
            <text:p>Steering</text:p>
          </table:table-cell>
          <table:table-cell office:value-type="float" office:value="-0.0865256" calcext:value-type="float">
            <text:p>-0.0865256</text:p>
          </table:table-cell>
          <table:table-cell office:value-type="string" calcext:value-type="string">
            <text:p>Acc</text:p>
          </table:table-cell>
          <table:table-cell office:value-type="float" office:value="0.195798" calcext:value-type="float">
            <text:p>0.195798</text:p>
          </table:table-cell>
          <table:table-cell office:value-type="string" calcext:value-type="string">
            <text:p>Velocity</text:p>
          </table:table-cell>
          <table:table-cell office:value-type="float" office:value="37.3576" calcext:value-type="float">
            <text:p>37.357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58985" calcext:value-type="float">
            <text:p>-0.458985</text:p>
          </table:table-cell>
          <table:table-cell office:value-type="string" calcext:value-type="string">
            <text:p>Steering</text:p>
          </table:table-cell>
          <table:table-cell office:value-type="float" office:value="-0.0778653" calcext:value-type="float">
            <text:p>-0.0778653</text:p>
          </table:table-cell>
          <table:table-cell office:value-type="string" calcext:value-type="string">
            <text:p>Acc</text:p>
          </table:table-cell>
          <table:table-cell office:value-type="float" office:value="0.195927" calcext:value-type="float">
            <text:p>0.195927</text:p>
          </table:table-cell>
          <table:table-cell office:value-type="string" calcext:value-type="string">
            <text:p>Velocity</text:p>
          </table:table-cell>
          <table:table-cell office:value-type="float" office:value="37.3519" calcext:value-type="float">
            <text:p>37.351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3514" calcext:value-type="float">
            <text:p>-0.43514</text:p>
          </table:table-cell>
          <table:table-cell office:value-type="string" calcext:value-type="string">
            <text:p>Steering</text:p>
          </table:table-cell>
          <table:table-cell office:value-type="float" office:value="-0.0608108" calcext:value-type="float">
            <text:p>-0.0608108</text:p>
          </table:table-cell>
          <table:table-cell office:value-type="string" calcext:value-type="string">
            <text:p>Acc</text:p>
          </table:table-cell>
          <table:table-cell office:value-type="float" office:value="0.196165" calcext:value-type="float">
            <text:p>0.196165</text:p>
          </table:table-cell>
          <table:table-cell office:value-type="string" calcext:value-type="string">
            <text:p>Velocity</text:p>
          </table:table-cell>
          <table:table-cell office:value-type="float" office:value="37.3477" calcext:value-type="float">
            <text:p>37.347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15951" calcext:value-type="float">
            <text:p>-0.415951</text:p>
          </table:table-cell>
          <table:table-cell office:value-type="string" calcext:value-type="string">
            <text:p>Steering</text:p>
          </table:table-cell>
          <table:table-cell office:value-type="float" office:value="-0.0346286" calcext:value-type="float">
            <text:p>-0.0346286</text:p>
          </table:table-cell>
          <table:table-cell office:value-type="string" calcext:value-type="string">
            <text:p>Acc</text:p>
          </table:table-cell>
          <table:table-cell office:value-type="float" office:value="0.196567" calcext:value-type="float">
            <text:p>0.196567</text:p>
          </table:table-cell>
          <table:table-cell office:value-type="string" calcext:value-type="string">
            <text:p>Velocity</text:p>
          </table:table-cell>
          <table:table-cell office:value-type="float" office:value="37.3447" calcext:value-type="float">
            <text:p>37.344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45576" calcext:value-type="float">
            <text:p>-0.445576</text:p>
          </table:table-cell>
          <table:table-cell office:value-type="string" calcext:value-type="string">
            <text:p>Steering</text:p>
          </table:table-cell>
          <table:table-cell office:value-type="float" office:value="-0.0201154" calcext:value-type="float">
            <text:p>-0.0201154</text:p>
          </table:table-cell>
          <table:table-cell office:value-type="string" calcext:value-type="string">
            <text:p>Acc</text:p>
          </table:table-cell>
          <table:table-cell office:value-type="float" office:value="0.196864" calcext:value-type="float">
            <text:p>0.196864</text:p>
          </table:table-cell>
          <table:table-cell office:value-type="string" calcext:value-type="string">
            <text:p>Velocity</text:p>
          </table:table-cell>
          <table:table-cell office:value-type="float" office:value="37.343" calcext:value-type="float">
            <text:p>37.34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00429" calcext:value-type="float">
            <text:p>-0.400429</text:p>
          </table:table-cell>
          <table:table-cell office:value-type="string" calcext:value-type="string">
            <text:p>Steering</text:p>
          </table:table-cell>
          <table:table-cell office:value-type="float" office:value="0.00927931" calcext:value-type="float">
            <text:p>0.00927931</text:p>
          </table:table-cell>
          <table:table-cell office:value-type="string" calcext:value-type="string">
            <text:p>Acc</text:p>
          </table:table-cell>
          <table:table-cell office:value-type="float" office:value="0.197355" calcext:value-type="float">
            <text:p>0.197355</text:p>
          </table:table-cell>
          <table:table-cell office:value-type="string" calcext:value-type="string">
            <text:p>Velocity</text:p>
          </table:table-cell>
          <table:table-cell office:value-type="float" office:value="37.343" calcext:value-type="float">
            <text:p>37.34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84431" calcext:value-type="float">
            <text:p>-0.384431</text:p>
          </table:table-cell>
          <table:table-cell office:value-type="string" calcext:value-type="string">
            <text:p>Steering</text:p>
          </table:table-cell>
          <table:table-cell office:value-type="float" office:value="0.0296026" calcext:value-type="float">
            <text:p>0.0296026</text:p>
          </table:table-cell>
          <table:table-cell office:value-type="string" calcext:value-type="string">
            <text:p>Acc</text:p>
          </table:table-cell>
          <table:table-cell office:value-type="float" office:value="0.197752" calcext:value-type="float">
            <text:p>0.197752</text:p>
          </table:table-cell>
          <table:table-cell office:value-type="string" calcext:value-type="string">
            <text:p>Velocity</text:p>
          </table:table-cell>
          <table:table-cell office:value-type="float" office:value="37.3432" calcext:value-type="float">
            <text:p>37.343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79638" calcext:value-type="float">
            <text:p>-0.379638</text:p>
          </table:table-cell>
          <table:table-cell office:value-type="string" calcext:value-type="string">
            <text:p>Steering</text:p>
          </table:table-cell>
          <table:table-cell office:value-type="float" office:value="0.0384718" calcext:value-type="float">
            <text:p>0.0384718</text:p>
          </table:table-cell>
          <table:table-cell office:value-type="string" calcext:value-type="string">
            <text:p>Acc</text:p>
          </table:table-cell>
          <table:table-cell office:value-type="float" office:value="0.19794" calcext:value-type="float">
            <text:p>0.19794</text:p>
          </table:table-cell>
          <table:table-cell office:value-type="string" calcext:value-type="string">
            <text:p>Velocity</text:p>
          </table:table-cell>
          <table:table-cell office:value-type="float" office:value="37.3439" calcext:value-type="float">
            <text:p>37.343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00447" calcext:value-type="float">
            <text:p>-0.400447</text:p>
          </table:table-cell>
          <table:table-cell office:value-type="string" calcext:value-type="string">
            <text:p>Steering</text:p>
          </table:table-cell>
          <table:table-cell office:value-type="float" office:value="0.0287105" calcext:value-type="float">
            <text:p>0.0287105</text:p>
          </table:table-cell>
          <table:table-cell office:value-type="string" calcext:value-type="string">
            <text:p>Acc</text:p>
          </table:table-cell>
          <table:table-cell office:value-type="float" office:value="0.197759" calcext:value-type="float">
            <text:p>0.197759</text:p>
          </table:table-cell>
          <table:table-cell office:value-type="string" calcext:value-type="string">
            <text:p>Velocity</text:p>
          </table:table-cell>
          <table:table-cell office:value-type="float" office:value="37.3457" calcext:value-type="float">
            <text:p>37.345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99076" calcext:value-type="float">
            <text:p>-0.399076</text:p>
          </table:table-cell>
          <table:table-cell office:value-type="string" calcext:value-type="string">
            <text:p>Steering</text:p>
          </table:table-cell>
          <table:table-cell office:value-type="float" office:value="0.0123455" calcext:value-type="float">
            <text:p>0.0123455</text:p>
          </table:table-cell>
          <table:table-cell office:value-type="string" calcext:value-type="string">
            <text:p>Acc</text:p>
          </table:table-cell>
          <table:table-cell office:value-type="float" office:value="0.197402" calcext:value-type="float">
            <text:p>0.197402</text:p>
          </table:table-cell>
          <table:table-cell office:value-type="string" calcext:value-type="string">
            <text:p>Velocity</text:p>
          </table:table-cell>
          <table:table-cell office:value-type="float" office:value="37.3485" calcext:value-type="float">
            <text:p>37.348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9958" calcext:value-type="float">
            <text:p>-0.39958</text:p>
          </table:table-cell>
          <table:table-cell office:value-type="string" calcext:value-type="string">
            <text:p>Steering</text:p>
          </table:table-cell>
          <table:table-cell office:value-type="float" office:value="-0.0158686" calcext:value-type="float">
            <text:p>-0.0158686</text:p>
          </table:table-cell>
          <table:table-cell office:value-type="string" calcext:value-type="string">
            <text:p>Acc</text:p>
          </table:table-cell>
          <table:table-cell office:value-type="float" office:value="0.196835" calcext:value-type="float">
            <text:p>0.196835</text:p>
          </table:table-cell>
          <table:table-cell office:value-type="string" calcext:value-type="string">
            <text:p>Velocity</text:p>
          </table:table-cell>
          <table:table-cell office:value-type="float" office:value="37.3515" calcext:value-type="float">
            <text:p>37.351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56128" calcext:value-type="float">
            <text:p>-0.456128</text:p>
          </table:table-cell>
          <table:table-cell office:value-type="string" calcext:value-type="string">
            <text:p>Steering</text:p>
          </table:table-cell>
          <table:table-cell office:value-type="float" office:value="-0.0450129" calcext:value-type="float">
            <text:p>-0.0450129</text:p>
          </table:table-cell>
          <table:table-cell office:value-type="string" calcext:value-type="string">
            <text:p>Acc</text:p>
          </table:table-cell>
          <table:table-cell office:value-type="float" office:value="0.196395" calcext:value-type="float">
            <text:p>0.196395</text:p>
          </table:table-cell>
          <table:table-cell office:value-type="string" calcext:value-type="string">
            <text:p>Velocity</text:p>
          </table:table-cell>
          <table:table-cell office:value-type="float" office:value="37.3528" calcext:value-type="float">
            <text:p>37.35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5826" calcext:value-type="float">
            <text:p>-0.45826</text:p>
          </table:table-cell>
          <table:table-cell office:value-type="string" calcext:value-type="string">
            <text:p>Steering</text:p>
          </table:table-cell>
          <table:table-cell office:value-type="float" office:value="-0.0711641" calcext:value-type="float">
            <text:p>-0.0711641</text:p>
          </table:table-cell>
          <table:table-cell office:value-type="string" calcext:value-type="string">
            <text:p>Acc</text:p>
          </table:table-cell>
          <table:table-cell office:value-type="float" office:value="0.19599" calcext:value-type="float">
            <text:p>0.19599</text:p>
          </table:table-cell>
          <table:table-cell office:value-type="string" calcext:value-type="string">
            <text:p>Velocity</text:p>
          </table:table-cell>
          <table:table-cell office:value-type="float" office:value="37.3502" calcext:value-type="float">
            <text:p>37.350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04782" calcext:value-type="float">
            <text:p>-0.404782</text:p>
          </table:table-cell>
          <table:table-cell office:value-type="string" calcext:value-type="string">
            <text:p>Steering</text:p>
          </table:table-cell>
          <table:table-cell office:value-type="float" office:value="-0.0748863" calcext:value-type="float">
            <text:p>-0.0748863</text:p>
          </table:table-cell>
          <table:table-cell office:value-type="string" calcext:value-type="string">
            <text:p>Acc</text:p>
          </table:table-cell>
          <table:table-cell office:value-type="float" office:value="0.195912" calcext:value-type="float">
            <text:p>0.195912</text:p>
          </table:table-cell>
          <table:table-cell office:value-type="string" calcext:value-type="string">
            <text:p>Velocity</text:p>
          </table:table-cell>
          <table:table-cell office:value-type="float" office:value="37.3466" calcext:value-type="float">
            <text:p>37.346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18139" calcext:value-type="float">
            <text:p>-0.418139</text:p>
          </table:table-cell>
          <table:table-cell office:value-type="string" calcext:value-type="string">
            <text:p>Steering</text:p>
          </table:table-cell>
          <table:table-cell office:value-type="float" office:value="-0.0839694" calcext:value-type="float">
            <text:p>-0.0839694</text:p>
          </table:table-cell>
          <table:table-cell office:value-type="string" calcext:value-type="string">
            <text:p>Acc</text:p>
          </table:table-cell>
          <table:table-cell office:value-type="float" office:value="0.195866" calcext:value-type="float">
            <text:p>0.195866</text:p>
          </table:table-cell>
          <table:table-cell office:value-type="string" calcext:value-type="string">
            <text:p>Velocity</text:p>
          </table:table-cell>
          <table:table-cell office:value-type="float" office:value="37.339" calcext:value-type="float">
            <text:p>37.33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16677" calcext:value-type="float">
            <text:p>-0.416677</text:p>
          </table:table-cell>
          <table:table-cell office:value-type="string" calcext:value-type="string">
            <text:p>Steering</text:p>
          </table:table-cell>
          <table:table-cell office:value-type="float" office:value="-0.0787101" calcext:value-type="float">
            <text:p>-0.0787101</text:p>
          </table:table-cell>
          <table:table-cell office:value-type="string" calcext:value-type="string">
            <text:p>Acc</text:p>
          </table:table-cell>
          <table:table-cell office:value-type="float" office:value="0.195981" calcext:value-type="float">
            <text:p>0.195981</text:p>
          </table:table-cell>
          <table:table-cell office:value-type="string" calcext:value-type="string">
            <text:p>Velocity</text:p>
          </table:table-cell>
          <table:table-cell office:value-type="float" office:value="37.3345" calcext:value-type="float">
            <text:p>37.334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05286" calcext:value-type="float">
            <text:p>-0.405286</text:p>
          </table:table-cell>
          <table:table-cell office:value-type="string" calcext:value-type="string">
            <text:p>Steering</text:p>
          </table:table-cell>
          <table:table-cell office:value-type="float" office:value="-0.0626604" calcext:value-type="float">
            <text:p>-0.0626604</text:p>
          </table:table-cell>
          <table:table-cell office:value-type="string" calcext:value-type="string">
            <text:p>Acc</text:p>
          </table:table-cell>
          <table:table-cell office:value-type="float" office:value="0.196239" calcext:value-type="float">
            <text:p>0.196239</text:p>
          </table:table-cell>
          <table:table-cell office:value-type="string" calcext:value-type="string">
            <text:p>Velocity</text:p>
          </table:table-cell>
          <table:table-cell office:value-type="float" office:value="37.3299" calcext:value-type="float">
            <text:p>37.329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59893" calcext:value-type="float">
            <text:p>-0.359893</text:p>
          </table:table-cell>
          <table:table-cell office:value-type="string" calcext:value-type="string">
            <text:p>Steering</text:p>
          </table:table-cell>
          <table:table-cell office:value-type="float" office:value="-0.0390046" calcext:value-type="float">
            <text:p>-0.0390046</text:p>
          </table:table-cell>
          <table:table-cell office:value-type="string" calcext:value-type="string">
            <text:p>Acc</text:p>
          </table:table-cell>
          <table:table-cell office:value-type="float" office:value="0.196569" calcext:value-type="float">
            <text:p>0.196569</text:p>
          </table:table-cell>
          <table:table-cell office:value-type="string" calcext:value-type="string">
            <text:p>Velocity</text:p>
          </table:table-cell>
          <table:table-cell office:value-type="float" office:value="37.3272" calcext:value-type="float">
            <text:p>37.327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50828" calcext:value-type="float">
            <text:p>-0.350828</text:p>
          </table:table-cell>
          <table:table-cell office:value-type="string" calcext:value-type="string">
            <text:p>Steering</text:p>
          </table:table-cell>
          <table:table-cell office:value-type="float" office:value="-0.0127532" calcext:value-type="float">
            <text:p>-0.0127532</text:p>
          </table:table-cell>
          <table:table-cell office:value-type="string" calcext:value-type="string">
            <text:p>Acc</text:p>
          </table:table-cell>
          <table:table-cell office:value-type="float" office:value="0.197012" calcext:value-type="float">
            <text:p>0.197012</text:p>
          </table:table-cell>
          <table:table-cell office:value-type="string" calcext:value-type="string">
            <text:p>Velocity</text:p>
          </table:table-cell>
          <table:table-cell office:value-type="float" office:value="37.3263" calcext:value-type="float">
            <text:p>37.326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38342" calcext:value-type="float">
            <text:p>-0.338342</text:p>
          </table:table-cell>
          <table:table-cell office:value-type="string" calcext:value-type="string">
            <text:p>Steering</text:p>
          </table:table-cell>
          <table:table-cell office:value-type="float" office:value="0.0094969" calcext:value-type="float">
            <text:p>0.0094969</text:p>
          </table:table-cell>
          <table:table-cell office:value-type="string" calcext:value-type="string">
            <text:p>Acc</text:p>
          </table:table-cell>
          <table:table-cell office:value-type="float" office:value="0.197399" calcext:value-type="float">
            <text:p>0.197399</text:p>
          </table:table-cell>
          <table:table-cell office:value-type="string" calcext:value-type="string">
            <text:p>Velocity</text:p>
          </table:table-cell>
          <table:table-cell office:value-type="float" office:value="37.3266" calcext:value-type="float">
            <text:p>37.326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37849" calcext:value-type="float">
            <text:p>-0.337849</text:p>
          </table:table-cell>
          <table:table-cell office:value-type="string" calcext:value-type="string">
            <text:p>Steering</text:p>
          </table:table-cell>
          <table:table-cell office:value-type="float" office:value="0.024939" calcext:value-type="float">
            <text:p>0.024939</text:p>
          </table:table-cell>
          <table:table-cell office:value-type="string" calcext:value-type="string">
            <text:p>Acc</text:p>
          </table:table-cell>
          <table:table-cell office:value-type="float" office:value="0.197684" calcext:value-type="float">
            <text:p>0.197684</text:p>
          </table:table-cell>
          <table:table-cell office:value-type="string" calcext:value-type="string">
            <text:p>Velocity</text:p>
          </table:table-cell>
          <table:table-cell office:value-type="float" office:value="37.3274" calcext:value-type="float">
            <text:p>37.327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42267" calcext:value-type="float">
            <text:p>-0.342267</text:p>
          </table:table-cell>
          <table:table-cell office:value-type="string" calcext:value-type="string">
            <text:p>Steering</text:p>
          </table:table-cell>
          <table:table-cell office:value-type="float" office:value="0.0306232" calcext:value-type="float">
            <text:p>0.0306232</text:p>
          </table:table-cell>
          <table:table-cell office:value-type="string" calcext:value-type="string">
            <text:p>Acc</text:p>
          </table:table-cell>
          <table:table-cell office:value-type="float" office:value="0.197783" calcext:value-type="float">
            <text:p>0.197783</text:p>
          </table:table-cell>
          <table:table-cell office:value-type="string" calcext:value-type="string">
            <text:p>Velocity</text:p>
          </table:table-cell>
          <table:table-cell office:value-type="float" office:value="37.3287" calcext:value-type="float">
            <text:p>37.328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52288" calcext:value-type="float">
            <text:p>-0.352288</text:p>
          </table:table-cell>
          <table:table-cell office:value-type="string" calcext:value-type="string">
            <text:p>Steering</text:p>
          </table:table-cell>
          <table:table-cell office:value-type="float" office:value="0.0243035" calcext:value-type="float">
            <text:p>0.0243035</text:p>
          </table:table-cell>
          <table:table-cell office:value-type="string" calcext:value-type="string">
            <text:p>Acc</text:p>
          </table:table-cell>
          <table:table-cell office:value-type="float" office:value="0.19764" calcext:value-type="float">
            <text:p>0.19764</text:p>
          </table:table-cell>
          <table:table-cell office:value-type="string" calcext:value-type="string">
            <text:p>Velocity</text:p>
          </table:table-cell>
          <table:table-cell office:value-type="float" office:value="37.331" calcext:value-type="float">
            <text:p>37.33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62937" calcext:value-type="float">
            <text:p>-0.362937</text:p>
          </table:table-cell>
          <table:table-cell office:value-type="string" calcext:value-type="string">
            <text:p>Steering</text:p>
          </table:table-cell>
          <table:table-cell office:value-type="float" office:value="0.00697885" calcext:value-type="float">
            <text:p>0.00697885</text:p>
          </table:table-cell>
          <table:table-cell office:value-type="string" calcext:value-type="string">
            <text:p>Acc</text:p>
          </table:table-cell>
          <table:table-cell office:value-type="float" office:value="0.197294" calcext:value-type="float">
            <text:p>0.197294</text:p>
          </table:table-cell>
          <table:table-cell office:value-type="string" calcext:value-type="string">
            <text:p>Velocity</text:p>
          </table:table-cell>
          <table:table-cell office:value-type="float" office:value="37.3338" calcext:value-type="float">
            <text:p>37.333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76219" calcext:value-type="float">
            <text:p>-0.376219</text:p>
          </table:table-cell>
          <table:table-cell office:value-type="string" calcext:value-type="string">
            <text:p>Steering</text:p>
          </table:table-cell>
          <table:table-cell office:value-type="float" office:value="-0.0158375" calcext:value-type="float">
            <text:p>-0.0158375</text:p>
          </table:table-cell>
          <table:table-cell office:value-type="string" calcext:value-type="string">
            <text:p>Acc</text:p>
          </table:table-cell>
          <table:table-cell office:value-type="float" office:value="0.196892" calcext:value-type="float">
            <text:p>0.196892</text:p>
          </table:table-cell>
          <table:table-cell office:value-type="string" calcext:value-type="string">
            <text:p>Velocity</text:p>
          </table:table-cell>
          <table:table-cell office:value-type="float" office:value="37.3362" calcext:value-type="float">
            <text:p>37.336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46753" calcext:value-type="float">
            <text:p>-0.346753</text:p>
          </table:table-cell>
          <table:table-cell office:value-type="string" calcext:value-type="string">
            <text:p>Steering</text:p>
          </table:table-cell>
          <table:table-cell office:value-type="float" office:value="-0.0273221" calcext:value-type="float">
            <text:p>-0.0273221</text:p>
          </table:table-cell>
          <table:table-cell office:value-type="string" calcext:value-type="string">
            <text:p>Acc</text:p>
          </table:table-cell>
          <table:table-cell office:value-type="float" office:value="0.196666" calcext:value-type="float">
            <text:p>0.196666</text:p>
          </table:table-cell>
          <table:table-cell office:value-type="string" calcext:value-type="string">
            <text:p>Velocity</text:p>
          </table:table-cell>
          <table:table-cell office:value-type="float" office:value="37.3374" calcext:value-type="float">
            <text:p>37.337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73423" calcext:value-type="float">
            <text:p>-0.373423</text:p>
          </table:table-cell>
          <table:table-cell office:value-type="string" calcext:value-type="string">
            <text:p>Steering</text:p>
          </table:table-cell>
          <table:table-cell office:value-type="float" office:value="-0.0532234" calcext:value-type="float">
            <text:p>-0.0532234</text:p>
          </table:table-cell>
          <table:table-cell office:value-type="string" calcext:value-type="string">
            <text:p>Acc</text:p>
          </table:table-cell>
          <table:table-cell office:value-type="float" office:value="0.196335" calcext:value-type="float">
            <text:p>0.196335</text:p>
          </table:table-cell>
          <table:table-cell office:value-type="string" calcext:value-type="string">
            <text:p>Velocity</text:p>
          </table:table-cell>
          <table:table-cell office:value-type="float" office:value="37.3363" calcext:value-type="float">
            <text:p>37.336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82292" calcext:value-type="float">
            <text:p>-0.382292</text:p>
          </table:table-cell>
          <table:table-cell office:value-type="string" calcext:value-type="string">
            <text:p>Steering</text:p>
          </table:table-cell>
          <table:table-cell office:value-type="float" office:value="-0.0704823" calcext:value-type="float">
            <text:p>-0.0704823</text:p>
          </table:table-cell>
          <table:table-cell office:value-type="string" calcext:value-type="string">
            <text:p>Acc</text:p>
          </table:table-cell>
          <table:table-cell office:value-type="float" office:value="0.196145" calcext:value-type="float">
            <text:p>0.196145</text:p>
          </table:table-cell>
          <table:table-cell office:value-type="string" calcext:value-type="string">
            <text:p>Velocity</text:p>
          </table:table-cell>
          <table:table-cell office:value-type="float" office:value="37.3347" calcext:value-type="float">
            <text:p>37.334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64254" calcext:value-type="float">
            <text:p>-0.364254</text:p>
          </table:table-cell>
          <table:table-cell office:value-type="string" calcext:value-type="string">
            <text:p>Steering</text:p>
          </table:table-cell>
          <table:table-cell office:value-type="float" office:value="-0.0792337" calcext:value-type="float">
            <text:p>-0.0792337</text:p>
          </table:table-cell>
          <table:table-cell office:value-type="string" calcext:value-type="string">
            <text:p>Acc</text:p>
          </table:table-cell>
          <table:table-cell office:value-type="float" office:value="0.196119" calcext:value-type="float">
            <text:p>0.196119</text:p>
          </table:table-cell>
          <table:table-cell office:value-type="string" calcext:value-type="string">
            <text:p>Velocity</text:p>
          </table:table-cell>
          <table:table-cell office:value-type="float" office:value="37.3306" calcext:value-type="float">
            <text:p>37.330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53635" calcext:value-type="float">
            <text:p>-0.353635</text:p>
          </table:table-cell>
          <table:table-cell office:value-type="string" calcext:value-type="string">
            <text:p>Steering</text:p>
          </table:table-cell>
          <table:table-cell office:value-type="float" office:value="-0.0758205" calcext:value-type="float">
            <text:p>-0.0758205</text:p>
          </table:table-cell>
          <table:table-cell office:value-type="string" calcext:value-type="string">
            <text:p>Acc</text:p>
          </table:table-cell>
          <table:table-cell office:value-type="float" office:value="0.196182" calcext:value-type="float">
            <text:p>0.196182</text:p>
          </table:table-cell>
          <table:table-cell office:value-type="string" calcext:value-type="string">
            <text:p>Velocity</text:p>
          </table:table-cell>
          <table:table-cell office:value-type="float" office:value="37.3259" calcext:value-type="float">
            <text:p>37.325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38308" calcext:value-type="float">
            <text:p>-0.338308</text:p>
          </table:table-cell>
          <table:table-cell office:value-type="string" calcext:value-type="string">
            <text:p>Steering</text:p>
          </table:table-cell>
          <table:table-cell office:value-type="float" office:value="-0.0614439" calcext:value-type="float">
            <text:p>-0.0614439</text:p>
          </table:table-cell>
          <table:table-cell office:value-type="string" calcext:value-type="string">
            <text:p>Acc</text:p>
          </table:table-cell>
          <table:table-cell office:value-type="float" office:value="0.196349" calcext:value-type="float">
            <text:p>0.196349</text:p>
          </table:table-cell>
          <table:table-cell office:value-type="string" calcext:value-type="string">
            <text:p>Velocity</text:p>
          </table:table-cell>
          <table:table-cell office:value-type="float" office:value="37.322" calcext:value-type="float">
            <text:p>37.32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18863" calcext:value-type="float">
            <text:p>-0.318863</text:p>
          </table:table-cell>
          <table:table-cell office:value-type="string" calcext:value-type="string">
            <text:p>Steering</text:p>
          </table:table-cell>
          <table:table-cell office:value-type="float" office:value="-0.0411177" calcext:value-type="float">
            <text:p>-0.0411177</text:p>
          </table:table-cell>
          <table:table-cell office:value-type="string" calcext:value-type="string">
            <text:p>Acc</text:p>
          </table:table-cell>
          <table:table-cell office:value-type="float" office:value="0.19658" calcext:value-type="float">
            <text:p>0.19658</text:p>
          </table:table-cell>
          <table:table-cell office:value-type="string" calcext:value-type="string">
            <text:p>Velocity</text:p>
          </table:table-cell>
          <table:table-cell office:value-type="float" office:value="37.32" calcext:value-type="float">
            <text:p>37.3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0029" calcext:value-type="float">
            <text:p>-0.30029</text:p>
          </table:table-cell>
          <table:table-cell office:value-type="string" calcext:value-type="string">
            <text:p>Steering</text:p>
          </table:table-cell>
          <table:table-cell office:value-type="float" office:value="-0.0182542" calcext:value-type="float">
            <text:p>-0.0182542</text:p>
          </table:table-cell>
          <table:table-cell office:value-type="string" calcext:value-type="string">
            <text:p>Acc</text:p>
          </table:table-cell>
          <table:table-cell office:value-type="float" office:value="0.196857" calcext:value-type="float">
            <text:p>0.196857</text:p>
          </table:table-cell>
          <table:table-cell office:value-type="string" calcext:value-type="string">
            <text:p>Velocity</text:p>
          </table:table-cell>
          <table:table-cell office:value-type="float" office:value="37.3196" calcext:value-type="float">
            <text:p>37.319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89802" calcext:value-type="float">
            <text:p>-0.289802</text:p>
          </table:table-cell>
          <table:table-cell office:value-type="string" calcext:value-type="string">
            <text:p>Steering</text:p>
          </table:table-cell>
          <table:table-cell office:value-type="float" office:value="0.00468629" calcext:value-type="float">
            <text:p>0.00468629</text:p>
          </table:table-cell>
          <table:table-cell office:value-type="string" calcext:value-type="string">
            <text:p>Acc</text:p>
          </table:table-cell>
          <table:table-cell office:value-type="float" office:value="0.19717" calcext:value-type="float">
            <text:p>0.19717</text:p>
          </table:table-cell>
          <table:table-cell office:value-type="string" calcext:value-type="string">
            <text:p>Velocity</text:p>
          </table:table-cell>
          <table:table-cell office:value-type="float" office:value="37.3198" calcext:value-type="float">
            <text:p>37.319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22895" calcext:value-type="float">
            <text:p>-0.322895</text:p>
          </table:table-cell>
          <table:table-cell office:value-type="string" calcext:value-type="string">
            <text:p>Steering</text:p>
          </table:table-cell>
          <table:table-cell office:value-type="float" office:value="0.0110478" calcext:value-type="float">
            <text:p>0.0110478</text:p>
          </table:table-cell>
          <table:table-cell office:value-type="string" calcext:value-type="string">
            <text:p>Acc</text:p>
          </table:table-cell>
          <table:table-cell office:value-type="float" office:value="0.1973" calcext:value-type="float">
            <text:p>0.1973</text:p>
          </table:table-cell>
          <table:table-cell office:value-type="string" calcext:value-type="string">
            <text:p>Velocity</text:p>
          </table:table-cell>
          <table:table-cell office:value-type="float" office:value="37.3204" calcext:value-type="float">
            <text:p>37.320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96312" calcext:value-type="float">
            <text:p>-0.296312</text:p>
          </table:table-cell>
          <table:table-cell office:value-type="string" calcext:value-type="string">
            <text:p>Steering</text:p>
          </table:table-cell>
          <table:table-cell office:value-type="float" office:value="0.026948" calcext:value-type="float">
            <text:p>0.026948</text:p>
          </table:table-cell>
          <table:table-cell office:value-type="string" calcext:value-type="string">
            <text:p>Acc</text:p>
          </table:table-cell>
          <table:table-cell office:value-type="float" office:value="0.197516" calcext:value-type="float">
            <text:p>0.197516</text:p>
          </table:table-cell>
          <table:table-cell office:value-type="string" calcext:value-type="string">
            <text:p>Velocity</text:p>
          </table:table-cell>
          <table:table-cell office:value-type="float" office:value="37.3211" calcext:value-type="float">
            <text:p>37.321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92009" calcext:value-type="float">
            <text:p>-0.292009</text:p>
          </table:table-cell>
          <table:table-cell office:value-type="string" calcext:value-type="string">
            <text:p>Steering</text:p>
          </table:table-cell>
          <table:table-cell office:value-type="float" office:value="0.0315791" calcext:value-type="float">
            <text:p>0.0315791</text:p>
          </table:table-cell>
          <table:table-cell office:value-type="string" calcext:value-type="string">
            <text:p>Acc</text:p>
          </table:table-cell>
          <table:table-cell office:value-type="float" office:value="0.197577" calcext:value-type="float">
            <text:p>0.197577</text:p>
          </table:table-cell>
          <table:table-cell office:value-type="string" calcext:value-type="string">
            <text:p>Velocity</text:p>
          </table:table-cell>
          <table:table-cell office:value-type="float" office:value="37.3223" calcext:value-type="float">
            <text:p>37.322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03232" calcext:value-type="float">
            <text:p>-0.303232</text:p>
          </table:table-cell>
          <table:table-cell office:value-type="string" calcext:value-type="string">
            <text:p>Steering</text:p>
          </table:table-cell>
          <table:table-cell office:value-type="float" office:value="0.0258255" calcext:value-type="float">
            <text:p>0.0258255</text:p>
          </table:table-cell>
          <table:table-cell office:value-type="string" calcext:value-type="string">
            <text:p>Acc</text:p>
          </table:table-cell>
          <table:table-cell office:value-type="float" office:value="0.197484" calcext:value-type="float">
            <text:p>0.197484</text:p>
          </table:table-cell>
          <table:table-cell office:value-type="string" calcext:value-type="string">
            <text:p>Velocity</text:p>
          </table:table-cell>
          <table:table-cell office:value-type="float" office:value="37.3235" calcext:value-type="float">
            <text:p>37.32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99687" calcext:value-type="float">
            <text:p>-0.399687</text:p>
          </table:table-cell>
          <table:table-cell office:value-type="string" calcext:value-type="string">
            <text:p>Steering</text:p>
          </table:table-cell>
          <table:table-cell office:value-type="float" office:value="0.00816179" calcext:value-type="float">
            <text:p>0.00816179</text:p>
          </table:table-cell>
          <table:table-cell office:value-type="string" calcext:value-type="string">
            <text:p>Acc</text:p>
          </table:table-cell>
          <table:table-cell office:value-type="float" office:value="0.197141" calcext:value-type="float">
            <text:p>0.197141</text:p>
          </table:table-cell>
          <table:table-cell office:value-type="string" calcext:value-type="string">
            <text:p>Velocity</text:p>
          </table:table-cell>
          <table:table-cell office:value-type="float" office:value="37.3257" calcext:value-type="float">
            <text:p>37.325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83931" calcext:value-type="float">
            <text:p>-0.383931</text:p>
          </table:table-cell>
          <table:table-cell office:value-type="string" calcext:value-type="string">
            <text:p>Steering</text:p>
          </table:table-cell>
          <table:table-cell office:value-type="float" office:value="-0.0155496" calcext:value-type="float">
            <text:p>-0.0155496</text:p>
          </table:table-cell>
          <table:table-cell office:value-type="string" calcext:value-type="string">
            <text:p>Acc</text:p>
          </table:table-cell>
          <table:table-cell office:value-type="float" office:value="0.196851" calcext:value-type="float">
            <text:p>0.196851</text:p>
          </table:table-cell>
          <table:table-cell office:value-type="string" calcext:value-type="string">
            <text:p>Velocity</text:p>
          </table:table-cell>
          <table:table-cell office:value-type="float" office:value="37.3278" calcext:value-type="float">
            <text:p>37.327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29632" calcext:value-type="float">
            <text:p>-0.329632</text:p>
          </table:table-cell>
          <table:table-cell office:value-type="string" calcext:value-type="string">
            <text:p>Steering</text:p>
          </table:table-cell>
          <table:table-cell office:value-type="float" office:value="-0.0273802" calcext:value-type="float">
            <text:p>-0.0273802</text:p>
          </table:table-cell>
          <table:table-cell office:value-type="string" calcext:value-type="string">
            <text:p>Acc</text:p>
          </table:table-cell>
          <table:table-cell office:value-type="float" office:value="0.196687" calcext:value-type="float">
            <text:p>0.196687</text:p>
          </table:table-cell>
          <table:table-cell office:value-type="string" calcext:value-type="string">
            <text:p>Velocity</text:p>
          </table:table-cell>
          <table:table-cell office:value-type="float" office:value="37.3289" calcext:value-type="float">
            <text:p>37.328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34262" calcext:value-type="float">
            <text:p>-0.334262</text:p>
          </table:table-cell>
          <table:table-cell office:value-type="string" calcext:value-type="string">
            <text:p>Steering</text:p>
          </table:table-cell>
          <table:table-cell office:value-type="float" office:value="-0.0533499" calcext:value-type="float">
            <text:p>-0.0533499</text:p>
          </table:table-cell>
          <table:table-cell office:value-type="string" calcext:value-type="string">
            <text:p>Acc</text:p>
          </table:table-cell>
          <table:table-cell office:value-type="float" office:value="0.19647" calcext:value-type="float">
            <text:p>0.19647</text:p>
          </table:table-cell>
          <table:table-cell office:value-type="string" calcext:value-type="string">
            <text:p>Velocity</text:p>
          </table:table-cell>
          <table:table-cell office:value-type="float" office:value="37.328" calcext:value-type="float">
            <text:p>37.3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24474" calcext:value-type="float">
            <text:p>-0.324474</text:p>
          </table:table-cell>
          <table:table-cell office:value-type="string" calcext:value-type="string">
            <text:p>Steering</text:p>
          </table:table-cell>
          <table:table-cell office:value-type="float" office:value="-0.0689648" calcext:value-type="float">
            <text:p>-0.0689648</text:p>
          </table:table-cell>
          <table:table-cell office:value-type="string" calcext:value-type="string">
            <text:p>Acc</text:p>
          </table:table-cell>
          <table:table-cell office:value-type="float" office:value="0.196359" calcext:value-type="float">
            <text:p>0.196359</text:p>
          </table:table-cell>
          <table:table-cell office:value-type="string" calcext:value-type="string">
            <text:p>Velocity</text:p>
          </table:table-cell>
          <table:table-cell office:value-type="float" office:value="37.3259" calcext:value-type="float">
            <text:p>37.325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08711" calcext:value-type="float">
            <text:p>-0.308711</text:p>
          </table:table-cell>
          <table:table-cell office:value-type="string" calcext:value-type="string">
            <text:p>Steering</text:p>
          </table:table-cell>
          <table:table-cell office:value-type="float" office:value="-0.0721248" calcext:value-type="float">
            <text:p>-0.0721248</text:p>
          </table:table-cell>
          <table:table-cell office:value-type="string" calcext:value-type="string">
            <text:p>Acc</text:p>
          </table:table-cell>
          <table:table-cell office:value-type="float" office:value="0.196348" calcext:value-type="float">
            <text:p>0.196348</text:p>
          </table:table-cell>
          <table:table-cell office:value-type="string" calcext:value-type="string">
            <text:p>Velocity</text:p>
          </table:table-cell>
          <table:table-cell office:value-type="float" office:value="37.3222" calcext:value-type="float">
            <text:p>37.322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76383" calcext:value-type="float">
            <text:p>-0.176383</text:p>
          </table:table-cell>
          <table:table-cell office:value-type="string" calcext:value-type="string">
            <text:p>Steering</text:p>
          </table:table-cell>
          <table:table-cell office:value-type="float" office:value="-0.0573279" calcext:value-type="float">
            <text:p>-0.0573279</text:p>
          </table:table-cell>
          <table:table-cell office:value-type="string" calcext:value-type="string">
            <text:p>Acc</text:p>
          </table:table-cell>
          <table:table-cell office:value-type="float" office:value="0.196252" calcext:value-type="float">
            <text:p>0.196252</text:p>
          </table:table-cell>
          <table:table-cell office:value-type="string" calcext:value-type="string">
            <text:p>Velocity</text:p>
          </table:table-cell>
          <table:table-cell office:value-type="float" office:value="37.3187" calcext:value-type="float">
            <text:p>37.318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82689" calcext:value-type="float">
            <text:p>-0.182689</text:p>
          </table:table-cell>
          <table:table-cell office:value-type="string" calcext:value-type="string">
            <text:p>Steering</text:p>
          </table:table-cell>
          <table:table-cell office:value-type="float" office:value="-0.0335071" calcext:value-type="float">
            <text:p>-0.0335071</text:p>
          </table:table-cell>
          <table:table-cell office:value-type="string" calcext:value-type="string">
            <text:p>Acc</text:p>
          </table:table-cell>
          <table:table-cell office:value-type="float" office:value="0.196562" calcext:value-type="float">
            <text:p>0.196562</text:p>
          </table:table-cell>
          <table:table-cell office:value-type="string" calcext:value-type="string">
            <text:p>Velocity</text:p>
          </table:table-cell>
          <table:table-cell office:value-type="float" office:value="37.3163" calcext:value-type="float">
            <text:p>37.316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96547" calcext:value-type="float">
            <text:p>-0.196547</text:p>
          </table:table-cell>
          <table:table-cell office:value-type="string" calcext:value-type="string">
            <text:p>Steering</text:p>
          </table:table-cell>
          <table:table-cell office:value-type="float" office:value="-0.0035665" calcext:value-type="float">
            <text:p>-0.0035665</text:p>
          </table:table-cell>
          <table:table-cell office:value-type="string" calcext:value-type="string">
            <text:p>Acc</text:p>
          </table:table-cell>
          <table:table-cell office:value-type="float" office:value="0.196999" calcext:value-type="float">
            <text:p>0.196999</text:p>
          </table:table-cell>
          <table:table-cell office:value-type="string" calcext:value-type="string">
            <text:p>Velocity</text:p>
          </table:table-cell>
          <table:table-cell office:value-type="float" office:value="37.3153" calcext:value-type="float">
            <text:p>37.315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87844" calcext:value-type="float">
            <text:p>-0.187844</text:p>
          </table:table-cell>
          <table:table-cell office:value-type="string" calcext:value-type="string">
            <text:p>Steering</text:p>
          </table:table-cell>
          <table:table-cell office:value-type="float" office:value="0.0207062" calcext:value-type="float">
            <text:p>0.0207062</text:p>
          </table:table-cell>
          <table:table-cell office:value-type="string" calcext:value-type="string">
            <text:p>Acc</text:p>
          </table:table-cell>
          <table:table-cell office:value-type="float" office:value="0.197369" calcext:value-type="float">
            <text:p>0.197369</text:p>
          </table:table-cell>
          <table:table-cell office:value-type="string" calcext:value-type="string">
            <text:p>Velocity</text:p>
          </table:table-cell>
          <table:table-cell office:value-type="float" office:value="37.3153" calcext:value-type="float">
            <text:p>37.315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95525" calcext:value-type="float">
            <text:p>-0.195525</text:p>
          </table:table-cell>
          <table:table-cell office:value-type="string" calcext:value-type="string">
            <text:p>Steering</text:p>
          </table:table-cell>
          <table:table-cell office:value-type="float" office:value="0.037273" calcext:value-type="float">
            <text:p>0.037273</text:p>
          </table:table-cell>
          <table:table-cell office:value-type="string" calcext:value-type="string">
            <text:p>Acc</text:p>
          </table:table-cell>
          <table:table-cell office:value-type="float" office:value="0.197656" calcext:value-type="float">
            <text:p>0.197656</text:p>
          </table:table-cell>
          <table:table-cell office:value-type="string" calcext:value-type="string">
            <text:p>Velocity</text:p>
          </table:table-cell>
          <table:table-cell office:value-type="float" office:value="37.3158" calcext:value-type="float">
            <text:p>37.315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07483" calcext:value-type="float">
            <text:p>-0.207483</text:p>
          </table:table-cell>
          <table:table-cell office:value-type="string" calcext:value-type="string">
            <text:p>Steering</text:p>
          </table:table-cell>
          <table:table-cell office:value-type="float" office:value="0.0424839" calcext:value-type="float">
            <text:p>0.0424839</text:p>
          </table:table-cell>
          <table:table-cell office:value-type="string" calcext:value-type="string">
            <text:p>Acc</text:p>
          </table:table-cell>
          <table:table-cell office:value-type="float" office:value="0.197756" calcext:value-type="float">
            <text:p>0.197756</text:p>
          </table:table-cell>
          <table:table-cell office:value-type="string" calcext:value-type="string">
            <text:p>Velocity</text:p>
          </table:table-cell>
          <table:table-cell office:value-type="float" office:value="37.3167" calcext:value-type="float">
            <text:p>37.316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22099" calcext:value-type="float">
            <text:p>-0.222099</text:p>
          </table:table-cell>
          <table:table-cell office:value-type="string" calcext:value-type="string">
            <text:p>Steering</text:p>
          </table:table-cell>
          <table:table-cell office:value-type="float" office:value="0.0371643" calcext:value-type="float">
            <text:p>0.0371643</text:p>
          </table:table-cell>
          <table:table-cell office:value-type="string" calcext:value-type="string">
            <text:p>Acc</text:p>
          </table:table-cell>
          <table:table-cell office:value-type="float" office:value="0.197668" calcext:value-type="float">
            <text:p>0.197668</text:p>
          </table:table-cell>
          <table:table-cell office:value-type="string" calcext:value-type="string">
            <text:p>Velocity</text:p>
          </table:table-cell>
          <table:table-cell office:value-type="float" office:value="37.318" calcext:value-type="float">
            <text:p>37.31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41635" calcext:value-type="float">
            <text:p>-0.241635</text:p>
          </table:table-cell>
          <table:table-cell office:value-type="string" calcext:value-type="string">
            <text:p>Steering</text:p>
          </table:table-cell>
          <table:table-cell office:value-type="float" office:value="0.0210092" calcext:value-type="float">
            <text:p>0.0210092</text:p>
          </table:table-cell>
          <table:table-cell office:value-type="string" calcext:value-type="string">
            <text:p>Acc</text:p>
          </table:table-cell>
          <table:table-cell office:value-type="float" office:value="0.197395" calcext:value-type="float">
            <text:p>0.197395</text:p>
          </table:table-cell>
          <table:table-cell office:value-type="string" calcext:value-type="string">
            <text:p>Velocity</text:p>
          </table:table-cell>
          <table:table-cell office:value-type="float" office:value="37.3204" calcext:value-type="float">
            <text:p>37.320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1221" calcext:value-type="float">
            <text:p>-0.31221</text:p>
          </table:table-cell>
          <table:table-cell office:value-type="string" calcext:value-type="string">
            <text:p>Steering</text:p>
          </table:table-cell>
          <table:table-cell office:value-type="float" office:value="-0.00223887" calcext:value-type="float">
            <text:p>-0.00223887</text:p>
          </table:table-cell>
          <table:table-cell office:value-type="string" calcext:value-type="string">
            <text:p>Acc</text:p>
          </table:table-cell>
          <table:table-cell office:value-type="float" office:value="0.197052" calcext:value-type="float">
            <text:p>0.197052</text:p>
          </table:table-cell>
          <table:table-cell office:value-type="string" calcext:value-type="string">
            <text:p>Velocity</text:p>
          </table:table-cell>
          <table:table-cell office:value-type="float" office:value="37.3227" calcext:value-type="float">
            <text:p>37.322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20971" calcext:value-type="float">
            <text:p>-0.320971</text:p>
          </table:table-cell>
          <table:table-cell office:value-type="string" calcext:value-type="string">
            <text:p>Steering</text:p>
          </table:table-cell>
          <table:table-cell office:value-type="float" office:value="-0.0286446" calcext:value-type="float">
            <text:p>-0.0286446</text:p>
          </table:table-cell>
          <table:table-cell office:value-type="string" calcext:value-type="string">
            <text:p>Acc</text:p>
          </table:table-cell>
          <table:table-cell office:value-type="float" office:value="0.196702" calcext:value-type="float">
            <text:p>0.196702</text:p>
          </table:table-cell>
          <table:table-cell office:value-type="string" calcext:value-type="string">
            <text:p>Velocity</text:p>
          </table:table-cell>
          <table:table-cell office:value-type="float" office:value="37.3247" calcext:value-type="float">
            <text:p>37.324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20549" calcext:value-type="float">
            <text:p>-0.320549</text:p>
          </table:table-cell>
          <table:table-cell office:value-type="string" calcext:value-type="string">
            <text:p>Steering</text:p>
          </table:table-cell>
          <table:table-cell office:value-type="float" office:value="-0.0540705" calcext:value-type="float">
            <text:p>-0.0540705</text:p>
          </table:table-cell>
          <table:table-cell office:value-type="string" calcext:value-type="string">
            <text:p>Acc</text:p>
          </table:table-cell>
          <table:table-cell office:value-type="float" office:value="0.196414" calcext:value-type="float">
            <text:p>0.196414</text:p>
          </table:table-cell>
          <table:table-cell office:value-type="string" calcext:value-type="string">
            <text:p>Velocity</text:p>
          </table:table-cell>
          <table:table-cell office:value-type="float" office:value="37.3249" calcext:value-type="float">
            <text:p>37.324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73163" calcext:value-type="float">
            <text:p>-0.273163</text:p>
          </table:table-cell>
          <table:table-cell office:value-type="string" calcext:value-type="string">
            <text:p>Steering</text:p>
          </table:table-cell>
          <table:table-cell office:value-type="float" office:value="-0.0595108" calcext:value-type="float">
            <text:p>-0.0595108</text:p>
          </table:table-cell>
          <table:table-cell office:value-type="string" calcext:value-type="string">
            <text:p>Acc</text:p>
          </table:table-cell>
          <table:table-cell office:value-type="float" office:value="0.196336" calcext:value-type="float">
            <text:p>0.196336</text:p>
          </table:table-cell>
          <table:table-cell office:value-type="string" calcext:value-type="string">
            <text:p>Velocity</text:p>
          </table:table-cell>
          <table:table-cell office:value-type="float" office:value="37.3234" calcext:value-type="float">
            <text:p>37.323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85164" calcext:value-type="float">
            <text:p>-0.285164</text:p>
          </table:table-cell>
          <table:table-cell office:value-type="string" calcext:value-type="string">
            <text:p>Steering</text:p>
          </table:table-cell>
          <table:table-cell office:value-type="float" office:value="-0.0722068" calcext:value-type="float">
            <text:p>-0.0722068</text:p>
          </table:table-cell>
          <table:table-cell office:value-type="string" calcext:value-type="string">
            <text:p>Acc</text:p>
          </table:table-cell>
          <table:table-cell office:value-type="float" office:value="0.19626" calcext:value-type="float">
            <text:p>0.19626</text:p>
          </table:table-cell>
          <table:table-cell office:value-type="string" calcext:value-type="string">
            <text:p>Velocity</text:p>
          </table:table-cell>
          <table:table-cell office:value-type="float" office:value="37.3188" calcext:value-type="float">
            <text:p>37.318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8406" calcext:value-type="float">
            <text:p>-0.28406</text:p>
          </table:table-cell>
          <table:table-cell office:value-type="string" calcext:value-type="string">
            <text:p>Steering</text:p>
          </table:table-cell>
          <table:table-cell office:value-type="float" office:value="-0.0699796" calcext:value-type="float">
            <text:p>-0.0699796</text:p>
          </table:table-cell>
          <table:table-cell office:value-type="string" calcext:value-type="string">
            <text:p>Acc</text:p>
          </table:table-cell>
          <table:table-cell office:value-type="float" office:value="0.196302" calcext:value-type="float">
            <text:p>0.196302</text:p>
          </table:table-cell>
          <table:table-cell office:value-type="string" calcext:value-type="string">
            <text:p>Velocity</text:p>
          </table:table-cell>
          <table:table-cell office:value-type="float" office:value="37.3156" calcext:value-type="float">
            <text:p>37.315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75821" calcext:value-type="float">
            <text:p>-0.275821</text:p>
          </table:table-cell>
          <table:table-cell office:value-type="string" calcext:value-type="string">
            <text:p>Steering</text:p>
          </table:table-cell>
          <table:table-cell office:value-type="float" office:value="-0.0552597" calcext:value-type="float">
            <text:p>-0.0552597</text:p>
          </table:table-cell>
          <table:table-cell office:value-type="string" calcext:value-type="string">
            <text:p>Acc</text:p>
          </table:table-cell>
          <table:table-cell office:value-type="float" office:value="0.19646" calcext:value-type="float">
            <text:p>0.19646</text:p>
          </table:table-cell>
          <table:table-cell office:value-type="string" calcext:value-type="string">
            <text:p>Velocity</text:p>
          </table:table-cell>
          <table:table-cell office:value-type="float" office:value="37.3124" calcext:value-type="float">
            <text:p>37.312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66354" calcext:value-type="float">
            <text:p>-0.266354</text:p>
          </table:table-cell>
          <table:table-cell office:value-type="string" calcext:value-type="string">
            <text:p>Steering</text:p>
          </table:table-cell>
          <table:table-cell office:value-type="float" office:value="-0.031543" calcext:value-type="float">
            <text:p>-0.031543</text:p>
          </table:table-cell>
          <table:table-cell office:value-type="string" calcext:value-type="string">
            <text:p>Acc</text:p>
          </table:table-cell>
          <table:table-cell office:value-type="float" office:value="0.196723" calcext:value-type="float">
            <text:p>0.196723</text:p>
          </table:table-cell>
          <table:table-cell office:value-type="string" calcext:value-type="string">
            <text:p>Velocity</text:p>
          </table:table-cell>
          <table:table-cell office:value-type="float" office:value="37.3106" calcext:value-type="float">
            <text:p>37.310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53548" calcext:value-type="float">
            <text:p>-0.253548</text:p>
          </table:table-cell>
          <table:table-cell office:value-type="string" calcext:value-type="string">
            <text:p>Steering</text:p>
          </table:table-cell>
          <table:table-cell office:value-type="float" office:value="-0.00574248" calcext:value-type="float">
            <text:p>-0.00574248</text:p>
          </table:table-cell>
          <table:table-cell office:value-type="string" calcext:value-type="string">
            <text:p>Acc</text:p>
          </table:table-cell>
          <table:table-cell office:value-type="float" office:value="0.197034" calcext:value-type="float">
            <text:p>0.197034</text:p>
          </table:table-cell>
          <table:table-cell office:value-type="string" calcext:value-type="string">
            <text:p>Velocity</text:p>
          </table:table-cell>
          <table:table-cell office:value-type="float" office:value="37.3105" calcext:value-type="float">
            <text:p>37.310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51011" calcext:value-type="float">
            <text:p>-0.251011</text:p>
          </table:table-cell>
          <table:table-cell office:value-type="string" calcext:value-type="string">
            <text:p>Steering</text:p>
          </table:table-cell>
          <table:table-cell office:value-type="float" office:value="0.0185644" calcext:value-type="float">
            <text:p>0.0185644</text:p>
          </table:table-cell>
          <table:table-cell office:value-type="string" calcext:value-type="string">
            <text:p>Acc</text:p>
          </table:table-cell>
          <table:table-cell office:value-type="float" office:value="0.197373" calcext:value-type="float">
            <text:p>0.197373</text:p>
          </table:table-cell>
          <table:table-cell office:value-type="string" calcext:value-type="string">
            <text:p>Velocity</text:p>
          </table:table-cell>
          <table:table-cell office:value-type="float" office:value="37.3112" calcext:value-type="float">
            <text:p>37.311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46714" calcext:value-type="float">
            <text:p>-0.246714</text:p>
          </table:table-cell>
          <table:table-cell office:value-type="string" calcext:value-type="string">
            <text:p>Steering</text:p>
          </table:table-cell>
          <table:table-cell office:value-type="float" office:value="0.0350198" calcext:value-type="float">
            <text:p>0.0350198</text:p>
          </table:table-cell>
          <table:table-cell office:value-type="string" calcext:value-type="string">
            <text:p>Acc</text:p>
          </table:table-cell>
          <table:table-cell office:value-type="float" office:value="0.19762" calcext:value-type="float">
            <text:p>0.19762</text:p>
          </table:table-cell>
          <table:table-cell office:value-type="string" calcext:value-type="string">
            <text:p>Velocity</text:p>
          </table:table-cell>
          <table:table-cell office:value-type="float" office:value="37.3121" calcext:value-type="float">
            <text:p>37.312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49296" calcext:value-type="float">
            <text:p>-0.249296</text:p>
          </table:table-cell>
          <table:table-cell office:value-type="string" calcext:value-type="string">
            <text:p>Steering</text:p>
          </table:table-cell>
          <table:table-cell office:value-type="float" office:value="0.040841" calcext:value-type="float">
            <text:p>0.040841</text:p>
          </table:table-cell>
          <table:table-cell office:value-type="string" calcext:value-type="string">
            <text:p>Acc</text:p>
          </table:table-cell>
          <table:table-cell office:value-type="float" office:value="0.197712" calcext:value-type="float">
            <text:p>0.197712</text:p>
          </table:table-cell>
          <table:table-cell office:value-type="string" calcext:value-type="string">
            <text:p>Velocity</text:p>
          </table:table-cell>
          <table:table-cell office:value-type="float" office:value="37.3131" calcext:value-type="float">
            <text:p>37.313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68736" calcext:value-type="float">
            <text:p>-0.268736</text:p>
          </table:table-cell>
          <table:table-cell office:value-type="string" calcext:value-type="string">
            <text:p>Steering</text:p>
          </table:table-cell>
          <table:table-cell office:value-type="float" office:value="0.0277239" calcext:value-type="float">
            <text:p>0.0277239</text:p>
          </table:table-cell>
          <table:table-cell office:value-type="string" calcext:value-type="string">
            <text:p>Acc</text:p>
          </table:table-cell>
          <table:table-cell office:value-type="float" office:value="0.197388" calcext:value-type="float">
            <text:p>0.197388</text:p>
          </table:table-cell>
          <table:table-cell office:value-type="string" calcext:value-type="string">
            <text:p>Velocity</text:p>
          </table:table-cell>
          <table:table-cell office:value-type="float" office:value="37.3147" calcext:value-type="float">
            <text:p>37.314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67441" calcext:value-type="float">
            <text:p>-0.267441</text:p>
          </table:table-cell>
          <table:table-cell office:value-type="string" calcext:value-type="string">
            <text:p>Steering</text:p>
          </table:table-cell>
          <table:table-cell office:value-type="float" office:value="0.00917755" calcext:value-type="float">
            <text:p>0.00917755</text:p>
          </table:table-cell>
          <table:table-cell office:value-type="string" calcext:value-type="string">
            <text:p>Acc</text:p>
          </table:table-cell>
          <table:table-cell office:value-type="float" office:value="0.197134" calcext:value-type="float">
            <text:p>0.197134</text:p>
          </table:table-cell>
          <table:table-cell office:value-type="string" calcext:value-type="string">
            <text:p>Velocity</text:p>
          </table:table-cell>
          <table:table-cell office:value-type="float" office:value="37.3173" calcext:value-type="float">
            <text:p>37.317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36974" calcext:value-type="float">
            <text:p>-0.236974</text:p>
          </table:table-cell>
          <table:table-cell office:value-type="string" calcext:value-type="string">
            <text:p>Steering</text:p>
          </table:table-cell>
          <table:table-cell office:value-type="float" office:value="-0.00529412" calcext:value-type="float">
            <text:p>-0.00529412</text:p>
          </table:table-cell>
          <table:table-cell office:value-type="string" calcext:value-type="string">
            <text:p>Acc</text:p>
          </table:table-cell>
          <table:table-cell office:value-type="float" office:value="0.196923" calcext:value-type="float">
            <text:p>0.196923</text:p>
          </table:table-cell>
          <table:table-cell office:value-type="string" calcext:value-type="string">
            <text:p>Velocity</text:p>
          </table:table-cell>
          <table:table-cell office:value-type="float" office:value="37.3194" calcext:value-type="float">
            <text:p>37.319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59476" calcext:value-type="float">
            <text:p>-0.259476</text:p>
          </table:table-cell>
          <table:table-cell office:value-type="string" calcext:value-type="string">
            <text:p>Steering</text:p>
          </table:table-cell>
          <table:table-cell office:value-type="float" office:value="-0.0339014" calcext:value-type="float">
            <text:p>-0.0339014</text:p>
          </table:table-cell>
          <table:table-cell office:value-type="string" calcext:value-type="string">
            <text:p>Acc</text:p>
          </table:table-cell>
          <table:table-cell office:value-type="float" office:value="0.196632" calcext:value-type="float">
            <text:p>0.196632</text:p>
          </table:table-cell>
          <table:table-cell office:value-type="string" calcext:value-type="string">
            <text:p>Velocity</text:p>
          </table:table-cell>
          <table:table-cell office:value-type="float" office:value="37.3205" calcext:value-type="float">
            <text:p>37.320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18343" calcext:value-type="float">
            <text:p>-0.218343</text:p>
          </table:table-cell>
          <table:table-cell office:value-type="string" calcext:value-type="string">
            <text:p>Steering</text:p>
          </table:table-cell>
          <table:table-cell office:value-type="float" office:value="-0.0420206" calcext:value-type="float">
            <text:p>-0.0420206</text:p>
          </table:table-cell>
          <table:table-cell office:value-type="string" calcext:value-type="string">
            <text:p>Acc</text:p>
          </table:table-cell>
          <table:table-cell office:value-type="float" office:value="0.196525" calcext:value-type="float">
            <text:p>0.196525</text:p>
          </table:table-cell>
          <table:table-cell office:value-type="string" calcext:value-type="string">
            <text:p>Velocity</text:p>
          </table:table-cell>
          <table:table-cell office:value-type="float" office:value="37.3207" calcext:value-type="float">
            <text:p>37.320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39107" calcext:value-type="float">
            <text:p>-0.239107</text:p>
          </table:table-cell>
          <table:table-cell office:value-type="string" calcext:value-type="string">
            <text:p>Steering</text:p>
          </table:table-cell>
          <table:table-cell office:value-type="float" office:value="-0.063866" calcext:value-type="float">
            <text:p>-0.063866</text:p>
          </table:table-cell>
          <table:table-cell office:value-type="string" calcext:value-type="string">
            <text:p>Acc</text:p>
          </table:table-cell>
          <table:table-cell office:value-type="float" office:value="0.196367" calcext:value-type="float">
            <text:p>0.196367</text:p>
          </table:table-cell>
          <table:table-cell office:value-type="string" calcext:value-type="string">
            <text:p>Velocity</text:p>
          </table:table-cell>
          <table:table-cell office:value-type="float" office:value="37.3183" calcext:value-type="float">
            <text:p>37.318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48926" calcext:value-type="float">
            <text:p>-0.248926</text:p>
          </table:table-cell>
          <table:table-cell office:value-type="string" calcext:value-type="string">
            <text:p>Steering</text:p>
          </table:table-cell>
          <table:table-cell office:value-type="float" office:value="-0.0731343" calcext:value-type="float">
            <text:p>-0.0731343</text:p>
          </table:table-cell>
          <table:table-cell office:value-type="string" calcext:value-type="string">
            <text:p>Acc</text:p>
          </table:table-cell>
          <table:table-cell office:value-type="float" office:value="0.196311" calcext:value-type="float">
            <text:p>0.196311</text:p>
          </table:table-cell>
          <table:table-cell office:value-type="string" calcext:value-type="string">
            <text:p>Velocity</text:p>
          </table:table-cell>
          <table:table-cell office:value-type="float" office:value="37.3163" calcext:value-type="float">
            <text:p>37.316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43369" calcext:value-type="float">
            <text:p>-0.243369</text:p>
          </table:table-cell>
          <table:table-cell office:value-type="string" calcext:value-type="string">
            <text:p>Steering</text:p>
          </table:table-cell>
          <table:table-cell office:value-type="float" office:value="-0.0704727" calcext:value-type="float">
            <text:p>-0.0704727</text:p>
          </table:table-cell>
          <table:table-cell office:value-type="string" calcext:value-type="string">
            <text:p>Acc</text:p>
          </table:table-cell>
          <table:table-cell office:value-type="float" office:value="0.196346" calcext:value-type="float">
            <text:p>0.196346</text:p>
          </table:table-cell>
          <table:table-cell office:value-type="string" calcext:value-type="string">
            <text:p>Velocity</text:p>
          </table:table-cell>
          <table:table-cell office:value-type="float" office:value="37.3127" calcext:value-type="float">
            <text:p>37.312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33114" calcext:value-type="float">
            <text:p>-0.233114</text:p>
          </table:table-cell>
          <table:table-cell office:value-type="string" calcext:value-type="string">
            <text:p>Steering</text:p>
          </table:table-cell>
          <table:table-cell office:value-type="float" office:value="-0.0586178" calcext:value-type="float">
            <text:p>-0.0586178</text:p>
          </table:table-cell>
          <table:table-cell office:value-type="string" calcext:value-type="string">
            <text:p>Acc</text:p>
          </table:table-cell>
          <table:table-cell office:value-type="float" office:value="0.196449" calcext:value-type="float">
            <text:p>0.196449</text:p>
          </table:table-cell>
          <table:table-cell office:value-type="string" calcext:value-type="string">
            <text:p>Velocity</text:p>
          </table:table-cell>
          <table:table-cell office:value-type="float" office:value="37.3099" calcext:value-type="float">
            <text:p>37.309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45621" calcext:value-type="float">
            <text:p>-0.245621</text:p>
          </table:table-cell>
          <table:table-cell office:value-type="string" calcext:value-type="string">
            <text:p>Steering</text:p>
          </table:table-cell>
          <table:table-cell office:value-type="float" office:value="-0.0438071" calcext:value-type="float">
            <text:p>-0.0438071</text:p>
          </table:table-cell>
          <table:table-cell office:value-type="string" calcext:value-type="string">
            <text:p>Acc</text:p>
          </table:table-cell>
          <table:table-cell office:value-type="float" office:value="0.196601" calcext:value-type="float">
            <text:p>0.196601</text:p>
          </table:table-cell>
          <table:table-cell office:value-type="string" calcext:value-type="string">
            <text:p>Velocity</text:p>
          </table:table-cell>
          <table:table-cell office:value-type="float" office:value="37.3081" calcext:value-type="float">
            <text:p>37.30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16:47:43.390283394</dc:date>
    <meta:editing-duration>PT9M25S</meta:editing-duration>
    <meta:editing-cycles>1</meta:editing-cycles>
    <meta:document-statistic meta:table-count="1" meta:cell-count="5936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01cm" svg:height="13.27cm" xlink:href=".." xlink:type="simple" chart:class="chart:scatter" chart:style-name="ch1">
        <chart:title svg:x="9.82cm" svg:y="0.401cm" chart:style-name="ch2">
          <text:p>CTE Vs Time</text:p>
        </chart:title>
        <chart:plot-area chart:style-name="ch3" table:cell-range-address="output.B1:output.B742" svg:x="1.459cm" svg:y="1.445cm" svg:width="20.494cm" svg:height="10.579cm">
          <chartooo:coordinate-region svg:x="2.001cm" svg:y="1.644cm" svg:width="19.672cm" svg:height="10.181cm"/>
          <chart:axis chart:dimension="x" chart:name="primary-x" chart:style-name="ch4">
            <chart:title svg:x="11.292cm" svg:y="12.289cm" chart:style-name="ch5">
              <text:p>TIm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7.109cm" chart:style-name="ch8">
              <text:p>CTE</text:p>
            </chart:title>
            <chart:grid chart:style-name="ch6" chart:class="major"/>
            <chart:grid chart:style-name="ch7" chart:class="minor"/>
          </chart:axis>
          <chart:series chart:style-name="ch9" chart:values-cell-range-address="output.B1:output.B742" chart:class="chart:scatter">
            <chart:data-point chart:repeated="7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428">
                <text:p>0.74428</text:p>
                <draw:g>
                  <svg:desc>output.B1:output.B7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3404">
                <text:p>0.743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6725">
                <text:p>0.726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047">
                <text:p>0.74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1415">
                <text:p>0.741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0676">
                <text:p>0.740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0169">
                <text:p>0.740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38933">
                <text:p>0.738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3741">
                <text:p>0.73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0863">
                <text:p>0.730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2951">
                <text:p>0.7229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04671">
                <text:p>0.7046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7228">
                <text:p>0.677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0638">
                <text:p>0.6406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3796">
                <text:p>0.603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6893">
                <text:p>0.5568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7056">
                <text:p>0.507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2943">
                <text:p>0.3329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5599">
                <text:p>0.305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6293">
                <text:p>0.2662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9883">
                <text:p>0.219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9019">
                <text:p>0.189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1829">
                <text:p>0.1618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2136">
                <text:p>0.132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2558">
                <text:p>0.102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84311">
                <text:p>0.07843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76627">
                <text:p>0.05766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93608">
                <text:p>0.03936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26092">
                <text:p>0.02260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737297">
                <text:p>0.007372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372824">
                <text:p>-0.00372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140335">
                <text:p>-0.01403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5646">
                <text:p>-0.0256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341778">
                <text:p>-0.03417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427912">
                <text:p>-0.04279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575377">
                <text:p>-0.05753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675898">
                <text:p>-0.06758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776222">
                <text:p>-0.07762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910832">
                <text:p>-0.09108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965917">
                <text:p>-0.09659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00911">
                <text:p>-0.1009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04445">
                <text:p>-0.1044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07406">
                <text:p>-0.1074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09801">
                <text:p>-0.1098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17393">
                <text:p>-0.1173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21119">
                <text:p>-0.1211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22795">
                <text:p>-0.1227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28144">
                <text:p>-0.1281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34123">
                <text:p>-0.134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38214">
                <text:p>-0.1382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4255">
                <text:p>-0.14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48514">
                <text:p>-0.1485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53727">
                <text:p>-0.1537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57259">
                <text:p>-0.1572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06813">
                <text:p>-0.2068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0678">
                <text:p>-0.206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205693">
                <text:p>-0.2056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05409">
                <text:p>-0.2054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205592">
                <text:p>-0.2055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06199">
                <text:p>-0.206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207467">
                <text:p>-0.2074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210318">
                <text:p>-0.2103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12243">
                <text:p>-0.2122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214785">
                <text:p>-0.2147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217052">
                <text:p>-0.2170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218551">
                <text:p>-0.2185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220993">
                <text:p>-0.2209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24562">
                <text:p>-0.2245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16632">
                <text:p>-0.2166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20507">
                <text:p>-0.2205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2336">
                <text:p>-0.223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26575">
                <text:p>-0.2265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29827">
                <text:p>-0.2298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34248">
                <text:p>-0.2342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3837">
                <text:p>-0.238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2325">
                <text:p>-0.242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46285">
                <text:p>-0.2462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49567">
                <text:p>-0.2495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51747">
                <text:p>-0.2517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55902">
                <text:p>-0.2559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5973">
                <text:p>-0.259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247714">
                <text:p>-0.2477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48901">
                <text:p>-0.2489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44562">
                <text:p>-0.2445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240682">
                <text:p>-0.2406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37312">
                <text:p>-0.2373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23506">
                <text:p>-0.23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33002">
                <text:p>-0.233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3491">
                <text:p>-0.234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44307">
                <text:p>-0.2443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244435">
                <text:p>-0.2444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247544">
                <text:p>-0.2475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252555">
                <text:p>-0.2525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258252">
                <text:p>-0.2582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260397">
                <text:p>-0.2603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02649">
                <text:p>-0.4026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82203">
                <text:p>-0.3822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63158">
                <text:p>-0.3631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336488">
                <text:p>-0.3364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318011">
                <text:p>-0.3180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01561">
                <text:p>-0.3015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288643">
                <text:p>-0.2886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27979">
                <text:p>-0.279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273456">
                <text:p>-0.2734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27304">
                <text:p>-0.273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275934">
                <text:p>-0.2759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282409">
                <text:p>-0.2824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256742">
                <text:p>-0.2567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273654">
                <text:p>-0.2736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288338">
                <text:p>-0.2883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302308">
                <text:p>-0.3023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12697">
                <text:p>-0.3126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21848">
                <text:p>-0.3218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29296">
                <text:p>-0.3292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339682">
                <text:p>-0.3396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355343">
                <text:p>-0.3553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361497">
                <text:p>-0.3614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68818">
                <text:p>-0.3688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368958">
                <text:p>-0.3689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384281">
                <text:p>-0.3842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397293">
                <text:p>-0.3972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412318">
                <text:p>-0.4123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427383">
                <text:p>-0.4273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425735">
                <text:p>-0.4257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438761">
                <text:p>-0.4387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456673">
                <text:p>-0.4566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46904">
                <text:p>-0.469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478846">
                <text:p>-0.4788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485289">
                <text:p>-0.4852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493062">
                <text:p>-0.4930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500307">
                <text:p>-0.5003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507947">
                <text:p>-0.5079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516468">
                <text:p>-0.5164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526652">
                <text:p>-0.5266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558875">
                <text:p>-0.558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537807">
                <text:p>-0.5378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520991">
                <text:p>-0.5209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510422">
                <text:p>-0.5104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501265">
                <text:p>-0.5012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50152">
                <text:p>-0.501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504495">
                <text:p>-0.5044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508944">
                <text:p>-0.5089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546536">
                <text:p>-0.5465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51655">
                <text:p>-0.516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503557">
                <text:p>-0.5035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49261">
                <text:p>-0.492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487082">
                <text:p>-0.4870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489467">
                <text:p>-0.4894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494517">
                <text:p>-0.4945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506994">
                <text:p>-0.5069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628688">
                <text:p>-0.6286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603427">
                <text:p>-0.6034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577281">
                <text:p>-0.5772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57685">
                <text:p>-0.576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583878">
                <text:p>-0.5838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597998">
                <text:p>-0.5979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619297">
                <text:p>-0.6192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646018">
                <text:p>-0.6460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681844">
                <text:p>-0.6818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720046">
                <text:p>-0.7200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755769">
                <text:p>-0.7557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793288">
                <text:p>-0.7932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829325">
                <text:p>-0.8293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867739">
                <text:p>-0.8677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885557">
                <text:p>-0.8855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860312">
                <text:p>-0.8603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878997">
                <text:p>-0.8789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900164">
                <text:p>-0.9001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922615">
                <text:p>-0.9226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960219">
                <text:p>-0.9602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996232">
                <text:p>-0.9962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13645">
                <text:p>-1.136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12403">
                <text:p>-1.124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12479">
                <text:p>-1.124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13771">
                <text:p>-1.137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15506">
                <text:p>-1.155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1828">
                <text:p>-1.18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21613">
                <text:p>-1.216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25295">
                <text:p>-1.252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28838">
                <text:p>-1.288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32975">
                <text:p>-1.329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31503">
                <text:p>-1.315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30525">
                <text:p>-1.305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31212">
                <text:p>-1.312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33569">
                <text:p>-1.335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35823">
                <text:p>-1.358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32954">
                <text:p>-1.329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34915">
                <text:p>-1.349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36913">
                <text:p>-1.369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42215">
                <text:p>-1.422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47241">
                <text:p>-1.472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52446">
                <text:p>-1.524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57605">
                <text:p>-1.576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62551">
                <text:p>-1.625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6692">
                <text:p>-1.66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80996">
                <text:p>-1.809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8132">
                <text:p>-1.81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80923">
                <text:p>-1.809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80585">
                <text:p>-1.805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80368">
                <text:p>-1.803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79288">
                <text:p>-1.792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78832">
                <text:p>-1.788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70595">
                <text:p>-1.705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72306">
                <text:p>-1.723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74636">
                <text:p>-1.746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.77369">
                <text:p>-1.773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79731">
                <text:p>-1.797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86469">
                <text:p>-1.864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85548">
                <text:p>-1.855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83644">
                <text:p>-1.836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80812">
                <text:p>-1.808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77095">
                <text:p>-1.770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72697">
                <text:p>-1.726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67908">
                <text:p>-1.679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63115">
                <text:p>-1.631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.63981">
                <text:p>-1.639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.57701">
                <text:p>-1.577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.56237">
                <text:p>-1.562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55366">
                <text:p>-1.553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.49856">
                <text:p>-1.498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.45924">
                <text:p>-1.459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42427">
                <text:p>-1.424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3894">
                <text:p>-1.38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.36174">
                <text:p>-1.361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29732">
                <text:p>-1.297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26884">
                <text:p>-1.268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.23859">
                <text:p>-1.238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22387">
                <text:p>-1.223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17889">
                <text:p>-1.178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13918">
                <text:p>-1.139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18627">
                <text:p>-1.186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12697">
                <text:p>-1.126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08067">
                <text:p>-1.080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04501">
                <text:p>-1.045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00101">
                <text:p>-1.001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962672">
                <text:p>-0.9626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92799">
                <text:p>-0.927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900581">
                <text:p>-0.9005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869101">
                <text:p>-0.869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843028">
                <text:p>-0.8430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817147">
                <text:p>-0.8171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913037">
                <text:p>-0.9130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865937">
                <text:p>-0.8659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820905">
                <text:p>-0.8209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783019">
                <text:p>-0.7830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756676">
                <text:p>-0.7566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717316">
                <text:p>-0.7173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685237">
                <text:p>-0.6852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660213">
                <text:p>-0.6602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637419">
                <text:p>-0.6374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643064">
                <text:p>-0.6430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628399">
                <text:p>-0.6283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625402">
                <text:p>-0.6254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618435">
                <text:p>-0.6184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613222">
                <text:p>-0.6132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60758">
                <text:p>-0.607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596602">
                <text:p>-0.5966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580239">
                <text:p>-0.5802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563313">
                <text:p>-0.5633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548267">
                <text:p>-0.5482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531865">
                <text:p>-0.5318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515203">
                <text:p>-0.5152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312974">
                <text:p>-0.3129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326922">
                <text:p>-0.3269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336714">
                <text:p>-0.3367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351556">
                <text:p>-0.3515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366477">
                <text:p>-0.3664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381036">
                <text:p>-0.3810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375495">
                <text:p>-0.3754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39426">
                <text:p>-0.394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401151">
                <text:p>-0.4011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407431">
                <text:p>-0.4074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404901">
                <text:p>-0.4049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399105">
                <text:p>-0.3991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38969">
                <text:p>-0.389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378493">
                <text:p>-0.3784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367222">
                <text:p>-0.3672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357594">
                <text:p>-0.3575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350554">
                <text:p>-0.3505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363263">
                <text:p>-0.3632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353036">
                <text:p>-0.3530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51005">
                <text:p>-0.510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485924">
                <text:p>-0.4859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43923">
                <text:p>-0.439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404267">
                <text:p>-0.4042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368341">
                <text:p>-0.3683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335827">
                <text:p>-0.3358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301837">
                <text:p>-0.3018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269912">
                <text:p>-0.2699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242455">
                <text:p>-0.2424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218028">
                <text:p>-0.2180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199794">
                <text:p>-0.1997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374307">
                <text:p>-0.3743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323972">
                <text:p>-0.3239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267019">
                <text:p>-0.2670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235485">
                <text:p>-0.2354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208619">
                <text:p>-0.2086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174048">
                <text:p>-0.1740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141555">
                <text:p>-0.1415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113346">
                <text:p>-0.1133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856826">
                <text:p>-0.08568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615876">
                <text:p>-0.06158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41047">
                <text:p>-0.0410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263672">
                <text:p>-0.02636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319774">
                <text:p>-0.03197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188642">
                <text:p>-0.01886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140015">
                <text:p>-0.01400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134941">
                <text:p>-0.01349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171338">
                <text:p>-0.01713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202867">
                <text:p>-0.02028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115226">
                <text:p>-0.1152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805382">
                <text:p>-0.08053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501194">
                <text:p>-0.05011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23264">
                <text:p>-0.0232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0752469">
                <text:p>-0.007524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10632">
                <text:p>0.02106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442904">
                <text:p>0.04429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587108">
                <text:p>0.05871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65583">
                <text:p>0.06558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652868">
                <text:p>0.06528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8007">
                <text:p>0.0580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178895">
                <text:p>-0.1788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110362">
                <text:p>-0.1103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10362">
                <text:p>-0.103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259735">
                <text:p>-0.02597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265686">
                <text:p>-0.02656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0847858">
                <text:p>-0.008478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64687">
                <text:p>0.01646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371542">
                <text:p>0.03715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530271">
                <text:p>0.05302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629014">
                <text:p>0.06290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646171">
                <text:p>0.06461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5843">
                <text:p>0.058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449103">
                <text:p>0.04491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6729">
                <text:p>0.0267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352037">
                <text:p>0.003520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197684">
                <text:p>-0.01976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25525">
                <text:p>0.01255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44039">
                <text:p>0.02440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864877">
                <text:p>0.08648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16444">
                <text:p>0.1164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37759">
                <text:p>0.1377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395">
                <text:p>0.13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42092">
                <text:p>0.14209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02532">
                <text:p>0.1025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743264">
                <text:p>0.07432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186091">
                <text:p>-0.01860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248782">
                <text:p>-0.02487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517198">
                <text:p>-0.05171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49906">
                <text:p>-0.0499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104452">
                <text:p>-0.1044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162501">
                <text:p>-0.1625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103154">
                <text:p>-0.10315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199588">
                <text:p>-0.1995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186045">
                <text:p>-0.1860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171488">
                <text:p>-0.1714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518198">
                <text:p>-0.05181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410117">
                <text:p>-0.04101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399464">
                <text:p>-0.03994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140742">
                <text:p>-0.1407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178609">
                <text:p>-0.1786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235472">
                <text:p>-0.2354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313096">
                <text:p>-0.3130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401601">
                <text:p>-0.4016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130807">
                <text:p>-0.1308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54959">
                <text:p>0.2549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1909">
                <text:p>0.619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05291">
                <text:p>0.8052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716598">
                <text:p>0.7165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52208">
                <text:p>0.4522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729263">
                <text:p>0.07292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199645">
                <text:p>-0.1996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480335">
                <text:p>-0.4803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802172">
                <text:p>-0.8021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935581">
                <text:p>-0.9355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933835">
                <text:p>-0.9338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01103">
                <text:p>-1.011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17904">
                <text:p>-1.179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45612">
                <text:p>-1.456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654902">
                <text:p>-0.6549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743783">
                <text:p>-0.7437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3722">
                <text:p>-1.37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.69259">
                <text:p>-1.692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98349">
                <text:p>-1.983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.20412">
                <text:p>-2.204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.23772">
                <text:p>-2.237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.28486">
                <text:p>-2.284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.38609">
                <text:p>-2.386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.481">
                <text:p>-2.48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.61439">
                <text:p>-2.614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.87336">
                <text:p>-2.873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.9145">
                <text:p>-2.91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.91299">
                <text:p>-2.912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.8885">
                <text:p>-2.88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.89506">
                <text:p>-2.895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2.8084">
                <text:p>-2.80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.68128">
                <text:p>-2.681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.61257">
                <text:p>-2.612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.55057">
                <text:p>-2.550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.50113">
                <text:p>-2.501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.45009">
                <text:p>-2.450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.4764">
                <text:p>-2.47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.40562">
                <text:p>-2.405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.31756">
                <text:p>-2.317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2.1835">
                <text:p>-2.18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.10487">
                <text:p>-2.1048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2.0021">
                <text:p>-2.002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.90611">
                <text:p>-1.906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95157">
                <text:p>-1.951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.84268">
                <text:p>-1.842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74873">
                <text:p>-1.7487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.65593">
                <text:p>-1.6559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.57375">
                <text:p>-1.573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.52927">
                <text:p>-1.529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.44955">
                <text:p>-1.449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38418">
                <text:p>-1.384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.12331">
                <text:p>-1.123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.12787">
                <text:p>-1.127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13958">
                <text:p>-1.139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.14938">
                <text:p>-1.149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15227">
                <text:p>-1.152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.1379">
                <text:p>-1.13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918318">
                <text:p>-0.9183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945877">
                <text:p>-0.9458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977699">
                <text:p>-0.9776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999859">
                <text:p>-0.9998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.0179">
                <text:p>-1.01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01558">
                <text:p>-1.015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.00973">
                <text:p>-1.009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995691">
                <text:p>-0.9956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973897">
                <text:p>-0.97389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945315">
                <text:p>-0.9453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916177">
                <text:p>-0.9161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876418">
                <text:p>-0.8764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830396">
                <text:p>-0.8303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791119">
                <text:p>-0.7911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737617">
                <text:p>-0.7376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672576">
                <text:p>-0.6725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628438">
                <text:p>-0.6284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551725">
                <text:p>-0.5517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475859">
                <text:p>-0.4758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406428">
                <text:p>-0.4064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327518">
                <text:p>-0.3275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266109">
                <text:p>-0.26610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463281">
                <text:p>-0.46328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654652">
                <text:p>-0.6546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677112">
                <text:p>-0.6771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68636">
                <text:p>-0.686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607719">
                <text:p>-0.6077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488245">
                <text:p>-0.4882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346518">
                <text:p>-0.3465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20044">
                <text:p>-0.200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812017">
                <text:p>-0.08120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6743">
                <text:p>0.067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99293">
                <text:p>0.19929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50988">
                <text:p>0.3509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17503">
                <text:p>0.5175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694387">
                <text:p>0.6943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73677">
                <text:p>0.8736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06136">
                <text:p>1.061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681965">
                <text:p>0.6819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10473">
                <text:p>0.7104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852737">
                <text:p>0.8527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08546">
                <text:p>1.085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34398">
                <text:p>1.343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47744">
                <text:p>1.477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54165">
                <text:p>1.541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7362">
                <text:p>1.736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01619">
                <text:p>2.016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32112">
                <text:p>2.321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76624">
                <text:p>2.766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20075">
                <text:p>3.200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45147">
                <text:p>3.451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68102">
                <text:p>3.6810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8541">
                <text:p>3.85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87444">
                <text:p>3.8744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82584">
                <text:p>3.825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71387">
                <text:p>3.7138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56111">
                <text:p>3.561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41826">
                <text:p>3.4182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37936">
                <text:p>3.379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21565">
                <text:p>3.215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04645">
                <text:p>3.046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92664">
                <text:p>2.926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81677">
                <text:p>2.816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68735">
                <text:p>2.687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59561">
                <text:p>2.5956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43243">
                <text:p>2.432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26778">
                <text:p>2.267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10302">
                <text:p>2.1030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94151">
                <text:p>1.941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90017">
                <text:p>1.900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73952">
                <text:p>1.7395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68818">
                <text:p>1.688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52632">
                <text:p>1.526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4018">
                <text:p>1.40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30744">
                <text:p>1.307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17301">
                <text:p>1.173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09905">
                <text:p>1.099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00822">
                <text:p>1.008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40087">
                <text:p>0.94008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879598">
                <text:p>0.8795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25492">
                <text:p>0.82549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763621">
                <text:p>0.76362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689121">
                <text:p>0.68912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619843">
                <text:p>0.61984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48263">
                <text:p>0.5482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79816">
                <text:p>0.4798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60536">
                <text:p>0.36053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93874">
                <text:p>0.39387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41141">
                <text:p>0.3411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06525">
                <text:p>0.3065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77924">
                <text:p>0.27792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47472">
                <text:p>0.24747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223357">
                <text:p>0.2233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82231">
                <text:p>0.18223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02499">
                <text:p>0.1024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607173">
                <text:p>0.06071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170563">
                <text:p>0.017056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712904">
                <text:p>0.07129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533626">
                <text:p>0.05336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955831">
                <text:p>0.09558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533068">
                <text:p>0.05330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165774">
                <text:p>0.016577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279925">
                <text:p>-0.02799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848443">
                <text:p>-0.084844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13968">
                <text:p>-0.1396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199125">
                <text:p>-0.1991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262029">
                <text:p>-0.2620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354711">
                <text:p>-0.3547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43481">
                <text:p>-0.4348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528554">
                <text:p>-0.52855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617103">
                <text:p>-0.61710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708257">
                <text:p>-0.7082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795817">
                <text:p>-0.7958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779822">
                <text:p>-0.7798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684272">
                <text:p>-0.68427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631435">
                <text:p>-0.63143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64302">
                <text:p>-0.643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718864">
                <text:p>-0.71886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818334">
                <text:p>-0.8183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942606">
                <text:p>-0.94260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.028">
                <text:p>-1.0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.17043">
                <text:p>-1.170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.31048">
                <text:p>-1.3104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.50613">
                <text:p>-1.506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.66423">
                <text:p>-1.6642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.80979">
                <text:p>-1.8097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.99144">
                <text:p>-1.9914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2.21646">
                <text:p>-2.216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2.39844">
                <text:p>-2.398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2.57603">
                <text:p>-2.576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2.63406">
                <text:p>-2.634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2.73133">
                <text:p>-2.7313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2.82127">
                <text:p>-2.8212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3.00032">
                <text:p>-3.0003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3.03262">
                <text:p>-3.0326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3.0679">
                <text:p>-3.067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3.02596">
                <text:p>-3.0259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3.02141">
                <text:p>-3.0214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3.00232">
                <text:p>-3.0023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2.98229">
                <text:p>-2.9822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2.95227">
                <text:p>-2.9522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2.94433">
                <text:p>-2.944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2.82294">
                <text:p>-2.8229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2.72672">
                <text:p>-2.7267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2.64703">
                <text:p>-2.647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2.56566">
                <text:p>-2.5656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2.55658">
                <text:p>-2.5565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2.41937">
                <text:p>-2.4193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2.31038">
                <text:p>-2.310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2.21877">
                <text:p>-2.2187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2.14434">
                <text:p>-2.1443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2.09156">
                <text:p>-2.091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2.04746">
                <text:p>-2.047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2.0294">
                <text:p>-2.029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2.01303">
                <text:p>-2.0130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2.00806">
                <text:p>-2.0080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2.00723">
                <text:p>-2.007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.99494">
                <text:p>-1.9949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.9582">
                <text:p>-1.958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.92665">
                <text:p>-1.9266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.87329">
                <text:p>-1.8732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.78987">
                <text:p>-1.7898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1.71909">
                <text:p>-1.7190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.65706">
                <text:p>-1.657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.59993">
                <text:p>-1.5999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1.59311">
                <text:p>-1.593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.53102">
                <text:p>-1.5310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.49676">
                <text:p>-1.4967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.476">
                <text:p>-1.47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.46226">
                <text:p>-1.4622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.43907">
                <text:p>-1.4390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.43324">
                <text:p>-1.433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.40655">
                <text:p>-1.406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.38438">
                <text:p>-1.3843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.36566">
                <text:p>-1.3656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.32394">
                <text:p>-1.3239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.24339">
                <text:p>-1.2433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.22109">
                <text:p>-1.2210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.2138">
                <text:p>-1.213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.20647">
                <text:p>-1.2064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.20621">
                <text:p>-1.2062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.21127">
                <text:p>-1.2112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.21987">
                <text:p>-1.2198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.23182">
                <text:p>-1.2318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.26856">
                <text:p>-1.2685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.27229">
                <text:p>-1.2722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.27249">
                <text:p>-1.2724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.26891">
                <text:p>-1.2689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1.2228">
                <text:p>-1.22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.23466">
                <text:p>-1.2346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.23918">
                <text:p>-1.239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.23771">
                <text:p>-1.237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1.23438">
                <text:p>-1.2343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.23119">
                <text:p>-1.231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.25436">
                <text:p>-1.2543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.24136">
                <text:p>-1.2413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1.22665">
                <text:p>-1.2266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.22849">
                <text:p>-1.2284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.22498">
                <text:p>-1.2249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.22092">
                <text:p>-1.2209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1.21061">
                <text:p>-1.2106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.20342">
                <text:p>-1.2034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.20259">
                <text:p>-1.2025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.16636">
                <text:p>-1.1663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.14429">
                <text:p>-1.1442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.10208">
                <text:p>-1.1020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.10316">
                <text:p>-1.103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.05758">
                <text:p>-1.0575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1.01994">
                <text:p>-1.0199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.00078">
                <text:p>-1.0007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988846">
                <text:p>-0.98884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980583">
                <text:p>-0.98058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962716">
                <text:p>-0.9627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958708">
                <text:p>-0.9587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96659">
                <text:p>-0.9665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955075">
                <text:p>-0.9550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939566">
                <text:p>-0.93956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922869">
                <text:p>-0.92286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898425">
                <text:p>-0.8984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888483">
                <text:p>-0.88848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854855">
                <text:p>-0.8548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827349">
                <text:p>-0.8273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805145">
                <text:p>-0.80514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783796">
                <text:p>-0.78379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770275">
                <text:p>-0.7702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761805">
                <text:p>-0.7618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755525">
                <text:p>-0.75552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754939">
                <text:p>-0.75493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714196">
                <text:p>-0.71419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741044">
                <text:p>-0.74104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73479">
                <text:p>-0.7347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713463">
                <text:p>-0.71346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689204">
                <text:p>-0.68920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661615">
                <text:p>-0.6616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633181">
                <text:p>-0.63318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609398">
                <text:p>-0.60939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588918">
                <text:p>-0.58891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608906">
                <text:p>-0.60890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582838">
                <text:p>-0.58283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57413">
                <text:p>-0.574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570195">
                <text:p>-0.57019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552629">
                <text:p>-0.55262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558292">
                <text:p>-0.55829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557182">
                <text:p>-0.55718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496542">
                <text:p>-0.49654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493373">
                <text:p>-0.49337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479046">
                <text:p>-0.47904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458985">
                <text:p>-0.45898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43514">
                <text:p>-0.4351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415951">
                <text:p>-0.41595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445576">
                <text:p>-0.44557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400429">
                <text:p>-0.40042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384431">
                <text:p>-0.38443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379638">
                <text:p>-0.37963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400447">
                <text:p>-0.40044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399076">
                <text:p>-0.39907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39958">
                <text:p>-0.3995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456128">
                <text:p>-0.45612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45826">
                <text:p>-0.4582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404782">
                <text:p>-0.40478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418139">
                <text:p>-0.4181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416677">
                <text:p>-0.41667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405286">
                <text:p>-0.40528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359893">
                <text:p>-0.35989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350828">
                <text:p>-0.35082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338342">
                <text:p>-0.33834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337849">
                <text:p>-0.33784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342267">
                <text:p>-0.3422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352288">
                <text:p>-0.35228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362937">
                <text:p>-0.36293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376219">
                <text:p>-0.37621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346753">
                <text:p>-0.34675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373423">
                <text:p>-0.37342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382292">
                <text:p>-0.3822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364254">
                <text:p>-0.36425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353635">
                <text:p>-0.35363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338308">
                <text:p>-0.3383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318863">
                <text:p>-0.31886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30029">
                <text:p>-0.3002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289802">
                <text:p>-0.28980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322895">
                <text:p>-0.32289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296312">
                <text:p>-0.29631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292009">
                <text:p>-0.29200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303232">
                <text:p>-0.30323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399687">
                <text:p>-0.39968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383931">
                <text:p>-0.38393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329632">
                <text:p>-0.32963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334262">
                <text:p>-0.33426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324474">
                <text:p>-0.32447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308711">
                <text:p>-0.3087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176383">
                <text:p>-0.17638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182689">
                <text:p>-0.18268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196547">
                <text:p>-0.19654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187844">
                <text:p>-0.18784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195525">
                <text:p>-0.19552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207483">
                <text:p>-0.20748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222099">
                <text:p>-0.22209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241635">
                <text:p>-0.24163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31221">
                <text:p>-0.3122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320971">
                <text:p>-0.3209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320549">
                <text:p>-0.32054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273163">
                <text:p>-0.27316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285164">
                <text:p>-0.28516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28406">
                <text:p>-0.2840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275821">
                <text:p>-0.27582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266354">
                <text:p>-0.26635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253548">
                <text:p>-0.2535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251011">
                <text:p>-0.2510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246714">
                <text:p>-0.2467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249296">
                <text:p>-0.24929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268736">
                <text:p>-0.2687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267441">
                <text:p>-0.26744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236974">
                <text:p>-0.23697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259476">
                <text:p>-0.25947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218343">
                <text:p>-0.21834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239107">
                <text:p>-0.2391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248926">
                <text:p>-0.24892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243369">
                <text:p>-0.24336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233114">
                <text:p>-0.23311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245621">
                <text:p>-0.2456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080" draw:fill-color="#ff808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67cm" svg:height="13.236cm" xlink:href=".." xlink:type="simple" chart:class="chart:scatter" chart:style-name="ch1">
        <chart:title svg:x="8.785cm" svg:y="0.4cm" chart:style-name="ch2">
          <text:p>Steering Angle Vs TIme</text:p>
        </chart:title>
        <chart:plot-area chart:style-name="ch3" table:cell-range-address="output.D1:output.D742" svg:x="1.458cm" svg:y="1.443cm" svg:width="20.462cm" svg:height="10.548cm">
          <chartooo:coordinate-region svg:x="2.291cm" svg:y="1.642cm" svg:width="19.349cm" svg:height="10.15cm"/>
          <chart:axis chart:dimension="x" chart:name="primary-x" chart:style-name="ch4">
            <chart:title svg:x="11.288cm" svg:y="12.255cm" chart:style-name="ch5">
              <text:p>Tim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7.833cm" chart:style-name="ch8">
              <text:p>Steering Angle</text:p>
            </chart:title>
            <chart:grid chart:style-name="ch6" chart:class="major"/>
            <chart:grid chart:style-name="ch7" chart:class="minor"/>
          </chart:axis>
          <chart:series chart:style-name="ch9" chart:values-cell-range-address="output.D1:output.D742" chart:class="chart:scatter">
            <chart:data-point chart:repeated="7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562933">
                <text:p>-0.00562933</text:p>
                <draw:g>
                  <svg:desc>output.D1:output.D7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92565">
                <text:p>-0.192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31115">
                <text:p>-0.231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750916">
                <text:p>-0.0750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41677">
                <text:p>-0.01416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66151">
                <text:p>-0.0266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501737">
                <text:p>-0.0501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838328">
                <text:p>-0.0838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13152">
                <text:p>-0.113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60635">
                <text:p>-0.16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87894">
                <text:p>-0.187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0043">
                <text:p>-0.20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95007">
                <text:p>-0.195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68267">
                <text:p>-0.1682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34435">
                <text:p>-0.134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39744">
                <text:p>-0.09397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534989">
                <text:p>-0.053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7915">
                <text:p>0.00679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80606">
                <text:p>0.03806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59668">
                <text:p>0.05596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78047">
                <text:p>0.05780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05303">
                <text:p>0.06053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52129">
                <text:p>0.0552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60583">
                <text:p>0.04605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07065">
                <text:p>0.03070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64833">
                <text:p>0.01648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477758">
                <text:p>0.0004777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03844">
                <text:p>-0.01038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99474">
                <text:p>-0.01994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253039">
                <text:p>-0.02530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261372">
                <text:p>-0.02613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257585">
                <text:p>-0.02575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30874">
                <text:p>-0.02308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183308">
                <text:p>-0.01833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156948">
                <text:p>-0.01569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122129">
                <text:p>-0.0122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982674">
                <text:p>-0.009826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870471">
                <text:p>-0.008704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152069">
                <text:p>-0.01520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19727">
                <text:p>-0.019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221884">
                <text:p>-0.02218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12617">
                <text:p>-0.02126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188902">
                <text:p>-0.0188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160189">
                <text:p>-0.0160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152923">
                <text:p>-0.01529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11351">
                <text:p>-0.0113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993402">
                <text:p>-0.009934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926363">
                <text:p>-0.009263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876645">
                <text:p>-0.008766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971363">
                <text:p>-0.009713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12378">
                <text:p>-0.0123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151583">
                <text:p>-0.01515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166616">
                <text:p>-0.01666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18119">
                <text:p>-0.018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189894">
                <text:p>-0.01898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87576">
                <text:p>-0.01875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185845">
                <text:p>-0.01858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182974">
                <text:p>-0.01829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179286">
                <text:p>-0.01792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175477">
                <text:p>-0.01754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180204">
                <text:p>-0.01802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174194">
                <text:p>-0.0174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181696">
                <text:p>-0.01816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182493">
                <text:p>-0.01824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175149">
                <text:p>-0.01751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17116">
                <text:p>-0.0171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177219">
                <text:p>-0.01772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182041">
                <text:p>-0.01820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188629">
                <text:p>-0.01886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185001">
                <text:p>-0.0185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182539">
                <text:p>-0.01825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180598">
                <text:p>-0.01805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187321">
                <text:p>-0.01873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190354">
                <text:p>-0.01903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192444">
                <text:p>-0.01924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93605">
                <text:p>-0.01936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193791">
                <text:p>-0.01937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187195">
                <text:p>-0.0187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190014">
                <text:p>-0.01900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192158">
                <text:p>-0.01921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194642">
                <text:p>-0.01946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6477">
                <text:p>-0.0264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292378">
                <text:p>-0.02923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294165">
                <text:p>-0.02941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270803">
                <text:p>-0.02708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228465">
                <text:p>-0.02284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176374">
                <text:p>-0.01763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133818">
                <text:p>-0.01338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980771">
                <text:p>-0.009807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954645">
                <text:p>-0.009546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796919">
                <text:p>-0.007969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896203">
                <text:p>-0.008962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11949">
                <text:p>-0.0119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163153">
                <text:p>-0.01631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241047">
                <text:p>-0.02410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384033">
                <text:p>-0.03840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64892">
                <text:p>-0.04648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485048">
                <text:p>-0.04850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43715">
                <text:p>-0.043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353929">
                <text:p>-0.03539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237278">
                <text:p>-0.02372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112508">
                <text:p>-0.01125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613968">
                <text:p>-0.0006139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549651">
                <text:p>0.005496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751759">
                <text:p>0.007517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445291">
                <text:p>0.004452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333591">
                <text:p>-0.003335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12726">
                <text:p>-0.0127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233568">
                <text:p>-0.02335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338478">
                <text:p>-0.0338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417537">
                <text:p>-0.04175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462094">
                <text:p>-0.04620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466368">
                <text:p>-0.04663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426945">
                <text:p>-0.04269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351868">
                <text:p>-0.03518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312453">
                <text:p>-0.03124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209462">
                <text:p>-0.02094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131236">
                <text:p>-0.01312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951424">
                <text:p>-0.009514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995776">
                <text:p>-0.009957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137697">
                <text:p>-0.01376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209256">
                <text:p>-0.02092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300726">
                <text:p>-0.03007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338973">
                <text:p>-0.03389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419917">
                <text:p>-0.04199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499415">
                <text:p>-0.04994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541377">
                <text:p>-0.05413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54337">
                <text:p>-0.0543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512061">
                <text:p>-0.05120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451704">
                <text:p>-0.04517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374903">
                <text:p>-0.03749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298969">
                <text:p>-0.02989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240556">
                <text:p>-0.02405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210711">
                <text:p>-0.02107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317339">
                <text:p>-0.03173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384326">
                <text:p>-0.03843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438725">
                <text:p>-0.04387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467101">
                <text:p>-0.04671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455751">
                <text:p>-0.04557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438203">
                <text:p>-0.04382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399634">
                <text:p>-0.03996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356744">
                <text:p>-0.03567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446494">
                <text:p>-0.04464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435884">
                <text:p>-0.04358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45504">
                <text:p>-0.0455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439545">
                <text:p>-0.04395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404378">
                <text:p>-0.04043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358564">
                <text:p>-0.03585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321223">
                <text:p>-0.03212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300126">
                <text:p>-0.03001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469745">
                <text:p>-0.04697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58208">
                <text:p>-0.0582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587249">
                <text:p>-0.05872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625406">
                <text:p>-0.06254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61004">
                <text:p>-0.0610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560113">
                <text:p>-0.05601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493729">
                <text:p>-0.04937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431144">
                <text:p>-0.04311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390981">
                <text:p>-0.03909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392157">
                <text:p>-0.03921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436063">
                <text:p>-0.04360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5177">
                <text:p>-0.051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616197">
                <text:p>-0.06161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727664">
                <text:p>-0.07276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780955">
                <text:p>-0.07809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90922">
                <text:p>-0.0909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993963">
                <text:p>-0.09939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100313">
                <text:p>-0.1003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963823">
                <text:p>-0.09638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876606">
                <text:p>-0.08766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778808">
                <text:p>-0.07788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814138">
                <text:p>-0.0814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805396">
                <text:p>-0.08053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791897">
                <text:p>-0.07918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790381">
                <text:p>-0.07903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790979">
                <text:p>-0.07909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811633">
                <text:p>-0.08116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852946">
                <text:p>-0.08529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911904">
                <text:p>-0.09119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976658">
                <text:p>-0.09766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175">
                <text:p>-0.11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27046">
                <text:p>-0.1270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28566">
                <text:p>-0.1285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23364">
                <text:p>-0.1233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117084">
                <text:p>-0.1170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04527">
                <text:p>-0.1045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05874">
                <text:p>-0.1058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935358">
                <text:p>-0.09353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851606">
                <text:p>-0.08516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817588">
                <text:p>-0.08175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846106">
                <text:p>-0.08461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933459">
                <text:p>-0.09334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1065">
                <text:p>-0.10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121776">
                <text:p>-0.1217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135681">
                <text:p>-0.1356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55344">
                <text:p>-0.1553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65404">
                <text:p>-0.1654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166054">
                <text:p>-0.1660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157712">
                <text:p>-0.1577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141004">
                <text:p>-0.1410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122747">
                <text:p>-0.1227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104304">
                <text:p>-0.1043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813427">
                <text:p>-0.08134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692107">
                <text:p>-0.06921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669359">
                <text:p>-0.06693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750925">
                <text:p>-0.07509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916771">
                <text:p>-0.09167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117756">
                <text:p>-0.1177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141309">
                <text:p>-0.1413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158298">
                <text:p>-0.1582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165243">
                <text:p>-0.1652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160614">
                <text:p>-0.1606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145219">
                <text:p>-0.1452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121946">
                <text:p>-0.1219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952175">
                <text:p>-0.09521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840556">
                <text:p>-0.08405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575461">
                <text:p>-0.05754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437889">
                <text:p>-0.04378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447841">
                <text:p>-0.04478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469733">
                <text:p>-0.04697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590452">
                <text:p>-0.05904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768451">
                <text:p>-0.07684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957487">
                <text:p>-0.09574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109815">
                <text:p>-0.1098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13991">
                <text:p>-0.1139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10658">
                <text:p>-0.1106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01259">
                <text:p>-0.1012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918493">
                <text:p>-0.09184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717613">
                <text:p>-0.07176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53244">
                <text:p>-0.0532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481868">
                <text:p>-0.04818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431255">
                <text:p>-0.04312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405905">
                <text:p>-0.04059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417464">
                <text:p>-0.04174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434333">
                <text:p>-0.0434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469214">
                <text:p>-0.04692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509964">
                <text:p>-0.05099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543891">
                <text:p>-0.05438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564461">
                <text:p>-0.05644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56638">
                <text:p>-0.0566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548885">
                <text:p>-0.05488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556225">
                <text:p>-0.05562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531951">
                <text:p>-0.05319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485044">
                <text:p>-0.04850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428214">
                <text:p>-0.04282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391349">
                <text:p>-0.03913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31534">
                <text:p>-0.0315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256403">
                <text:p>-0.02564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219676">
                <text:p>-0.02196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208322">
                <text:p>-0.02083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125344">
                <text:p>-0.01253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108839">
                <text:p>-0.01088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14913">
                <text:p>-0.0149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221641">
                <text:p>-0.02216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321885">
                <text:p>-0.03218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426502">
                <text:p>-0.04265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516187">
                <text:p>-0.05161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56774">
                <text:p>-0.0567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560729">
                <text:p>-0.05607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505626">
                <text:p>-0.05056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395175">
                <text:p>-0.03951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263749">
                <text:p>-0.02637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134412">
                <text:p>-0.01344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312968">
                <text:p>-0.003129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62235">
                <text:p>0.002622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286972">
                <text:p>0.002869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246605">
                <text:p>-0.002466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113005">
                <text:p>-0.01130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188056">
                <text:p>-0.01880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333039">
                <text:p>-0.03330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456313">
                <text:p>-0.04563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533095">
                <text:p>-0.05330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55396">
                <text:p>-0.0553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52136">
                <text:p>-0.0521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433189">
                <text:p>-0.04331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306685">
                <text:p>-0.03066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166049">
                <text:p>-0.01660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377676">
                <text:p>-0.003776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54125">
                <text:p>0.00541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508484">
                <text:p>0.005084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58487">
                <text:p>0.00584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129193">
                <text:p>-0.01291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277722">
                <text:p>-0.02777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409987">
                <text:p>-0.04099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48241">
                <text:p>-0.0482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48533">
                <text:p>-0.0485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426637">
                <text:p>-0.04266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309492">
                <text:p>-0.03094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154257">
                <text:p>-0.01542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200745">
                <text:p>0.002007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66629">
                <text:p>0.01666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60587">
                <text:p>0.02605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936989">
                <text:p>0.009369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00847478">
                <text:p>-0.0008474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0657961">
                <text:p>-0.006579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1879">
                <text:p>-0.018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266178">
                <text:p>-0.02661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294745">
                <text:p>-0.02947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266028">
                <text:p>-0.02660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195264">
                <text:p>-0.01952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086312">
                <text:p>-0.00863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461506">
                <text:p>0.004615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64943">
                <text:p>0.01649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50864">
                <text:p>0.02508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50201">
                <text:p>0.02502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260715">
                <text:p>0.02607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13249">
                <text:p>0.02132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24464">
                <text:p>0.01244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216862">
                <text:p>0.002168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0792166">
                <text:p>-0.007921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304788">
                <text:p>-0.03047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432903">
                <text:p>-0.04329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460831">
                <text:p>-0.04608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400874">
                <text:p>-0.04008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297673">
                <text:p>-0.02976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0689958">
                <text:p>-0.006899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68536">
                <text:p>0.01685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376449">
                <text:p>0.03764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513907">
                <text:p>0.05139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553501">
                <text:p>0.05535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474187">
                <text:p>0.04741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42958">
                <text:p>0.01429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237132">
                <text:p>0.002371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319567">
                <text:p>-0.03195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385069">
                <text:p>-0.03850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592651">
                <text:p>-0.05926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639645">
                <text:p>-0.063964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529461">
                <text:p>-0.05294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310443">
                <text:p>-0.03104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0294972">
                <text:p>-0.002949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53307">
                <text:p>0.02533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482484">
                <text:p>0.04824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610945">
                <text:p>0.06109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612368">
                <text:p>0.06123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50492">
                <text:p>0.0504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90081">
                <text:p>0.02900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0111341">
                <text:p>-0.001113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710746">
                <text:p>-0.07107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115493">
                <text:p>-0.1154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131949">
                <text:p>-0.1319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121997">
                <text:p>-0.1219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894326">
                <text:p>-0.08943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366555">
                <text:p>-0.03665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99721">
                <text:p>0.01997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758314">
                <text:p>0.07583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1367">
                <text:p>0.113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0781">
                <text:p>0.1078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02812">
                <text:p>0.1028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710755">
                <text:p>0.07107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443846">
                <text:p>0.04438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169957">
                <text:p>-0.01699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725648">
                <text:p>-0.07256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935807">
                <text:p>-0.09358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136069">
                <text:p>-0.1360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13306">
                <text:p>-0.133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179197">
                <text:p>-0.1791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15627">
                <text:p>-0.156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132069">
                <text:p>-0.13206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806361">
                <text:p>-0.08063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426044">
                <text:p>-0.04260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362554">
                <text:p>0.03625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908633">
                <text:p>0.09086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11419">
                <text:p>0.1114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932121">
                <text:p>0.09321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225991">
                <text:p>-0.02259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123903">
                <text:p>-0.1239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191293">
                <text:p>-0.19129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214329">
                <text:p>-0.2143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191087">
                <text:p>-0.1910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156045">
                <text:p>-0.1560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103716">
                <text:p>-0.1037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601177">
                <text:p>-0.06011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0309465">
                <text:p>-0.030946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273815">
                <text:p>-0.02738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694309">
                <text:p>-0.06943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110187">
                <text:p>-0.1101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153042">
                <text:p>-0.1530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196167">
                <text:p>-0.1961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239538">
                <text:p>-0.2395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291592">
                <text:p>-0.2915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251961">
                <text:p>-0.2519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270884">
                <text:p>-0.2708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225416">
                <text:p>-0.2254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208865">
                <text:p>-0.2088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214109">
                <text:p>-0.2141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245868">
                <text:p>-0.24586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271612">
                <text:p>-0.2716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291594">
                <text:p>-0.29159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299788">
                <text:p>-0.2997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309414">
                <text:p>-0.3094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320112">
                <text:p>-0.3201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31524">
                <text:p>-0.315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29779">
                <text:p>-0.297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264374">
                <text:p>-0.2643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243162">
                <text:p>-0.2431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199231">
                <text:p>-0.1992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160375">
                <text:p>-0.1603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130445">
                <text:p>-0.1304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114113">
                <text:p>-0.1141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113742">
                <text:p>-0.11374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1228">
                <text:p>-0.122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142645">
                <text:p>-0.1426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163309">
                <text:p>-0.1633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175468">
                <text:p>-0.17546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174757">
                <text:p>-0.1747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175998">
                <text:p>-0.1759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164481">
                <text:p>-0.1644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147873">
                <text:p>-0.14787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124263">
                <text:p>-0.1242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983489">
                <text:p>-0.09834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772645">
                <text:p>-0.07726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594401">
                <text:p>-0.05944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464854">
                <text:p>-0.04648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487232">
                <text:p>-0.04872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47751">
                <text:p>-0.0477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531872">
                <text:p>-0.05318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242928">
                <text:p>-0.02429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174359">
                <text:p>-0.017435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226763">
                <text:p>-0.02267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374036">
                <text:p>-0.03740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582169">
                <text:p>-0.05821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805877">
                <text:p>-0.08058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688188">
                <text:p>-0.06881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636213">
                <text:p>-0.06362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594144">
                <text:p>-0.05941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550275">
                <text:p>-0.05502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55324">
                <text:p>-0.0553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523071">
                <text:p>-0.05230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514367">
                <text:p>-0.05143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501056">
                <text:p>-0.05010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489423">
                <text:p>-0.04894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473359">
                <text:p>-0.04733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455786">
                <text:p>-0.04557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422962">
                <text:p>-0.04229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37478">
                <text:p>-0.03747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337173">
                <text:p>-0.03371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270903">
                <text:p>-0.02709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0174588">
                <text:p>-0.017458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136095">
                <text:p>-0.013609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00290255">
                <text:p>-0.002902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622976">
                <text:p>0.0062297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136535">
                <text:p>0.013653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19528">
                <text:p>0.0195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209465">
                <text:p>0.020946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02356">
                <text:p>0.1023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965792">
                <text:p>0.09657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19428">
                <text:p>0.1194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928592">
                <text:p>0.09285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593211">
                <text:p>0.05932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20753">
                <text:p>0.01207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341483">
                <text:p>-0.03414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664867">
                <text:p>-0.06648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774168">
                <text:p>-0.07741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588285">
                <text:p>-0.05882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165615">
                <text:p>-0.01656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476041">
                <text:p>0.04760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16111">
                <text:p>0.1161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745">
                <text:p>0.17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17904">
                <text:p>0.21790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42314">
                <text:p>0.2423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44854">
                <text:p>0.2448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14166">
                <text:p>0.21416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77284">
                <text:p>0.17728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4209">
                <text:p>0.142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2024">
                <text:p>0.120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25233">
                <text:p>0.1252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37923">
                <text:p>0.13792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61578">
                <text:p>0.16157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20963">
                <text:p>0.20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245961">
                <text:p>0.2459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21769">
                <text:p>0.3217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89376">
                <text:p>0.3893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35929">
                <text:p>0.4359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53676">
                <text:p>0.45367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37815">
                <text:p>0.4378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93349">
                <text:p>0.39334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31207">
                <text:p>0.3312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56817">
                <text:p>0.2568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86745">
                <text:p>0.1867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2729">
                <text:p>0.127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903113">
                <text:p>0.09031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704586">
                <text:p>0.07045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709809">
                <text:p>0.070980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845083">
                <text:p>0.08450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06234">
                <text:p>0.1062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33085">
                <text:p>0.1330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61454">
                <text:p>0.1614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78609">
                <text:p>0.1786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80214">
                <text:p>0.1802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65288">
                <text:p>0.16528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36057">
                <text:p>0.13605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00329">
                <text:p>0.1003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606111">
                <text:p>0.06061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473561">
                <text:p>0.04735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0894">
                <text:p>0.0108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109612">
                <text:p>-0.01096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0186247">
                <text:p>-0.01862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116353">
                <text:p>-0.01163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664715">
                <text:p>0.006647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209651">
                <text:p>0.020965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525373">
                <text:p>0.052537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766393">
                <text:p>0.076639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899404">
                <text:p>0.089940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916275">
                <text:p>0.09162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799047">
                <text:p>0.07990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590263">
                <text:p>0.05902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298227">
                <text:p>0.02982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0642897">
                <text:p>0.00006428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035533">
                <text:p>-0.0355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042083">
                <text:p>-0.04208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0613701">
                <text:p>-0.06137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0632213">
                <text:p>-0.06322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0512852">
                <text:p>-0.05128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0292952">
                <text:p>-0.029295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00454019">
                <text:p>-0.004540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19951">
                <text:p>0.0199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260343">
                <text:p>0.02603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377538">
                <text:p>0.037753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40215">
                <text:p>0.04021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317632">
                <text:p>0.003176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0300549">
                <text:p>-0.030054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417202">
                <text:p>-0.041720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698748">
                <text:p>-0.06987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839102">
                <text:p>-0.083910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847463">
                <text:p>-0.08474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739091">
                <text:p>-0.073909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568418">
                <text:p>-0.056841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0375797">
                <text:p>-0.037579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0203507">
                <text:p>-0.02035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0086338">
                <text:p>-0.008633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00690769">
                <text:p>-0.0069076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0176072">
                <text:p>-0.017607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037601">
                <text:p>-0.03760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0639801">
                <text:p>-0.063980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0905208">
                <text:p>-0.09052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117476">
                <text:p>-0.11747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141846">
                <text:p>-0.14184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145955">
                <text:p>-0.1459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13372">
                <text:p>-0.1337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11214">
                <text:p>-0.112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0910984">
                <text:p>-0.091098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0819603">
                <text:p>-0.081960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0785691">
                <text:p>-0.07856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0863346">
                <text:p>-0.08633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100869">
                <text:p>-0.10086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133023">
                <text:p>-0.13302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175828">
                <text:p>-0.1758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215005">
                <text:p>-0.21500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247718">
                <text:p>-0.24771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271968">
                <text:p>-0.2719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284466">
                <text:p>-0.28446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285121">
                <text:p>-0.2851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268422">
                <text:p>-0.2684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242968">
                <text:p>-0.24296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217511">
                <text:p>-0.2175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211002">
                <text:p>-0.21100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190545">
                <text:p>-0.19054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179084">
                <text:p>-0.1790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174303">
                <text:p>-0.17430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175936">
                <text:p>-0.1759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178852">
                <text:p>-0.17885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185182">
                <text:p>-0.1851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19244">
                <text:p>-0.192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201574">
                <text:p>-0.20157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205252">
                <text:p>-0.20525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199748">
                <text:p>-0.19974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188172">
                <text:p>-0.18817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170691">
                <text:p>-0.17069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169756">
                <text:p>-0.16975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147897">
                <text:p>-0.1478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125229">
                <text:p>-0.12522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103846">
                <text:p>-0.10384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0884075">
                <text:p>-0.08840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0811059">
                <text:p>-0.081105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825332">
                <text:p>-0.082533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0887709">
                <text:p>-0.08877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100715">
                <text:p>-0.1007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122924">
                <text:p>-0.1229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14244">
                <text:p>-0.1424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156896">
                <text:p>-0.15689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163276">
                <text:p>-0.1632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160699">
                <text:p>-0.16069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151022">
                <text:p>-0.1510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129218">
                <text:p>-0.12921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104786">
                <text:p>-0.10478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0775686">
                <text:p>-0.07756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0551976">
                <text:p>-0.05519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514033">
                <text:p>-0.05140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411103">
                <text:p>-0.041110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418597">
                <text:p>-0.041859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508398">
                <text:p>-0.050839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656716">
                <text:p>-0.06567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863631">
                <text:p>-0.086363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105037">
                <text:p>-0.10503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114143">
                <text:p>-0.11414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128223">
                <text:p>-0.12822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132102">
                <text:p>-0.1321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122045">
                <text:p>-0.1220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104132">
                <text:p>-0.1041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833444">
                <text:p>-0.083344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0604366">
                <text:p>-0.06043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421564">
                <text:p>-0.04215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0319801">
                <text:p>-0.031980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322141">
                <text:p>-0.032214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0392586">
                <text:p>-0.039258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0542306">
                <text:p>-0.05423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0762262">
                <text:p>-0.076226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0977739">
                <text:p>-0.097773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115075">
                <text:p>-0.11507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124682">
                <text:p>-0.12468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118361">
                <text:p>-0.11836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113347">
                <text:p>-0.11334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101408">
                <text:p>-0.10140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085683">
                <text:p>-0.08568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692807">
                <text:p>-0.069280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552716">
                <text:p>-0.05527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530111">
                <text:p>-0.05301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464143">
                <text:p>-0.046414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484575">
                <text:p>-0.04845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576323">
                <text:p>-0.057632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719127">
                <text:p>-0.071912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863631">
                <text:p>-0.086363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980904">
                <text:p>-0.098090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104309">
                <text:p>-0.10430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106044">
                <text:p>-0.10604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99429">
                <text:p>-0.09942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906706">
                <text:p>-0.09067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708395">
                <text:p>-0.07083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628073">
                <text:p>-0.06280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403373">
                <text:p>-0.040337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244062">
                <text:p>-0.024406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159587">
                <text:p>-0.015958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153049">
                <text:p>-0.01530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230876">
                <text:p>-0.023087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323864">
                <text:p>-0.032386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531776">
                <text:p>-0.053177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72229">
                <text:p>-0.0722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87636">
                <text:p>-0.08763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959319">
                <text:p>-0.095931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964149">
                <text:p>-0.096414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882604">
                <text:p>-0.088260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78429">
                <text:p>-0.0784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0576218">
                <text:p>-0.057621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362327">
                <text:p>-0.036232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177935">
                <text:p>-0.01779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0651816">
                <text:p>-0.0065181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0308565">
                <text:p>-0.003085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071036">
                <text:p>-0.007103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184427">
                <text:p>-0.018442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331797">
                <text:p>-0.03317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441056">
                <text:p>-0.044105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658121">
                <text:p>-0.06581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799058">
                <text:p>-0.079905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857817">
                <text:p>-0.085781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821923">
                <text:p>-0.08219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682671">
                <text:p>-0.06826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502809">
                <text:p>-0.050280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294332">
                <text:p>-0.029433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099803">
                <text:p>-0.009980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0542781">
                <text:p>-0.0054278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620374">
                <text:p>0.0062037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842347">
                <text:p>0.0084234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335966">
                <text:p>0.00033596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119246">
                <text:p>-0.011924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0346696">
                <text:p>-0.034669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565702">
                <text:p>-0.056570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0683008">
                <text:p>-0.068300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844939">
                <text:p>-0.084493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0865256">
                <text:p>-0.08652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778653">
                <text:p>-0.077865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608108">
                <text:p>-0.06081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346286">
                <text:p>-0.034628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201154">
                <text:p>-0.020115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927931">
                <text:p>0.0092793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296026">
                <text:p>0.029602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384718">
                <text:p>0.038471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287105">
                <text:p>0.028710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123455">
                <text:p>0.01234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158686">
                <text:p>-0.015868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0450129">
                <text:p>-0.04501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0711641">
                <text:p>-0.071164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748863">
                <text:p>-0.07488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0839694">
                <text:p>-0.083969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0787101">
                <text:p>-0.078710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0626604">
                <text:p>-0.062660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0390046">
                <text:p>-0.039004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127532">
                <text:p>-0.01275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94969">
                <text:p>0.009496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24939">
                <text:p>0.02493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306232">
                <text:p>0.030623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243035">
                <text:p>0.024303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697885">
                <text:p>0.0069788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0158375">
                <text:p>-0.015837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273221">
                <text:p>-0.027322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532234">
                <text:p>-0.053223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704823">
                <text:p>-0.070482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0792337">
                <text:p>-0.07923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758205">
                <text:p>-0.07582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614439">
                <text:p>-0.061443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0411177">
                <text:p>-0.04111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182542">
                <text:p>-0.018254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468629">
                <text:p>0.0046862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110478">
                <text:p>0.01104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26948">
                <text:p>0.02694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315791">
                <text:p>0.031579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258255">
                <text:p>0.02582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816179">
                <text:p>0.0081617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0155496">
                <text:p>-0.01554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0273802">
                <text:p>-0.027380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533499">
                <text:p>-0.05334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0689648">
                <text:p>-0.068964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0721248">
                <text:p>-0.072124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0573279">
                <text:p>-0.057327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335071">
                <text:p>-0.033507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0035665">
                <text:p>-0.003566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207062">
                <text:p>0.020706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37273">
                <text:p>0.03727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424839">
                <text:p>0.042483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371643">
                <text:p>0.037164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210092">
                <text:p>0.021009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00223887">
                <text:p>-0.0022388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0286446">
                <text:p>-0.028644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0540705">
                <text:p>-0.05407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0595108">
                <text:p>-0.05951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0722068">
                <text:p>-0.072206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0699796">
                <text:p>-0.06997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0552597">
                <text:p>-0.055259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31543">
                <text:p>-0.0315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0574248">
                <text:p>-0.005742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185644">
                <text:p>0.018564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350198">
                <text:p>0.035019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40841">
                <text:p>0.04084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277239">
                <text:p>0.027723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917755">
                <text:p>0.0091775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00529412">
                <text:p>-0.0052941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0339014">
                <text:p>-0.033901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0420206">
                <text:p>-0.042020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063866">
                <text:p>-0.06386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0731343">
                <text:p>-0.073134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0704727">
                <text:p>-0.070472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0586178">
                <text:p>-0.058617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0438071">
                <text:p>-0.04380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32cm" svg:height="13.34cm" xlink:href=".." xlink:type="simple" chart:class="chart:scatter" chart:style-name="ch1">
        <chart:title svg:x="9.469cm" svg:y="0.402cm" chart:style-name="ch2">
          <text:p>Throttle Vs Time</text:p>
        </chart:title>
        <chart:plot-area chart:style-name="ch3" table:cell-range-address="output.F1:output.F742" svg:x="1.457cm" svg:y="1.447cm" svg:width="20.429cm" svg:height="10.646cm">
          <chartooo:coordinate-region svg:x="2.29cm" svg:y="1.646cm" svg:width="19.316cm" svg:height="10.248cm"/>
          <chart:axis chart:dimension="x" chart:name="primary-x" chart:style-name="ch4">
            <chart:title svg:x="11.27cm" svg:y="12.359cm" chart:style-name="ch5">
              <text:p>Tim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7.37cm" chart:style-name="ch8">
              <text:p>Throttle</text:p>
            </chart:title>
            <chart:grid chart:style-name="ch6" chart:class="major"/>
            <chart:grid chart:style-name="ch7" chart:class="minor"/>
          </chart:axis>
          <chart:series chart:style-name="ch9" chart:values-cell-range-address="output.F1:output.F742" chart:class="chart:scatter">
            <chart:data-point chart:repeated="7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1141">
                <text:p>0.461141</text:p>
                <draw:g>
                  <svg:desc>output.F1:output.F7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9419">
                <text:p>0.449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7438">
                <text:p>0.437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0286">
                <text:p>0.450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8241">
                <text:p>0.4582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624">
                <text:p>0.45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3914">
                <text:p>0.453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3115">
                <text:p>0.453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3979">
                <text:p>0.4539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3947">
                <text:p>0.453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9392">
                <text:p>0.4493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7803">
                <text:p>0.4378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3123">
                <text:p>0.4231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6469">
                <text:p>0.406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3371">
                <text:p>0.3933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0988">
                <text:p>0.380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0577">
                <text:p>0.370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2844">
                <text:p>0.3528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7158">
                <text:p>0.347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124">
                <text:p>0.34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5185">
                <text:p>0.3351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31427">
                <text:p>0.331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498">
                <text:p>0.324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8682">
                <text:p>0.318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679">
                <text:p>0.316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273">
                <text:p>0.312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4238">
                <text:p>0.3042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2904">
                <text:p>0.302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52">
                <text:p>0.2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1224">
                <text:p>0.291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0857">
                <text:p>0.2908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5957">
                <text:p>0.2859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82389">
                <text:p>0.2823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1274">
                <text:p>0.2812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75727">
                <text:p>0.2757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2533">
                <text:p>0.272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951">
                <text:p>0.269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6604">
                <text:p>0.2666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3783">
                <text:p>0.2637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0411">
                <text:p>0.2604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8031">
                <text:p>0.2580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5979">
                <text:p>0.255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961">
                <text:p>0.2529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0659">
                <text:p>0.2506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8047">
                <text:p>0.2480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45853">
                <text:p>0.2458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4105">
                <text:p>0.244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42241">
                <text:p>0.2422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0226">
                <text:p>0.2402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38492">
                <text:p>0.2384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37009">
                <text:p>0.2370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35387">
                <text:p>0.235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4033">
                <text:p>0.2340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2543">
                <text:p>0.2325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131">
                <text:p>0.231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0128">
                <text:p>0.230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8804">
                <text:p>0.2288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2753">
                <text:p>0.227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26309">
                <text:p>0.2263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25137">
                <text:p>0.2251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2383">
                <text:p>0.223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22634">
                <text:p>0.2226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21718">
                <text:p>0.2217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20719">
                <text:p>0.2207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9904">
                <text:p>0.2199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8993">
                <text:p>0.218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17975">
                <text:p>0.2179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17119">
                <text:p>0.2171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6287">
                <text:p>0.2162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5652">
                <text:p>0.215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14912">
                <text:p>0.2149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14198">
                <text:p>0.2141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3521">
                <text:p>0.2135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12867">
                <text:p>0.2128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2241">
                <text:p>0.212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11626">
                <text:p>0.2116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11033">
                <text:p>0.2110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10572">
                <text:p>0.2105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10055">
                <text:p>0.2100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09521">
                <text:p>0.2095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09006">
                <text:p>0.2090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08405">
                <text:p>0.2084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08049">
                <text:p>0.2080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07611">
                <text:p>0.2076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07216">
                <text:p>0.2072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0684">
                <text:p>0.206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06484">
                <text:p>0.2064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06079">
                <text:p>0.2060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05755">
                <text:p>0.2057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05411">
                <text:p>0.2054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05253">
                <text:p>0.2052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04919">
                <text:p>0.2049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04571">
                <text:p>0.2045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04225">
                <text:p>0.2042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03137">
                <text:p>0.2031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02702">
                <text:p>0.2027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02301">
                <text:p>0.2023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02947">
                <text:p>0.2029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02775">
                <text:p>0.2027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2634">
                <text:p>0.2026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02547">
                <text:p>0.2025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02492">
                <text:p>0.2024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02432">
                <text:p>0.2024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0134">
                <text:p>0.201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02189">
                <text:p>0.2021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01066">
                <text:p>0.2010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00794">
                <text:p>0.2007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01191">
                <text:p>0.2011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00282">
                <text:p>0.2002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0006">
                <text:p>0.200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00017">
                <text:p>0.2000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99694">
                <text:p>0.1996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99634">
                <text:p>0.1996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9592">
                <text:p>0.1995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99619">
                <text:p>0.1996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99647">
                <text:p>0.199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99773">
                <text:p>0.1997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99869">
                <text:p>0.1998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99846">
                <text:p>0.1998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975">
                <text:p>0.199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99592">
                <text:p>0.1995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9339">
                <text:p>0.1993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99039">
                <text:p>0.1990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98871">
                <text:p>0.1988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98608">
                <text:p>0.1986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98359">
                <text:p>0.1983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98204">
                <text:p>0.1982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98154">
                <text:p>0.1981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98198">
                <text:p>0.1981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98321">
                <text:p>0.1983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98495">
                <text:p>0.1984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98674">
                <text:p>0.1986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98809">
                <text:p>0.1988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98863">
                <text:p>0.1988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8329">
                <text:p>0.1983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98077">
                <text:p>0.1980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97866">
                <text:p>0.1978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7723">
                <text:p>0.1977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77">
                <text:p>0.19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7708">
                <text:p>0.1977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7793">
                <text:p>0.1977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791">
                <text:p>0.197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97553">
                <text:p>0.1975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97494">
                <text:p>0.1974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97386">
                <text:p>0.1973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7375">
                <text:p>0.197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97448">
                <text:p>0.1974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97593">
                <text:p>0.1975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97737">
                <text:p>0.1977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97853">
                <text:p>0.1978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97341">
                <text:p>0.1973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96903">
                <text:p>0.1969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96795">
                <text:p>0.1967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96628">
                <text:p>0.1966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96684">
                <text:p>0.1966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6935">
                <text:p>0.1969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97324">
                <text:p>0.1973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97751">
                <text:p>0.1977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98134">
                <text:p>0.1981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9832">
                <text:p>0.198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98252">
                <text:p>0.1982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7964">
                <text:p>0.1979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97557">
                <text:p>0.1975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97079">
                <text:p>0.1970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96851">
                <text:p>0.1968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95709">
                <text:p>0.1957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95302">
                <text:p>0.1953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95379">
                <text:p>0.1953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95784">
                <text:p>0.1957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96629">
                <text:p>0.1966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97565">
                <text:p>0.1975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97497">
                <text:p>0.1974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97627">
                <text:p>0.1976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97826">
                <text:p>0.1978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98003">
                <text:p>0.1980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98181">
                <text:p>0.1981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98269">
                <text:p>0.1982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98216">
                <text:p>0.1982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98029">
                <text:p>0.1980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97769">
                <text:p>0.1977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95814">
                <text:p>0.1958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95151">
                <text:p>0.1951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95117">
                <text:p>0.1951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957">
                <text:p>0.19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96468">
                <text:p>0.1964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97777">
                <text:p>0.1977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97148">
                <text:p>0.1971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9852">
                <text:p>0.198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99541">
                <text:p>0.1995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00367">
                <text:p>0.2003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0052">
                <text:p>0.200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00097">
                <text:p>0.2000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9228">
                <text:p>0.1992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816">
                <text:p>0.198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7218">
                <text:p>0.1972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6199">
                <text:p>0.1961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549">
                <text:p>0.195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5544">
                <text:p>0.1955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6293">
                <text:p>0.1962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7706">
                <text:p>0.1977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99134">
                <text:p>0.1991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0533">
                <text:p>0.2005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2409">
                <text:p>0.2024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3336">
                <text:p>0.2033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3375">
                <text:p>0.203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25">
                <text:p>0.20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0965">
                <text:p>0.2009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98759">
                <text:p>0.1987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96949">
                <text:p>0.1969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95714">
                <text:p>0.1957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95212">
                <text:p>0.1952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95435">
                <text:p>0.1954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96239">
                <text:p>0.1962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97442">
                <text:p>0.1974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98773">
                <text:p>0.1987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99394">
                <text:p>0.1993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00556">
                <text:p>0.2005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00805">
                <text:p>0.2008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00562">
                <text:p>0.2005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99978">
                <text:p>0.1999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99003">
                <text:p>0.1990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97851">
                <text:p>0.1978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9677">
                <text:p>0.196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96055">
                <text:p>0.1960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95731">
                <text:p>0.1957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9584">
                <text:p>0.195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96175">
                <text:p>0.1961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96533">
                <text:p>0.1965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97202">
                <text:p>0.1972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97801">
                <text:p>0.1978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97592">
                <text:p>0.1975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97569">
                <text:p>0.1975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97513">
                <text:p>0.1975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97371">
                <text:p>0.1973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97199">
                <text:p>0.1971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96998">
                <text:p>0.1969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96802">
                <text:p>0.1968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96652">
                <text:p>0.1966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96541">
                <text:p>0.1965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96495">
                <text:p>0.1964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96503">
                <text:p>0.1965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96583">
                <text:p>0.1965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96574">
                <text:p>0.1965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96616">
                <text:p>0.1966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96687">
                <text:p>0.1966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96732">
                <text:p>0.1967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96837">
                <text:p>0.1968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96915">
                <text:p>0.1969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96953">
                <text:p>0.1969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96937">
                <text:p>0.1969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97303">
                <text:p>0.1973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97299">
                <text:p>0.1972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9717">
                <text:p>0.197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96962">
                <text:p>0.1969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9671">
                <text:p>0.1967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96473">
                <text:p>0.1964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96283">
                <text:p>0.1962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96185">
                <text:p>0.1961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96209">
                <text:p>0.1962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96316">
                <text:p>0.1963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96521">
                <text:p>0.1965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96752">
                <text:p>0.1967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96762">
                <text:p>0.1967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96991">
                <text:p>0.1969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97117">
                <text:p>0.1971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97127">
                <text:p>0.1971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97022">
                <text:p>0.1970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96856">
                <text:p>0.1968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96699">
                <text:p>0.1966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96474">
                <text:p>0.1964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96297">
                <text:p>0.1962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96212">
                <text:p>0.1962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96213">
                <text:p>0.1962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9628">
                <text:p>0.196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96416">
                <text:p>0.1964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96594">
                <text:p>0.1965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96786">
                <text:p>0.1967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96956">
                <text:p>0.1969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97071">
                <text:p>0.1970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97064">
                <text:p>0.1970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97044">
                <text:p>0.1970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96903">
                <text:p>0.1969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9717">
                <text:p>0.197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96701">
                <text:p>0.1967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96678">
                <text:p>0.1966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96736">
                <text:p>0.1967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96802">
                <text:p>0.1968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9686">
                <text:p>0.196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96929">
                <text:p>0.1969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97019">
                <text:p>0.1970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97107">
                <text:p>0.1971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97178">
                <text:p>0.1971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96859">
                <text:p>0.1968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96939">
                <text:p>0.1969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97007">
                <text:p>0.1970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97094">
                <text:p>0.1970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97159">
                <text:p>0.1971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97204">
                <text:p>0.1972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97217">
                <text:p>0.1972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97207">
                <text:p>0.1972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97191">
                <text:p>0.1971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97183">
                <text:p>0.1971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97191">
                <text:p>0.1971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97215">
                <text:p>0.1972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97235">
                <text:p>0.1972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97262">
                <text:p>0.19726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9728">
                <text:p>0.197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9729">
                <text:p>0.197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97297">
                <text:p>0.1972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97303">
                <text:p>0.1973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97494">
                <text:p>0.1974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9761">
                <text:p>0.197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97632">
                <text:p>0.1976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9758">
                <text:p>0.197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975">
                <text:p>0.19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9739">
                <text:p>0.197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97348">
                <text:p>0.1973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97378">
                <text:p>0.1973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97454">
                <text:p>0.1974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97525">
                <text:p>0.1975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9755">
                <text:p>0.197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97267">
                <text:p>0.1972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97379">
                <text:p>0.1973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97593">
                <text:p>0.1975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97646">
                <text:p>0.1976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97737">
                <text:p>0.1977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97698">
                <text:p>0.1976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97569">
                <text:p>0.1975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9746">
                <text:p>0.197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97448">
                <text:p>0.1974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97567">
                <text:p>0.1975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97777">
                <text:p>0.1977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97983">
                <text:p>0.19798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98081">
                <text:p>0.19808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98028">
                <text:p>0.1980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97818">
                <text:p>0.1978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9747">
                <text:p>0.197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98139">
                <text:p>0.1981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98542">
                <text:p>0.1985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98374">
                <text:p>0.1983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97884">
                <text:p>0.1978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97333">
                <text:p>0.197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9713">
                <text:p>0.197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9758">
                <text:p>0.197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98708">
                <text:p>0.1987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99933">
                <text:p>0.1999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00294">
                <text:p>0.2002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00466">
                <text:p>0.2004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99979">
                <text:p>0.1999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03428">
                <text:p>0.2034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98206">
                <text:p>0.1982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93262">
                <text:p>0.1932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94583">
                <text:p>0.1945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92962">
                <text:p>0.1929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92579">
                <text:p>0.1925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95214">
                <text:p>0.1952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94022">
                <text:p>0.1940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93355">
                <text:p>0.1933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94173">
                <text:p>0.1941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95763">
                <text:p>0.1957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00299">
                <text:p>0.2002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04773">
                <text:p>0.2047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07632">
                <text:p>0.2076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076">
                <text:p>0.20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92427">
                <text:p>0.1924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85044">
                <text:p>0.1850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76051">
                <text:p>0.1760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68605">
                <text:p>0.1686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69042">
                <text:p>0.1690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7454">
                <text:p>0.174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85703">
                <text:p>0.1857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95813">
                <text:p>0.1958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047">
                <text:p>0.20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10748">
                <text:p>0.2107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01907">
                <text:p>0.2019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97501">
                <text:p>0.1975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92721">
                <text:p>0.1927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88545">
                <text:p>0.1885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8577">
                <text:p>0.185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63925">
                <text:p>0.1639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213805">
                <text:p>-0.2138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85771">
                <text:p>0.1857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36854">
                <text:p>0.2368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44033">
                <text:p>0.2440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43989">
                <text:p>0.2439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31074">
                <text:p>0.2310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27272">
                <text:p>0.2272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24894">
                <text:p>0.22489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27702">
                <text:p>0.2277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22666">
                <text:p>0.2226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22504">
                <text:p>0.2225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22169">
                <text:p>0.2221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26542">
                <text:p>0.22654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27851">
                <text:p>0.22785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28362">
                <text:p>0.2283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22993">
                <text:p>0.229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27727">
                <text:p>0.2277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31293">
                <text:p>0.2312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30233">
                <text:p>0.2302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25296">
                <text:p>0.2252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22568">
                <text:p>0.2225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21978">
                <text:p>0.2219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16464">
                <text:p>0.2164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17386">
                <text:p>0.2173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16002">
                <text:p>0.2160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12118">
                <text:p>0.2121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1442">
                <text:p>0.214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11477">
                <text:p>0.2114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11886">
                <text:p>0.21188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14615">
                <text:p>0.2146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11878">
                <text:p>0.2118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11499">
                <text:p>0.21149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13608">
                <text:p>0.2136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10254">
                <text:p>0.2102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09361">
                <text:p>0.2093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08392">
                <text:p>0.2083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0967">
                <text:p>0.209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09312">
                <text:p>0.2093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10653">
                <text:p>0.2106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07143">
                <text:p>0.2071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0576">
                <text:p>0.2057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06734">
                <text:p>0.2067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06579">
                <text:p>0.2065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04255">
                <text:p>0.2042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04042">
                <text:p>0.2040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05902">
                <text:p>0.2059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03423">
                <text:p>0.2034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05052">
                <text:p>0.2050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02644">
                <text:p>0.2026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204246">
                <text:p>0.2042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03822">
                <text:p>0.2038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0336">
                <text:p>0.203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20113">
                <text:p>0.201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00787">
                <text:p>0.20078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00489">
                <text:p>0.2004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01827">
                <text:p>0.2018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01407">
                <text:p>0.2014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00897">
                <text:p>0.2008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99402">
                <text:p>0.1994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99012">
                <text:p>0.1990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98652">
                <text:p>0.1986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98882">
                <text:p>0.19888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98069">
                <text:p>0.1980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99353">
                <text:p>0.19935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97186">
                <text:p>0.1971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94869">
                <text:p>0.1948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93192">
                <text:p>0.1931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93165">
                <text:p>0.19316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95384">
                <text:p>0.19538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9918">
                <text:p>0.199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203152">
                <text:p>0.2031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05657">
                <text:p>0.2056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05902">
                <text:p>0.2059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203178">
                <text:p>0.2031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9777">
                <text:p>0.1977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91643">
                <text:p>0.1916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86689">
                <text:p>0.1866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83679">
                <text:p>0.1836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83126">
                <text:p>0.18312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75107">
                <text:p>0.17510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79393">
                <text:p>0.17939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87941">
                <text:p>0.1879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98517">
                <text:p>0.1985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207465">
                <text:p>0.2074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07981">
                <text:p>0.20798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209172">
                <text:p>0.2091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208775">
                <text:p>0.2087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203398">
                <text:p>0.20339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200413">
                <text:p>0.2004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91871">
                <text:p>0.1918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85513">
                <text:p>0.1855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81824">
                <text:p>0.1818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82989">
                <text:p>0.1829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88375">
                <text:p>0.1883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94694">
                <text:p>0.1946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01685">
                <text:p>0.20168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08033">
                <text:p>0.2080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12887">
                <text:p>0.21288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16346">
                <text:p>0.2163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15336">
                <text:p>0.2153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14092">
                <text:p>0.2140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211276">
                <text:p>0.2112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08546">
                <text:p>0.2085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05692">
                <text:p>0.2056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202822">
                <text:p>0.2028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0019">
                <text:p>0.200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989">
                <text:p>0.19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98383">
                <text:p>0.19838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98429">
                <text:p>0.1984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98851">
                <text:p>0.1988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99379">
                <text:p>0.1993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99827">
                <text:p>0.1998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9984">
                <text:p>0.199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200097">
                <text:p>0.2000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00041">
                <text:p>0.2000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99738">
                <text:p>0.19973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99104">
                <text:p>0.1991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98464">
                <text:p>0.1984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98029">
                <text:p>0.19802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97609">
                <text:p>0.19760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97486">
                <text:p>0.19748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97521">
                <text:p>0.19752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97596">
                <text:p>0.1975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97614">
                <text:p>0.1976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97524">
                <text:p>0.1975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97314">
                <text:p>0.1973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97048">
                <text:p>0.1970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97172">
                <text:p>0.19717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96961">
                <text:p>0.19696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9664">
                <text:p>0.1966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9637">
                <text:p>0.1963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96265">
                <text:p>0.19626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96426">
                <text:p>0.19642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96826">
                <text:p>0.19682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97434">
                <text:p>0.19743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97786">
                <text:p>0.1977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983">
                <text:p>0.198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98575">
                <text:p>0.19857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96915">
                <text:p>0.1969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96065">
                <text:p>0.19606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95466">
                <text:p>0.1954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94481">
                <text:p>0.1944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93773">
                <text:p>0.19377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93556">
                <text:p>0.1935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93973">
                <text:p>0.19397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94885">
                <text:p>0.19488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96127">
                <text:p>0.1961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97456">
                <text:p>0.1974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98772">
                <text:p>0.19877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99447">
                <text:p>0.19944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99339">
                <text:p>0.19933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98435">
                <text:p>0.19843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96989">
                <text:p>0.1969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95469">
                <text:p>0.1954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90947">
                <text:p>0.19094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88307">
                <text:p>0.18830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87278">
                <text:p>0.1872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88531">
                <text:p>0.18853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9196">
                <text:p>0.1919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96067">
                <text:p>0.19606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9841">
                <text:p>0.198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0086">
                <text:p>0.2008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202381">
                <text:p>0.20238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02481">
                <text:p>0.20248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200289">
                <text:p>0.20028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95047">
                <text:p>0.19504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91291">
                <text:p>0.1912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88993">
                <text:p>0.18899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88579">
                <text:p>0.1885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89278">
                <text:p>0.18927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91556">
                <text:p>0.19155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94343">
                <text:p>0.19434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99386">
                <text:p>0.19938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203867">
                <text:p>0.2038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208166">
                <text:p>0.20816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209128">
                <text:p>0.2091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07806">
                <text:p>0.20780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207098">
                <text:p>0.2070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05956">
                <text:p>0.2059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204437">
                <text:p>0.20443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202867">
                <text:p>0.20286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200246">
                <text:p>0.20024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99109">
                <text:p>0.19910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98976">
                <text:p>0.1989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99469">
                <text:p>0.1994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200398">
                <text:p>0.20039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99256">
                <text:p>0.19925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200244">
                <text:p>0.2002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20147">
                <text:p>0.2014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02611">
                <text:p>0.2026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03324">
                <text:p>0.2033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203475">
                <text:p>0.2034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02921">
                <text:p>0.20292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202723">
                <text:p>0.20272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201272">
                <text:p>0.20127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99163">
                <text:p>0.1991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97529">
                <text:p>0.19752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96377">
                <text:p>0.19637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95788">
                <text:p>0.19578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95851">
                <text:p>0.19585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95965">
                <text:p>0.19596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96947">
                <text:p>0.19694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98112">
                <text:p>0.19811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99471">
                <text:p>0.19947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200338">
                <text:p>0.20033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00527">
                <text:p>0.20052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200832">
                <text:p>0.2008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200576">
                <text:p>0.20057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99858">
                <text:p>0.19985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9883">
                <text:p>0.1988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9746">
                <text:p>0.197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96355">
                <text:p>0.19635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95617">
                <text:p>0.1956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94895">
                <text:p>0.1948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94688">
                <text:p>0.1946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95175">
                <text:p>0.1951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95887">
                <text:p>0.19588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97021">
                <text:p>0.19702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98371">
                <text:p>0.19837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99451">
                <text:p>0.19945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200062">
                <text:p>0.20006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200022">
                <text:p>0.20002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99582">
                <text:p>0.19958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9867">
                <text:p>0.1986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97367">
                <text:p>0.1973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96178">
                <text:p>0.19617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95291">
                <text:p>0.19529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94837">
                <text:p>0.19483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95136">
                <text:p>0.19513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95539">
                <text:p>0.19553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96266">
                <text:p>0.19626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97147">
                <text:p>0.19714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98021">
                <text:p>0.19802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98726">
                <text:p>0.1987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98868">
                <text:p>0.1988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99071">
                <text:p>0.19907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98827">
                <text:p>0.19882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98227">
                <text:p>0.19822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97398">
                <text:p>0.19739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96638">
                <text:p>0.19663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96068">
                <text:p>0.19606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95803">
                <text:p>0.19580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95716">
                <text:p>0.1957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9592">
                <text:p>0.1959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96233">
                <text:p>0.1962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96908">
                <text:p>0.19690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97229">
                <text:p>0.19722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97964">
                <text:p>0.1979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98521">
                <text:p>0.19852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98753">
                <text:p>0.19875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98675">
                <text:p>0.1986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98258">
                <text:p>0.19825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97785">
                <text:p>0.19778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96948">
                <text:p>0.19694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96281">
                <text:p>0.19628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95774">
                <text:p>0.19577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95525">
                <text:p>0.1955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9553">
                <text:p>0.1955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95784">
                <text:p>0.1957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961">
                <text:p>0.19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96683">
                <text:p>0.19668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9729">
                <text:p>0.1972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978">
                <text:p>0.19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98022">
                <text:p>0.19802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9805">
                <text:p>0.198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97862">
                <text:p>0.19786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97462">
                <text:p>0.19746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97008">
                <text:p>0.19700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96611">
                <text:p>0.19661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96104">
                <text:p>0.19610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95806">
                <text:p>0.19580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95698">
                <text:p>0.1956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95792">
                <text:p>0.19579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96091">
                <text:p>0.1960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96461">
                <text:p>0.19646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96905">
                <text:p>0.19690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97328">
                <text:p>0.19732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97464">
                <text:p>0.1974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97682">
                <text:p>0.19768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97735">
                <text:p>0.19773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9749">
                <text:p>0.1974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97134">
                <text:p>0.19713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96622">
                <text:p>0.19662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96178">
                <text:p>0.19617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95985">
                <text:p>0.19598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95804">
                <text:p>0.19580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95798">
                <text:p>0.1957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95927">
                <text:p>0.19592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96165">
                <text:p>0.19616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96567">
                <text:p>0.19656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96864">
                <text:p>0.1968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97355">
                <text:p>0.19735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97752">
                <text:p>0.1977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9794">
                <text:p>0.1979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97759">
                <text:p>0.19775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97402">
                <text:p>0.19740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96835">
                <text:p>0.19683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96395">
                <text:p>0.19639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9599">
                <text:p>0.1959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95912">
                <text:p>0.1959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95866">
                <text:p>0.19586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95981">
                <text:p>0.19598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96239">
                <text:p>0.19623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96569">
                <text:p>0.19656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97012">
                <text:p>0.1970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97399">
                <text:p>0.19739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97684">
                <text:p>0.1976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97783">
                <text:p>0.19778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9764">
                <text:p>0.1976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97294">
                <text:p>0.19729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96892">
                <text:p>0.19689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96666">
                <text:p>0.19666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96335">
                <text:p>0.19633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96145">
                <text:p>0.19614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96119">
                <text:p>0.1961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96182">
                <text:p>0.19618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96349">
                <text:p>0.19634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9658">
                <text:p>0.1965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96857">
                <text:p>0.19685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9717">
                <text:p>0.1971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973">
                <text:p>0.197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97516">
                <text:p>0.1975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97577">
                <text:p>0.19757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97484">
                <text:p>0.19748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97141">
                <text:p>0.19714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96851">
                <text:p>0.19685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96687">
                <text:p>0.19668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9647">
                <text:p>0.1964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96359">
                <text:p>0.19635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96348">
                <text:p>0.19634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96252">
                <text:p>0.1962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96562">
                <text:p>0.19656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96999">
                <text:p>0.19699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97369">
                <text:p>0.19736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97656">
                <text:p>0.19765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97756">
                <text:p>0.19775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97668">
                <text:p>0.19766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97395">
                <text:p>0.19739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97052">
                <text:p>0.19705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96702">
                <text:p>0.19670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96414">
                <text:p>0.19641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96336">
                <text:p>0.19633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9626">
                <text:p>0.1962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96302">
                <text:p>0.19630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9646">
                <text:p>0.1964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96723">
                <text:p>0.19672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97034">
                <text:p>0.19703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97373">
                <text:p>0.19737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9762">
                <text:p>0.1976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97712">
                <text:p>0.1977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97388">
                <text:p>0.19738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97134">
                <text:p>0.19713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96923">
                <text:p>0.19692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96632">
                <text:p>0.1966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96525">
                <text:p>0.1965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96367">
                <text:p>0.19636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96311">
                <text:p>0.19631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96346">
                <text:p>0.19634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96449">
                <text:p>0.19644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96601">
                <text:p>0.1966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33cm" svg:height="13.27cm" xlink:href=".." xlink:type="simple" chart:class="chart:scatter" chart:style-name="ch1">
        <chart:title svg:x="9.442cm" svg:y="0.401cm" chart:style-name="ch2">
          <text:p>Velocity Vs Time</text:p>
        </chart:title>
        <chart:plot-area chart:style-name="ch3" table:cell-range-address="output.H1:output.H742" svg:x="1.457cm" svg:y="1.445cm" svg:width="20.43cm" svg:height="10.579cm">
          <chartooo:coordinate-region svg:x="2.078cm" svg:y="1.644cm" svg:width="19.529cm" svg:height="9.733cm"/>
          <chart:axis chart:dimension="x" chart:name="primary-x" chart:style-name="ch4">
            <chart:title svg:x="11.271cm" svg:y="12.289cm" chart:style-name="ch5">
              <text:p>Tim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7.347cm" chart:style-name="ch8">
              <text:p>Velocity</text:p>
            </chart:title>
            <chart:grid chart:style-name="ch6" chart:class="major"/>
            <chart:grid chart:style-name="ch7" chart:class="minor"/>
          </chart:axis>
          <chart:series chart:style-name="ch9" chart:values-cell-range-address="output.H1:output.H742" chart:class="chart:scatter">
            <chart:data-point chart:repeated="7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02">
                <text:p>0.75102</text:p>
                <draw:g>
                  <svg:desc>output.H1:output.H7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4351">
                <text:p>6.4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3432">
                <text:p>7.93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1091">
                <text:p>2.91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2223">
                <text:p>1.22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1202">
                <text:p>1.71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0127">
                <text:p>2.40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0679">
                <text:p>3.20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879">
                <text:p>3.88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6807">
                <text:p>5.06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3072">
                <text:p>6.230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2817">
                <text:p>7.52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79327">
                <text:p>8.793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533">
                <text:p>10.15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2957">
                <text:p>11.2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041">
                <text:p>12.50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6407">
                <text:p>13.64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8563">
                <text:p>15.85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6245">
                <text:p>16.6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4471">
                <text:p>17.44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2904">
                <text:p>18.2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8166">
                <text:p>18.8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7065">
                <text:p>19.70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5722">
                <text:p>20.57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8249">
                <text:p>20.82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3764">
                <text:p>21.37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5363">
                <text:p>22.53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7146">
                <text:p>22.7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7693">
                <text:p>23.7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3135">
                <text:p>24.31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.3642">
                <text:p>24.36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.0383">
                <text:p>25.03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5311">
                <text:p>25.53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6885">
                <text:p>25.68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.4538">
                <text:p>26.45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.8973">
                <text:p>26.89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3163">
                <text:p>27.3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.718">
                <text:p>27.7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.101">
                <text:p>28.1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.5612">
                <text:p>28.56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.8866">
                <text:p>28.88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.1695">
                <text:p>29.1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.5864">
                <text:p>29.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.9056">
                <text:p>29.90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.2659">
                <text:p>30.26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.572">
                <text:p>30.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.814">
                <text:p>30.8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.0716">
                <text:p>31.0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.5877">
                <text:p>31.58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.789">
                <text:p>31.7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.0093">
                <text:p>32.00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.1941">
                <text:p>32.1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.3975">
                <text:p>32.39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.5713">
                <text:p>32.57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.7342">
                <text:p>32.73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.9162">
                <text:p>32.91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.0917">
                <text:p>33.09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.2601">
                <text:p>33.26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.4217">
                <text:p>33.42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.6008">
                <text:p>33.60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.7665">
                <text:p>33.76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.8915">
                <text:p>33.89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.029">
                <text:p>34.0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.1424">
                <text:p>34.14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.2685">
                <text:p>34.26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.4078">
                <text:p>34.40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.5252">
                <text:p>34.52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.6373">
                <text:p>34.63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7258">
                <text:p>34.72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.8283">
                <text:p>34.82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.9272">
                <text:p>34.92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.0196">
                <text:p>35.0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.1096">
                <text:p>35.10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.1958">
                <text:p>35.19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.2808">
                <text:p>35.28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.3628">
                <text:p>35.36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.4277">
                <text:p>35.42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.4987">
                <text:p>35.49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.5723">
                <text:p>35.57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.6432">
                <text:p>35.64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.7114">
                <text:p>35.71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.7563">
                <text:p>35.75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8155">
                <text:p>35.81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8726">
                <text:p>35.87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.9303">
                <text:p>35.93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.9877">
                <text:p>35.98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.0506">
                <text:p>36.0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.1024">
                <text:p>36.10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.1521">
                <text:p>36.15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.1775">
                <text:p>36.17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.2225">
                <text:p>36.22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.2656">
                <text:p>36.26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.3055">
                <text:p>36.30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.4397">
                <text:p>36.43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.4935">
                <text:p>36.49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.5356">
                <text:p>36.53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.4414">
                <text:p>36.44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.4674">
                <text:p>36.46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.496">
                <text:p>36.4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.525">
                <text:p>36.5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.5546">
                <text:p>36.55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.5849">
                <text:p>36.58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.7497">
                <text:p>36.74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.6397">
                <text:p>36.63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.7897">
                <text:p>36.78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.8115">
                <text:p>36.81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.7337">
                <text:p>36.73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.8347">
                <text:p>36.83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.8409">
                <text:p>36.84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.8287">
                <text:p>36.82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.8623">
                <text:p>36.86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.8702">
                <text:p>36.87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.8872">
                <text:p>36.88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.9068">
                <text:p>36.90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.9183">
                <text:p>36.91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.9354">
                <text:p>36.93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.951">
                <text:p>36.9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.9667">
                <text:p>36.9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9844">
                <text:p>36.98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9976">
                <text:p>36.99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.0122">
                <text:p>37.01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.0259">
                <text:p>37.02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0353">
                <text:p>37.03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0465">
                <text:p>37.04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0571">
                <text:p>37.05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.0664">
                <text:p>37.06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.0747">
                <text:p>37.07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.0815">
                <text:p>37.08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.0894">
                <text:p>37.08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.0977">
                <text:p>37.09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.1066">
                <text:p>37.10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.1157">
                <text:p>37.11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.1253">
                <text:p>37.12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.135">
                <text:p>37.1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.1457">
                <text:p>37.14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1535">
                <text:p>37.15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1605">
                <text:p>37.16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.1653">
                <text:p>37.16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.1712">
                <text:p>37.17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.177">
                <text:p>37.1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.1823">
                <text:p>37.18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.1878">
                <text:p>37.18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.1922">
                <text:p>37.19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.1963">
                <text:p>37.19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.2004">
                <text:p>37.20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.2041">
                <text:p>37.20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.2084">
                <text:p>37.20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.2119">
                <text:p>37.21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.2166">
                <text:p>37.21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.2213">
                <text:p>37.22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.2262">
                <text:p>37.22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.2281">
                <text:p>37.22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.2288">
                <text:p>37.22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.2298">
                <text:p>37.22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.2303">
                <text:p>37.23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.2314">
                <text:p>37.23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.2335">
                <text:p>37.23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.2375">
                <text:p>37.23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.2431">
                <text:p>37.24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.2487">
                <text:p>37.24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.2546">
                <text:p>37.25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.2593">
                <text:p>37.25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.263">
                <text:p>37.2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.2652">
                <text:p>37.26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.2653">
                <text:p>37.26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.2647">
                <text:p>37.26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.2592">
                <text:p>37.25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.2542">
                <text:p>37.25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.2493">
                <text:p>37.24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.2481">
                <text:p>37.24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.2499">
                <text:p>37.24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.2539">
                <text:p>37.25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.2565">
                <text:p>37.25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.2593">
                <text:p>37.25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.2628">
                <text:p>37.26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.2673">
                <text:p>37.26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.2721">
                <text:p>37.27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.2769">
                <text:p>37.27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.2805">
                <text:p>37.28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.2833">
                <text:p>37.28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.2842">
                <text:p>37.28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.2773">
                <text:p>37.27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.2694">
                <text:p>37.26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.2637">
                <text:p>37.26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2599">
                <text:p>37.25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2601">
                <text:p>37.26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2643">
                <text:p>37.26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2647">
                <text:p>37.26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.2706">
                <text:p>37.27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.2802">
                <text:p>37.28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.2908">
                <text:p>37.29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.3022">
                <text:p>37.30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.3104">
                <text:p>37.31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.3126">
                <text:p>37.31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.3109">
                <text:p>37.31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.3075">
                <text:p>37.30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.2974">
                <text:p>37.29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.2887">
                <text:p>37.28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.2798">
                <text:p>37.27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.2763">
                <text:p>37.27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.2809">
                <text:p>37.28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7.2905">
                <text:p>37.29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7.3029">
                <text:p>37.30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7.3205">
                <text:p>37.32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7.3407">
                <text:p>37.34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.3595">
                <text:p>37.35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7.3761">
                <text:p>37.37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7.3852">
                <text:p>37.38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7.3852">
                <text:p>37.38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7.3768">
                <text:p>37.37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7.3639">
                <text:p>37.36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7.3542">
                <text:p>37.35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7.3479">
                <text:p>37.34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.3485">
                <text:p>37.34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7.3504">
                <text:p>37.35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7.3578">
                <text:p>37.35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.3663">
                <text:p>37.36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.3759">
                <text:p>37.37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7.392">
                <text:p>37.3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.4048">
                <text:p>37.40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.414">
                <text:p>37.4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.4183">
                <text:p>37.41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7.4163">
                <text:p>37.41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.4111">
                <text:p>37.41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.4032">
                <text:p>37.40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7.3973">
                <text:p>37.39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7.3929">
                <text:p>37.39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7.3903">
                <text:p>37.39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7.3894">
                <text:p>37.38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7.3917">
                <text:p>37.39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.3948">
                <text:p>37.39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.3963">
                <text:p>37.39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.3977">
                <text:p>37.39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.3987">
                <text:p>37.39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.3992">
                <text:p>37.39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.3988">
                <text:p>37.39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.3979">
                <text:p>37.39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7.3962">
                <text:p>37.39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7.3942">
                <text:p>37.39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7.3921">
                <text:p>37.39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.3898">
                <text:p>37.38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.3876">
                <text:p>37.38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7.3857">
                <text:p>37.38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.3842">
                <text:p>37.38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7.3827">
                <text:p>37.38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7.3817">
                <text:p>37.38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7.3808">
                <text:p>37.38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7.3803">
                <text:p>37.38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7.38">
                <text:p>37.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7.3798">
                <text:p>37.37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.3794">
                <text:p>37.37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.3802">
                <text:p>37.38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7.3809">
                <text:p>37.380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.381">
                <text:p>37.3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.3799">
                <text:p>37.37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7.378">
                <text:p>37.3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.3747">
                <text:p>37.37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7.3705">
                <text:p>37.37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7.3672">
                <text:p>37.36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7.3637">
                <text:p>37.36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.3617">
                <text:p>37.36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.3606">
                <text:p>37.36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.3603">
                <text:p>37.36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7.3599">
                <text:p>37.35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7.36">
                <text:p>37.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.3604">
                <text:p>37.36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.3608">
                <text:p>37.36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7.3609">
                <text:p>37.36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7.3601">
                <text:p>37.36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7.3588">
                <text:p>37.35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.3565">
                <text:p>37.35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7.3533">
                <text:p>37.35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7.3503">
                <text:p>37.35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7.3475">
                <text:p>37.34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.3455">
                <text:p>37.34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.3443">
                <text:p>37.34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.3438">
                <text:p>37.34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.3437">
                <text:p>37.34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.344">
                <text:p>37.3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.3444">
                <text:p>37.34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.315">
                <text:p>37.3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7.2679">
                <text:p>37.26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.3248">
                <text:p>37.32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7.3251">
                <text:p>37.32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7.3167">
                <text:p>37.31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7.3088">
                <text:p>37.30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7.3041">
                <text:p>37.30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7.3001">
                <text:p>37.30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.2963">
                <text:p>37.29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7.2928">
                <text:p>37.29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.2892">
                <text:p>37.28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.286">
                <text:p>37.2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.2827">
                <text:p>37.28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7.2794">
                <text:p>37.27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.2759">
                <text:p>37.27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.2731">
                <text:p>37.27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.2699">
                <text:p>37.26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.2672">
                <text:p>37.26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.2651">
                <text:p>37.26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7.2632">
                <text:p>37.26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.2611">
                <text:p>37.26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.2593">
                <text:p>37.25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.2572">
                <text:p>37.25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7.2554">
                <text:p>37.25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.2531">
                <text:p>37.25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7.2511">
                <text:p>37.25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7.2492">
                <text:p>37.24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7.2477">
                <text:p>37.24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.2462">
                <text:p>37.24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.2445">
                <text:p>37.24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.2424">
                <text:p>37.24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.2404">
                <text:p>37.24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.2391">
                <text:p>37.23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.2384">
                <text:p>37.23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.2383">
                <text:p>37.23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.2382">
                <text:p>37.23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.2374">
                <text:p>37.23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.2356">
                <text:p>37.23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.2331">
                <text:p>37.23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7.2306">
                <text:p>37.23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7.2293">
                <text:p>37.22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7.2288">
                <text:p>37.22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7.2275">
                <text:p>37.22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7.2264">
                <text:p>37.22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.2239">
                <text:p>37.22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.2226">
                <text:p>37.22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7.2209">
                <text:p>37.22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7.2205">
                <text:p>37.22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.221">
                <text:p>37.2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7.2215">
                <text:p>37.22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.2211">
                <text:p>37.22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.2198">
                <text:p>37.21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.2184">
                <text:p>37.21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.2178">
                <text:p>37.21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.2187">
                <text:p>37.21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.2201">
                <text:p>37.22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.2208">
                <text:p>37.22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7.2183">
                <text:p>37.21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.2106">
                <text:p>37.21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.2044">
                <text:p>37.20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.2015">
                <text:p>37.20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7.2027">
                <text:p>37.20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7.2051">
                <text:p>37.20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7.2062">
                <text:p>37.20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.204">
                <text:p>37.2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.2015">
                <text:p>37.20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.2006">
                <text:p>37.20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.1708">
                <text:p>37.17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.5879">
                <text:p>36.58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.0624">
                <text:p>37.06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.4914">
                <text:p>37.49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.1711">
                <text:p>37.17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.1861">
                <text:p>37.18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.2147">
                <text:p>37.21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7.1768">
                <text:p>37.17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7.1704">
                <text:p>37.17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.1539">
                <text:p>37.15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7.147">
                <text:p>37.1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.1408">
                <text:p>37.14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.1399">
                <text:p>37.13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.1416">
                <text:p>37.14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.1528">
                <text:p>37.15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.1754">
                <text:p>37.17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.2099">
                <text:p>37.20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.2461">
                <text:p>37.24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.2197">
                <text:p>37.21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.1558">
                <text:p>37.15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.0745">
                <text:p>37.07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9765">
                <text:p>36.97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.8928">
                <text:p>36.89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.8422">
                <text:p>36.84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6.8238">
                <text:p>36.82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.8363">
                <text:p>36.83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.8749">
                <text:p>36.87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6.9157">
                <text:p>36.91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.9344">
                <text:p>36.93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.9308">
                <text:p>36.93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.8999">
                <text:p>36.89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6.8567">
                <text:p>36.85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.7612">
                <text:p>36.76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6.1143">
                <text:p>36.11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1.5418">
                <text:p>31.54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1.4252">
                <text:p>31.42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1.6424">
                <text:p>31.64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2.3827">
                <text:p>32.38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2.6009">
                <text:p>32.60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2.7579">
                <text:p>32.75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2.4411">
                <text:p>32.44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3.0641">
                <text:p>33.06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3.211">
                <text:p>33.2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3.356">
                <text:p>33.3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3.0313">
                <text:p>33.03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3.2138">
                <text:p>33.21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3.3641">
                <text:p>33.364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3.5458">
                <text:p>33.54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4.1351">
                <text:p>34.13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3.8661">
                <text:p>33.86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4.0356">
                <text:p>34.03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4.572">
                <text:p>34.5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4.7222">
                <text:p>34.72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4.459">
                <text:p>34.45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4.947">
                <text:p>34.9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4.6628">
                <text:p>34.66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.7641">
                <text:p>34.76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.2245">
                <text:p>35.22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4.9345">
                <text:p>34.93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.3772">
                <text:p>35.37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.4623">
                <text:p>35.46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.1777">
                <text:p>35.17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.6076">
                <text:p>35.60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.6951">
                <text:p>35.69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.4221">
                <text:p>35.42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.8301">
                <text:p>35.83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.9061">
                <text:p>35.90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.9726">
                <text:p>35.97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6.0347">
                <text:p>36.034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6.093">
                <text:p>36.09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.841">
                <text:p>35.84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6.2132">
                <text:p>36.21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6.2719">
                <text:p>36.27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6.0187">
                <text:p>36.01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6.0658">
                <text:p>36.06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6.4085">
                <text:p>36.408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6.4537">
                <text:p>36.45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6.2057">
                <text:p>36.20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6.5281">
                <text:p>36.52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6.2915">
                <text:p>36.29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6.6005">
                <text:p>36.60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6.3627">
                <text:p>36.362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6.3967">
                <text:p>36.39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6.4367">
                <text:p>36.43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6.7218">
                <text:p>36.72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6.7477">
                <text:p>36.74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.7675">
                <text:p>36.76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6.5657">
                <text:p>36.56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6.5988">
                <text:p>36.59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6.638">
                <text:p>36.6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6.82">
                <text:p>36.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6.8354">
                <text:p>36.835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6.8479">
                <text:p>36.847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6.7405">
                <text:p>36.74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6.7627">
                <text:p>36.76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6.8704">
                <text:p>36.87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6.8702">
                <text:p>36.870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6.8675">
                <text:p>36.86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6.8634">
                <text:p>36.86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6.8661">
                <text:p>36.86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6.8611">
                <text:p>36.86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6.8581">
                <text:p>36.85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6.8563">
                <text:p>36.85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6.8598">
                <text:p>36.85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6.8705">
                <text:p>36.87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6.8986">
                <text:p>36.898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6.9311">
                <text:p>36.93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6.9693">
                <text:p>36.96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6.9872">
                <text:p>36.98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6.9884">
                <text:p>36.98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6.9605">
                <text:p>36.96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6.9073">
                <text:p>36.90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6.8488">
                <text:p>36.84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6.7935">
                <text:p>36.79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6.7361">
                <text:p>36.736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6.6942">
                <text:p>36.69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6.6876">
                <text:p>36.68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6.7031">
                <text:p>36.703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6.7441">
                <text:p>36.74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6.7831">
                <text:p>36.78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6.8201">
                <text:p>36.82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6.8558">
                <text:p>36.85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6.8616">
                <text:p>36.86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6.8496">
                <text:p>36.84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6.7736">
                <text:p>36.77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6.6966">
                <text:p>36.69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6.5941">
                <text:p>36.59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6.5379">
                <text:p>36.537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6.5138">
                <text:p>36.51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6.5258">
                <text:p>36.52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6.572">
                <text:p>36.5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6.6229">
                <text:p>36.62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6.6964">
                <text:p>36.69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6.7752">
                <text:p>36.775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6.8592">
                <text:p>36.859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.9154">
                <text:p>36.91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6.9651">
                <text:p>36.96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7.0097">
                <text:p>37.00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7.0357">
                <text:p>37.03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7.0524">
                <text:p>37.05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.0605">
                <text:p>37.06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7.0677">
                <text:p>37.06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7.0753">
                <text:p>37.07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7.0872">
                <text:p>37.08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7.1028">
                <text:p>37.10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7.1142">
                <text:p>37.11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7.1311">
                <text:p>37.13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7.1455">
                <text:p>37.14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7.1586">
                <text:p>37.15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7.1723">
                <text:p>37.17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7.1852">
                <text:p>37.18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7.1957">
                <text:p>37.195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7.2048">
                <text:p>37.20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7.2099">
                <text:p>37.20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7.2115">
                <text:p>37.21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7.2114">
                <text:p>37.211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7.2125">
                <text:p>37.21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7.2152">
                <text:p>37.215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7.2198">
                <text:p>37.219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7.2242">
                <text:p>37.22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7.2275">
                <text:p>37.22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7.2291">
                <text:p>37.22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7.2294">
                <text:p>37.229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7.23">
                <text:p>37.2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7.2289">
                <text:p>37.22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7.2283">
                <text:p>37.228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7.2286">
                <text:p>37.228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7.2296">
                <text:p>37.22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7.2311">
                <text:p>37.23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7.2335">
                <text:p>37.233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7.2375">
                <text:p>37.237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7.2427">
                <text:p>37.24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7.249">
                <text:p>37.24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7.2501">
                <text:p>37.25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7.2468">
                <text:p>37.24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7.2418">
                <text:p>37.241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7.2323">
                <text:p>37.23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7.2215">
                <text:p>37.22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7.2132">
                <text:p>37.213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7.2077">
                <text:p>37.20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7.2054">
                <text:p>37.205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7.2074">
                <text:p>37.20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7.2127">
                <text:p>37.212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7.2215">
                <text:p>37.22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7.2315">
                <text:p>37.23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7.2404">
                <text:p>37.24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7.2442">
                <text:p>37.244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7.2427">
                <text:p>37.242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7.2335">
                <text:p>37.233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7.2089">
                <text:p>37.208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7.1729">
                <text:p>37.17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7.1393">
                <text:p>37.13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7.1206">
                <text:p>37.12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7.1092">
                <text:p>37.109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7.1134">
                <text:p>37.11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7.1234">
                <text:p>37.123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7.1369">
                <text:p>37.136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7.1556">
                <text:p>37.155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7.1693">
                <text:p>37.169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7.1718">
                <text:p>37.171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7.1496">
                <text:p>37.149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7.1104">
                <text:p>37.110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7.0717">
                <text:p>37.07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7.0294">
                <text:p>37.029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6.9842">
                <text:p>36.984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6.9644">
                <text:p>36.96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6.961">
                <text:p>36.9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6.9721">
                <text:p>36.972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6.9979">
                <text:p>36.997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7.03">
                <text:p>37.0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7.0689">
                <text:p>37.068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7.1008">
                <text:p>37.100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7.1351">
                <text:p>37.135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7.1671">
                <text:p>37.16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7.1916">
                <text:p>37.19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7.2112">
                <text:p>37.21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7.2277">
                <text:p>37.227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7.2338">
                <text:p>37.233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7.2372">
                <text:p>37.237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7.2442">
                <text:p>37.244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7.2543">
                <text:p>37.254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7.2673">
                <text:p>37.267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7.2751">
                <text:p>37.275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.2927">
                <text:p>37.292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7.313">
                <text:p>37.3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7.3324">
                <text:p>37.33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7.3545">
                <text:p>37.354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7.3749">
                <text:p>37.374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7.3951">
                <text:p>37.395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7.4145">
                <text:p>37.414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7.4248">
                <text:p>37.42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7.4255">
                <text:p>37.42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7.4177">
                <text:p>37.417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7.4094">
                <text:p>37.409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7.4006">
                <text:p>37.40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7.3936">
                <text:p>37.393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7.3913">
                <text:p>37.39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7.3923">
                <text:p>37.392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7.3966">
                <text:p>37.396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7.4026">
                <text:p>37.40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7.414">
                <text:p>37.4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7.4235">
                <text:p>37.42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7.4344">
                <text:p>37.434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7.4444">
                <text:p>37.444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7.4517">
                <text:p>37.45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7.454">
                <text:p>37.45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7.4502">
                <text:p>37.45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7.4412">
                <text:p>37.44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7.4338">
                <text:p>37.433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7.4181">
                <text:p>37.418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7.4099">
                <text:p>37.409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7.4046">
                <text:p>37.404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7.4018">
                <text:p>37.40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7.4033">
                <text:p>37.40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7.4077">
                <text:p>37.407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7.4161">
                <text:p>37.41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7.4229">
                <text:p>37.422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7.4306">
                <text:p>37.43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7.4378">
                <text:p>37.437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7.4398">
                <text:p>37.439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7.4346">
                <text:p>37.434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7.4269">
                <text:p>37.42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7.4175">
                <text:p>37.41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7.4076">
                <text:p>37.40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7.4001">
                <text:p>37.400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7.3948">
                <text:p>37.394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7.3931">
                <text:p>37.393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7.3945">
                <text:p>37.394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7.3981">
                <text:p>37.398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7.4038">
                <text:p>37.403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7.4114">
                <text:p>37.41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7.4176">
                <text:p>37.417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7.4217">
                <text:p>37.42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7.424">
                <text:p>37.42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7.422">
                <text:p>37.42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7.4176">
                <text:p>37.417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7.411">
                <text:p>37.4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7.4043">
                <text:p>37.404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7.3988">
                <text:p>37.398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7.3942">
                <text:p>37.394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7.3924">
                <text:p>37.392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7.3933">
                <text:p>37.39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7.3942">
                <text:p>37.394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7.3974">
                <text:p>37.397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7.4016">
                <text:p>37.40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7.4067">
                <text:p>37.40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7.4106">
                <text:p>37.410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7.4138">
                <text:p>37.41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7.4142">
                <text:p>37.414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7.4102">
                <text:p>37.410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7.4046">
                <text:p>37.404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7.3979">
                <text:p>37.39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7.3905">
                <text:p>37.39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7.3849">
                <text:p>37.384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7.381">
                <text:p>37.38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7.3787">
                <text:p>37.378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7.3792">
                <text:p>37.379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7.3806">
                <text:p>37.380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7.3833">
                <text:p>37.383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7.3859">
                <text:p>37.385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7.3886">
                <text:p>37.388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7.3905">
                <text:p>37.390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7.3913">
                <text:p>37.39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7.3899">
                <text:p>37.389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7.3871">
                <text:p>37.38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7.3812">
                <text:p>37.381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7.3744">
                <text:p>37.374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7.368">
                <text:p>37.36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7.3645">
                <text:p>37.364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7.3624">
                <text:p>37.362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7.3618">
                <text:p>37.361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7.3622">
                <text:p>37.36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7.3635">
                <text:p>37.363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7.3651">
                <text:p>37.365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7.3673">
                <text:p>37.36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7.3698">
                <text:p>37.36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7.371">
                <text:p>37.37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7.3709">
                <text:p>37.370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7.3685">
                <text:p>37.368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7.363">
                <text:p>37.3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7.3576">
                <text:p>37.357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7.3519">
                <text:p>37.351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7.3477">
                <text:p>37.347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7.3447">
                <text:p>37.344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7.343">
                <text:p>37.34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7.343">
                <text:p>37.34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7.3432">
                <text:p>37.343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7.3439">
                <text:p>37.343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7.3457">
                <text:p>37.345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7.3485">
                <text:p>37.348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7.3515">
                <text:p>37.351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7.3528">
                <text:p>37.352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7.3502">
                <text:p>37.350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7.3466">
                <text:p>37.346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7.339">
                <text:p>37.3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7.3345">
                <text:p>37.33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7.3299">
                <text:p>37.329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7.3272">
                <text:p>37.327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7.3263">
                <text:p>37.32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7.3266">
                <text:p>37.326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7.3274">
                <text:p>37.327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7.3287">
                <text:p>37.328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7.331">
                <text:p>37.33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7.3338">
                <text:p>37.333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7.3362">
                <text:p>37.336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7.3374">
                <text:p>37.337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7.3363">
                <text:p>37.336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7.3347">
                <text:p>37.334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7.3306">
                <text:p>37.330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7.3259">
                <text:p>37.325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7.322">
                <text:p>37.3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7.32">
                <text:p>37.3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7.3196">
                <text:p>37.319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7.3198">
                <text:p>37.319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7.3204">
                <text:p>37.320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7.3211">
                <text:p>37.32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7.3223">
                <text:p>37.322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7.3235">
                <text:p>37.32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7.3257">
                <text:p>37.325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7.3278">
                <text:p>37.327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7.3289">
                <text:p>37.328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7.328">
                <text:p>37.32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7.3259">
                <text:p>37.325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7.3222">
                <text:p>37.322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7.3187">
                <text:p>37.31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7.3163">
                <text:p>37.316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7.3153">
                <text:p>37.315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7.3153">
                <text:p>37.31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7.3158">
                <text:p>37.315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7.3167">
                <text:p>37.31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7.318">
                <text:p>37.31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7.3204">
                <text:p>37.320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7.3227">
                <text:p>37.322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7.3247">
                <text:p>37.324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7.3249">
                <text:p>37.324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7.3234">
                <text:p>37.323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7.3188">
                <text:p>37.318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7.3156">
                <text:p>37.315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7.3124">
                <text:p>37.31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7.3106">
                <text:p>37.310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7.3105">
                <text:p>37.31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7.3112">
                <text:p>37.31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7.3121">
                <text:p>37.31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7.3131">
                <text:p>37.313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7.3147">
                <text:p>37.314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7.3173">
                <text:p>37.317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7.3194">
                <text:p>37.319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7.3205">
                <text:p>37.320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7.3207">
                <text:p>37.320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7.3183">
                <text:p>37.318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7.3163">
                <text:p>37.316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7.3127">
                <text:p>37.312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.3099">
                <text:p>37.309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.3081">
                <text:p>37.30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